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8"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start" style:justify-single-word="false"/>
    </style:style>
    <style:style style:name="P15" style:family="paragraph" style:parent-style-name="Text_20_body">
      <style:text-properties fo:font-style="italic" style:font-style-asian="italic" style:font-style-complex="italic"/>
    </style:style>
    <style:style style:name="P16" style:family="paragraph" style:parent-style-name="Código">
      <style:text-properties fo:color="#3f7f7f" style:font-name="Monospace" fo:font-size="10pt" style:font-name-asian="Monospace" style:font-size-asian="10pt" style:font-name-complex="Monospace" style:font-size-complex="10pt"/>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8080"/>
    </style:style>
    <style:style style:name="P20" style:family="paragraph" style:parent-style-name="Código">
      <style:text-properties fo:color="#008080" style:font-name="Monospace" fo:font-size="10pt" style:font-name-asian="Monospace" style:font-size-asian="10pt" style:font-name-complex="Monospace" style:font-size-complex="10pt"/>
    </style:style>
    <style:style style:name="P21" style:family="paragraph" style:parent-style-name="Código">
      <style:text-properties fo:color="#0000e1" style:font-name="Monospace" fo:font-size="10pt" style:font-name-asian="Monospace" style:font-size-asian="10pt" style:font-name-complex="Monospace" style:font-size-complex="10pt"/>
    </style:style>
    <style:style style:name="P2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3f5fbf"/>
    </style:style>
    <style:style style:name="P25" style:family="paragraph" style:parent-style-name="Código">
      <style:text-properties fo:color="#2a00ff"/>
    </style:style>
    <style:style style:name="P26" style:family="paragraph" style:parent-style-name="Código">
      <style:paragraph-properties fo:text-align="start" style:justify-single-word="false"/>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9"/>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2"/>
    <style:style style:name="P74" style:family="paragraph" style:parent-style-name="Text_20_body" style:list-style-name="L12"/>
    <style:style style:name="P75" style:family="paragraph" style:parent-style-name="Text_20_body" style:list-style-name="L12"/>
    <style:style style:name="P76" style:family="paragraph" style:parent-style-name="Text_20_body" style:list-style-name="L12"/>
    <style:style style:name="P77" style:family="paragraph" style:parent-style-name="Text_20_body" style:list-style-name="L12"/>
    <style:style style:name="P78" style:family="paragraph" style:parent-style-name="Text_20_body" style:list-style-name="L12"/>
    <style:style style:name="P79" style:family="paragraph" style:parent-style-name="Text_20_body" style:list-style-name="L12"/>
    <style:style style:name="P80" style:family="paragraph" style:parent-style-name="Text_20_body" style:list-style-name="L12"/>
    <style:style style:name="P81" style:family="paragraph" style:parent-style-name="Text_20_body" style:list-style-name="L12"/>
    <style:style style:name="P82" style:family="paragraph" style:parent-style-name="Text_20_body" style:list-style-name="L12"/>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4"/>
    <style:style style:name="P86" style:family="paragraph" style:parent-style-name="Text_20_body" style:list-style-name="L14"/>
    <style:style style:name="P87" style:family="paragraph" style:parent-style-name="Text_20_body" style:list-style-name="L15"/>
    <style:style style:name="P88" style:family="paragraph" style:parent-style-name="Text_20_body" style:list-style-name="L15"/>
    <style:style style:name="P89" style:family="paragraph" style:parent-style-name="Text_20_body" style:list-style-name="L15"/>
    <style:style style:name="P90" style:family="paragraph" style:parent-style-name="Text_20_body" style:list-style-name="L15"/>
    <style:style style:name="P91" style:family="paragraph" style:parent-style-name="Text_20_body" style:list-style-name="L15"/>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6"/>
    <style:style style:name="P101" style:family="paragraph" style:parent-style-name="Text_20_body" style:list-style-name="L16"/>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6"/>
    <style:style style:name="P106" style:family="paragraph" style:parent-style-name="Text_20_body" style:list-style-name="L16"/>
    <style:style style:name="P107" style:family="paragraph" style:parent-style-name="Text_20_body" style:list-style-name="L16"/>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style style:name="P111" style:family="paragraph" style:parent-style-name="Text_20_body" style:list-style-name="L17"/>
    <style:style style:name="P112" style:family="paragraph" style:parent-style-name="Text_20_body" style:list-style-name="L17"/>
    <style:style style:name="P113" style:family="paragraph" style:parent-style-name="Text_20_body" style:list-style-name="L17"/>
    <style:style style:name="P114" style:family="paragraph" style:parent-style-name="Text_20_body" style:list-style-name="L18"/>
    <style:style style:name="P115" style:family="paragraph" style:parent-style-name="Text_20_body" style:list-style-name="L18"/>
    <style:style style:name="P116" style:family="paragraph" style:parent-style-name="Text_20_body" style:list-style-name="L18"/>
    <style:style style:name="P117" style:family="paragraph" style:parent-style-name="Text_20_body" style:list-style-name="L18"/>
    <style:style style:name="P118" style:family="paragraph" style:parent-style-name="Text_20_body" style:list-style-name="L18"/>
    <style:style style:name="P119" style:family="paragraph" style:parent-style-name="Text_20_body" style:list-style-name="L18"/>
    <style:style style:name="P120" style:family="paragraph" style:parent-style-name="Text_20_body" style:list-style-name="L18"/>
    <style:style style:name="P121" style:family="paragraph" style:parent-style-name="Text_20_body" style:list-style-name="L19"/>
    <style:style style:name="P122" style:family="paragraph" style:parent-style-name="Text_20_body" style:list-style-name="L19"/>
    <style:style style:name="P123" style:family="paragraph" style:parent-style-name="Text_20_body" style:list-style-name="L19"/>
    <style:style style:name="P124" style:family="paragraph" style:parent-style-name="Text_20_body" style:list-style-name="L20"/>
    <style:style style:name="P125" style:family="paragraph" style:parent-style-name="Text_20_body" style:list-style-name="L20"/>
    <style:style style:name="P126" style:family="paragraph" style:parent-style-name="Text_20_body" style:list-style-name="L20"/>
    <style:style style:name="P127" style:family="paragraph" style:parent-style-name="Text_20_body" style:list-style-name="L20"/>
    <style:style style:name="P128" style:family="paragraph" style:parent-style-name="Text_20_body" style:list-style-name="L20"/>
    <style:style style:name="P129" style:family="paragraph" style:parent-style-name="Text_20_body" style:list-style-name="L20"/>
    <style:style style:name="P130" style:family="paragraph" style:parent-style-name="Text_20_body" style:list-style-name="L20"/>
    <style:style style:name="P131" style:family="paragraph" style:parent-style-name="Text_20_body" style:list-style-name="L20"/>
    <style:style style:name="P132" style:family="paragraph" style:parent-style-name="Text_20_body" style:list-style-name="L20"/>
    <style:style style:name="P133" style:family="paragraph" style:parent-style-name="Text_20_body" style:list-style-name="L21"/>
    <style:style style:name="P134" style:family="paragraph" style:parent-style-name="Text_20_body" style:list-style-name="L21"/>
    <style:style style:name="P135" style:family="paragraph" style:parent-style-name="Text_20_body" style:list-style-name="L21"/>
    <style:style style:name="P136" style:family="paragraph" style:parent-style-name="Text_20_body" style:list-style-name="L22"/>
    <style:style style:name="P137" style:family="paragraph" style:parent-style-name="Text_20_body" style:list-style-name="L22"/>
    <style:style style:name="P138" style:family="paragraph" style:parent-style-name="Text_20_body" style:list-style-name="L22"/>
    <style:style style:name="P139" style:family="paragraph" style:parent-style-name="Text_20_body" style:list-style-name="L22"/>
    <style:style style:name="P140" style:family="paragraph" style:parent-style-name="Text_20_body" style:list-style-name="L22"/>
    <style:style style:name="P141" style:family="paragraph" style:parent-style-name="Text_20_body" style:list-style-name="L23"/>
    <style:style style:name="P142" style:family="paragraph" style:parent-style-name="Text_20_body" style:list-style-name="L23"/>
    <style:style style:name="P143" style:family="paragraph" style:parent-style-name="Text_20_body" style:list-style-name="L24"/>
    <style:style style:name="P144" style:family="paragraph" style:parent-style-name="Text_20_body" style:list-style-name="L24"/>
    <style:style style:name="P145" style:family="paragraph" style:parent-style-name="Text_20_body" style:list-style-name="L24"/>
    <style:style style:name="P146" style:family="paragraph" style:parent-style-name="Text_20_body" style:list-style-name="L24"/>
    <style:style style:name="P147" style:family="paragraph" style:parent-style-name="Text_20_body" style:list-style-name="L24"/>
    <style:style style:name="P148" style:family="paragraph" style:parent-style-name="Text_20_body" style:list-style-name="L25"/>
    <style:style style:name="P149" style:family="paragraph" style:parent-style-name="Text_20_body" style:list-style-name="L25"/>
    <style:style style:name="P150" style:family="paragraph" style:parent-style-name="Text_20_body" style:list-style-name="L25"/>
    <style:style style:name="P151" style:family="paragraph" style:parent-style-name="Text_20_body" style:list-style-name="L25"/>
    <style:style style:name="P152" style:family="paragraph" style:parent-style-name="Text_20_body" style:list-style-name="L26"/>
    <style:style style:name="P153" style:family="paragraph" style:parent-style-name="Text_20_body" style:list-style-name="L26"/>
    <style:style style:name="P154" style:family="paragraph" style:parent-style-name="Text_20_body" style:list-style-name="L26"/>
    <style:style style:name="P155" style:family="paragraph" style:parent-style-name="Text_20_body" style:list-style-name="L26"/>
    <style:style style:name="P156" style:family="paragraph" style:parent-style-name="Text_20_body" style:list-style-name="L27"/>
    <style:style style:name="P157" style:family="paragraph" style:parent-style-name="Text_20_body" style:list-style-name="L27"/>
    <style:style style:name="P158" style:family="paragraph" style:parent-style-name="Text_20_body" style:list-style-name="L27"/>
    <style:style style:name="P159" style:family="paragraph" style:parent-style-name="Text_20_body" style:list-style-name="L28"/>
    <style:style style:name="P160" style:family="paragraph" style:parent-style-name="Text_20_body" style:list-style-name="L28"/>
    <style:style style:name="P161" style:family="paragraph" style:parent-style-name="Text_20_body" style:list-style-name="L28"/>
    <style:style style:name="P162" style:family="paragraph" style:parent-style-name="Text_20_body" style:list-style-name="L29"/>
    <style:style style:name="P163" style:family="paragraph" style:parent-style-name="Text_20_body" style:list-style-name="L29"/>
    <style:style style:name="P164" style:family="paragraph" style:parent-style-name="Text_20_body" style:list-style-name="L29"/>
    <style:style style:name="P165" style:family="paragraph" style:parent-style-name="Text_20_body" style:list-style-name="L29"/>
    <style:style style:name="P166" style:family="paragraph" style:parent-style-name="Text_20_body" style:list-style-name="L29"/>
    <style:style style:name="P167" style:family="paragraph" style:parent-style-name="Text_20_body" style:list-style-name="L29"/>
    <style:style style:name="P168" style:family="paragraph" style:parent-style-name="Text_20_body" style:list-style-name="L29"/>
    <style:style style:name="P169" style:family="paragraph" style:parent-style-name="Text_20_body" style:list-style-name="L29"/>
    <style:style style:name="P170" style:family="paragraph" style:parent-style-name="Text_20_body" style:list-style-name="L29"/>
    <style:style style:name="P171" style:family="paragraph" style:parent-style-name="Text_20_body" style:list-style-name="L30"/>
    <style:style style:name="P172" style:family="paragraph" style:parent-style-name="Text_20_body" style:list-style-name="L30"/>
    <style:style style:name="P173" style:family="paragraph" style:parent-style-name="Text_20_body" style:list-style-name="L30"/>
    <style:style style:name="P174" style:family="paragraph" style:parent-style-name="Text_20_body" style:list-style-name="L30"/>
    <style:style style:name="P175" style:family="paragraph" style:parent-style-name="Text_20_body" style:list-style-name="L30"/>
    <style:style style:name="P176" style:family="paragraph" style:parent-style-name="Text_20_body" style:list-style-name="L30"/>
    <style:style style:name="P177" style:family="paragraph" style:parent-style-name="Text_20_body" style:list-style-name="L31"/>
    <style:style style:name="P178" style:family="paragraph" style:parent-style-name="Text_20_body" style:list-style-name="L31"/>
    <style:style style:name="P179" style:family="paragraph" style:parent-style-name="Text_20_body" style:list-style-name="L31"/>
    <style:style style:name="P180" style:family="paragraph" style:parent-style-name="Text_20_body" style:list-style-name="L31"/>
    <style:style style:name="P181" style:family="paragraph" style:parent-style-name="Text_20_body" style:list-style-name="L31"/>
    <style:style style:name="P182" style:family="paragraph" style:parent-style-name="Text_20_body" style:list-style-name="L31"/>
    <style:style style:name="P183" style:family="paragraph" style:parent-style-name="Text_20_body" style:list-style-name="L31"/>
    <style:style style:name="P184" style:family="paragraph" style:parent-style-name="Text_20_body" style:list-style-name="L31"/>
    <style:style style:name="P185" style:family="paragraph" style:parent-style-name="Text_20_body" style:list-style-name="L31"/>
    <style:style style:name="P186" style:family="paragraph" style:parent-style-name="Text_20_body" style:list-style-name="L31"/>
    <style:style style:name="P187" style:family="paragraph" style:parent-style-name="Text_20_body" style:list-style-name="L31"/>
    <style:style style:name="P188" style:family="paragraph" style:parent-style-name="Text_20_body" style:list-style-name="L32"/>
    <style:style style:name="P189" style:family="paragraph" style:parent-style-name="Text_20_body" style:list-style-name="L32"/>
    <style:style style:name="P190" style:family="paragraph" style:parent-style-name="Text_20_body" style:list-style-name="L32"/>
    <style:style style:name="P191" style:family="paragraph" style:parent-style-name="Text_20_body" style:list-style-name="L32"/>
    <style:style style:name="P192" style:family="paragraph" style:parent-style-name="Text_20_body" style:list-style-name="L32"/>
    <style:style style:name="P193" style:family="paragraph" style:parent-style-name="Text_20_body" style:list-style-name="L32"/>
    <style:style style:name="P194" style:family="paragraph" style:parent-style-name="Text_20_body" style:list-style-name="L32"/>
    <style:style style:name="P195" style:family="paragraph" style:parent-style-name="Text_20_body" style:list-style-name="L33"/>
    <style:style style:name="P196" style:family="paragraph" style:parent-style-name="Text_20_body" style:list-style-name="L33"/>
    <style:style style:name="P197" style:family="paragraph" style:parent-style-name="Text_20_body" style:list-style-name="L33"/>
    <style:style style:name="P198" style:family="paragraph" style:parent-style-name="Text_20_body" style:list-style-name="L33"/>
    <style:style style:name="P199" style:family="paragraph" style:parent-style-name="Text_20_body" style:list-style-name="L33"/>
    <style:style style:name="P200" style:family="paragraph" style:parent-style-name="Text_20_body" style:list-style-name="L33"/>
    <style:style style:name="P201" style:family="paragraph" style:parent-style-name="Text_20_body" style:list-style-name="L33"/>
    <style:style style:name="P202" style:family="paragraph" style:parent-style-name="Text_20_body" style:list-style-name="L33"/>
    <style:style style:name="P203" style:family="paragraph" style:parent-style-name="Text_20_body" style:list-style-name="L33"/>
    <style:style style:name="P204" style:family="paragraph" style:parent-style-name="Text_20_body" style:list-style-name="L33"/>
    <style:style style:name="P205" style:family="paragraph" style:parent-style-name="Text_20_body" style:list-style-name="L33"/>
    <style:style style:name="P206" style:family="paragraph" style:parent-style-name="Text_20_body" style:list-style-name="L33"/>
    <style:style style:name="P207" style:family="paragraph" style:parent-style-name="Text_20_body" style:list-style-name="L33"/>
    <style:style style:name="P208" style:family="paragraph" style:parent-style-name="Text_20_body" style:list-style-name="L33"/>
    <style:style style:name="P209" style:family="paragraph" style:parent-style-name="Text_20_body" style:list-style-name="L33"/>
    <style:style style:name="P210" style:family="paragraph" style:parent-style-name="Text_20_body" style:list-style-name="L33"/>
    <style:style style:name="P211" style:family="paragraph" style:parent-style-name="Text_20_body" style:list-style-name="L33"/>
    <style:style style:name="P212" style:family="paragraph" style:parent-style-name="Text_20_body" style:list-style-name="L34"/>
    <style:style style:name="P213" style:family="paragraph" style:parent-style-name="Text_20_body" style:list-style-name="L34"/>
    <style:style style:name="P214" style:family="paragraph" style:parent-style-name="Text_20_body" style:list-style-name="L34"/>
    <style:style style:name="P215" style:family="paragraph" style:parent-style-name="Text_20_body" style:list-style-name="L34"/>
    <style:style style:name="P216" style:family="paragraph" style:parent-style-name="Text_20_body" style:list-style-name="L34"/>
    <style:style style:name="P217" style:family="paragraph" style:parent-style-name="Text_20_body" style:list-style-name="L34"/>
    <style:style style:name="P218" style:family="paragraph" style:parent-style-name="Text_20_body" style:list-style-name="L34"/>
    <style:style style:name="P219" style:family="paragraph" style:parent-style-name="Text_20_body" style:list-style-name="L34"/>
    <style:style style:name="P220" style:family="paragraph" style:parent-style-name="Text_20_body" style:list-style-name="L35"/>
    <style:style style:name="P221" style:family="paragraph" style:parent-style-name="Text_20_body" style:list-style-name="L35"/>
    <style:style style:name="P222" style:family="paragraph" style:parent-style-name="Text_20_body" style:list-style-name="L35"/>
    <style:style style:name="P223" style:family="paragraph" style:parent-style-name="Text_20_body" style:list-style-name="L35"/>
    <style:style style:name="P224" style:family="paragraph" style:parent-style-name="Text_20_body" style:list-style-name="L35"/>
    <style:style style:name="P225" style:family="paragraph" style:parent-style-name="Text_20_body" style:list-style-name="L35"/>
    <style:style style:name="P226" style:family="paragraph" style:parent-style-name="Text_20_body" style:list-style-name="L35"/>
    <style:style style:name="P227" style:family="paragraph" style:parent-style-name="Text_20_body" style:list-style-name="L35"/>
    <style:style style:name="P228" style:family="paragraph" style:parent-style-name="Text_20_body" style:list-style-name="L35"/>
    <style:style style:name="P229" style:family="paragraph" style:parent-style-name="Text_20_body" style:list-style-name="L36"/>
    <style:style style:name="P230" style:family="paragraph" style:parent-style-name="Text_20_body" style:list-style-name="L36"/>
    <style:style style:name="P231" style:family="paragraph" style:parent-style-name="Text_20_body" style:list-style-name="L36"/>
    <style:style style:name="P232" style:family="paragraph" style:parent-style-name="Text_20_body" style:list-style-name="L36"/>
    <style:style style:name="P233" style:family="paragraph" style:parent-style-name="Text_20_body" style:list-style-name="L36"/>
    <style:style style:name="P234" style:family="paragraph" style:parent-style-name="Text_20_body" style:list-style-name="L37"/>
    <style:style style:name="P235" style:family="paragraph" style:parent-style-name="Text_20_body" style:list-style-name="L37"/>
    <style:style style:name="P236" style:family="paragraph" style:parent-style-name="Text_20_body" style:list-style-name="L37"/>
    <style:style style:name="P237" style:family="paragraph" style:parent-style-name="Text_20_body" style:list-style-name="L37"/>
    <style:style style:name="P238" style:family="paragraph" style:parent-style-name="Text_20_body" style:list-style-name="L37"/>
    <style:style style:name="P239" style:family="paragraph" style:parent-style-name="Text_20_body" style:list-style-name="L37"/>
    <style:style style:name="P240" style:family="paragraph" style:parent-style-name="Text_20_body" style:list-style-name="L38"/>
    <style:style style:name="P241" style:family="paragraph" style:parent-style-name="Text_20_body" style:list-style-name="L39"/>
    <style:style style:name="P242" style:family="paragraph" style:parent-style-name="Text_20_body" style:list-style-name="L39"/>
    <style:style style:name="P243" style:family="paragraph" style:parent-style-name="Text_20_body" style:list-style-name="L40"/>
    <style:style style:name="P244" style:family="paragraph" style:parent-style-name="Text_20_body" style:list-style-name="L40"/>
    <style:style style:name="P245" style:family="paragraph" style:parent-style-name="Text_20_body" style:list-style-name="L40"/>
    <style:style style:name="P246" style:family="paragraph" style:parent-style-name="Text_20_body" style:list-style-name="L40"/>
    <style:style style:name="P247" style:family="paragraph" style:parent-style-name="Text_20_body" style:list-style-name="L41"/>
    <style:style style:name="P248" style:family="paragraph" style:parent-style-name="Text_20_body" style:list-style-name="L41"/>
    <style:style style:name="P249" style:family="paragraph" style:parent-style-name="Text_20_body" style:list-style-name="L41"/>
    <style:style style:name="P250" style:family="paragraph" style:parent-style-name="Text_20_body" style:list-style-name="L41"/>
    <style:style style:name="P251" style:family="paragraph" style:parent-style-name="Text_20_body" style:list-style-name="L42"/>
    <style:style style:name="P252" style:family="paragraph" style:parent-style-name="Text_20_body" style:list-style-name="L42"/>
    <style:style style:name="P253" style:family="paragraph" style:parent-style-name="Text_20_body" style:list-style-name="L43"/>
    <style:style style:name="P254" style:family="paragraph" style:parent-style-name="Text_20_body" style:list-style-name="L43"/>
    <style:style style:name="P255" style:family="paragraph" style:parent-style-name="Text_20_body" style:list-style-name="L43"/>
    <style:style style:name="P256" style:family="paragraph" style:parent-style-name="Text_20_body" style:list-style-name="L45"/>
    <style:style style:name="P257" style:family="paragraph" style:parent-style-name="Text_20_body" style:list-style-name="L45"/>
    <style:style style:name="P258" style:family="paragraph" style:parent-style-name="Text_20_body" style:list-style-name="L46"/>
    <style:style style:name="P259" style:family="paragraph" style:parent-style-name="Text_20_body" style:list-style-name="L46"/>
    <style:style style:name="P260" style:family="paragraph" style:parent-style-name="Text_20_body" style:list-style-name="L46"/>
    <style:style style:name="P261" style:family="paragraph" style:parent-style-name="Text_20_body" style:list-style-name="L47"/>
    <style:style style:name="P262" style:family="paragraph" style:parent-style-name="Text_20_body" style:list-style-name="L47"/>
    <style:style style:name="P263" style:family="paragraph" style:parent-style-name="Text_20_body" style:list-style-name="L48"/>
    <style:style style:name="P264" style:family="paragraph" style:parent-style-name="Text_20_body" style:list-style-name="L48"/>
    <style:style style:name="P265" style:family="paragraph" style:parent-style-name="Text_20_body" style:list-style-name="L48"/>
    <style:style style:name="P266" style:family="paragraph" style:parent-style-name="Text_20_body" style:list-style-name="L48"/>
    <style:style style:name="P267" style:family="paragraph" style:parent-style-name="Text_20_body" style:list-style-name="L49"/>
    <style:style style:name="P268" style:family="paragraph" style:parent-style-name="Text_20_body" style:list-style-name="L49"/>
    <style:style style:name="P269" style:family="paragraph" style:parent-style-name="Text_20_body" style:list-style-name="L49"/>
    <style:style style:name="P270" style:family="paragraph" style:parent-style-name="Text_20_body" style:list-style-name="L50"/>
    <style:style style:name="P271" style:family="paragraph" style:parent-style-name="Text_20_body" style:list-style-name="L50"/>
    <style:style style:name="P272" style:family="paragraph" style:parent-style-name="Text_20_body" style:list-style-name="L50"/>
    <style:style style:name="P273" style:family="paragraph" style:parent-style-name="Text_20_body" style:list-style-name="L50"/>
    <style:style style:name="P274" style:family="paragraph" style:parent-style-name="Text_20_body" style:list-style-name="L50"/>
    <style:style style:name="P275" style:family="paragraph" style:parent-style-name="Text_20_body" style:list-style-name="L50"/>
    <style:style style:name="P276" style:family="paragraph" style:parent-style-name="Text_20_body" style:list-style-name="L50"/>
    <style:style style:name="P277" style:family="paragraph" style:parent-style-name="Text_20_body" style:list-style-name="L50"/>
    <style:style style:name="P278" style:family="paragraph" style:parent-style-name="Text_20_body" style:list-style-name="L50"/>
    <style:style style:name="P279" style:family="paragraph" style:parent-style-name="Text_20_body" style:list-style-name="L50"/>
    <style:style style:name="P280" style:family="paragraph" style:parent-style-name="Text_20_body" style:list-style-name="L50"/>
    <style:style style:name="P281" style:family="paragraph" style:parent-style-name="Text_20_body" style:list-style-name="L50"/>
    <style:style style:name="P282" style:family="paragraph" style:parent-style-name="Text_20_body" style:list-style-name="L50"/>
    <style:style style:name="P283" style:family="paragraph" style:parent-style-name="Text_20_body" style:list-style-name="L50"/>
    <style:style style:name="P284" style:family="paragraph" style:parent-style-name="Text_20_body" style:list-style-name="L50"/>
    <style:style style:name="P285" style:family="paragraph" style:parent-style-name="Text_20_body" style:list-style-name="L51"/>
    <style:style style:name="P286" style:family="paragraph" style:parent-style-name="Text_20_body" style:list-style-name="L51"/>
    <style:style style:name="P287" style:family="paragraph" style:parent-style-name="Text_20_body" style:list-style-name="L51"/>
    <style:style style:name="P288" style:family="paragraph" style:parent-style-name="Text_20_body" style:list-style-name="L52"/>
    <style:style style:name="P289" style:family="paragraph" style:parent-style-name="Text_20_body" style:list-style-name="L52"/>
    <style:style style:name="P290" style:family="paragraph" style:parent-style-name="Text_20_body" style:list-style-name="L52"/>
    <style:style style:name="P291" style:family="paragraph" style:parent-style-name="Text_20_body" style:list-style-name="L53"/>
    <style:style style:name="P292" style:family="paragraph" style:parent-style-name="Text_20_body" style:list-style-name="L53"/>
    <style:style style:name="P293" style:family="paragraph" style:parent-style-name="Text_20_body" style:list-style-name="L53"/>
    <style:style style:name="P294" style:family="paragraph" style:parent-style-name="Text_20_body" style:list-style-name="L54"/>
    <style:style style:name="P295" style:family="paragraph" style:parent-style-name="Text_20_body" style:list-style-name="L54"/>
    <style:style style:name="P296" style:family="paragraph" style:parent-style-name="Text_20_body" style:list-style-name="L54"/>
    <style:style style:name="P297" style:family="paragraph" style:parent-style-name="Text_20_body" style:list-style-name="L54"/>
    <style:style style:name="P298" style:family="paragraph" style:parent-style-name="Text_20_body" style:list-style-name="L54"/>
    <style:style style:name="P299" style:family="paragraph" style:parent-style-name="Text_20_body" style:list-style-name="L54"/>
    <style:style style:name="P300" style:family="paragraph" style:parent-style-name="Text_20_body" style:list-style-name="L54"/>
    <style:style style:name="P301" style:family="paragraph" style:parent-style-name="Text_20_body" style:list-style-name="L54"/>
    <style:style style:name="P302" style:family="paragraph" style:parent-style-name="Text_20_body" style:list-style-name="L54"/>
    <style:style style:name="P303" style:family="paragraph" style:parent-style-name="Text_20_body" style:list-style-name="L54"/>
    <style:style style:name="P304" style:family="paragraph" style:parent-style-name="Text_20_body" style:list-style-name="L54"/>
    <style:style style:name="P305" style:family="paragraph" style:parent-style-name="Text_20_body" style:list-style-name="L54"/>
    <style:style style:name="P306" style:family="paragraph" style:parent-style-name="Text_20_body" style:list-style-name="L54"/>
    <style:style style:name="P307" style:family="paragraph" style:parent-style-name="Text_20_body" style:list-style-name="L54"/>
    <style:style style:name="P308" style:family="paragraph" style:parent-style-name="Text_20_body" style:list-style-name="L54"/>
    <style:style style:name="P309" style:family="paragraph" style:parent-style-name="Text_20_body" style:list-style-name="L54"/>
    <style:style style:name="P310" style:family="paragraph" style:parent-style-name="Text_20_body" style:list-style-name="L54"/>
    <style:style style:name="P311" style:family="paragraph" style:parent-style-name="Text_20_body" style:list-style-name="L54"/>
    <style:style style:name="P312" style:family="paragraph" style:parent-style-name="Text_20_body" style:list-style-name="L55"/>
    <style:style style:name="P313" style:family="paragraph" style:parent-style-name="Text_20_body" style:list-style-name="L55"/>
    <style:style style:name="P314" style:family="paragraph" style:parent-style-name="Text_20_body" style:list-style-name="L55"/>
    <style:style style:name="P315" style:family="paragraph" style:parent-style-name="Text_20_body" style:list-style-name="L56"/>
    <style:style style:name="P316" style:family="paragraph" style:parent-style-name="Text_20_body" style:list-style-name="L56"/>
    <style:style style:name="P317" style:family="paragraph" style:parent-style-name="Text_20_body" style:list-style-name="L56"/>
    <style:style style:name="P318" style:family="paragraph" style:parent-style-name="Text_20_body" style:list-style-name="L56"/>
    <style:style style:name="P319" style:family="paragraph" style:parent-style-name="Text_20_body" style:list-style-name="L56"/>
    <style:style style:name="P320" style:family="paragraph" style:parent-style-name="Text_20_body" style:list-style-name="L56"/>
    <style:style style:name="P321" style:family="paragraph" style:parent-style-name="Text_20_body" style:list-style-name="L56"/>
    <style:style style:name="P322" style:family="paragraph" style:parent-style-name="Text_20_body" style:list-style-name="L56"/>
    <style:style style:name="P323" style:family="paragraph" style:parent-style-name="Text_20_body" style:list-style-name="L56"/>
    <style:style style:name="P324" style:family="paragraph" style:parent-style-name="Text_20_body" style:list-style-name="L56"/>
    <style:style style:name="P325" style:family="paragraph" style:parent-style-name="Text_20_body" style:list-style-name="L56"/>
    <style:style style:name="P326" style:family="paragraph" style:parent-style-name="Text_20_body" style:list-style-name="L56"/>
    <style:style style:name="P327" style:family="paragraph" style:parent-style-name="Text_20_body" style:list-style-name="L57"/>
    <style:style style:name="P328" style:family="paragraph" style:parent-style-name="Text_20_body" style:list-style-name="L57"/>
    <style:style style:name="P329" style:family="paragraph" style:parent-style-name="Text_20_body" style:list-style-name="L58"/>
    <style:style style:name="P330" style:family="paragraph" style:parent-style-name="Text_20_body" style:list-style-name="L58"/>
    <style:style style:name="P331" style:family="paragraph" style:parent-style-name="Text_20_body" style:list-style-name="L58"/>
    <style:style style:name="P332" style:family="paragraph" style:parent-style-name="Text_20_body" style:list-style-name="L58"/>
    <style:style style:name="P333" style:family="paragraph" style:parent-style-name="Text_20_body" style:list-style-name="L58"/>
    <style:style style:name="P334" style:family="paragraph" style:parent-style-name="Text_20_body" style:list-style-name="L59"/>
    <style:style style:name="P335" style:family="paragraph" style:parent-style-name="Text_20_body" style:list-style-name="L59"/>
    <style:style style:name="P336" style:family="paragraph" style:parent-style-name="Text_20_body" style:list-style-name="L59"/>
    <style:style style:name="P337" style:family="paragraph" style:parent-style-name="Text_20_body" style:list-style-name="L60"/>
    <style:style style:name="P338" style:family="paragraph" style:parent-style-name="Text_20_body" style:list-style-name="L60">
      <style:paragraph-properties fo:text-align="start" style:justify-single-word="false"/>
    </style:style>
    <style:style style:name="P339" style:family="paragraph" style:parent-style-name="Text_20_body" style:list-style-name="L60">
      <style:paragraph-properties fo:text-align="start" style:justify-single-word="false"/>
    </style:style>
    <style:style style:name="P340" style:family="paragraph" style:parent-style-name="Text_20_body" style:list-style-name="L60">
      <style:paragraph-properties fo:text-align="start" style:justify-single-word="false"/>
    </style:style>
    <style:style style:name="P341" style:family="paragraph" style:parent-style-name="Text_20_body" style:list-style-name="L60">
      <style:paragraph-properties fo:text-align="start" style:justify-single-word="false"/>
    </style:style>
    <style:style style:name="P342" style:family="paragraph" style:parent-style-name="Text_20_body" style:list-style-name="L70">
      <style:paragraph-properties fo:text-align="start" style:justify-single-word="false"/>
    </style:style>
    <style:style style:name="P343" style:family="paragraph" style:parent-style-name="Text_20_body" style:list-style-name="L70">
      <style:paragraph-properties fo:text-align="start" style:justify-single-word="false"/>
    </style:style>
    <style:style style:name="P344" style:family="paragraph" style:parent-style-name="Text_20_body" style:list-style-name="L70">
      <style:paragraph-properties fo:text-align="start" style:justify-single-word="false"/>
    </style:style>
    <style:style style:name="P345" style:family="paragraph" style:parent-style-name="Text_20_body" style:list-style-name="L70">
      <style:paragraph-properties fo:text-align="start" style:justify-single-word="false"/>
    </style:style>
    <style:style style:name="P346" style:family="paragraph" style:parent-style-name="Text_20_body" style:list-style-name="L70">
      <style:paragraph-properties fo:text-align="start" style:justify-single-word="false"/>
    </style:style>
    <style:style style:name="P347" style:family="paragraph" style:parent-style-name="Text_20_body" style:list-style-name="L70">
      <style:paragraph-properties fo:text-align="start" style:justify-single-word="false"/>
    </style:style>
    <style:style style:name="P348" style:family="paragraph" style:parent-style-name="Text_20_body" style:list-style-name="L70">
      <style:paragraph-properties fo:text-align="start" style:justify-single-word="false"/>
    </style:style>
    <style:style style:name="P349" style:family="paragraph" style:parent-style-name="Text_20_body" style:list-style-name="L70">
      <style:paragraph-properties fo:text-align="start" style:justify-single-word="false"/>
    </style:style>
    <style:style style:name="P350" style:family="paragraph" style:parent-style-name="Text_20_body" style:list-style-name="L70">
      <style:paragraph-properties fo:text-align="start" style:justify-single-word="false"/>
    </style:style>
    <style:style style:name="P351" style:family="paragraph" style:parent-style-name="Text_20_body" style:list-style-name="L62"/>
    <style:style style:name="P352" style:family="paragraph" style:parent-style-name="Text_20_body" style:list-style-name="L62"/>
    <style:style style:name="P353" style:family="paragraph" style:parent-style-name="Text_20_body" style:list-style-name="L62"/>
    <style:style style:name="P354" style:family="paragraph" style:parent-style-name="Text_20_body" style:list-style-name="L63"/>
    <style:style style:name="P355" style:family="paragraph" style:parent-style-name="Text_20_body" style:list-style-name="L65"/>
    <style:style style:name="P356" style:family="paragraph" style:parent-style-name="Text_20_body" style:list-style-name="L65"/>
    <style:style style:name="P357" style:family="paragraph" style:parent-style-name="Text_20_body" style:list-style-name="L65"/>
    <style:style style:name="P358" style:family="paragraph" style:parent-style-name="Text_20_body" style:list-style-name="L65"/>
    <style:style style:name="P359" style:family="paragraph" style:parent-style-name="Text_20_body" style:list-style-name="L65"/>
    <style:style style:name="P360" style:family="paragraph" style:parent-style-name="Text_20_body" style:list-style-name="L65"/>
    <style:style style:name="P361" style:family="paragraph" style:parent-style-name="Text_20_body" style:list-style-name="L65"/>
    <style:style style:name="P362" style:family="paragraph" style:parent-style-name="Text_20_body" style:list-style-name="L66"/>
    <style:style style:name="P363" style:family="paragraph" style:parent-style-name="Text_20_body" style:list-style-name="L66"/>
    <style:style style:name="P364" style:family="paragraph" style:parent-style-name="Text_20_body" style:list-style-name="L66"/>
    <style:style style:name="P365" style:family="paragraph" style:parent-style-name="Text_20_body" style:list-style-name="L66"/>
    <style:style style:name="P366" style:family="paragraph" style:parent-style-name="Text_20_body" style:list-style-name="L66"/>
    <style:style style:name="P367" style:family="paragraph" style:parent-style-name="Text_20_body" style:list-style-name="L66"/>
    <style:style style:name="P368" style:family="paragraph" style:parent-style-name="Text_20_body" style:list-style-name="L66"/>
    <style:style style:name="P369" style:family="paragraph" style:parent-style-name="Text_20_body" style:list-style-name="L66"/>
    <style:style style:name="P370" style:family="paragraph" style:parent-style-name="Text_20_body" style:list-style-name="L66"/>
    <style:style style:name="P371" style:family="paragraph" style:parent-style-name="Text_20_body" style:list-style-name="L66"/>
    <style:style style:name="P372" style:family="paragraph" style:parent-style-name="Text_20_body" style:list-style-name="L67"/>
    <style:style style:name="P373" style:family="paragraph" style:parent-style-name="Text_20_body" style:list-style-name="L67"/>
    <style:style style:name="P374" style:family="paragraph" style:parent-style-name="Text_20_body" style:list-style-name="L68"/>
    <style:style style:name="P375" style:family="paragraph" style:parent-style-name="Text_20_body" style:list-style-name="L68"/>
    <style:style style:name="P376" style:family="paragraph" style:parent-style-name="Text_20_body" style:list-style-name="L68"/>
    <style:style style:name="P377" style:family="paragraph" style:parent-style-name="Text_20_body" style:list-style-name="L68"/>
    <style:style style:name="P378" style:family="paragraph" style:parent-style-name="Text_20_body" style:list-style-name="L69"/>
    <style:style style:name="P379" style:family="paragraph" style:parent-style-name="Text_20_body" style:list-style-name="L69"/>
    <style:style style:name="P380" style:family="paragraph" style:parent-style-name="Text_20_body" style:list-style-name="L69"/>
    <style:style style:name="P381" style:family="paragraph" style:parent-style-name="Text_20_body" style:list-style-name="L69"/>
    <style:style style:name="P382" style:family="paragraph" style:parent-style-name="Text_20_body" style:list-style-name="L6">
      <style:paragraph-properties fo:margin-left="1.251cm" fo:margin-right="0cm" fo:text-indent="0cm" style:auto-text-indent="false"/>
    </style:style>
    <style:style style:name="P383" style:family="paragraph" style:parent-style-name="Text_20_body" style:list-style-name="L6">
      <style:paragraph-properties fo:margin-left="1.251cm" fo:margin-right="0cm" fo:text-indent="0cm" style:auto-text-indent="false"/>
    </style:style>
    <style:style style:name="P384" style:family="paragraph" style:parent-style-name="Text_20_body" style:list-style-name="L6">
      <style:paragraph-properties fo:margin-left="1.251cm" fo:margin-right="0cm" fo:text-indent="0cm" style:auto-text-indent="false"/>
    </style:style>
    <style:style style:name="P385" style:family="paragraph" style:parent-style-name="Text_20_body" style:list-style-name="L6">
      <style:paragraph-properties fo:margin-left="1.251cm" fo:margin-right="0cm" fo:text-indent="0cm" style:auto-text-indent="false"/>
    </style:style>
    <style:style style:name="P386" style:family="paragraph" style:parent-style-name="Text_20_body" style:list-style-name="L6">
      <style:paragraph-properties fo:margin-left="1.251cm" fo:margin-right="0cm" fo:text-indent="0cm" style:auto-text-indent="false"/>
    </style:style>
    <style:style style:name="P387" style:family="paragraph" style:parent-style-name="Text_20_body" style:list-style-name="L6">
      <style:paragraph-properties fo:margin-left="1.251cm" fo:margin-right="0cm" fo:text-indent="0cm" style:auto-text-indent="false"/>
    </style:style>
    <style:style style:name="P388" style:family="paragraph" style:parent-style-name="Text_20_body" style:list-style-name="L6">
      <style:paragraph-properties fo:margin-left="0cm" fo:margin-right="0cm" fo:text-indent="0cm" style:auto-text-indent="false"/>
    </style:style>
    <style:style style:name="P389" style:family="paragraph" style:parent-style-name="Heading_20_1" style:list-style-name="L1">
      <style:paragraph-properties fo:break-before="page"/>
    </style:style>
    <style:style style:name="P390" style:family="paragraph" style:parent-style-name="Heading_20_1" style:list-style-name="L1">
      <style:paragraph-properties fo:break-before="page"/>
    </style:style>
    <style:style style:name="P391" style:family="paragraph" style:parent-style-name="Heading_20_1" style:list-style-name="L1">
      <style:paragraph-properties fo:break-before="page"/>
    </style:style>
    <style:style style:name="P392" style:family="paragraph" style:parent-style-name="Heading_20_1" style:list-style-name="L1">
      <style:paragraph-properties fo:break-before="page"/>
    </style:style>
    <style:style style:name="P393" style:family="paragraph" style:parent-style-name="Heading_20_1" style:list-style-name="L1">
      <style:paragraph-properties fo:break-before="page"/>
    </style:style>
    <style:style style:name="P394" style:family="paragraph" style:parent-style-name="Heading_20_1" style:list-style-name="L1">
      <style:paragraph-properties fo:break-before="page"/>
    </style:style>
    <style:style style:name="P395" style:family="paragraph" style:parent-style-name="Heading_20_1" style:list-style-name="L1">
      <style:paragraph-properties fo:break-before="page"/>
    </style:style>
    <style:style style:name="P396" style:family="paragraph" style:parent-style-name="Heading_20_1" style:list-style-name="L1">
      <style:paragraph-properties fo:break-before="page"/>
    </style:style>
    <style:style style:name="P397" style:family="paragraph" style:parent-style-name="Heading_20_1" style:list-style-name="L1">
      <style:paragraph-properties fo:break-before="page"/>
    </style:style>
    <style:style style:name="P398" style:family="paragraph" style:parent-style-name="Heading_20_1" style:list-style-name="L1">
      <style:paragraph-properties fo:break-before="page"/>
    </style:style>
    <style:style style:name="P399" style:family="paragraph" style:parent-style-name="Heading_20_1" style:list-style-name="L1">
      <style:paragraph-properties fo:break-before="page"/>
    </style:style>
    <style:style style:name="P400" style:family="paragraph" style:parent-style-name="Heading_20_1" style:list-style-name="L64">
      <style:paragraph-properties fo:break-before="page"/>
    </style:style>
    <style:style style:name="P401" style:family="paragraph" style:parent-style-name="Heading_20_2" style:list-style-name="L1"/>
    <style:style style:name="P402" style:family="paragraph" style:parent-style-name="Heading_20_2" style:list-style-name="L1"/>
    <style:style style:name="P403" style:family="paragraph" style:parent-style-name="Heading_20_2" style:list-style-name="L1"/>
    <style:style style:name="P404" style:family="paragraph" style:parent-style-name="Heading_20_2" style:list-style-name="L1"/>
    <style:style style:name="P405" style:family="paragraph" style:parent-style-name="Heading_20_2" style:list-style-name="L1"/>
    <style:style style:name="P406" style:family="paragraph" style:parent-style-name="Heading_20_2" style:list-style-name="L1"/>
    <style:style style:name="P407" style:family="paragraph" style:parent-style-name="Heading_20_2" style:list-style-name="L1"/>
    <style:style style:name="P408" style:family="paragraph" style:parent-style-name="Heading_20_2" style:list-style-name="L1"/>
    <style:style style:name="P409" style:family="paragraph" style:parent-style-name="Heading_20_2" style:list-style-name="L1"/>
    <style:style style:name="P410" style:family="paragraph" style:parent-style-name="Heading_20_2" style:list-style-name="L1"/>
    <style:style style:name="P411" style:family="paragraph" style:parent-style-name="Heading_20_2" style:list-style-name="L1"/>
    <style:style style:name="P412" style:family="paragraph" style:parent-style-name="Heading_20_2" style:list-style-name="L1"/>
    <style:style style:name="P413" style:family="paragraph" style:parent-style-name="Heading_20_2" style:list-style-name="L1"/>
    <style:style style:name="P414" style:family="paragraph" style:parent-style-name="Heading_20_2" style:list-style-name="L1"/>
    <style:style style:name="P415" style:family="paragraph" style:parent-style-name="Heading_20_2" style:list-style-name="L1"/>
    <style:style style:name="P416" style:family="paragraph" style:parent-style-name="Heading_20_2" style:list-style-name="L1"/>
    <style:style style:name="P417" style:family="paragraph" style:parent-style-name="Heading_20_2" style:list-style-name="L1"/>
    <style:style style:name="P418" style:family="paragraph" style:parent-style-name="Heading_20_2" style:list-style-name="L1"/>
    <style:style style:name="P419" style:family="paragraph" style:parent-style-name="Heading_20_2" style:list-style-name="L1"/>
    <style:style style:name="P420" style:family="paragraph" style:parent-style-name="Heading_20_2" style:list-style-name="L1"/>
    <style:style style:name="P421" style:family="paragraph" style:parent-style-name="Heading_20_2" style:list-style-name="L1"/>
    <style:style style:name="P422" style:family="paragraph" style:parent-style-name="Heading_20_2" style:list-style-name="L1"/>
    <style:style style:name="P423" style:family="paragraph" style:parent-style-name="Heading_20_2" style:list-style-name="L1"/>
    <style:style style:name="P424" style:family="paragraph" style:parent-style-name="Heading_20_2" style:list-style-name="L1"/>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64"/>
    <style:style style:name="P484" style:family="paragraph" style:parent-style-name="Heading_20_2" style:list-style-name="L64"/>
    <style:style style:name="P485" style:family="paragraph" style:parent-style-name="Heading_20_2" style:list-style-name="L64"/>
    <style:style style:name="P486" style:family="paragraph" style:parent-style-name="Heading_20_2" style:list-style-name="L64"/>
    <style:style style:name="P487" style:family="paragraph" style:parent-style-name="Heading_20_2" style:list-style-name="L64"/>
    <style:style style:name="P488" style:family="paragraph" style:parent-style-name="Heading_20_2" style:list-style-name="L1"/>
    <style:style style:name="P489" style:family="paragraph" style:parent-style-name="Heading_20_3" style:list-style-name="L1"/>
    <style:style style:name="P490" style:family="paragraph" style:parent-style-name="Heading_20_3" style:list-style-name="L1"/>
    <style:style style:name="P491" style:family="paragraph" style:parent-style-name="Heading_20_3" style:list-style-name="L1"/>
    <style:style style:name="P492" style:family="paragraph" style:parent-style-name="Heading_20_3" style:list-style-name="L1"/>
    <style:style style:name="P493" style:family="paragraph" style:parent-style-name="Heading_20_3" style:list-style-name="L1"/>
    <style:style style:name="P494" style:family="paragraph" style:parent-style-name="Heading_20_3" style:list-style-name="L1"/>
    <style:style style:name="P495" style:family="paragraph" style:parent-style-name="Heading_20_3" style:list-style-name="L1"/>
    <style:style style:name="P496" style:family="paragraph" style:parent-style-name="Heading_20_3" style:list-style-name="L1"/>
    <style:style style:name="P497" style:family="paragraph" style:parent-style-name="Heading_20_3" style:list-style-name="L1"/>
    <style:style style:name="P498" style:family="paragraph" style:parent-style-name="Heading_20_3" style:list-style-name="L1"/>
    <style:style style:name="P499" style:family="paragraph" style:parent-style-name="Heading_20_3" style:list-style-name="L1"/>
    <style:style style:name="P500" style:family="paragraph" style:parent-style-name="Heading_20_3" style:list-style-name="L1"/>
    <style:style style:name="P501" style:family="paragraph" style:parent-style-name="Heading_20_3" style:list-style-name="L1"/>
    <style:style style:name="P502" style:family="paragraph" style:parent-style-name="Heading_20_3" style:list-style-name="L1"/>
    <style:style style:name="P503" style:family="paragraph" style:parent-style-name="Heading_20_3" style:list-style-name="L1"/>
    <style:style style:name="P504" style:family="paragraph" style:parent-style-name="Heading_20_3" style:list-style-name="L1"/>
    <style:style style:name="P505" style:family="paragraph" style:parent-style-name="Heading_20_3" style:list-style-name="L1"/>
    <style:style style:name="P506" style:family="paragraph" style:parent-style-name="Heading_20_3" style:list-style-name="L1"/>
    <style:style style:name="P507" style:family="paragraph" style:parent-style-name="Heading_20_3" style:list-style-name="L1"/>
    <style:style style:name="P508" style:family="paragraph" style:parent-style-name="Heading_20_3" style:list-style-name="L1"/>
    <style:style style:name="P509" style:family="paragraph" style:parent-style-name="Heading_20_3" style:list-style-name="L1"/>
    <style:style style:name="P510" style:family="paragraph" style:parent-style-name="Heading_20_3" style:list-style-name="L1"/>
    <style:style style:name="P511" style:family="paragraph" style:parent-style-name="Heading_20_3" style:list-style-name="L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61">
      <style:paragraph-properties fo:margin-left="0cm" fo:margin-right="0cm" fo:text-indent="0cm" style:auto-text-indent="false"/>
    </style:style>
    <style:style style:name="P523" style:family="paragraph" style:parent-style-name="Código" style:list-style-name="L13"/>
    <style:style style:name="P524" style:family="paragraph" style:parent-style-name="Código" style:list-style-name="L13"/>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style style:name="T3" style:family="text">
      <style:text-properties fo:font-style="italic" style:font-style-asian="italic" style:font-style-complex="italic"/>
    </style:style>
    <style:style style:name="T4" style:family="text">
      <style:text-properties fo:font-style="italic" style:font-style-asian="normal" style:font-style-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fo:color="#008080"/>
    </style:style>
    <style:style style:name="T9" style:family="text">
      <style:text-properties fo:color="#008080" style:font-name="Monospace" fo:font-size="10pt" style:font-name-asian="Monospace" style:font-size-asian="10pt" style:font-name-complex="Monospace" style:font-size-complex="10pt"/>
    </style:style>
    <style:style style:name="T10" style:family="text">
      <style:text-properties fo:color="#008080" style:font-name="Monospace1" fo:font-size="10pt" style:font-name-asian="Monospace1" style:font-size-asian="10pt" style:font-name-complex="Monospace1" style:font-size-complex="10pt"/>
    </style:style>
    <style:style style:name="T11" style:family="text">
      <style:text-properties fo:color="#3f7f7f"/>
    </style:style>
    <style:style style:name="T12" style:family="text">
      <style:text-properties fo:color="#3f7f7f" style:font-name="Monospace" fo:font-size="10pt" style:font-name-asian="Monospace" style:font-size-asian="10pt" style:font-name-complex="Monospace" style:font-size-complex="10pt"/>
    </style:style>
    <style:style style:name="T13" style:family="text">
      <style:text-properties fo:color="#3f7f7f" style:font-name="Monospace1" fo:font-size="10pt" style:font-name-asian="Monospace1" style:font-size-asian="10pt" style:font-name-complex="Monospace1" style:font-size-complex="10pt"/>
    </style:style>
    <style:style style:name="T14" style:family="text">
      <style:text-properties fo:color="#7f007f"/>
    </style:style>
    <style:style style:name="T15" style:family="text">
      <style:text-properties fo:color="#7f007f" style:font-name="Monospace" fo:font-size="10pt" style:font-name-asian="Monospace" style:font-size-asian="10pt" style:font-name-complex="Monospace" style:font-size-complex="10pt"/>
    </style:style>
    <style:style style:name="T16" style:family="text">
      <style:text-properties fo:color="#7f007f" fo:font-weight="bold" style:font-weight-asian="bold" style:font-weight-complex="bold"/>
    </style:style>
    <style:style style:name="T17" style:family="text">
      <style:text-properties fo:color="#000000"/>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fo:font-weight="bold" style:font-weight-asian="bold" style:font-weight-complex="bold"/>
    </style:style>
    <style:style style:name="T20" style:family="text">
      <style:text-properties fo:color="#2a00ff"/>
    </style:style>
    <style:style style:name="T21" style:family="text">
      <style:text-properties fo:color="#2a00ff" style:font-name="Monospace" fo:font-size="10pt" style:font-name-asian="Monospace" style:font-size-asian="10pt" style:font-name-complex="Monospace" style:font-size-complex="10pt"/>
    </style:style>
    <style:style style:name="T22" style:family="text">
      <style:text-properties fo:color="#2a00ff" fo:font-weight="bold" style:font-weight-asian="bold" style:font-weight-complex="bold"/>
    </style:style>
    <style:style style:name="T23" style:family="text">
      <style:text-properties fo:color="#000080"/>
    </style:style>
    <style:style style:name="T24" style:family="text">
      <style:text-properties fo:color="#808080"/>
    </style:style>
    <style:style style:name="T25" style:family="text">
      <style:text-properties fo:color="#3f7f5f"/>
    </style:style>
    <style:style style:name="T26" style:family="text">
      <style:text-properties fo:color="#7f0055" fo:font-weight="bold" style:font-weight-asian="bold" style:font-weight-complex="bold"/>
    </style:style>
    <style:style style:name="T27" style:family="text">
      <style:text-properties fo:color="#3f5fbf"/>
    </style:style>
    <style:style style:name="T28" style:family="text">
      <style:text-properties fo:color="#ff0000"/>
    </style:style>
    <style:style style:name="T29" style:family="text">
      <style:text-properties fo:color="#0000ff"/>
    </style:style>
    <style:style style:name="T30" style:family="text">
      <style:text-properties fo:color="#bf5f3f"/>
    </style:style>
    <style:style style:name="T31"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suffix=" " style:num-format="1" text:start-value="6"/>
      <text:list-level-style-number text:level="2" text:style-name="Numbering_20_Symbols" style:num-suffix=" " style:num-format="1" text:start-value="8"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ON 2.1</text:p>
      <text:p text:style-name="P5"/>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Contents</text:p>
          </text:index-title>
          <text:p text:style-name="P10">0 Preface<text:tab/>5</text:p>
          <text:p text:style-name="P11">0.1 What is new in OpenXava 2.1?<text:tab/>5</text:p>
          <text:p text:style-name="P10">1 Overview<text:tab/>6</text:p>
          <text:p text:style-name="P11">1.1 Presentation<text:tab/>6</text:p>
          <text:p text:style-name="P11">1.2 Business component<text:tab/>6</text:p>
          <text:p text:style-name="P11">1.3 Controllers<text:tab/>6</text:p>
          <text:p text:style-name="P11">1.4 Application<text:tab/>7</text:p>
          <text:p text:style-name="P11">1.5 Project structure<text:tab/>7</text:p>
          <text:p text:style-name="P11">1.6 Conclusion<text:tab/>8</text:p>
          <text:p text:style-name="P10">2 My first OpenXava project<text:tab/>9</text:p>
          <text:p text:style-name="P11">2.1 Create a new project<text:tab/>9</text:p>
          <text:p text:style-name="P11">2.2 Configure database<text:tab/>9</text:p>
          <text:p text:style-name="P11">2.3 Your first component <text:tab/>10</text:p>
          <text:p text:style-name="P11">2.4 The application<text:tab/>11</text:p>
          <text:p text:style-name="P11">2.5 The table<text:tab/>12</text:p>
          <text:p text:style-name="P11">2.6 Executing your application<text:tab/>12</text:p>
          <text:p text:style-name="P11">2.7 Automating the tests<text:tab/>13</text:p>
          <text:p text:style-name="P11">2.8 The labels<text:tab/>15</text:p>
          <text:p text:style-name="P11">2.9 Conclusion<text:tab/>16</text:p>
          <text:p text:style-name="P10">3 Model<text:tab/>17</text:p>
          <text:p text:style-name="P11">3.1 Java implementation<text:tab/>17</text:p>
          <text:p text:style-name="P11">3.2 Business Component<text:tab/>17</text:p>
          <text:p text:style-name="P11">3.3 Entity and aggregates<text:tab/>18</text:p>
          <text:p text:style-name="P11">3.4 Entity<text:tab/>18</text:p>
          <text:p text:style-name="P11">3.5 Bean (1)<text:tab/>20</text:p>
          <text:p text:style-name="P11">3.6 EJB (2)<text:tab/>22</text:p>
          <text:p text:style-name="P11">3.7 Implements (3)<text:tab/>24</text:p>
          <text:p text:style-name="P11">3.8 Property (4)<text:tab/>26</text:p>
          <text:p text:style-name="P12">3.8.1 Stereotype<text:tab/>27</text:p>
          <text:p text:style-name="P12">3.8.2 IMAGES_GALLERY stereotype (new in v2.0)<text:tab/>28</text:p>
          <text:p text:style-name="P12">3.8.3 Valid values<text:tab/>29</text:p>
          <text:p text:style-name="P12">3.8.4 Calculator<text:tab/>30</text:p>
          <text:p text:style-name="P12">3.8.5 Default value calculator<text:tab/>35</text:p>
          <text:p text:style-name="P12">3.8.6 Validator<text:tab/>36</text:p>
          <text:p text:style-name="P12">3.8.7 Default validator (new in v2.0.3)<text:tab/>38</text:p>
          <text:p text:style-name="P11">3.9 Reference (5)<text:tab/>39</text:p>
          <text:p text:style-name="P12">3.9.1 Default value calculator in references<text:tab/>40</text:p>
          <text:p text:style-name="P11">3.10 Collection (6)<text:tab/>41</text:p>
          <text:p text:style-name="P11">3.11 Method (7)<text:tab/>46</text:p>
          <text:p text:style-name="P11">3.12 Finder (8)<text:tab/>49</text:p>
          <text:p text:style-name="P11">3.13 Postcreate calculator <text:s/>(9)<text:tab/>51</text:p>
          <text:p text:style-name="P11">3.14 Postmodify calculator (11)<text:tab/>52</text:p>
          <text:p text:style-name="P11">3.15 Postload and preremove calculator (10, 12)<text:tab/>53</text:p>
          <text:p text:style-name="P11">3.16 Validator (13)<text:tab/>53</text:p>
          <text:p text:style-name="P11">3.17 Remove validator (14)<text:tab/>56</text:p>
          <text:p text:style-name="P11">3.18 Aggregate<text:tab/>57</text:p>
          <text:p text:style-name="P12">3.18.1 Reference to aggregate<text:tab/>58</text:p>
          <text:p text:style-name="P12">3.18.2 Collection of aggregates<text:tab/>58</text:p>
          <text:p text:style-name="P10">4 View<text:tab/>61</text:p>
          <text:p text:style-name="P11">4.1 Layout<text:tab/>62</text:p>
          <text:p text:style-name="P12">4.1.1 Groups<text:tab/>63</text:p>
          <text:p text:style-name="P12">4.1.2 Sections<text:tab/>66</text:p>
          <text:p text:style-name="P12">4.1.3 Layout philosophy<text:tab/>68</text:p>
          <text:p text:style-name="P11">4.2 Property view<text:tab/>68</text:p>
          <text:p text:style-name="P12">4.2.1 Label format<text:tab/>68</text:p>
          <text:p text:style-name="P12">4.2.2 Value change event<text:tab/>69</text:p>
          <text:p text:style-name="P12">4.2.3 Actions of property<text:tab/>70</text:p>
          <text:p text:style-name="P11">4.3 Reference view<text:tab/>71</text:p>
          <text:p text:style-name="P12">4.3.1 Choose view<text:tab/>73</text:p>
          <text:p text:style-name="P12">4.3.2 Customizing frame<text:tab/>73</text:p>
          <text:p text:style-name="P12">4.3.3 Custom search action<text:tab/>74</text:p>
          <text:p text:style-name="P12">4.3.4 Custom creation action<text:tab/>75</text:p>
          <text:p text:style-name="P12">4.3.5 Custom modification action (new in v2.0.4)<text:tab/>76</text:p>
          <text:p text:style-name="P12">4.3.6 Descriptions list (combos)<text:tab/>76</text:p>
          <text:p text:style-name="P11">4.4 Collection view<text:tab/>79</text:p>
          <text:p text:style-name="P12">4.4.1 Custom edit/view action<text:tab/>82</text:p>
          <text:p text:style-name="P12">4.4.2 Custom list actions<text:tab/>83</text:p>
          <text:p text:style-name="P12">4.4.3 Custom detail actions<text:tab/>84</text:p>
          <text:p text:style-name="P12">4.4.4 Refining collection view default behavior (new in v2.0.2)<text:tab/>86</text:p>
          <text:p text:style-name="P11">4.5 View property<text:tab/>87</text:p>
          <text:p text:style-name="P11">4.6 View actions (new in v2.0.3)<text:tab/>88</text:p>
          <text:p text:style-name="P11">4.7 Editors configuration<text:tab/>89</text:p>
          <text:p text:style-name="P11">4.8 Multiple values editors <text:tab/>92</text:p>
          <text:p text:style-name="P11">4.9 Custom editors and stereotypes for displaying combos<text:tab/>94</text:p>
          <text:p text:style-name="P11">4.10 View without model<text:tab/>96</text:p>
          <text:p text:style-name="P10">5 Tabular data<text:tab/>98</text:p>
          <text:p text:style-name="P11">5.1 Initial properties and emphasize rows<text:tab/>99</text:p>
          <text:p text:style-name="P11">5.2 Filters and base condition<text:tab/>100</text:p>
          <text:p text:style-name="P11">5.3 Pure SQL select<text:tab/>103</text:p>
          <text:p text:style-name="P11">5.4 Default order<text:tab/>103</text:p>
          <text:p text:style-name="P10">6 Object/relational mapping<text:tab/>104</text:p>
          <text:p text:style-name="P11">6.1 Entity mapping<text:tab/>104</text:p>
          <text:p text:style-name="P11">6.2 Property mapping<text:tab/>105</text:p>
          <text:p text:style-name="P11">6.3 Reference mapping<text:tab/>107</text:p>
          <text:p text:style-name="P11">6.4 Multiple property mapping<text:tab/>109</text:p>
          <text:p text:style-name="P11">6.5 Reference to aggregate mapping<text:tab/>111</text:p>
          <text:p text:style-name="P11">6.6 Aggregate used in collection mapping<text:tab/>112</text:p>
          <text:p text:style-name="P11">6.7 Converters by default<text:tab/>114</text:p>
          <text:p text:style-name="P11">6.8 Object/relational philosophy<text:tab/>116</text:p>
          <text:p text:style-name="P10">7 Controllers<text:tab/>117</text:p>
          <text:p text:style-name="P11">7.1 Environment variables <text:tab/>117</text:p>
          <text:p text:style-name="P11">7.2 Session objects<text:tab/>118</text:p>
          <text:p text:style-name="P11">7.3 The controller and its actions<text:tab/>118</text:p>
          <text:p text:style-name="P11">7.4 Controllers inheritance<text:tab/>122</text:p>
          <text:p text:style-name="P11">7.5 List mode actions<text:tab/>123</text:p>
          <text:p text:style-name="P11">7.6 Overwriting default search<text:tab/>125</text:p>
          <text:p text:style-name="P11">7.7 Initialize a module with an action<text:tab/>127</text:p>
          <text:p text:style-name="P11">7.8 Calling another module<text:tab/>129</text:p>
          <text:p text:style-name="P11">7.9 Changing the module of current view<text:tab/>131</text:p>
          <text:p text:style-name="P11">7.10 Go to a JSP page<text:tab/>132</text:p>
          <text:p text:style-name="P11">7.11 Generating a custom report with JasperReports<text:tab/>133</text:p>
          <text:p text:style-name="P11">7.12 Uploading and processing a file from client (multipart form)<text:tab/>135</text:p>
          <text:p text:style-name="P11">7.13 Override the default controllers (new in v2.0.3)<text:tab/>137</text:p>
          <text:p text:style-name="P11">7.14 All action types<text:tab/>138</text:p>
          <text:p text:style-name="P10">8 Application<text:tab/>140</text:p>
          <text:p text:style-name="P11">8.1 Typical module example<text:tab/>141</text:p>
          <text:p text:style-name="P11">8.2 Only detail module<text:tab/>142</text:p>
          <text:p text:style-name="P11">8.3 Only list module<text:tab/>142</text:p>
          <text:p text:style-name="P11">8.4 Documentation module<text:tab/>142</text:p>
          <text:p text:style-name="P11">8.5 Read only module<text:tab/>143</text:p>
          <text:p text:style-name="P10">9 Aspects<text:tab/>144</text:p>
          <text:p text:style-name="P11">9.1 Introduction to AOP<text:tab/>144</text:p>
          <text:p text:style-name="P11">9.2 Aspects definition<text:tab/>144</text:p>
          <text:p text:style-name="P11">9.3 AccessTracking: A practical application of aspects<text:tab/>146</text:p>
          <text:p text:style-name="P12">9.3.1 The aspect definition<text:tab/>146</text:p>
          <text:p text:style-name="P12">9.3.2 Setup AccessTracking<text:tab/>147</text:p>
          <text:p text:style-name="P10">10 Miscellaneous<text:tab/>149</text:p>
          <text:p text:style-name="P11">10.1 Many-to-many relationships<text:tab/>149</text:p>
          <text:p text:style-name="P11">10.2 Programming with Hibernate<text:tab/>151</text:p>
          <text:p text:style-name="P11">10.3 Programming with EJB3 JPA<text:tab/>151</text:p>
          <text:p text:style-name="P11">10.4 Custom JSP view and OpenXava taglibs<text:tab/>152</text:p>
          <text:p text:style-name="P12">10.4.1 Example<text:tab/>152</text:p>
          <text:p text:style-name="P12">10.4.2 xava:editor<text:tab/>153</text:p>
          <text:p text:style-name="P12">10.4.3 xava:action, xava:link, xava:image, xava:button<text:tab/>154</text:p>
          <text:p text:style-name="P12">10.4.4 xava:message (new in v2.0.3)<text:tab/>154</text:p>
          <text:p text:style-name="P12">10.4.5 xava:descriptionsList (new in v2.0.3)<text:tab/>155</text:p>
          <text:p text:style-name="P10">A . Change history<text:tab/>156</text:p>
          <text:p text:style-name="P11">A.1 New in 2.0.4<text:tab/>156</text:p>
          <text:p text:style-name="P11">A.2 New in 2.0.3<text:tab/>156</text:p>
          <text:p text:style-name="P11">A.3 New in 2.0.2<text:tab/>156</text:p>
          <text:p text:style-name="P11">A.4 New in 2.0.1<text:tab/>157</text:p>
          <text:p text:style-name="P11">A.5 New in 2.0<text:tab/>157</text:p>
        </text:index-body>
      </text:table-of-content>
      <text:p text:style-name="P6"/>
      <text:list text:style-name="L1">
        <text:list-item>
          <text:h text:style-name="P38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3">This guide tries to be a complete reference to OpenXava from the application developer viewpoint. It's centered specially in XML file syntax. It's full of XML and Java code examples.</text:p>
      <text:p text:style-name="P13">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3">This guide supposes that you use Eclipse as IDE, although OpenXava does not use the Eclipse resources and can be used without any problem in other IDE including a simple editor plus command line. Also we assume that your Eclipse workspace is the <text:span text:style-name="T3">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list text:style-name="L1" text:continue-numbering="true">
        <text:list-item>
          <text:list text:continue-numbering="true">
            <text:list-item>
              <text:h text:style-name="P401" text:outline-level="2">What is new in OpenXava 2.1?</text:h>
            </text:list-item>
          </text:list>
        </text:list-item>
      </text:list>
      <text:list text:style-name="L2">
        <text:list-item>
          <text:p text:style-name="P28">EJB3 JPA as persistence engine.</text:p>
        </text:list-item>
        <text:list-item>
          <text:p text:style-name="P28">New action for overriding (<text:span text:style-name="Código">remove-selected-action</text:span>) in the <text:span text:style-name="Código">collection-view</text:span> element: Section 4.4.</text:p>
        </text:list-item>
        <text:list-item>
          <text:p text:style-name="P28">The objects defined in controllers can have global scope: Section 7.2.</text:p>
        </text:list-item>
      </text:list>
      <text:list text:style-name="L1" text:continue-numbering="true">
        <text:list-item>
          <text:h text:style-name="P38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401" text:outline-level="2">Presentation</text:h>
            </text:list-item>
          </text:list>
        </text:list-item>
      </text:list>
      <text:p text:style-name="Text_20_body">OpenXava is a framework to develop J2EE applications quickly and easily.</text:p>
      <text:p text:style-name="Text_20_body">The name OpenXava comes from <text:span text:style-name="T5">Open</text:span> source, <text:span text:style-name="T5">X</text:span>ML and J<text:span text:style-name="T5">ava</text:span>. And the underlaying philosophy is to define with XML and to program with Java, the more definition (that is more XML) and less programming (that is less Java) the better.</text:p>
      <text:p text:style-name="P13">The main goal is to make the more typical things in a business application easily, while you still have the necessary flexibility to develop the most advances features as you like.</text:p>
      <text:p text:style-name="P13">Below you can see some basic concepts of OpenXava.</text:p>
      <text:list text:style-name="L1" text:continue-numbering="true">
        <text:list-item>
          <text:list text:continue-numbering="true">
            <text:list-item>
              <text:h text:style-name="P401"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31">The data structure.</text:p>
        </text:list-item>
        <text:list-item>
          <text:p text:style-name="P31">Validations, calculations and in general all logic associated with the business concept.</text:p>
        </text:list-item>
        <text:list-item>
          <text:p text:style-name="P31">The possibles views, i. e. the configuration of all possible user interfaces for this component.</text:p>
        </text:list-item>
        <text:list-item>
          <text:p text:style-name="P31">The possibilities for the tabular data presentation. This is used in list mode (data navigation), reports, export to excel, etc.</text:p>
        </text:list-item>
        <text:list-item>
          <text:p text:style-name="P31">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401"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401"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401" text:outline-level="2">Project structure</text:h>
            </text:list-item>
          </text:list>
        </text:list-item>
      </text:list>
      <text:p text:style-name="Text_20_body">A typical OpenXava project usually contains the these folders:</text:p>
      <text:list text:style-name="L4">
        <text:list-item>
          <text:p text:style-name="P36"><text:span text:style-name="Código">[root]</text:span>: In the root you can find <text:span text:style-name="Archivo_2f_Directorio">build.xml</text:span> (with the Ant task) and the configuration files that it uses (usually one for customer).</text:p>
        </text:list-item>
        <text:list-item>
          <text:p text:style-name="P36"><text:span text:style-name="Código">src[source folder]</text:span>: Contains your Java source code.</text:p>
        </text:list-item>
        <text:list-item>
          <text:p text:style-name="P36"><text:span text:style-name="Código">components</text:span>: XML files with the definitions of your business components.</text:p>
        </text:list-item>
        <text:list-item>
          <text:p text:style-name="P36"><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36"><text:span text:style-name="Código">I18n</text:span>: Resource files with labels and messages in several languages.</text:p>
        </text:list-item>
        <text:list-item>
          <text:p text:style-name="P36"><text:span text:style-name="Código">gen-src</text:span><text:span text:style-name="Código">[source folder]</text:span>: Code generated by XDoclet. Only needed if you generate EJB.</text:p>
        </text:list-item>
        <text:list-item>
          <text:p text:style-name="P36"><text:span text:style-name="Código">gen-src-xava</text:span><text:span text:style-name="Código">[source folder]</text:span>: Code generated by OpenXava.</text:p>
        </text:list-item>
        <text:list-item>
          <text:p text:style-name="P36"><text:span text:style-name="Código">properties</text:span><text:span text:style-name="Código">[source folder]</text:span>: Property files to configure your application.</text:p>
        </text:list-item>
        <text:list-item>
          <text:p text:style-name="P36"><text:span text:style-name="Código">build</text:span>: XML files needed in a J2EE application, some are generated and other can be edited manually.</text:p>
        </text:list-item>
        <text:list-item>
          <text:p text:style-name="P36"><text:span text:style-name="Código">filtered-files</text:span><text:span text:style-name="Código">[source folder]</text:span><text:span text:style-name="Código">:</text:span> It's for internal use of build tasks. Must be a source code folder. <text:span text:style-name="T3">(new in v2.0)</text:span></text:p>
        </text:list-item>
        <text:list-item>
          <text:p text:style-name="P36"><text:span text:style-name="Código">data</text:span>: Useful to hold the scripts to create the tables of your application, if needed.</text:p>
        </text:list-item>
        <text:list-item>
          <text:p text:style-name="P36"><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401"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38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401"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Archivo_2f_Directorio"><text:span text:style-name="T4">CreateNewProject.xml </text:span></text:span><text:span text:style-name="T6">using Ant. You can do it with </text:span><text:span text:style-name="Punto_20_de_20_menú"><text:span text:style-name="T4">Right Button on CreateNewProject.xml &gt; Run as &gt; Ant Build</text:span></text:span><text:span text:style-name="T6">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401"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1/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401" text:outline-level="2">Your first component </text:h>
            </text:list-item>
          </text:list>
        </text:list-item>
      </text:list>
      <text:p text:style-name="Text_20_body"><text:span text:style-name="T7">Creating an OpenXava component is easy: The definition of each component is a XML file with simple syntax. In order to begin you have to edit </text:span><text:span text:style-name="Archivo_2f_Directorio"><text:span text:style-name="T7">Warehouse.xml</text:span></text:span><text:span text:style-name="T7">, that you already have because it was created when project was created. Edit it in this way:</text:span></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Warehouse"</text:span><text:span text:style-name="T8">&gt;</text:span></text:p>
      <text:p text:style-name="Código"><text:span text:style-name="T17"><text:tab/></text:span><text:span text:style-name="T8">&lt;</text:span><text:span text:style-name="T11">entity</text:span><text:span text:style-name="T8">&gt;</text:span></text:p>
      <text:p text:style-name="Código"><text:span text:style-name="T17"><text:tab/><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span></text:p>
      <text:p text:style-name="Código"><text:span text:style-name="T17"><text:tab/><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span></text:p>
      <text:p text:style-name="Código"><text:span text:style-name="T17"><text:tab/><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entity</text:span><text:span text:style-name="T8">&gt;</text:span></text:p>
      <text:p text:style-name="Código"><text:tab/><text:tab/><text:tab/><text:tab/></text:p>
      <text:p text:style-name="Código"><text:span text:style-name="T17"><text:tab/></text:span><text:span text:style-name="T8">&lt;</text:span><text:span text:style-name="T11">entity-mapping </text:span><text:span text:style-name="T14">table</text:span><text:span text:style-name="T17">=</text:span><text:span text:style-name="T20">"MANAGEMENT@separator@WAREHOUSES"</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zoneNumber" </text:span><text:span text:style-name="T14">column</text:span><text:span text:style-name="T17">=</text:span><text:span text:style-name="T20">"ZONE"</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tab/></text:span><text:span text:style-name="T8">&lt;</text:span><text:span text:style-name="T11">property-mapping</text:span></text:p>
      <text:p text:style-name="Código"><text:span text:style-name="T11"><text:tab/><text:tab/><text:tab/></text:span><text:span text:style-name="T14">property</text:span><text:span text:style-name="T17">=</text:span><text:span text:style-name="T20">"name" </text:span><text:span text:style-name="T14">column</text:span><text:span text:style-name="T17">=</text:span><text:span text:style-name="T20">"NAME"</text:span><text:span text:style-name="T8">/&gt;</text:span><text:span text:style-name="T17"><text:tab/><text:tab/><text:tab/><text:tab/><text:tab/></text:span></text:p>
      <text:p text:style-name="Código"><text:span text:style-name="T17"><text:tab/></text:span><text:span text:style-name="T8">&lt;/</text:span><text:span text:style-name="T11">entity-mapping</text:span><text:span text:style-name="T8">&gt;</text:span></text:p>
      <text:p text:style-name="Código"><text:span text:style-name="T8">&lt;/</text:span><text:span text:style-name="T11">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3">(new in v2.1)</text:span> or Hibernate <text:span text:style-name="T3">(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11">property </text:span></text:p>
      <text:p text:style-name="Código"><text:span text:style-name="T11"><text:tab/></text:span><text:span text:style-name="T14">name</text:span><text:span text:style-name="T17">=</text:span><text:span text:style-name="T20">"zoneNumber"<text:tab/><text:tab/></text:span><text:span text:style-name="T17">(1)</text:span></text:p>
      <text:p text:style-name="Código"><text:span text:style-name="T17"><text:tab/></text:span><text:span text:style-name="T14">key</text:span><text:span text:style-name="T17">=</text:span><text:span text:style-name="T20">"true"<text:tab/><text:tab/><text:tab/></text:span><text:span text:style-name="T17">(2)</text:span></text:p>
      <text:p text:style-name="Código"><text:span text:style-name="T17"><text:tab/></text:span><text:span text:style-name="T14">size</text:span><text:span text:style-name="T17">=</text:span><text:span text:style-name="T20">"3" <text:tab/><text:tab/><text:tab/></text:span><text:span text:style-name="T17">(3)</text:span></text:p>
      <text:p text:style-name="Código"><text:span text:style-name="T17"><text:tab/></text:span><text:span text:style-name="T14">required</text:span><text:span text:style-name="T17">=</text:span><text:span text:style-name="T20">"true" <text:tab/><text:tab/></text:span><text:span text:style-name="T17">(4)</text:span></text:p>
      <text:p text:style-name="Código"><text:span text:style-name="T17"><text:tab/></text:span><text:span text:style-name="T14">type</text:span><text:span text:style-name="T17">=</text:span><text:span text:style-name="T20">"int"<text:tab/><text:tab/><text:tab/></text:span><text:span text:style-name="T17">(5)</text:span></text:p>
      <text:p text:style-name="P16">/&gt;</text:p>
      <text:p text:style-name="Text_20_body">This is its meaning:</text:p>
      <text:list text:style-name="L5">
        <text:list-item>
          <text:p text:style-name="P48"><text:span text:style-name="Código">name:</text:span> It's the property name in the generated Java code and also serves as identifier inside OpenXava files.</text:p>
        </text:list-item>
        <text:list-item>
          <text:p text:style-name="P48"><text:span text:style-name="Código">key:</text:span> Indicates if this property is part of the key. The key is a unique identifier of the object and usually matches with the primary key of a database table.</text:p>
        </text:list-item>
        <text:list-item>
          <text:p text:style-name="P48"><text:span text:style-name="Código">size:</text:span> Length of data. It's optional, but useful to display better user interfaces.</text:p>
        </text:list-item>
        <text:list-item>
          <text:p text:style-name="P48"><text:span text:style-name="Código">required:</text:span> Indicates if it's required to validate the existence of data for this property just before creation or modification.</text:p>
        </text:list-item>
        <text:list-item>
          <text:p text:style-name="P48"><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7">Now you are ready to generate code. To do this you have to execute the ant target </text:span><text:span text:style-name="Punto_20_de_20_menú"><text:span text:style-name="T7">generateCode</text:span></text:span><text:span text:style-name="T7">. The more practical way to execute an ant target in Eclipse is creating it in </text:span><text:span text:style-name="Punto_20_de_20_menú"><text:span text:style-name="T7">Externals Tools.</text:span></text:span><text:span text:style-name="T7"> Then you have just to choose the option in the menu, when you want to re-execute the target. It's very important to configure the target for </text:span><text:span text:style-name="T5">refreshing</text:span><text:span text:style-name="T7"> the </text:span><text:span text:style-name="Nombre_20_proyecto"><text:span text:style-name="T7">Management</text:span></text:span><text:span text:style-name="T7"> project </text:span><text:span text:style-name="T5">after executing</text:span><text:span text:style-name="T7"> it. In your </text:span><text:span text:style-name="Archivo_2f_Directorio"><text:span text:style-name="T7">build.xml</text:span></text:span><text:span text:style-name="T7">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401"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pplication </text:span><text:span text:style-name="T24">SYSTEM </text:span><text:span text:style-name="T25">"dtds/application.dtd"</text:span><text:span text:style-name="T8">&gt;</text:span></text:p>
      <text:p text:style-name="Código"/>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tab/></text:p>
      <text:p text:style-name="Código"><text:span text:style-name="T17"><text:tab/></text:span><text:span text:style-name="T8">&lt;</text:span><text:span text:style-name="T11">module </text:span><text:span text:style-name="T14">name</text:span><text:span text:style-name="T17">=</text:span><text:span text:style-name="T20">"Warehouses"</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
      <text:p text:style-name="Código"><text:span text:style-name="T9">&lt;/</text:span><text:span text:style-name="T12">application</text:span><text:span text:style-name="T9">&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401" text:outline-level="2">The table</text:h>
            </text:list-item>
          </text:list>
        </text:list-item>
      </text:list>
      <text:p text:style-name="Text_20_body">Before testing the application you have to create the table in database. Follow these steps:</text:p>
      <text:list text:style-name="L6">
        <text:list-item>
          <text:p text:style-name="P53">Start your database server: From command line go to <text:span text:style-name="Archivo_2f_Directorio">openxava-2.1/portal/bin</text:span> folder and execute:</text:p>
        </text:list-item>
        <text:list-item>
          <text:p text:style-name="P382">In Linux/Unix: <text:span text:style-name="Código">./start-hsqldb.sh management-db 1666</text:span></text:p>
        </text:list-item>
        <text:list-item>
          <text:p text:style-name="P382">In Windows: <text:span text:style-name="Código">start-hsqldb management-db 1666</text:span></text:p>
        </text:list-item>
        <text:list-item>
          <text:p text:style-name="P388">Create the table:</text:p>
        </text:list-item>
        <text:list-item>
          <text:p text:style-name="P382">Edit <text:span text:style-name="Archivo_2f_Directorio">Management/build.xml</text:span>. Search the ant target <text:span text:style-name="T3">updateSchema</text:span>.</text:p>
        </text:list-item>
        <text:list-item>
          <text:p text:style-name="P382">Put correct value for <text:span text:style-name="Código">schema.path</text:span>, in this case “<text:span text:style-name="Código">../OpenXavaTest/lib/hsqldb.jar</text:span>”.</text:p>
        </text:list-item>
        <text:list-item>
          <text:p text:style-name="P382">Execute the ant target <text:span text:style-name="T3">updateSchema</text:span>.</text:p>
        </text:list-item>
        <text:list-item>
          <text:p text:style-name="P382">Start Tomcat and now everything is ready.</text:p>
        </text:list-item>
      </text:list>
      <text:list text:style-name="L1" text:continue-numbering="true">
        <text:list-item>
          <text:list text:continue-numbering="true">
            <text:list-item>
              <text:h text:style-name="P401" text:outline-level="2">Executing your application</text:h>
            </text:list-item>
          </text:list>
        </text:list-item>
      </text:list>
      <text:p text:style-name="Text_20_body">After your hard work it is time to see the fruit of your sweat. Let's go.</text:p>
      <text:list text:style-name="L7">
        <text:list-item>
          <text:p text:style-name="P54">Execute the ant target <text:span text:style-name="Punto_20_de_20_menú">deployWar</text:span>.</text:p>
        </text:list-item>
        <text:list-item>
          <text:p text:style-name="P54">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54">Execute ant target <text:span text:style-name="Punto_20_de_20_menú">generatePortlets</text:span>.</text:p>
        </text:list-item>
        <text:list-item>
          <text:p text:style-name="P54">Take the file <text:span text:style-name="Archivo_2f_Directorio">Management.war</text:span> in the folder <text:span text:style-name="Archivo_2f_Directorio">openxava-2.1/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401"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58">Constructor: In the constructor you indicate the application and module name.</text:p>
        </text:list-item>
        <text:list-item>
          <text:p text:style-name="P58"><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58"><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58"><text:span text:style-name="Código">assertNoErrors</text:span>: Verify that there are no errors. In the user interface errors are red messages showed to user and added by the application logic.</text:p>
        </text:list-item>
        <text:list-item>
          <text:p text:style-name="P58"><text:span text:style-name="Código">assertValue</text:span>: Verify if the value in the form field is the expected one.</text:p>
        </text:list-item>
        <text:list-item>
          <text:p text:style-name="P58"><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401"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3">(new in <text:s/>v2.0.3)</text:span>. For example, if you want to change the standard message in list mode '<text:span text:style-name="T3">'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7">list_count=</text:span><text:span text:style-name="T20">There</text:span><text:span text:style-name="T17"> </text:span><text:span text:style-name="T20">are</text:span><text:span text:style-name="T17"> </text:span><text:span text:style-name="T26">{0}</text:span><text:span text:style-name="T17"> </text:span><text:span text:style-name="T20">records</text:span><text:span text:style-name="T17"> </text:span><text:span text:style-name="T20">in</text:span><text:span text:style-name="T17"> </text:span><text:span text:style-name="T20">list</text:span></text:p>
      <text:p text:style-name="Text_20_body">Now, your application will show <text:span text:style-name="T3">“There are 23663 records in list”</text:span> instead of the default <text:s/>OpenXava message “<text:span text:style-name="T3">'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401"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38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401" text:outline-level="2">Java implementation</text:h>
            </text:list-item>
          </text:list>
        </text:list-item>
      </text:list>
      <text:p text:style-name="Text_20_body">Currently OpenXava generates code for the next 4 alternatives:</text:p>
      <text:list text:style-name="L9">
        <text:list-item>
          <text:p text:style-name="P64">Plain Java Classes (the so-called POJOs) for the model using Hibernate for persistence.</text:p>
        </text:list-item>
        <text:list-item>
          <text:p text:style-name="P64">Plain Java Classes for the model using EJB3 JPA (<text:span text:style-name="T5">J</text:span>ava <text:span text:style-name="T5">P</text:span>ersistence <text:span text:style-name="T5">A</text:span>PI) for persistence <text:span text:style-name="T3">(new in v2.1)</text:span>.</text:p>
        </text:list-item>
        <text:list-item>
          <text:p text:style-name="P64">Classic EJB2 EntityBeans for the model and persistence.</text:p>
        </text:list-item>
        <text:list-item>
          <text:p text:style-name="P64">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401"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ComponentName"</text:span><text:span text:style-name="T8">&gt;</text:span></text:p>
      <text:p text:style-name="Código"/>
      <text:p text:style-name="Código"><text:span text:style-name="T17"><text:tab/></text:span><text:span text:style-name="T27">&lt;!-- Model --&gt;</text:span></text:p>
      <text:p text:style-name="Código"><text:span text:style-name="T17"><text:tab/></text:span><text:span text:style-name="T8">&lt;</text:span><text:span text:style-name="T11">entity</text:span><text:span text:style-name="T8">&gt;</text:span><text:span text:style-name="T17">...</text:span><text:span text:style-name="T8">&lt;/</text:span><text:span text:style-name="T11">entity</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span text:style-name="T17"><text:tab/></text:span><text:span text:style-name="T8">&lt;</text:span><text:span text:style-name="T11">aggregate </text:span><text:span text:style-name="T14">name</text:span><text:span text:style-name="T17">=</text:span><text:span text:style-name="T20">”...”</text:span><text:span text:style-name="T8">&gt;</text:span><text:span text:style-name="T17">...</text:span><text:span text:style-name="T8">&lt;/</text:span><text:span text:style-name="T11">aggregate</text:span><text:span text:style-name="T8">&gt;</text:span></text:p>
      <text:p text:style-name="Código"><text:tab/>...</text:p>
      <text:p text:style-name="Código"><text:tab/></text:p>
      <text:p text:style-name="Código"><text:span text:style-name="T17"><text:tab/></text:span><text:span text:style-name="T27">&lt;!-- View --&gt;</text:span></text:p>
      <text:p text:style-name="Código"><text:span text:style-name="T17"><text:tab/></text:span><text:span text:style-name="T8">&lt;</text:span><text:span text:style-name="T11">view</text:span><text:span text:style-name="T8">&gt;</text:span><text:span text:style-name="T17">...</text:span><text:span text:style-name="T8">&lt;/</text:span><text:span text:style-name="T11">view</text:span><text:span text:style-name="T8">&gt;</text:span><text:span text:style-name="T17"><text:tab/></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text:span><text:span text:style-name="T8">&gt;</text:span><text:span text:style-name="T17">...</text:span><text:span text:style-name="T8">&lt;/</text:span><text:span text:style-name="T11">view</text:span><text:span text:style-name="T8">&gt;</text:span></text:p>
      <text:p text:style-name="Código"><text:tab/>...</text:p>
      <text:p text:style-name="Código"><text:tab/></text:p>
      <text:p text:style-name="Código"><text:span text:style-name="T17"><text:tab/></text:span><text:span text:style-name="T27">&lt;!-- Tabular data --&gt;</text:span></text:p>
      <text:p text:style-name="Código"><text:span text:style-name="T17"><text:tab/></text:span><text:span text:style-name="T8">&lt;</text:span><text:span text:style-name="T11">tab</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span text:style-name="T17"><text:tab/></text:span><text:span text:style-name="T8">&lt;</text:span><text:span text:style-name="T11">tab </text:span><text:span text:style-name="T14">name</text:span><text:span text:style-name="T17">=</text:span><text:span text:style-name="T20">”...”</text:span><text:span text:style-name="T8">&gt;</text:span><text:span text:style-name="T17">...</text:span><text:span text:style-name="T8">&lt;/</text:span><text:span text:style-name="T11">tab</text:span><text:span text:style-name="T8">&gt;</text:span></text:p>
      <text:p text:style-name="Código"><text:tab/>...</text:p>
      <text:p text:style-name="Código"/>
      <text:p text:style-name="Código"><text:span text:style-name="T17"><text:tab/></text:span><text:span text:style-name="T27">&lt;!-- Object relational mapping --&gt;</text:span><text:span text:style-name="T17"><text:tab/><text:tab/><text:tab/><text:tab/></text:span></text:p>
      <text:p text:style-name="Código"><text:span text:style-name="T17"><text:tab/></text:span><text:span text:style-name="T8">&lt;</text:span><text:span text:style-name="T11">entity-mapping </text:span><text:span text:style-name="T14">table</text:span><text:span text:style-name="T17">=</text:span><text:span text:style-name="T20">"..."</text:span><text:span text:style-name="T8">&gt;</text:span><text:span text:style-name="T17">...</text:span><text:span text:style-name="T8">&lt;/</text:span><text:span text:style-name="T11">entity-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span text:style-name="T17"> </text:span></text:p>
      <text:p text:style-name="Código"><text:span text:style-name="T17"><text:tab/></text:span><text:span text:style-name="T8">&lt;</text:span><text:span text:style-name="T11">aggregate-mapping </text:span><text:span text:style-name="T14">aggregate</text:span><text:span text:style-name="T17">=</text:span><text:span text:style-name="T20">”...” </text:span><text:span text:style-name="T14">table</text:span><text:span text:style-name="T17">=</text:span><text:span text:style-name="T20">"..."</text:span><text:span text:style-name="T8">&gt;</text:span><text:span text:style-name="T17">...</text:span><text:span text:style-name="T8">&lt;/</text:span><text:span text:style-name="T11">aggregate-mapping</text:span><text:span text:style-name="T8">&gt;</text:span></text:p>
      <text:p text:style-name="Código"><text:tab/>...</text:p>
      <text:p text:style-name="Código"><text:tab/></text:p>
      <text:p text:style-name="Código"><text:span text:style-name="T9">&lt;/</text:span><text:span text:style-name="T12">component</text:span><text:span text:style-name="T9">&gt;</text:span><text:span text:style-name="T18"><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401"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68">You can say that A <text:span text:style-name="T3">has</text:span> an B.</text:p>
        </text:list-item>
        <text:list-item>
          <text:p text:style-name="P68">If A is deleted then its B is deleted too.</text:p>
        </text:list-item>
        <text:list-item>
          <text:p text:style-name="P68">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401" text:outline-level="2">Entity</text:h>
            </text:list-item>
          </text:list>
        </text:list-item>
      </text:list>
      <text:p text:style-name="Text_20_body">The syntax of entity is:</text:p>
      <text:p text:style-name="Código"><text:span text:style-name="T8">&lt;</text:span><text:span text:style-name="T11">entity</text:span><text:span text:style-name="T8">&gt;</text:span></text:p>
      <text:p text:style-name="Código"><text:span text:style-name="T8"><text:tab/>&lt;bean</text:span><text:span text:style-name="T11"> </text:span><text:span text:style-name="T17">... </text:span><text:span text:style-name="T8">/&gt;</text:span><text:span text:style-name="T17"><text:tab/><text:tab/><text:tab/><text:tab/> <text:tab/> (1)</text:span></text:p>
      <text:p text:style-name="Código"><text:span text:style-name="T17"><text:tab/></text:span><text:span text:style-name="T8">&lt;</text:span><text:span text:style-name="T11">ejb </text:span><text:span text:style-name="T17">... </text:span><text:span text:style-name="T8">/&gt;</text:span><text:span text:style-name="T17"><text:tab/><text:tab/><text:tab/><text:tab/> <text:tab/> (2)</text:span></text:p>
      <text:p text:style-name="Código"><text:span text:style-name="T17"><text:tab/></text:span><text:span text:style-name="T8">&lt;</text:span><text:span text:style-name="T11">implements </text:span><text:span text:style-name="T17">...</text:span><text:span text:style-name="T8">/&gt;</text:span><text:span text:style-name="T17"> ...<text:tab/><text:tab/> <text:tab/> (3)</text:span></text:p>
      <text:p text:style-name="Código"><text:span text:style-name="T17"><text:tab/></text:span><text:span text:style-name="T8">&lt;</text:span><text:span text:style-name="T11">property </text:span><text:span text:style-name="T17">...</text:span><text:span text:style-name="T8">/&gt;</text:span><text:span text:style-name="T17"> ...<text:tab/><text:tab/> <text:tab/> <text:tab/> (4)</text:span></text:p>
      <text:p text:style-name="Código"><text:span text:style-name="T17"><text:tab/></text:span><text:span text:style-name="T8">&lt;</text:span><text:span text:style-name="T11">reference </text:span><text:span text:style-name="T17">...</text:span><text:span text:style-name="T8">/&gt;</text:span><text:span text:style-name="T17"> ...<text:tab/><text:tab/> <text:tab/> (5)</text:span></text:p>
      <text:p text:style-name="Código"><text:span text:style-name="T17"><text:tab/></text:span><text:span text:style-name="T8">&lt;</text:span><text:span text:style-name="T11">collection </text:span><text:span text:style-name="T17">...</text:span><text:span text:style-name="T8">/&gt;</text:span><text:span text:style-name="T17"> ...<text:tab/><text:tab/> <text:tab/> (6)</text:span></text:p>
      <text:p text:style-name="Código"><text:span text:style-name="T17"><text:tab/></text:span><text:span text:style-name="T8">&lt;</text:span><text:span text:style-name="T11">method </text:span><text:span text:style-name="T17">...</text:span><text:span text:style-name="T8">/&gt;</text:span><text:span text:style-name="T17"> ...<text:tab/><text:tab/><text:tab/> <text:tab/> (7)</text:span></text:p>
      <text:p text:style-name="Código"><text:span text:style-name="T17"><text:tab/></text:span><text:span text:style-name="T8">&lt;</text:span><text:span text:style-name="T11">finder </text:span><text:span text:style-name="T17">...</text:span><text:span text:style-name="T8">/&gt;</text:span><text:span text:style-name="T17"> ...<text:tab/><text:tab/><text:tab/> <text:tab/> (8)</text:span></text:p>
      <text:p text:style-name="Código"><text:span text:style-name="T17"><text:tab/></text:span><text:span text:style-name="T8">&lt;</text:span><text:span text:style-name="T11">postcreate-calculator </text:span><text:span text:style-name="T17">...</text:span><text:span text:style-name="T8">/&gt;</text:span><text:span text:style-name="T17"> ...<text:tab/> <text:tab/> (9) </text:span></text:p>
      <text:p text:style-name="Código"><text:span text:style-name="T17"><text:tab/></text:span><text:span text:style-name="T8">&lt;</text:span><text:span text:style-name="T11">postload-calculator </text:span><text:span text:style-name="T17">...</text:span><text:span text:style-name="T8">/&gt;</text:span><text:span text:style-name="T17"> ...<text:tab/> <text:tab/>(10)</text:span></text:p>
      <text:p text:style-name="Código"><text:span text:style-name="T17"><text:tab/></text:span><text:span text:style-name="T8">&lt;</text:span><text:span text:style-name="T11">postmodify-calculator </text:span><text:span text:style-name="T17">...</text:span><text:span text:style-name="T8">/&gt;</text:span><text:span text:style-name="T17"> ...<text:tab/> <text:tab/>(11)</text:span></text:p>
      <text:p text:style-name="Código"><text:span text:style-name="T17"><text:tab/></text:span><text:span text:style-name="T8">&lt;</text:span><text:span text:style-name="T11">preremove-calculator </text:span><text:span text:style-name="T17">...</text:span><text:span text:style-name="T8">/&gt;</text:span><text:span text:style-name="T17"> ...<text:tab/> <text:tab/>(12) </text:span></text:p>
      <text:p text:style-name="Código"><text:span text:style-name="T17"><text:tab/></text:span><text:span text:style-name="T8">&lt;</text:span><text:span text:style-name="T11">validator </text:span><text:span text:style-name="T17">...</text:span><text:span text:style-name="T8">/&gt;</text:span><text:span text:style-name="T17"> ...<text:tab/><text:tab/> <text:tab/>(13)</text:span></text:p>
      <text:p text:style-name="Código"><text:span text:style-name="T17"><text:tab/></text:span><text:span text:style-name="T8">&lt;</text:span><text:span text:style-name="T11">remove-validator </text:span><text:span text:style-name="T17">...</text:span><text:span text:style-name="T8">/&gt;</text:span><text:span text:style-name="T17"> ...<text:tab/><text:tab/>(14)</text:span></text:p>
      <text:p text:style-name="Código"><text:span text:style-name="T9">&lt;/</text:span><text:span text:style-name="T12">entity</text:span><text:span text:style-name="T9">&gt;</text:span></text:p>
      <text:list text:style-name="L11">
        <text:list-item>
          <text:p text:style-name="P71"><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72"><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72"><text:span text:style-name="Código">implements</text:span> (several, optional): The generated code will implement this interface.</text:p>
        </text:list-item>
        <text:list-item>
          <text:p text:style-name="P72"><text:span text:style-name="Código">property</text:span> (several, optional): The properties represent Java properties (with its <text:span text:style-name="T3">setters</text:span> an <text:span text:style-name="T3">getters</text:span>) in the generated code.</text:p>
        </text:list-item>
        <text:list-item>
          <text:p text:style-name="P72"><text:span text:style-name="Código">reference</text:span> (several, optional): References to other models, you can reference to the entity of another component or an aggregate of itself.</text:p>
        </text:list-item>
        <text:list-item>
          <text:p text:style-name="P72"><text:span text:style-name="Código">collection</text:span> (several, optional): Collection of references. In the generated code it is a property that returns a <text:span text:style-name="Código">java.util.Collection</text:span>.</text:p>
        </text:list-item>
        <text:list-item>
          <text:p text:style-name="P72"><text:span text:style-name="Código">method</text:span> (several, optional): Creates a method in the generated code, in this case the method logic is in a calculator (<text:span text:style-name="Código">ICalculator</text:span>).</text:p>
        </text:list-item>
        <text:list-item>
          <text:p text:style-name="P72"><text:span text:style-name="Código">finder</text:span> (several, optional): Used to generate finder methods. Finder methods are static method located in the POJO class. In the case of EJB2 generation EJB2<text:span text:style-name="T3"> finders</text:span> are generated.</text:p>
        </text:list-item>
        <text:list-item>
          <text:p text:style-name="P72"><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72"><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72"><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72"><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72"><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72"><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401"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9">&lt;</text:span><text:span text:style-name="T12">bean </text:span><text:span text:style-name="T15">class</text:span><text:span text:style-name="T18">=</text:span><text:span text:style-name="T21">"org.openxava.test.model.Family"</text:span><text:span text:style-name="T9">/&gt;</text:span></text:p>
      <text:p text:style-name="P1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11">xml </text:span><text:span text:style-name="T14">version</text:span><text:span text:style-name="T17">=</text:span><text:span text:style-name="T20">"1.0"</text:span><text:span text:style-name="T8">?&gt;</text:span></text:p>
      <text:p text:style-name="Código"/>
      <text:p text:style-name="Código"><text:span text:style-name="T8">&lt;!</text:span><text:span text:style-name="T11">DOCTYPE </text:span><text:span text:style-name="T23">hibernate-mapping </text:span></text:p>
      <text:p text:style-name="Código"><text:span text:style-name="T23"><text:tab/></text:span><text:span text:style-name="T24">SYSTEM </text:span><text:span text:style-name="T25">"http://hibernate.sourceforge.net/hibernate-mapping-3.0.dtd"</text:span><text:span text:style-name="T8">&gt;</text:span></text:p>
      <text:p text:style-name="Código"/>
      <text:p text:style-name="Código"><text:span text:style-name="T8">&lt;</text:span><text:span text:style-name="T11">hibernate-mapping </text:span><text:span text:style-name="T14">package</text:span><text:span text:style-name="T17">=</text:span><text:span text:style-name="T20">"org.openxava.test.model"</text:span><text:span text:style-name="T8">&gt;</text:span></text:p>
      <text:p text:style-name="Código"/>
      <text:p text:style-name="Código"><text:span text:style-name="T17"><text:s text:c="2"/></text:span><text:span text:style-name="T8">&lt;</text:span><text:span text:style-name="T11">class </text:span></text:p>
      <text:p text:style-name="Código"><text:span text:style-name="T11"><text:s text:c="2"/><text:tab/></text:span><text:span text:style-name="T14">name</text:span><text:span text:style-name="T17">=</text:span><text:span text:style-name="T20">"Family"</text:span></text:p>
      <text:p text:style-name="Código"><text:span text:style-name="T20"><text:s text:c="2"/><text:tab/></text:span><text:span text:style-name="T14">table</text:span><text:span text:style-name="T17">=</text:span><text:span text:style-name="T20">"XAVATEST@separator@FAMILY"</text:span><text:span text:style-name="T8">&gt;</text:span></text:p>
      <text:p text:style-name="Código"><text:s text:c="2"/></text:p>
      <text:p text:style-name="Código"><text:span text:style-name="T17"><text:s text:c="4"/></text:span><text:span text:style-name="T8">&lt;</text:span><text:span text:style-name="T11">id </text:span><text:span text:style-name="T14">name</text:span><text:span text:style-name="T17">=</text:span><text:span text:style-name="T20">"oid" </text:span><text:span text:style-name="T14">column</text:span><text:span text:style-name="T17">=</text:span><text:span text:style-name="T20">"OID" </text:span><text:span text:style-name="T14">access</text:span><text:span text:style-name="T17">=</text:span><text:span text:style-name="T20">"field"</text:span><text:span text:style-name="T8">&gt;</text:span></text:p>
      <text:p text:style-name="Código"><text:span text:style-name="T17"><text:tab/><text:tab/></text:span><text:span text:style-name="T8">&lt;</text:span><text:span text:style-name="T11">generator </text:span><text:span text:style-name="T14">class</text:span><text:span text:style-name="T17">=</text:span><text:span text:style-name="T20">"uuid"</text:span><text:span text:style-name="T8">/&gt;</text:span></text:p>
      <text:p text:style-name="Código"><text:span text:style-name="T17"><text:tab/></text:span><text:span text:style-name="T8">&lt;/</text:span><text:span text:style-name="T11">id</text:span><text:span text:style-name="T8">&gt;</text:span></text:p>
      <text:p text:style-name="Código"><text:tab/><text:tab/></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column</text:span><text:span text:style-name="T17">=</text:span><text:span text:style-name="T20">"NUMB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scription" </text:span><text:span text:style-name="T14">column</text:span><text:span text:style-name="T17">=</text:span><text:span text:style-name="T20">"DESCRIPTION"</text:span><text:span text:style-name="T8">/&gt;</text:span></text:p>
      <text:p text:style-name="Código"><text:tab/><text:tab/></text:p>
      <text:p text:style-name="Código"><text:span text:style-name="T17"><text:s text:c="2"/></text:span><text:span text:style-name="T8">&lt;/</text:span><text:span text:style-name="T11">class</text:span><text:span text:style-name="T8">&gt;</text:span></text:p>
      <text:p text:style-name="Código"/>
      <text:p text:style-name="Código"><text:span text:style-name="T8">&lt;/</text:span><text:span text:style-name="T11">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17"><text:tab/>...</text:p>
      <text:p text:style-name="Código"><text:span text:style-name="T17"><text:tab/></text:span><text:span text:style-name="T8">&lt;</text:span><text:span text:style-name="T11">session-factory</text:span><text:span text:style-name="T8">&gt;</text:span></text:p>
      <text:p text:style-name="P19"><text:tab/><text:tab/>...</text:p>
      <text:p text:style-name="Código"><text:span text:style-name="T17"><text:tab/><text:tab/></text:span><text:span text:style-name="T8">&lt;</text:span><text:span text:style-name="T11">mapping </text:span><text:span text:style-name="T14">resource</text:span><text:span text:style-name="T17">=</text:span><text:span text:style-name="T20">"Family.hbm.xml"</text:span><text:span text:style-name="T8">/&gt;</text:span><text:span text:style-name="T17"><text:tab/><text:tab/></text:span></text:p>
      <text:p text:style-name="Código"><text:tab/><text:tab/>...</text:p>
      <text:p text:style-name="Código"><text:span text:style-name="T17"><text:tab/></text:span><text:span text:style-name="T8">&lt;/</text:span><text:span text:style-name="T11">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401"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11">entity</text:span><text:span text:style-name="T8">&gt;</text:span></text:p>
      <text:p text:style-name="Código"><text:span text:style-name="T17"><text:tab/></text:span><text:span text:style-name="T8">&lt;</text:span><text:span text:style-name="T11">ejb </text:span><text:span text:style-name="T14">remote</text:span><text:span text:style-name="T17">=</text:span><text:span text:style-name="T20">"org.openxava.test.ejb.Family"</text:span></text:p>
      <text:p text:style-name="Código"><text:span text:style-name="T20"><text:tab/><text:tab/></text:span><text:span text:style-name="T14">home</text:span><text:span text:style-name="T17">=</text:span><text:span text:style-name="T20">"org.openxava.test.ejb.FamilyHome"</text:span></text:p>
      <text:p text:style-name="Código"><text:span text:style-name="T20"><text:tab/><text:tab/></text:span><text:span text:style-name="T14">primaryKey</text:span><text:span text:style-name="T17">=</text:span><text:span text:style-name="T20">"org.openxava.test.ejb.FamilyKey"</text:span></text:p>
      <text:p text:style-name="Código"><text:span text:style-name="T20"><text:tab/><text:tab/></text:span><text:span text:style-name="T14">jndi</text:span><text:span text:style-name="T17">=</text:span><text:span text:style-name="T20">"ejb/openxava.test/Family"</text:span><text:span text:style-name="T8">/&gt;</text:span><text:span text:style-name="T17"><text:tab/><text:tab/></text:span></text:p>
      <text:p text:style-name="P1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523">* @ejb:bean name="Family" type="CMP" view-type="remote"</text:p>
          <text:p text:style-name="P523">*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85">The class must extend from <text:span text:style-name="Código">org.openxava.ejbx.EJBReplicableBase</text:span></text:p>
        </text:list-item>
        <text:list-item>
          <text:p text:style-name="P85">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401"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11">entity</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model.IWithName"</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 </text:span><text:span text:style-name="T14">required</text:span><text:span text:style-name="T17">=</text:span><text:span text:style-name="T20">"true"</text:span><text:span text:style-name="T8">/&gt;</text:span><text:span text:style-name="T17"><text:tab/></text:span></text:p>
      <text:p text:style-name="P1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401"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11">property </text:span></text:p>
      <text:p text:style-name="Código"><text:span text:style-name="T11"><text:tab/></text:span><text:span text:style-name="T14">name</text:span><text:span text:style-name="T17">=</text:span><text:span text:style-name="T20">"propertyName"<text:tab/><text:tab/><text:tab/> <text:tab/> </text:span><text:span text:style-name="T17">(1)</text:span></text:p>
      <text:p text:style-name="Código"><text:span text:style-name="T17"><text:tab/></text:span><text:span text:style-name="T14">label</text:span><text:span text:style-name="T17">=</text:span><text:span text:style-name="T20">"label"<text:tab/><text:tab/><text:tab/><text:tab/> </text:span><text:span text:style-name="T17">(2)</text:span></text:p>
      <text:p text:style-name="Código"><text:span text:style-name="T17"><text:tab/></text:span><text:span text:style-name="T14">type</text:span><text:span text:style-name="T17">=</text:span><text:span text:style-name="T20">"type"<text:tab/><text:tab/><text:tab/><text:tab/><text:tab/> </text:span><text:span text:style-name="T17">(3)</text:span></text:p>
      <text:p text:style-name="Código"><text:span text:style-name="T17"><text:tab/></text:span><text:span text:style-name="T14">stereotype</text:span><text:span text:style-name="T17">=</text:span><text:span text:style-name="T20">"STEREOTYPE"<text:tab/><text:tab/><text:tab/> </text:span><text:span text:style-name="T17">(4)</text:span></text:p>
      <text:p text:style-name="Código"><text:span text:style-name="T17"><text:tab/></text:span><text:span text:style-name="T14">size</text:span><text:span text:style-name="T17">=</text:span><text:span text:style-name="T20">"size"<text:tab/><text:tab/><text:tab/><text:tab/> <text:tab/> </text:span><text:span text:style-name="T17">(5)</text:span></text:p>
      <text:p text:style-name="P17"><text:tab/><text:span text:style-name="T14">scale</text:span>=<text:span text:style-name="T20">"scale"<text:tab/><text:tab/><text:tab/><text:tab/> </text:span>(6)<text:tab/>new in v2.0.4</text:p>
      <text:p text:style-name="Código"><text:span text:style-name="T17"><text:tab/></text:span><text:span text:style-name="T14">required</text:span><text:span text:style-name="T17">=</text:span><text:span text:style-name="T20">"true|false"<text:tab/><text:tab/><text:tab/> </text:span><text:span text:style-name="T17">(7)</text:span></text:p>
      <text:p text:style-name="Código"><text:span text:style-name="T17"><text:tab/></text:span><text:span text:style-name="T14">key</text:span><text:span text:style-name="T17">=</text:span><text:span text:style-name="T20">"true|false"<text:tab/><text:tab/><text:tab/><text:tab/> </text:span><text:span text:style-name="T17">(8)</text:span></text:p>
      <text:p text:style-name="Código"><text:span text:style-name="T17"><text:tab/></text:span><text:span text:style-name="T14">hidden</text:span><text:span text:style-name="T17">=</text:span><text:span text:style-name="T20">"true|false"<text:tab/><text:tab/><text:tab/><text:tab/> </text:span><text:span text:style-name="T17">(9)</text:span></text:p>
      <text:p text:style-name="P19">&gt;</text:p>
      <text:p text:style-name="Código"><text:span text:style-name="T8"><text:tab/>&lt;</text:span><text:span text:style-name="T11">valid-values </text:span><text:span text:style-name="T17">...</text:span><text:span text:style-name="T8">/&gt;</text:span><text:span text:style-name="T17"><text:tab/><text:tab/><text:tab/> <text:tab/>(10)</text:span></text:p>
      <text:p text:style-name="Código"><text:span text:style-name="T17"><text:tab/></text:span><text:span text:style-name="T8">&lt;</text:span><text:span text:style-name="T11">calculator </text:span><text:span text:style-name="T17">...</text:span><text:span text:style-name="T8">/&gt;</text:span><text:span text:style-name="T17"><text:tab/><text:tab/><text:tab/><text:tab/>(11)</text:span></text:p>
      <text:p text:style-name="Código"><text:span text:style-name="T17"><text:tab/></text:span><text:span text:style-name="T8">&lt;</text:span><text:span text:style-name="T11">default-value-calculator </text:span><text:span text:style-name="T17">...</text:span><text:span text:style-name="T8">/&gt;</text:span><text:span text:style-name="T17"><text:tab/><text:tab/>(12)</text:span></text:p>
      <text:p text:style-name="Código"><text:span text:style-name="T17"><text:tab/></text:span><text:span text:style-name="T8">&lt;</text:span><text:span text:style-name="T11">validator </text:span><text:span text:style-name="T17">...</text:span><text:span text:style-name="T8">/&gt;</text:span><text:span text:style-name="T17"> ....<text:tab/><text:tab/><text:tab/>(12)</text:span></text:p>
      <text:p text:style-name="Código"><text:span text:style-name="T9">&lt;/</text:span><text:span text:style-name="T12">property</text:span><text:span text:style-name="T9">&gt;</text:span></text:p>
      <text:list text:style-name="L15">
        <text:list-item>
          <text:p text:style-name="P87"><text:span text:style-name="Código">name</text:span> (required): The property name in Java, therefore it must follow the Java convention for property names, like starting with lower-case. Using underline (_) is not advisable.</text:p>
        </text:list-item>
        <text:list-item>
          <text:p text:style-name="P87"><text:span text:style-name="Código">label</text:span> (optional): Label showed to the final user. Is <text:span text:style-name="T5">much better</text:span> use the <text:span text:style-name="Archivo_2f_Directorio">i18n</text:span> files.</text:p>
        </text:list-item>
        <text:list-item>
          <text:p text:style-name="P87"><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87"><text:span text:style-name="Código">stereotype</text:span>(optional): Allows to specify an special behavior for some properties.</text:p>
        </text:list-item>
        <text:list-item>
          <text:p text:style-name="P87"><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87"><text:span text:style-name="Código">scale</text:span> (optional): <text:span text:style-name="T3">(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87"><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87"><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87"><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87"><text:span text:style-name="Código">valid-values</text:span> (one, optional): To indicate that this property only can have a limited set of valid values.</text:p>
        </text:list-item>
        <text:list-item>
          <text:p text:style-name="P87"><text:span text:style-name="Código">calculator</text:span> (one, optional): Implements the logic for a calculated property. A calculated property only has <text:s/><text:span text:style-name="T3">getter</text:span> and is not stored in database.</text:p>
        </text:list-item>
        <text:list-item>
          <text:p text:style-name="P87"><text:span text:style-name="Código">default-value-calculator</text:span> (one, optional): Implements the logic to calculate the default (initial) value for this property. A property with <text:span text:style-name="Código">default-value-calculator</text:span> has <text:span text:style-name="T3">setter</text:span> and it is persistent.</text:p>
        </text:list-item>
        <text:list-item>
          <text:p text:style-name="P87"><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489"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100">DINERO, MONEY</text:p>
        </text:list-item>
        <text:list-item>
          <text:p text:style-name="P100">FOTO, PHOTO, IMAGEN, IMAGE</text:p>
        </text:list-item>
        <text:list-item>
          <text:p text:style-name="P100">TEXTO_GRANDE, MEMO, TEXT_AREA</text:p>
        </text:list-item>
        <text:list-item>
          <text:p text:style-name="P100">ETIQUETA, LABEL</text:p>
        </text:list-item>
        <text:list-item>
          <text:p text:style-name="P100">ETIQUETA_NEGRITA, BOLD_LABEL</text:p>
        </text:list-item>
        <text:list-item>
          <text:p text:style-name="P100">HORA, TIME</text:p>
        </text:list-item>
        <text:list-item>
          <text:p text:style-name="P100">FECHAHORA, DATETIME</text:p>
        </text:list-item>
        <text:list-item>
          <text:p text:style-name="P100">GALERIA_IMAGENES, IMAGES_GALLERY (setup instructions in 3.8.2) <text:span text:style-name="T3">new in v2.0</text:span></text:p>
        </text:list-item>
        <text:list-item>
          <text:p text:style-name="P108">RELLENADO_CON_CEROS, ZEROS_FILLED <text:span text:style-name="T3">new in v2.0.2</text:span></text:p>
        </text:list-item>
        <text:list-item>
          <text:p text:style-name="P108">TEXTO_HTML, HTML_TEXT (text with editable format) <text:span text:style-name="T3">new in v2.0.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11">editor </text:span><text:span text:style-name="T14">url</text:span><text:span text:style-name="T17">=</text:span><text:span text:style-name="T20">"personNameEditor.jsp"</text:span><text:span text:style-name="T8">&gt;</text:span></text:p>
      <text:p text:style-name="Código"><text:span text:style-name="T17"><text:s text:c="4"/></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9">&lt;/</text:span><text:span text:style-name="T12">editor</text:span><text:span text:style-name="T9">&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21"><text:span text:style-name="T8">&lt;</text:span><text:span text:style-name="T11">for </text:span><text:span text:style-name="T14">stereotype</text:span><text:span text:style-name="T17">=</text:span><text:span text:style-name="T20">"PERSON_NAME" </text:span><text:span text:style-name="T14">type</text:span><text:span text:style-name="T17">=</text:span><text:span text:style-name="T20">"String"</text:span><text:span text:style-name="T8">/&gt;</text:span></text:p>
      <text:p text:style-name="Text_20_body">Furthermore it is useful to indicate the default size; you can do this by editing <text:span text:style-name="Archivo_2f_Directorio">default-size.xml</text:span> of your project:</text:p>
      <text:p text:style-name="P21"><text:span text:style-name="T8">&lt;</text:span><text:span text:style-name="T11">for-stereotype </text:span><text:span text:style-name="T14">name</text:span><text:span text:style-name="T17">=</text:span><text:span text:style-name="T20">"PERSON_NAME" </text:span><text:span text:style-name="T14">size</text:span><text:span text:style-name="T17">=</text:span><text:span text:style-name="T20">"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11">required-validator</text:span><text:span text:style-name="T8">&gt;</text:span><text:span text:style-name="T17"> </text:span></text:p>
      <text:p text:style-name="Código"><text:span text:style-name="T17"><text:tab/></text:span><text:span text:style-name="T8">&lt;</text:span><text:span text:style-name="T11">validator-class </text:span><text:span text:style-name="T14">class</text:span><text:span text:style-name="T17">=</text:span><text:span text:style-name="T20">"org.openxava.validators.NotBlankCharacterValidator"</text:span><text:span text:style-name="T8">/&gt;</text:span></text:p>
      <text:p text:style-name="Código"><text:span text:style-name="T17"><text:tab/></text:span><text:span text:style-name="T8">&lt;</text:span><text:span text:style-name="T11">for-stereotype </text:span><text:span text:style-name="T14">stereotype</text:span><text:span text:style-name="T17">=</text:span><text:span text:style-name="T20">"PERSON_NAME"</text:span><text:span text:style-name="T8">/&gt;</text:span><text:span text:style-name="T17"><text:tab/><text:tab/></text:span></text:p>
      <text:p text:style-name="Código"><text:span text:style-name="T9">&lt;/</text:span><text:span text:style-name="T12">required-validator</text:span><text:span text:style-name="T9">&gt;</text:span><text:span text:style-name="T18"> </text:span></text:p>
      <text:p text:style-name="Text_20_body">Now everything is ready to define properties of stereotype PERSON_NAME:</text:p>
      <text:p text:style-name="P21"><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489" text:outline-level="3">IMAGES_GALLERY stereotype <text:span text:style-name="T3">(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11">property </text:span><text:span text:style-name="T14">name</text:span><text:span text:style-name="T17">=</text:span><text:span text:style-name="T20">"photos" </text:span><text:span text:style-name="T14">stereotype</text:span><text:span text:style-name="T17">=</text:span><text:span text:style-name="T20">"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14">The type of <text:span text:style-name="Código">IMAGE</text:span> column can be a more suitable one for your database to store <text:span text:style-name="Código">byte [] </text:span>(for example <text:span text:style-name="Código">LONGVARBINARY</text:span>) .</text:p>
      <text:p text:style-name="P14">The name of the table is arbitrary. You need to specify the table name in your configuration file (a <text:span text:style-name="Archivo_2f_Directorio">.properties</text:span> file in the root of your OpenXava project). In this way:</text:p>
      <text:p text:style-name="Código"><text:span text:style-name="T17">images.table=</text:span><text:span text:style-name="T20">IMAGES</text:span></text:p>
      <text:p text:style-name="P14">And finally you need to define the mapping <text:s/>in your <text:span text:style-name="Archivo_2f_Directorio">hibernate/hibernate.cfg.xml</text:span> file, thus:</text:p>
      <text:p text:style-name="Código"><text:span text:style-name="T8">&lt;</text:span><text:span text:style-name="T11">hibernate-configuration</text:span><text:span text:style-name="T8">&gt;</text:span></text:p>
      <text:p text:style-name="Código"><text:span text:style-name="T17"><text:tab/></text:span><text:span text:style-name="T8">&lt;</text:span><text:span text:style-name="T11">session-factory</text:span><text:span text:style-name="T8">&gt;</text:span></text:p>
      <text:p text:style-name="P19"><text:tab/><text:tab/>...</text:p>
      <text:p text:style-name="Código"><text:span text:style-name="T17"><text:tab/><text:tab/></text:span><text:span text:style-name="T8">&lt;</text:span><text:span text:style-name="T11">mapping </text:span><text:span text:style-name="T14">resource</text:span><text:span text:style-name="T17">=</text:span><text:span text:style-name="T20">"GalleryImage.hbm.xml"</text:span><text:span text:style-name="T8">/&gt;</text:span></text:p>
      <text:p text:style-name="P19"><text:tab/><text:tab/>...</text:p>
      <text:p text:style-name="Código"><text:span text:style-name="T17"><text:tab/></text:span><text:span text:style-name="T8">&lt;/</text:span><text:span text:style-name="T11">session-factory</text:span><text:span text:style-name="T8">&gt;</text:span></text:p>
      <text:p text:style-name="Código"><text:span text:style-name="T9">&lt;/</text:span><text:span text:style-name="T12">hibernate-configuration</text:span><text:span text:style-name="T9">&gt;</text:span></text:p>
      <text:p text:style-name="P14">After this you can use the IMAGES_GALLERY stereotype in all components of your application.</text:p>
      <text:list text:style-name="L1" text:continue-numbering="true">
        <text:list-item>
          <text:list text:continue-numbering="true">
            <text:list-item>
              <text:list text:continue-numbering="true">
                <text:list-item>
                  <text:h text:style-name="P489"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span><text:span text:style-name="T8">&lt;</text:span><text:span text:style-name="T11">valid-values</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tab/><text:tab/></text:span></text:p>
      <text:p text:style-name="Código"><text:span text:style-name="T17"><text:tab/></text:span><text:span text:style-name="T8">&lt;/</text:span><text:span text:style-name="T11">valid-values</text:span><text:span text:style-name="T8">&gt;</text:span></text:p>
      <text:p text:style-name="Código"><text:span text:style-name="T9">&lt;/</text:span><text:span text:style-name="T12">property</text:span><text:span text:style-name="T9">&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489" text:outline-level="3">Calculator</text:h>
                </text:list-item>
              </text:list>
            </text:list-item>
          </text:list>
        </text:list-item>
      </text:list>
      <text:p text:style-name="Text_20_body">A calculator implements the logic to execute when the <text:span text:style-name="T3">getter</text:span> method of a calculated property is called. The calculated properties are read only (only have <text:span text:style-name="T3">getter</text:span>) and not persistent (they do not match with any column of database table).</text:p>
      <text:p text:style-name="Text_20_body">A calculated property is defined in this way:</text:p>
      <text:p text:style-name="Código"><text:span text:style-name="T8">&lt;</text:span><text:span text:style-name="T11">property </text:span><text:span text:style-name="T14">name</text:span><text:span text:style-name="T17">=</text:span><text:span text:style-name="T20">"unitPriceInPesetas" </text:span><text:span text:style-name="T14">type</text:span><text:span text:style-name="T17">=</text:span><text:span text:style-name="T20">"java.math.BigDecimal" </text:span><text:span text:style-name="T14">size</text:span><text:span text:style-name="T17">=</text:span><text:span text:style-name="T20">"18"</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urosToPesetas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sString" </text:span><text:span text:style-name="T14">type</text:span><text:span text:style-name="T17">=</text:span><text:span text:style-name="T20">"String"</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street"</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int2" </text:span><text:span text:style-name="T14">from</text:span><text:span text:style-name="T17">=</text:span><text:span text:style-name="T20">"zipCod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3" </text:span><text:span text:style-name="T14">from</text:span><text:span text:style-name="T17">=</text:span><text:span text:style-name="T20">"city"</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string4" </text:span><text:span text:style-name="T14">from</text:span><text:span text:style-name="T17">=</text:span><text:span text:style-name="T20">"state.name"</text:span><text:span text:style-name="T8">/&gt;<text:tab/><text:tab/></text:span><text:span text:style-name="T17">(1)</text:span></text:p>
      <text:p text:style-name="Código"><text:span text:style-name="T17"><text:tab/><text:tab/><text:tab/></text:span><text:span text:style-name="T8">&lt;</text:span><text:span text:style-name="T11">set </text:span><text:span text:style-name="T14">property</text:span><text:span text:style-name="T17">=</text:span><text:span text:style-name="T20">"int5" </text:span><text:span text:style-name="T14">from</text:span><text:span text:style-name="T17">=</text:span><text:span text:style-name="T20">"customer.number"</text:span><text:span text:style-name="T8">/&gt;<text:tab/><text:tab/></text:span><text:span text:style-name="T17">(2)</text:span></text:p>
      <text:p text:style-name="Código"><text:span text:style-name="T17"><text:tab/><text:tab/></text:span><text:span text:style-name="T8">&lt;/</text:span><text:span text:style-name="T11">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8">&lt;/</text:span><text:span text:style-name="T11">aggregate</text:span><text:span text:style-name="T8">&gt;</text:span><text:span text:style-name="T17"><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3">(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11">property </text:span><text:span text:style-name="T14">name</text:span><text:span text:style-name="T17">=</text:span><text:span text:style-name="T20">"fullName" </text:span><text:span text:style-name="T14">type</text:span><text:span text:style-name="T17">=</text:span><text:span text:style-name="T20">"String"</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calculators.Conca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1" </text:span><text:span text:style-name="T14">from</text:span><text:span text:style-name="T17">=</text:span><text:span text:style-name="T20">"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eparator" </text:span><text:span text:style-name="T14">value</text:span><text:span text:style-name="T17">=</text:span><text:span text:style-name="T20">" -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2" </text:span><text:span text:style-name="T14">from</text:span><text:span text:style-name="T17">=</text:span><text:span text:style-name="T20">"name"</text:span><text:span text:style-name="T8">/&gt;</text:span></text:p>
      <text:p text:style-name="Código"><text:span text:style-name="T17"><text:tab/></text:span><text:span text:style-name="T8">&lt;/</text:span><text:span text:style-name="T11">calculator</text:span><text:span text:style-name="T8">&gt;</text:span></text:p>
      <text:p text:style-name="Código"><text:span text:style-name="T8">&lt;/</text:span><text:span text:style-name="T11">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11">property </text:span><text:span text:style-name="T14">name</text:span><text:span text:style-name="T17">=</text:span><text:span text:style-name="T20">"amountsSum" </text:span><text:span text:style-name="T14">stereotype</text:span><text:span text:style-name="T17">=</text:span><text:span text:style-name="T20">"MONEY"</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AmountsSumCalculator"</text:span><text:span text:style-name="T8">/&gt;</text:span></text:p>
      <text:p text:style-name="Código"><text:span text:style-name="T8">&lt;/</text:span><text:span text:style-name="T11">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3">(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11">property </text:span><text:span text:style-name="T14">name</text:span><text:span text:style-name="T17">=</text:span><text:span text:style-name="T20">"detailsCount" </text:span><text:span text:style-name="T14">type</text:span><text:span text:style-name="T17">=</text:span><text:span text:style-name="T20">"int" </text:span><text:span text:style-name="T14">size</text:span><text:span text:style-name="T17">=</text:span><text:span text:style-name="T20">"3"</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DetailsCount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yea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property</text:span><text:span text:style-name="T9">&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489"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text:tab/> <text:s text:c="2"/></text:span></text:p>
      <text:p text:style-name="Código"><text:span text:style-name="T17"><text:tab/></text:span><text:span text:style-name="T8">&lt;</text:span><text:span text:style-name="T11">default-value-calculator</text:span></text:p>
      <text:p text:style-name="Código"><text:span text:style-name="T11"><text:tab/><text:tab/></text:span><text:span text:style-name="T14">class</text:span><text:span text:style-name="T17">=</text:span><text:span text:style-name="T20">"org.openxava.calculators.CurrentYearCalculator"</text:span><text:span text:style-name="T8">/&gt;</text:span></text:p>
      <text:p text:style-name="Código"><text:span text:style-name="T9">&lt;/</text:span><text:span text:style-name="T12">property</text:span><text:span text:style-name="T9">&gt;</text:span><text:span text:style-name="T18"><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UU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9">&lt;/</text:span><text:span text:style-name="T12">property</text:span><text:span text:style-name="T9">&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3">sequence</text:span> can be defined in this wa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SequenceCalculator" </text:span><text:span text:style-name="T14">on-create</text:span><text:span text:style-name="T17">=</text:span><text:span text:style-name="T20">"true"</text:span><text:span text:style-name="T8">&gt;</text:span></text:p>
      <text:p text:style-name="Código"><text:span text:style-name="T17"><text:s text:c="12"/></text:span><text:span text:style-name="T8">&lt;</text:span><text:span text:style-name="T11">set </text:span><text:span text:style-name="T14">property</text:span><text:span text:style-name="T17">=</text:span><text:span text:style-name="T20">"sequence" </text:span><text:span text:style-name="T14">value</text:span><text:span text:style-name="T17">=</text:span><text:span text:style-name="T20">"XAVATEST_SIZE_ID_SEQ"</text:span><text:span text:style-name="T8">/&gt;</text:span></text:p>
      <text:p text:style-name="Código"><text:span text:style-name="T17"><text:tab/></text:span><text:span text:style-name="T8">&lt;/</text:span><text:span text:style-name="T11">default-value-calculator</text:span><text:span text:style-name="T8">&gt;</text:span><text:span text:style-name="T17"> <text:s text:c="11"/></text:span></text:p>
      <text:p text:style-name="Código"><text:span text:style-name="T8">&lt;/</text:span><text:span text:style-name="T11">property</text:span><text:span text:style-name="T8">&gt;</text:span></text:p>
      <text:p text:style-name="Text_20_body">Or maybe you want to use an <text:span text:style-name="T3">identity</text:span> (auto increment) column as key:</text:p>
      <text:p text:style-name="Código"><text:span text:style-name="T8">&lt;</text:span><text:span text:style-name="T11">property </text:span><text:span text:style-name="T14">name</text:span><text:span text:style-name="T17">=</text:span><text:span text:style-name="T20">"id" </text:span><text:span text:style-name="T14">key</text:span><text:span text:style-name="T17">=</text:span><text:span text:style-name="T20">"true" </text:span><text:span text:style-name="T14">type</text:span><text:span text:style-name="T17">=</text:span><text:span text:style-name="T20">"int"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calculators.IdentityCalculator" </text:span><text:span text:style-name="T14">on-create</text:span><text:span text:style-name="T17">=</text:span><text:span text:style-name="T20">"true"/</text:span><text:span text:style-name="T8">&gt;</text:span></text:p>
      <text:p text:style-name="Código"><text:span text:style-name="T8">&lt;/</text:span><text:span text:style-name="T11">property</text:span><text:span text:style-name="T8">&gt;</text:span></text:p>
      <text:p text:style-name="Text_20_body"><text:span text:style-name="Código">SequenceCalculator</text:span> <text:span text:style-name="T3">(new in v2.0.1)</text:span> and <text:span text:style-name="Código">IdentityCalculator</text:span> <text:span text:style-name="T3">(new in v2.0.2)</text:span> do not work with EJB2. They work with Hibernate and EJB3.</text:p>
      <text:p text:style-name="Text_20_body">If you define a hidden key property with no default calculator with <text:span text:style-name="Código">on-create=”true”</text:span> then it uses <text:span text:style-name="T3">identity</text:span>, <text:span text:style-name="T3">sequence</text:span> or <text:span text:style-name="T3">hilo</text:span> techniques automatically depending upon the capabilities of the underlying database. As this:</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int" </text:span><text:span text:style-name="T14">hidden</text:span><text:span text:style-name="T17">=</text:span><text:span text:style-name="T20">"true" </text:span><text:span text:style-name="T14">key</text:span><text:span text:style-name="T17">=</text:span><text:span text:style-name="T20">"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489"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11">property </text:span><text:span text:style-name="T14">name</text:span><text:span text:style-name="T17">=</text:span><text:span text:style-name="T20">"description" </text:span><text:span text:style-name="T14">type</text:span><text:span text:style-name="T17">=</text:span><text:span text:style-name="T20">"String" </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MOTO"</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17"><text:tab/></text:span><text:span text:style-name="T8">&lt;</text:span><text:span text:style-name="T11">validator </text:span><text:span text:style-name="T14">class</text:span><text:span text:style-name="T17">=</text:span><text:span text:style-name="T20">"org.openxava.test.validators.ExcludeStringValidator" </text:span></text:p>
      <text:p text:style-name="Código"><text:span text:style-name="T20"><text:tab/><text:tab/></text:span><text:span text:style-name="T14">only-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string" </text:span><text:span text:style-name="T14">value</text:span><text:span text:style-name="T17">=</text:span><text:span text:style-name="T20">"COCHE"</text:span><text:span text:style-name="T8">/&gt;</text:span></text:p>
      <text:p text:style-name="Código"><text:span text:style-name="T17"><text:tab/></text:span><text:span text:style-name="T8">&lt;/</text:span><text:span text:style-name="T11">validator</text:span><text:span text:style-name="T8">&gt;</text:span><text:span text:style-name="T17"><text:tab/><text:tab/><text:tab/><text:tab/><text:tab/><text:tab/><text:tab/><text:tab/></text:span></text:p>
      <text:p text:style-name="Código"><text:span text:style-name="T9">&lt;/</text:span><text:span text:style-name="T12">property</text:span><text:span text:style-name="T9">&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110"><text:span text:style-name="Código">Messages errors</text:span>: A object of type Messages that represents a set of messages (like a smart collection) and where you can add the validation errors that you find.</text:p>
        </text:list-item>
        <text:list-item>
          <text:p text:style-name="P110"><text:span text:style-name="Código">Object value</text:span>: The value to validate.</text:p>
        </text:list-item>
        <text:list-item>
          <text:p text:style-name="P110"><text:span text:style-name="Código">String objectName</text:span>: Object name of the container of the property to validate. Useful to use in error messages.</text:p>
        </text:list-item>
        <text:list-item>
          <text:p text:style-name="P110"><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489" text:outline-level="3">Default validator <text:span text:style-name="T3">(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11">validators</text:span><text:span text:style-name="T8">&gt;</text:span> <text:s text:c="7"/><text:tab/></text:p>
      <text:p text:style-name="Código"><text:span text:style-name="T17"><text:tab/></text:span><text:span text:style-name="T8">&lt;</text:span><text:span text:style-name="T11">default-validator</text:span><text:span text:style-name="T8">&gt;</text:span></text:p>
      <text:p text:style-name="Código"><text:span text:style-name="T17"><text:tab/><text:tab/></text:span><text:span text:style-name="T8">&lt;</text:span><text:span text:style-name="T11">validator-class </text:span></text:p>
      <text:p text:style-name="Código"><text:span text:style-name="T11"><text:tab/><text:tab/><text:tab/></text:span><text:span text:style-name="T14">class</text:span><text:span text:style-name="T17">=</text:span><text:span text:style-name="T20">"org.openxava.test.validators.PersonNameValidator"</text:span><text:span text:style-name="T8">/&gt;</text:span></text:p>
      <text:p text:style-name="Código"><text:span text:style-name="T17"><text:tab/><text:tab/></text:span><text:span text:style-name="T8">&lt;</text:span><text:span text:style-name="T11">for-stereotype </text:span><text:span text:style-name="T14">stereotype</text:span><text:span text:style-name="T17">=</text:span><text:span text:style-name="T20">"PERSON_NAME"</text:span><text:span text:style-name="T8">/&gt;</text:span></text:p>
      <text:p text:style-name="Código"><text:span text:style-name="T17"><text:tab/></text:span><text:span text:style-name="T8">&lt;/</text:span><text:span text:style-name="T11">default-validator</text:span><text:span text:style-name="T8">&gt;</text:span><text:span text:style-name="T17"><text:tab/></text:span></text:p>
      <text:p text:style-name="Código"><text:span text:style-name="T8">&lt;/</text:span><text:span text:style-name="T11">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11">property </text:span><text:span text:style-name="T14">name</text:span><text:span text:style-name="T17">=</text:span><text:span text:style-name="T20">"name" </text:span><text:span text:style-name="T14">stereotype</text:span><text:span text:style-name="T17">=</text:span><text:span text:style-name="T20">"PERSON_NAME" </text:span><text:span text:style-name="T14">required</text:span><text:span text:style-name="T17">=</text:span><text:span text:style-name="T20">"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401"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3">getter</text:span> and its <text:span text:style-name="T3">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11">reference</text:span></text:p>
      <text:p text:style-name="Código"><text:span text:style-name="T11"><text:tab/></text:span><text:span text:style-name="T14">name</text:span><text:span text:style-name="T17">=</text:span><text:span text:style-name="T20">"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span><text:span text:style-name="T17">(2)</text:span></text:p>
      <text:p text:style-name="Código"><text:span text:style-name="T17"><text:tab/></text:span><text:span text:style-name="T14">model</text:span><text:span text:style-name="T17">=</text:span><text:span text:style-name="T20">"model"<text:tab/><text:tab/><text:tab/><text:tab/></text:span><text:span text:style-name="T17">(3)</text:span></text:p>
      <text:p text:style-name="Código"><text:span text:style-name="T17"><text:tab/></text:span><text:span text:style-name="T14">required</text:span><text:span text:style-name="T17">=</text:span><text:span text:style-name="T20">"true|false"<text:tab/><text:tab/><text:tab/></text:span><text:span text:style-name="T17">(4)</text:span></text:p>
      <text:p text:style-name="Código"><text:span text:style-name="T17"><text:tab/></text:span><text:span text:style-name="T14">key</text:span><text:span text:style-name="T17">=</text:span><text:span text:style-name="T20">"true|false"<text:tab/><text:tab/><text:tab/><text:tab/></text:span><text:span text:style-name="T17">(5)</text:span></text:p>
      <text:p text:style-name="Código"><text:span text:style-name="T17"><text:tab/></text:span><text:span text:style-name="T14">role</text:span><text:span text:style-name="T17">=</text:span><text:span text:style-name="T20">"role"<text:tab/><text:tab/><text:tab/><text:tab/><text:tab/></text:span><text:span text:style-name="T17">(6)</text:span></text:p>
      <text:p text:style-name="P19">&gt;</text:p>
      <text:p text:style-name="Código"><text:span text:style-name="T8"><text:tab/>&lt;</text:span><text:span text:style-name="T11">default-value-calculator </text:span><text:span text:style-name="T17">...</text:span><text:span text:style-name="T8">/&gt;</text:span><text:span text:style-name="T17"><text:tab/><text:tab/>(7)</text:span></text:p>
      <text:p text:style-name="Código"><text:span text:style-name="T9">&lt;/</text:span><text:span text:style-name="T12">reference</text:span><text:span text:style-name="T9">&gt;</text:span></text:p>
      <text:list text:style-name="L18">
        <text:list-item>
          <text:p text:style-name="P114"><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114"><text:span text:style-name="Código">label</text:span> (optional): Label shown to the final user. It's <text:span text:style-name="T5">much better</text:span> use <text:span text:style-name="Archivo_2f_Directorio">i18n</text:span>.</text:p>
        </text:list-item>
        <text:list-item>
          <text:p text:style-name="P114"><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114"><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114"><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114"><text:span text:style-name="Código">role</text:span> (optional): Used only in references within collections. See below.</text:p>
        </text:list-item>
        <text:list-item>
          <text:p text:style-name="P114"><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11">reference </text:span><text:span text:style-name="T14">model</text:span><text:span text:style-name="T17">=</text:span><text:span text:style-name="T20">"Address" </text:span><text:span text:style-name="T14">required</text:span><text:span text:style-name="T17">=</text:span><text:span text:style-name="T20">"true"</text:span><text:span text:style-name="T8">/&gt;</text:span><text:span text:style-name="T17"><text:tab/><text:tab/><text:tab/><text:tab/>(1)<text:tab/></text:span></text:p>
      <text:p text:style-name="Código"><text:span text:style-name="T8">&lt;</text:span><text:span text:style-name="T11">reference </text:span><text:span text:style-name="T14">name</text:span><text:span text:style-name="T17">=</text:span><text:span text:style-name="T20">"seller"</text:span><text:span text:style-name="T8">/&gt;</text:span><text:span text:style-name="T17"> <text:s text:c="2"/><text:tab/><text:tab/><text:tab/><text:tab/><text:tab/><text:tab/>(2)</text:span></text:p>
      <text:p text:style-name="Código"><text:span text:style-name="T9">&lt;</text:span><text:span text:style-name="T12">reference </text:span><text:span text:style-name="T15">name</text:span><text:span text:style-name="T18">=</text:span><text:span text:style-name="T21">"alternateSeller" </text:span><text:span text:style-name="T15">model</text:span><text:span text:style-name="T18">=</text:span><text:span text:style-name="T21">"Seller"</text:span><text:span text:style-name="T9">/&gt;<text:tab/><text:tab/></text:span><text:span text:style-name="T18">(3)</text:span></text:p>
      <text:list text:style-name="L19">
        <text:list-item>
          <text:p text:style-name="P121">A reference to an aggregate called <text:span text:style-name="Código">Address</text:span>, the reference name will be <text:span text:style-name="Código">address</text:span>.</text:p>
        </text:list-item>
        <text:list-item>
          <text:p text:style-name="P121">A reference to the entity of <text:span text:style-name="Código">Seller</text:span> component. The model is deduced from name.</text:p>
        </text:list-item>
        <text:list-item>
          <text:p text:style-name="P121">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489"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2"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default-value-calculator </text:span><text:span text:style-name="T14">class</text:span><text:span text:style-name="T17">=</text:span><text:span text:style-name="T20">"org.openxava.calculators.Integer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2"</text:span><text:span text:style-name="T8">/&gt;</text:span></text:p>
      <text:p text:style-name="Código"><text:span text:style-name="T17"><text:tab/></text:span><text:span text:style-name="T8">&lt;/</text:span><text:span text:style-name="T11">default-value-calculator</text:span><text:span text:style-name="T8">&gt;</text:span></text:p>
      <text:p text:style-name="Código"><text:span text:style-name="T9">&lt;/</text:span><text:span text:style-name="T12">reference</text:span><text:span text:style-name="T9">&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11">reference </text:span><text:span text:style-name="T14">name</text:span><text:span text:style-name="T17">=</text:span><text:span text:style-name="T20">"warehouse" </text:span><text:span text:style-name="T14">model</text:span><text:span text:style-name="T17">=</text:span><text:span text:style-name="T20">"Warehous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DefaultWarehouseCalculator"</text:span><text:span text:style-name="T8">/&gt;</text:span></text:p>
      <text:p text:style-name="Código"><text:span text:style-name="T9">&lt;/</text:span><text:span text:style-name="T12">reference</text:span><text:span text:style-name="T9">&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401"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11">collec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inimum</text:span><text:span text:style-name="T17">=</text:span><text:span text:style-name="T20">"N"<text:tab/><text:tab/><text:tab/><text:tab/></text:span><text:span text:style-name="T17">(3)</text:span></text:p>
      <text:p text:style-name="P17"><text:span text:style-name="T14"><text:tab/>maximum</text:span>=<text:span text:style-name="T20">"N"<text:tab/><text:tab/><text:tab/><text:tab/></text:span>(4)<text:tab/>new v2.0.3</text:p>
      <text:p text:style-name="P19">&gt;</text:p>
      <text:p text:style-name="Código"><text:span text:style-name="T8"><text:tab/>&lt;</text:span><text:span text:style-name="T11">reference </text:span><text:span text:style-name="T17">... </text:span><text:span text:style-name="T8">/&gt;</text:span><text:span text:style-name="T17"><text:tab/><text:tab/><text:tab/>(5)</text:span></text:p>
      <text:p text:style-name="Código"><text:span text:style-name="T17"><text:tab/></text:span><text:span text:style-name="T8">&lt;</text:span><text:span text:style-name="T11">condition </text:span><text:span text:style-name="T17">... </text:span><text:span text:style-name="T8">/&gt;</text:span><text:span text:style-name="T17"><text:tab/><text:tab/><text:tab/>(6)</text:span></text:p>
      <text:p text:style-name="Código"><text:span text:style-name="T17"><text:tab/></text:span><text:span text:style-name="T8">&lt;</text:span><text:span text:style-name="T11">order </text:span><text:span text:style-name="T17">... </text:span><text:span text:style-name="T8">/&gt;</text:span><text:span text:style-name="T17"><text:tab/><text:tab/><text:tab/>(7)</text:span></text:p>
      <text:p text:style-name="Código"><text:span text:style-name="T17"><text:tab/></text:span><text:span text:style-name="T8">&lt;</text:span><text:span text:style-name="T11">calculator </text:span><text:span text:style-name="T17">... </text:span><text:span text:style-name="T8">/&gt;</text:span><text:span text:style-name="T17"><text:tab/><text:tab/><text:tab/>(8)<text:tab/></text:span></text:p>
      <text:p text:style-name="Código"><text:span text:style-name="T17"><text:tab/></text:span><text:span text:style-name="T8">&lt;</text:span><text:span text:style-name="T11">postremove-calculator </text:span><text:span text:style-name="T17">... </text:span><text:span text:style-name="T8">/&gt;</text:span><text:span text:style-name="T17"><text:tab/>(9)</text:span></text:p>
      <text:p text:style-name="Código"><text:span text:style-name="T9">&lt;/</text:span><text:span text:style-name="T12">collection</text:span><text:span text:style-name="T9">&gt;</text:span></text:p>
      <text:list text:style-name="L20">
        <text:list-item>
          <text:p text:style-name="P124"><text:span text:style-name="Código">name</text:span> (required): The collection name in Java, therefore it must follow the rules for name members in Java, including starting with lower-case. Using underline (_) is not advisable.</text:p>
        </text:list-item>
        <text:list-item>
          <text:p text:style-name="P124"><text:span text:style-name="Código">label</text:span> (optional): Label shown to final user. Is <text:span text:style-name="T5">much better</text:span> to use <text:span text:style-name="Archivo_2f_Directorio">i18n</text:span> files.</text:p>
        </text:list-item>
        <text:list-item>
          <text:p text:style-name="P124"><text:span text:style-name="Código">minimum</text:span> (optional): Minimum number of expected elements. This is validated just before saving.</text:p>
        </text:list-item>
        <text:list-item>
          <text:p text:style-name="P124"><text:span text:style-name="Código">maximum</text:span> (optional): <text:span text:style-name="T3">(new v2.0.3)</text:span> Maximum number of expected elements.</text:p>
        </text:list-item>
        <text:list-item>
          <text:p text:style-name="P124"><text:span text:style-name="Código">reference </text:span>(required): With the syntax you can see in the previous point.</text:p>
        </text:list-item>
        <text:list-item>
          <text:p text:style-name="P124"><text:span text:style-name="Código">condition</text:span> (optional): Restricts the elements that appear in the collection.</text:p>
        </text:list-item>
        <text:list-item>
          <text:p text:style-name="P124"><text:span text:style-name="Código">order</text:span> (optional): The elements in collections will be in the indicated order.</text:p>
        </text:list-item>
        <text:list-item>
          <text:p text:style-name="P124"><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124"><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11">collection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Delivery"</text:span><text:span text:style-name="T8">/&gt;</text:span></text:p>
      <text:p text:style-name="Código"><text:span text:style-name="T9">&lt;/</text:span><text:span text:style-name="T12">collection</text:span><text:span text:style-name="T9">&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span text:style-name="T17"> <text:tab/>(1)</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span text:style-name="T17"><text:tab/></text:span></text:p>
      <text:p text:style-name="Código"><text:span text:style-name="T17"><text:tab/></text:span><text:span text:style-name="T8">&lt;</text:span><text:span text:style-name="T11">order</text:span><text:span text:style-name="T8">&gt;</text:span><text:span text:style-name="T17">${serviceType} desc</text:span><text:span text:style-name="T8">&lt;/</text:span><text:span text:style-name="T11">order</text:span><text:span text:style-name="T8">&gt;</text:span><text:span text:style-name="T17"><text:tab/>(2)</text:span></text:p>
      <text:p text:style-name="Código"><text:span text:style-name="T17"><text:tab/></text:span><text:span text:style-name="T8">&lt;</text:span><text:span text:style-name="T11">postremove-calculator<text:tab/><text:tab/><text:tab/></text:span><text:span text:style-name="T17">(3)</text:span></text:p>
      <text:p text:style-name="Código"><text:span text:style-name="T17"><text:tab/><text:tab/></text:span><text:span text:style-name="T14">class</text:span><text:span text:style-name="T17">=</text:span><text:span text:style-name="T20">"org.openxava.test.calculators.DetailPostremoveCalculator"</text:span><text:span text:style-name="T8">/&gt;</text:span></text:p>
      <text:p text:style-name="Código"><text:span text:style-name="T9">&lt;/</text:span><text:span text:style-name="T12">collection</text:span><text:span text:style-name="T9">&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133">The restriction <text:span text:style-name="Código">minimum=”1”</text:span> <text:s/>requires at least one detail for the invoice to be valid.</text:p>
        </text:list-item>
        <text:list-item>
          <text:p text:style-name="P133">With <text:span text:style-name="Código">order</text:span> you force that the <text:span text:style-name="Código">details</text:span> will be returned ordered by <text:span text:style-name="Código">serviceType</text:span>.</text:p>
        </text:list-item>
        <text:list-item>
          <text:p text:style-name="P133">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7">&lt;!-- Others carriers of same warehouse --&gt;</text:span><text:span text:style-name="T17"><text:tab/></text:span></text:p>
      <text:p text:style-name="Código"><text:span text:style-name="T8">&lt;</text:span><text:span text:style-name="T11">collection </text:span><text:span text:style-name="T14">name</text:span><text:span text:style-name="T17">=</text:span><text:span text:style-name="T20">"fellowCarriers"</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7"><text:tab/></text:span><text:span text:style-name="T8">&lt;/</text:span><text:span text:style-name="T11">condition</text:span><text:span text:style-name="T8">&gt;</text:span></text:p>
      <text:p text:style-name="Código"><text:span text:style-name="T9">&lt;/</text:span><text:span text:style-name="T12">collection</text:span><text:span text:style-name="T9">&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11">collection </text:span><text:span text:style-name="T14">name</text:span><text:span text:style-name="T17">=</text:span><text:span text:style-name="T20">"fellowCarriersCalculated"</text:span><text:span text:style-name="T8">&gt;</text:span><text:span text:style-name="T17"> <text:tab/><text:tab/><text:tab/></text:span></text:p>
      <text:p text:style-name="Código"><text:span text:style-name="T17"><text:tab/></text:span><text:span text:style-name="T8">&lt;</text:span><text:span text:style-name="T11">reference </text:span><text:span text:style-name="T14">model</text:span><text:span text:style-name="T17">=</text:span><text:span text:style-name="T20">"Carrier"</text:span><text:span text:style-name="T8">/&gt;</text:span><text:span text:style-name="T17"><text:tab/><text:tab/><text:tab/></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FellowCarriersCalculator"</text:span><text:span text:style-name="T8">/&gt;</text:span></text:p>
      <text:p text:style-name="P23"><text:span text:style-name="T8">&lt;/</text:span><text:span text:style-name="T11">collection</text:span><text:span text:style-name="T8">&gt;</text:span><text:span text:style-name="T17"><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11">collection </text:span><text:span text:style-name="T14">name</text:span><text:span text:style-name="T17">=</text:span><text:span text:style-name="T20">"customers"</text:span><text:span text:style-name="T8">&gt;</text:span><text:span text:style-name="T17"><text:tab/></text:span></text:p>
      <text:p text:style-name="Código"><text:span text:style-name="T17"><text:tab/></text:span><text:span text:style-name="T8">&lt;</text:span><text:span text:style-name="T11">reference </text:span><text:span text:style-name="T14">model</text:span><text:span text:style-name="T17">=</text:span><text:span text:style-name="T20">"Customer" </text:span><text:span text:style-name="T14">role</text:span><text:span text:style-name="T17">=</text:span><text:span text:style-name="T20">"seller"</text:span><text:span text:style-name="T8">/&gt;</text:span><text:span text:style-name="T17"><text:tab/><text:tab/><text:tab/></text:span></text:p>
      <text:p text:style-name="Código"><text:span text:style-name="T9">&lt;/</text:span><text:span text:style-name="T12">collection</text:span><text:span text:style-name="T9">&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401"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11">method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type</text:span><text:span text:style-name="T17">=</text:span><text:span text:style-name="T20">"type"<text:tab/><text:tab/><text:tab/><text:tab/></text:span><text:span text:style-name="T17">(2)</text:span></text:p>
      <text:p text:style-name="Código"><text:span text:style-name="T17"><text:tab/></text:span><text:span text:style-name="T14">arguments</text:span><text:span text:style-name="T17">=</text:span><text:span text:style-name="T20">"arguments"<text:tab/><text:tab/></text:span><text:span text:style-name="T17">(3)</text:span></text:p>
      <text:p text:style-name="Código"><text:span text:style-name="T17"><text:tab/></text:span><text:span text:style-name="T14">exceptions</text:span><text:span text:style-name="T17">=</text:span><text:span text:style-name="T20">"exceptions"<text:tab/><text:tab/></text:span><text:span text:style-name="T17">(4)</text:span></text:p>
      <text:p text:style-name="P19">&gt;</text:p>
      <text:p text:style-name="Código"><text:span text:style-name="T17"><text:tab/></text:span><text:span text:style-name="T8">&lt;</text:span><text:span text:style-name="T11">calculator </text:span><text:span text:style-name="T17">... </text:span><text:span text:style-name="T8">/&gt;</text:span><text:span text:style-name="T17"><text:tab/><text:tab/><text:tab/>(5)</text:span></text:p>
      <text:p text:style-name="Código"><text:span text:style-name="T9">&lt;/</text:span><text:span text:style-name="T12">method</text:span><text:span text:style-name="T9">&gt;</text:span></text:p>
      <text:list text:style-name="L22">
        <text:list-item>
          <text:p text:style-name="P136"><text:span text:style-name="Código">name</text:span> (required): Name of the method in Java, therefore it must follow the Java rules to name members, like beginning with lower-case.</text:p>
        </text:list-item>
        <text:list-item>
          <text:p text:style-name="P136"><text:span text:style-name="Código">type</text:span> (optional, by default <text:span text:style-name="Código">void</text:span>): Is the Java type that the method returns. All Java types valid as return type for a Java method are applicable here.</text:p>
        </text:list-item>
        <text:list-item>
          <text:p text:style-name="P136"><text:span text:style-name="Código">arguments</text:span> (optional): Argument list of the method in Java format.</text:p>
        </text:list-item>
        <text:list-item>
          <text:p text:style-name="P136"><text:span text:style-name="Código">exceptions</text:span> (optional): Exception list that can be thrown by this method, in Java format.</text:p>
        </text:list-item>
        <text:list-item>
          <text:p text:style-name="P136"><text:span text:style-name="Código">calculator</text:span> (required): Implements the logic of the method.</text:p>
        </text:list-item>
      </text:list>
      <text:p text:style-name="Text_20_body">Defining a method is easy:</text:p>
      <text:p text:style-name="Código"><text:span text:style-name="T8">&lt;</text:span><text:span text:style-name="T11">method </text:span><text:span text:style-name="T14">name</text:span><text:span text:style-name="T17">=</text:span><text:span text:style-name="T20">"increasePrice"</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IncreasePriceCalculator"</text:span><text:span text:style-name="T8">/&gt;</text:span></text:p>
      <text:p text:style-name="Código"><text:span text:style-name="T9">&lt;/</text:span><text:span text:style-name="T12">method</text:span><text:span text:style-name="T9">&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141">A calculator for a method has moral authority to change the state of the object.</text:p>
        </text:list-item>
        <text:list-item>
          <text:p text:style-name="P141">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11">method </text:span><text:span text:style-name="T14">name</text:span><text:span text:style-name="T17">=</text:span><text:span text:style-name="T20">"getPrice" </text:span><text:span text:style-name="T14">type</text:span><text:span text:style-name="T17">=</text:span><text:span text:style-name="T20">"BigDecimal"</text:span></text:p>
      <text:p text:style-name="Código"><text:span text:style-name="T20"><text:tab/></text:span><text:span text:style-name="T14">arguments</text:span><text:span text:style-name="T17">=</text:span><text:span text:style-name="T20">"String country, BigDecimal tariff"</text:span></text:p>
      <text:p text:style-name="Código"><text:span text:style-name="T20"><text:tab/></text:span><text:span text:style-name="T14">exceptions</text:span><text:span text:style-name="T17">=</text:span><text:span text:style-name="T20">"ProductException, PriceException"</text:span><text:span text:style-name="T8">&gt;</text:span></text:p>
      <text:p text:style-name="Código"><text:span text:style-name="T17"><text:tab/></text:span><text:span text:style-name="T8">&lt;</text:span><text:span text:style-name="T11">calculator </text:span><text:span text:style-name="T14">class</text:span><text:span text:style-name="T17">=</text:span><text:span text:style-name="T20">"org.openxava.test.calculators.ExportPriceCalcul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euros" </text:span><text:span text:style-name="T14">from</text:span><text:span text:style-name="T17">=</text:span><text:span text:style-name="T20">"unitPrice"</text:span><text:span text:style-name="T8">/&gt;</text:span></text:p>
      <text:p text:style-name="Código"><text:span text:style-name="T17"><text:tab/></text:span><text:span text:style-name="T8">&lt;/</text:span><text:span text:style-name="T11">calculator</text:span><text:span text:style-name="T8">&gt;</text:span><text:span text:style-name="T17"><text:tab/><text:tab/></text:span></text:p>
      <text:p text:style-name="Código"><text:span text:style-name="T9">&lt;/</text:span><text:span text:style-name="T12">method</text:span><text:span text:style-name="T9">&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401"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3">finder</text:span> in <text:span text:style-name="T3">home</text:span>.</text:p>
      <text:p text:style-name="Text_20_body">The syntax for finder is:</text:p>
      <text:p text:style-name="Código"><text:span text:style-name="T8">&lt;</text:span><text:span text:style-name="T11">finder </text:span></text:p>
      <text:p text:style-name="Código"><text:span text:style-name="T11"><text:tab/></text:span><text:span text:style-name="T14">name</text:span><text:span text:style-name="T17">=</text:span><text:span text:style-name="T20">"name" <text:tab/><text:tab/><text:tab/><text:tab/></text:span><text:span text:style-name="T17">(1)</text:span></text:p>
      <text:p text:style-name="Código"><text:span text:style-name="T17"><text:tab/></text:span><text:span text:style-name="T14">arguments</text:span><text:span text:style-name="T17">=</text:span><text:span text:style-name="T20">"arguments"<text:tab/><text:tab/></text:span><text:span text:style-name="T17">(2)</text:span></text:p>
      <text:p text:style-name="Código"><text:span text:style-name="T17"><text:tab/></text:span><text:span text:style-name="T14">collection</text:span><text:span text:style-name="T17">=</text:span><text:span text:style-name="T20">"(true|false)"<text:tab/><text:tab/></text:span><text:span text:style-name="T17">(3)</text:span></text:p>
      <text:p text:style-name="P19">&gt;</text:p>
      <text:p text:style-name="Código"><text:span text:style-name="T8"><text:tab/>&lt;</text:span><text:span text:style-name="T11">condition </text:span><text:span text:style-name="T17">... </text:span><text:span text:style-name="T8">/&gt;</text:span><text:span text:style-name="T17"><text:tab/><text:tab/><text:tab/>(4)</text:span></text:p>
      <text:p text:style-name="Código"><text:span text:style-name="T17"><text:tab/></text:span><text:span text:style-name="T8">&lt;</text:span><text:span text:style-name="T11">order </text:span><text:span text:style-name="T17">... </text:span><text:span text:style-name="T8">/&gt;</text:span><text:span text:style-name="T17"><text:tab/><text:tab/><text:tab/>(5)</text:span></text:p>
      <text:p text:style-name="Código"><text:span text:style-name="T9">&lt;/</text:span><text:span text:style-name="T12">finder</text:span><text:span text:style-name="T9">&gt;</text:span></text:p>
      <text:p text:style-name="P7"/>
      <text:list text:style-name="L24">
        <text:list-item>
          <text:p text:style-name="P143"><text:span text:style-name="Código">name</text:span> (required): Name of the finder method in Java, hence it must follow the Java rules for member naming, e.g. beginning with lower-case.</text:p>
        </text:list-item>
        <text:list-item>
          <text:p text:style-name="P143"><text:span text:style-name="Código">arguments</text:span> (required): Argument list for the method in Java format. It is (most) advisable to use simple data types.</text:p>
        </text:list-item>
        <text:list-item>
          <text:p text:style-name="P143"><text:span text:style-name="Código">collection</text:span> (optional, by default <text:span text:style-name="Código">false</text:span>): Indicates if the result will be a single object or a collection.</text:p>
        </text:list-item>
        <text:list-item>
          <text:p text:style-name="P143"><text:span text:style-name="Código">condition</text:span> (optional): A condition with SQL/EJBQL syntax where you can use the names of properties inside <text:span text:style-name="Código">${}</text:span>.</text:p>
        </text:list-item>
        <text:list-item>
          <text:p text:style-name="P143"><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11">finder </text:span><text:span text:style-name="T14">name</text:span><text:span text:style-name="T17">=</text:span><text:span text:style-name="T20">"byNumber" </text:span><text:span text:style-name="T14">arguments</text:span><text:span text:style-name="T17">=</text:span><text:span text:style-name="T20">"int number"</text:span><text:span text:style-name="T8">&gt;</text:span></text:p>
      <text:p text:style-name="Código"><text:span text:style-name="T17"><text:tab/></text:span><text:span text:style-name="T8">&lt;</text:span><text:span text:style-name="T11">condition</text:span><text:span text:style-name="T8">&gt;</text:span><text:span text:style-name="T17">${number} = {0}</text:span><text:span text:style-name="T8">&lt;/</text:span><text:span text:style-name="T11">condition</text:span><text:span text:style-name="T8">&gt;</text:span></text:p>
      <text:p text:style-name="Código"><text:span text:style-name="T8">&lt;/</text:span><text:span text:style-name="T11">finder</text:span><text:span text:style-name="T8">&gt;</text:span><text:span text:style-name="T17"><text:tab/><text:tab/></text:span></text:p>
      <text:p text:style-name="Código"><text:tab/><text:tab/><text:tab/><text:tab/></text:p>
      <text:p text:style-name="Código"><text:span text:style-name="T8">&lt;</text:span><text:span text:style-name="T11">finder </text:span><text:span text:style-name="T14">name</text:span><text:span text:style-name="T17">=</text:span><text:span text:style-name="T20">"byNameLike" </text:span><text:span text:style-name="T14">arguments</text:span><text:span text:style-name="T17">=</text:span><text:span text:style-name="T20">"String name"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p>
      <text:p text:style-name="Código"><text:span text:style-name="T11"><text:tab/></text:span><text:span text:style-name="T14">name</text:span><text:span text:style-name="T17">=</text:span><text:span text:style-name="T20">"byNameLikeAndRelationWithSeller"</text:span></text:p>
      <text:p text:style-name="Código"><text:span text:style-name="T20"><text:tab/></text:span><text:span text:style-name="T14">arguments</text:span><text:span text:style-name="T17">=</text:span><text:span text:style-name="T20">"String name, String relationWithSeller" </text:span></text:p>
      <text:p text:style-name="Código"><text:span text:style-name="T20"><text:tab/></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name} like {0} and ${relationWithSeller} = {1}</text:span><text:span text:style-name="T8">&lt;/</text:span><text:span text:style-name="T11">condition</text:span><text:span text:style-name="T8">&gt;</text:span></text:p>
      <text:p text:style-name="Código"><text:span text:style-name="T17"><text:tab/></text:span><text:span text:style-name="T8">&lt;</text:span><text:span text:style-name="T11">order</text:span><text:span text:style-name="T8">&gt;</text:span><text:span text:style-name="T17">${name} desc</text:span><text:span text:style-name="T8">&lt;/</text:span><text:span text:style-name="T11">order</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8">&lt;</text:span><text:span text:style-name="T11">finder </text:span><text:span text:style-name="T14">name</text:span><text:span text:style-name="T17">=</text:span><text:span text:style-name="T20">"normal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1</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tab/><text:tab/><text:tab/><text:tab/></text:p>
      <text:p text:style-name="Código"><text:span text:style-name="T8">&lt;</text:span><text:span text:style-name="T11">finder </text:span><text:span text:style-name="T14">name</text:span><text:span text:style-name="T17">=</text:span><text:span text:style-name="T20">"steadyOnes" </text:span><text:span text:style-name="T14">arguments</text:span><text:span text:style-name="T17">=</text:span><text:span text:style-name="T20">"" </text:span><text:span text:style-name="T14">collection</text:span><text:span text:style-name="T17">=</text:span><text:span text:style-name="T20">"true"</text:span><text:span text:style-name="T8">&gt;</text:span></text:p>
      <text:p text:style-name="Código"><text:span text:style-name="T17"><text:tab/></text:span><text:span text:style-name="T8">&lt;</text:span><text:span text:style-name="T11">condition</text:span><text:span text:style-name="T8">&gt;</text:span><text:span text:style-name="T17">${type} = 2</text:span><text:span text:style-name="T8">&lt;/</text:span><text:span text:style-name="T11">condition</text:span><text:span text:style-name="T8">&gt;</text:span></text:p>
      <text:p text:style-name="Código"><text:span text:style-name="T8">&lt;/</text:span><text:span text:style-name="T11">finder</text:span><text:span text:style-name="T8">&gt;</text:span></text:p>
      <text:p text:style-name="Código"><text:tab/><text:tab/></text:p>
      <text:p text:style-name="Código"><text:span text:style-name="T9">&lt;</text:span><text:span text:style-name="T12">finder </text:span><text:span text:style-name="T15">name</text:span><text:span text:style-name="T18">=</text:span><text:span text:style-name="T21">"all" </text:span><text:span text:style-name="T15">arguments</text:span><text:span text:style-name="T18">=</text:span><text:span text:style-name="T21">"" </text:span><text:span text:style-name="T15">collection</text:span><text:span text:style-name="T18">=</text:span><text:span text:style-name="T21">"true"</text:span><text:span text:style-name="T9">/&gt;</text:span></text:p>
      <text:p text:style-name="Text_20_body">This generates a set of <text:span text:style-name="T3">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401"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11">postcreate-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create-calculator</text:span><text:span text:style-name="T9">&gt;</text:span></text:p>
      <text:list text:style-name="L25">
        <text:list-item>
          <text:p text:style-name="P148"><text:span text:style-name="Código">class</text:span> (required): Calculator class. This calculator must implement <text:span text:style-name="Código">ICalculator</text:span> or some of its children.</text:p>
        </text:list-item>
        <text:list-item>
          <text:p text:style-name="P1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11">postcreate-calculator <text:tab/><text:tab/><text:tab/><text:tab/><text:tab/></text:span></text:p>
      <text:p text:style-name="Código"><text:span text:style-name="T11"><text:tab/></text:span><text:span text:style-name="T14">class</text:span><text:span text:style-name="T17">=</text:span><text:span text:style-name="T20">"org.openxava.test.calculators.DeliveryTypePostcreateCalculator"</text:span><text:span text:style-name="T8">&gt;</text:span><text:span text:style-name="T17"><text:tab/><text:tab/></text:span></text:p>
      <text:p text:style-name="Código"><text:span text:style-name="T17"><text:tab/></text:span><text:span text:style-name="T8">&lt;</text:span><text:span text:style-name="T11">set </text:span><text:span text:style-name="T14">property</text:span><text:span text:style-name="T17">=</text:span><text:span text:style-name="T20">"suffix" </text:span><text:span text:style-name="T14">value</text:span><text:span text:style-name="T17">=</text:span><text:span text:style-name="T20">"CREATED"</text:span><text:span text:style-name="T8">/&gt;</text:span></text:p>
      <text:p text:style-name="Código"><text:span text:style-name="T8">&lt;/</text:span><text:span text:style-name="T11">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401"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11">postmodify-calculator </text:span></text:p>
      <text:p text:style-name="Código"><text:span text:style-name="T11"><text:tab/></text:span><text:span text:style-name="T14">class</text:span><text:span text:style-name="T17">=</text:span><text:span text:style-name="T20">"class"</text:span><text:span text:style-name="T8">&gt;</text:span><text:span text:style-name="T17"><text:tab/><text:tab/>(1)</text:span></text:p>
      <text:p text:style-name="Código"><text:span text:style-name="T17"><text:tab/></text:span><text:span text:style-name="T8">&lt;</text:span><text:span text:style-name="T11">set </text:span><text:span text:style-name="T17">... </text:span><text:span text:style-name="T8">/&gt;</text:span><text:span text:style-name="T17"> ...<text:tab/><text:tab/>(2)</text:span></text:p>
      <text:p text:style-name="Código"><text:span text:style-name="T9">&lt;/</text:span><text:span text:style-name="T12">postmodify-calculator</text:span><text:span text:style-name="T9">&gt;</text:span></text:p>
      <text:list text:style-name="L25" text:continue-numbering="true">
        <text:list-item>
          <text:p text:style-name="P148"><text:span text:style-name="Código">class</text:span> (required): Calculator class. A calculator that implements <text:span text:style-name="Código">ICalculator</text:span> or some of its children.</text:p>
        </text:list-item>
        <text:list-item>
          <text:p text:style-name="P1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11">postmodify-calculator</text:span></text:p>
      <text:p text:style-name="Código"><text:span text:style-name="T11"><text:tab/></text:span><text:span text:style-name="T14">class</text:span><text:span text:style-name="T17">=</text:span><text:span text:style-name="T20">"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401"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401"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11">validator </text:span></text:p>
      <text:p text:style-name="Código"><text:span text:style-name="T11"><text:tab/></text:span><text:span text:style-name="T14">class</text:span><text:span text:style-name="T17">=</text:span><text:span text:style-name="T20">"class" <text:tab/><text:tab/><text:tab/></text:span><text:span text:style-name="T17">(1)</text:span></text:p>
      <text:p text:style-name="Código"><text:span text:style-name="T17"><text:tab/></text:span><text:span text:style-name="T14">name</text:span><text:span text:style-name="T17">=</text:span><text:span text:style-name="T20">"name"<text:tab/><text:tab/><text:tab/><text:tab/></text:span><text:span text:style-name="T17">(2)</text:span></text:p>
      <text:p text:style-name="Código"><text:span text:style-name="T17"><text:tab/></text:span><text:span text:style-name="T14">only-on-create</text:span><text:span text:style-name="T17">=</text:span><text:span text:style-name="T20">"true|false"<text:tab/></text:span><text:span text:style-name="T17">(3) </text:span></text:p>
      <text:p text:style-name="P19">&gt;</text:p>
      <text:p text:style-name="Código"><text:span text:style-name="T8"><text:tab/>&lt;</text:span><text:span text:style-name="T11">set </text:span><text:span text:style-name="T17">... </text:span><text:span text:style-name="T8">/&gt;</text:span><text:span text:style-name="T17"> ...<text:tab/><text:tab/><text:tab/>(4)</text:span></text:p>
      <text:p text:style-name="Código"><text:span text:style-name="T9">&lt;/</text:span><text:span text:style-name="T12">validator</text:span><text:span text:style-name="T9">&gt;</text:span></text:p>
      <text:list text:style-name="L26">
        <text:list-item>
          <text:p text:style-name="P152"><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152"><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152"><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152"><text:span text:style-name="Código">set</text:span> (several, optional): To set a value of the validator properties before executing it.</text:p>
        </text:list-item>
      </text:list>
      <text:p text:style-name="Text_20_body">An example:</text:p>
      <text:p text:style-name="Código"><text:span text:style-name="T8">&lt;</text:span><text:span text:style-name="T11">validator </text:span><text:span text:style-name="T14">class</text:span><text:span text:style-name="T17">=</text:span><text:span text:style-name="T20">"org.openxava.test.validators.CheapProductValidator"</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limit" </text:span><text:span text:style-name="T14">value</text:span><text:span text:style-name="T17">=</text:span><text:span text:style-name="T20">"100"</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description"</text:span><text:span text:style-name="T8">/&gt;</text:span></text:p>
      <text:p text:style-name="Código"><text:span text:style-name="T17"><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9">&lt;/</text:span><text:span text:style-name="T12">validator</text:span><text:span text:style-name="T9">&gt;</text:span><text:span text:style-name="T18"><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401"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11">remove-validator<text:tab/><text:tab/><text:tab/></text:span></text:p>
      <text:p text:style-name="Código"><text:span text:style-name="T11"><text:tab/></text:span><text:span text:style-name="T14">class</text:span><text:span text:style-name="T17">=</text:span><text:span text:style-name="T20">"validator"<text:tab/><text:tab/></text:span><text:span text:style-name="T17">(1)</text:span></text:p>
      <text:p text:style-name="Código"><text:span text:style-name="T17"><text:tab/></text:span><text:span text:style-name="T14">name</text:span><text:span text:style-name="T17">=</text:span><text:span text:style-name="T20">"name"<text:tab/><text:tab/><text:tab/></text:span><text:span text:style-name="T17">(2)</text:span></text:p>
      <text:p text:style-name="Código">&gt;</text:p>
      <text:p text:style-name="Código"><text:span text:style-name="T17"><text:tab/></text:span><text:span text:style-name="T8">&lt;</text:span><text:span text:style-name="T11">set </text:span><text:span text:style-name="T17">... </text:span><text:span text:style-name="T8">/&gt;</text:span><text:span text:style-name="T17"> ...<text:tab/><text:tab/>(3)</text:span></text:p>
      <text:p text:style-name="Código"><text:span text:style-name="T9">&lt;/</text:span><text:span text:style-name="T12">remove-validator</text:span><text:span text:style-name="T9">&gt;</text:span></text:p>
      <text:list text:style-name="L27">
        <text:list-item>
          <text:p text:style-name="P156"><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156"><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156"><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11">remove-validator </text:span></text:p>
      <text:p text:style-name="Código"><text:span text:style-name="T12"><text:tab/></text:span><text:span text:style-name="T15">class</text:span><text:span text:style-name="T18">=</text:span><text:span text:style-name="T21">"org.openxava.test.validators.DeliveryTypeRemoveValidator"</text:span><text:span text:style-name="T9">/&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401" text:outline-level="2">Aggregate</text:h>
            </text:list-item>
          </text:list>
        </text:list-item>
      </text:list>
      <text:p text:style-name="Standard">The aggregate syntax is:</text:p>
      <text:p text:style-name="Código"><text:span text:style-name="T8">&lt;</text:span><text:span text:style-name="T11">aggregate </text:span><text:span text:style-name="T14">name</text:span><text:span text:style-name="T17">=</text:span><text:span text:style-name="T20">"aggregate"</text:span><text:span text:style-name="T8">&gt;</text:span><text:span text:style-name="T17"><text:tab/><text:tab/>(1)</text:span></text:p>
      <text:p text:style-name="Código"><text:span text:style-name="T17"><text:tab/></text:span><text:span text:style-name="T8">&lt;</text:span><text:span text:style-name="T11">bean </text:span><text:span text:style-name="T14">class</text:span><text:span text:style-name="T17">=</text:span><text:span text:style-name="T20">"beanClass"</text:span><text:span text:style-name="T8">/&gt;</text:span><text:span text:style-name="T17"><text:tab/><text:tab/>(2)</text:span></text:p>
      <text:p text:style-name="Código"><text:span text:style-name="T17"><text:tab/></text:span><text:span text:style-name="T8">&lt;</text:span><text:span text:style-name="T11">ejb </text:span><text:span text:style-name="T17">... </text:span><text:span text:style-name="T8">/&gt;</text:span><text:span text:style-name="T17"><text:tab/><text:tab/><text:tab/>(3)<text:tab/> </text:span></text:p>
      <text:p text:style-name="Código"><text:span text:style-name="T17"><text:tab/></text:span><text:span text:style-name="T8">&lt;</text:span><text:span text:style-name="T11">implements </text:span><text:span text:style-name="T17">...</text:span><text:span text:style-name="T8">/&gt;</text:span><text:span text:style-name="T17"> <text:tab/><text:tab/><text:tab/> <text:tab/> </text:span></text:p>
      <text:p text:style-name="Código"><text:span text:style-name="T17"><text:tab/></text:span><text:span text:style-name="T8">&lt;</text:span><text:span text:style-name="T11">property </text:span><text:span text:style-name="T17">...</text:span><text:span text:style-name="T8">/&gt;</text:span><text:span text:style-name="T17"> ...<text:tab/></text:span></text:p>
      <text:p text:style-name="Código"><text:span text:style-name="T17"><text:tab/></text:span><text:span text:style-name="T8">&lt;</text:span><text:span text:style-name="T11">reference </text:span><text:span text:style-name="T17">...</text:span><text:span text:style-name="T8">/&gt;</text:span><text:span text:style-name="T17"> ...<text:tab/><text:tab/> <text:tab/> </text:span></text:p>
      <text:p text:style-name="Código"><text:span text:style-name="T17"><text:tab/></text:span><text:span text:style-name="T8">&lt;</text:span><text:span text:style-name="T11">collection </text:span><text:span text:style-name="T17">...</text:span><text:span text:style-name="T8">/&gt;</text:span><text:span text:style-name="T17"> ...<text:tab/><text:tab/> <text:tab/> </text:span></text:p>
      <text:p text:style-name="Código"><text:span text:style-name="T17"><text:tab/></text:span><text:span text:style-name="T8">&lt;</text:span><text:span text:style-name="T11">method </text:span><text:span text:style-name="T17">...</text:span><text:span text:style-name="T8">/&gt;</text:span><text:span text:style-name="T17"> ...<text:tab/><text:tab/><text:tab/> <text:tab/> </text:span></text:p>
      <text:p text:style-name="Código"><text:span text:style-name="T17"><text:tab/></text:span><text:span text:style-name="T8">&lt;</text:span><text:span text:style-name="T11">finder </text:span><text:span text:style-name="T17">...</text:span><text:span text:style-name="T8">/&gt;</text:span><text:span text:style-name="T17"> ...<text:tab/><text:tab/><text:tab/> <text:tab/> </text:span></text:p>
      <text:p text:style-name="Código"><text:span text:style-name="T17"><text:tab/></text:span><text:span text:style-name="T8">&lt;</text:span><text:span text:style-name="T11">postcreate-calculator </text:span><text:span text:style-name="T17">...</text:span><text:span text:style-name="T8">/&gt;</text:span><text:span text:style-name="T17"> ...<text:tab/> <text:tab/> </text:span></text:p>
      <text:p text:style-name="Código"><text:span text:style-name="T17"><text:tab/></text:span><text:span text:style-name="T8">&lt;</text:span><text:span text:style-name="T11">postmodify-calculator </text:span><text:span text:style-name="T17">...</text:span><text:span text:style-name="T8">/&gt;</text:span><text:span text:style-name="T17"> ...<text:tab/> </text:span></text:p>
      <text:p text:style-name="Código"><text:span text:style-name="T17"><text:tab/></text:span><text:span text:style-name="T8">&lt;</text:span><text:span text:style-name="T11">validator </text:span><text:span text:style-name="T17">...</text:span><text:span text:style-name="T8">/&gt;</text:span><text:span text:style-name="T17"> ...<text:tab/><text:tab/> <text:tab/></text:span></text:p>
      <text:p text:style-name="Código"><text:span text:style-name="T17"><text:tab/></text:span><text:span text:style-name="T8">&lt;</text:span><text:span text:style-name="T11">remove-validator </text:span><text:span text:style-name="T17">...</text:span><text:span text:style-name="T8">/&gt;</text:span><text:span text:style-name="T17"> ...<text:tab/><text:tab/></text:span></text:p>
      <text:p text:style-name="Código"><text:span text:style-name="T9">&lt;/</text:span><text:span text:style-name="T12">aggregate</text:span><text:span text:style-name="T9">&gt;</text:span><text:span text:style-name="T18"><text:tab/><text:tab/></text:span></text:p>
      <text:list text:style-name="L28">
        <text:list-item>
          <text:p text:style-name="P159"><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159"><text:span text:style-name="Código">bean</text:span> (one, optional): Allows to specify a class written by you to implement the aggregate. The class has to be a JavaBean, that is a plain Java class with <text:span text:style-name="T3">getters</text:span> and <text:span text:style-name="T3">setters</text:span> for properties. <text:s/>Usually this is not used because it is much better that OpenXava generates the code for you.</text:p>
        </text:list-item>
        <text:list-item>
          <text:p text:style-name="P159"><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489"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21"><text:span text:style-name="T8">&lt;</text:span><text:span text:style-name="T11">reference </text:span><text:span text:style-name="T14">name</text:span><text:span text:style-name="T17">=</text:span><text:span text:style-name="T20">"address" </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Text_20_body">And in the component level you define:</text:p>
      <text:p text:style-name="Código"><text:span text:style-name="T8">&lt;</text:span><text:span text:style-name="T11">aggregate </text:span><text:span text:style-name="T14">name</text:span><text:span text:style-name="T17">=</text:span><text:span text:style-name="T20">"Address"</text:span><text:span text:style-name="T8">&gt;</text:span><text:span text:style-name="T17"><text:tab/><text:tab/></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1)<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tab/></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span text:style-name="T17"><text:tab/><text:tab/><text:tab/><text:tab/><text:tab/>(2)</text:span></text:p>
      <text:p text:style-name="Código"><text:span text:style-name="T9">&lt;/</text:span><text:span text:style-name="T12">aggregate</text:span><text:span text:style-name="T9">&gt;</text:span><text:span text:style-name="T18"><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489"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9">&lt;/</text:span><text:span text:style-name="T12">collection</text:span><text:span text:style-name="T9">&gt;</text:span></text:p>
      <text:p text:style-name="Text_20_body">And define the <text:span text:style-name="Código">InvoiceDetail</text:span> aggregate:</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text:span></text:p>
      <text:p text:style-name="Código"><text:span text:style-name="T20"><text:tab/><text:tab/></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text:span></text:p>
      <text:p text:style-name="Código"><text:span text:style-name="T20"><text:tab/><text:tab/></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text:span></text:p>
      <text:p text:style-name="Código"><text:span text:style-name="T20"><text:tab/><text:tab/></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p>
      <text:p text:style-name="Código"><text:span text:style-name="T11"><text:tab/><text:tab/><text:tab/></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span></text:p>
      <text:p text:style-name="Código"/>
      <text:p text:style-name="Código"><text:span text:style-name="T17"><text:tab/></text:span><text:span text:style-name="T8">&lt;</text:span><text:span text:style-name="T11">validator </text:span><text:span text:style-name="T14">class</text:span><text:span text:style-name="T17">=</text:span><text:span text:style-name="T20">"org.openxava.test.validators.InvoiceDetailValidato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oid"</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product"</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span><text:span text:style-name="T8">&lt;/</text:span><text:span text:style-name="T11">validator</text:span><text:span text:style-name="T8">&gt;</text:span></text:p>
      <text:p text:style-name="Código"><text:tab/><text:tab/></text:p>
      <text:p text:style-name="Código"><text:span text:style-name="T9">&lt;/</text:span><text:span text:style-name="T12">aggregate</text:span><text:span text:style-name="T9">&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3">(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span><text:span text:style-name="T8">&lt;</text:span><text:span text:style-name="T11">default-value-calculator </text:span></text:p>
      <text:p text:style-name="Código"><text:span text:style-name="T11"><text:tab/><text:tab/></text:span><text:span text:style-name="T14">class</text:span><text:span text:style-name="T17">=</text:span><text:span text:style-name="T20">"org.openxava.test.calculators.InvoiceDetail2OidCalculator"</text:span></text:p>
      <text:p text:style-name="Código"><text:span text:style-name="T20"><text:tab/><text:tab/></text:span><text:span text:style-name="T14">on-create</text:span><text:span text:style-name="T17">=</text:span><text:span text:style-name="T20">"true"</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invoiceYear" </text:span><text:span text:style-name="T14">from</text:span><text:span text:style-name="T17">=</text:span><text:span text:style-name="T20">"invoice.year"</text:span><text:span text:style-name="T8">/&gt;<text:tab/><text:tab/></text:span><text:span text:style-name="T17">(1)</text:span><text:span text:style-name="T8"><text:tab/></text:span></text:p>
      <text:p text:style-name="Código"><text:span text:style-name="T17"><text:tab/><text:tab/></text:span><text:span text:style-name="T8">&lt;</text:span><text:span text:style-name="T11">set </text:span><text:span text:style-name="T14">property</text:span><text:span text:style-name="T17">=</text:span><text:span text:style-name="T20">"invoiceNumber" </text:span><text:span text:style-name="T14">from</text:span><text:span text:style-name="T17">=</text:span><text:span text:style-name="T20">"invoice.number"</text:span><text:span text:style-name="T8">/&gt;<text:tab/></text:span><text:span text:style-name="T17">(1)</text:span></text:p>
      <text:p text:style-name="Código"><text:span text:style-name="T17"><text:tab/></text:span><text:span text:style-name="T8">&lt;/</text:span><text:span text:style-name="T11">default-value-calculator</text:span><text:span text:style-name="T8">&gt;</text:span></text:p>
      <text:p text:style-name="Código"><text:span text:style-name="T8">&lt;/</text:span><text:span text:style-name="T11">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3">New in v2.1.1: using reference to parent model key properties in a from attribute <text:s/>(that is, from=”invoice.year”)</text:span></text:p>
      <text:p text:style-name="Text_20_body"/>
      <text:p text:style-name="Text_20_body"/>
      <text:list text:style-name="L1" text:continue-numbering="true">
        <text:list-item>
          <text:h text:style-name="P38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11">view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17"><text:tab/></text:span><text:span text:style-name="T14">model</text:span><text:span text:style-name="T17">=</text:span><text:span text:style-name="T20">"model"<text:tab/><text:tab/><text:tab/></text:span><text:span text:style-name="T17">(3)</text:span></text:p>
      <text:p text:style-name="Código"><text:span text:style-name="T17"><text:tab/></text:span><text:span text:style-name="T14">members</text:span><text:span text:style-name="T17">=</text:span><text:span text:style-name="T20">"members"<text:tab/><text:tab/><text:tab/></text:span><text:span text:style-name="T17">(4)</text:span></text:p>
      <text:p text:style-name="P19">&gt;</text:p>
      <text:p text:style-name="Código"><text:span text:style-name="T8"><text:tab/>&lt;</text:span><text:span text:style-name="T11">property </text:span><text:span text:style-name="T17">... </text:span><text:span text:style-name="T8">/&gt;</text:span><text:span text:style-name="T17"> ...<text:tab/><text:tab/>(5)</text:span></text:p>
      <text:p text:style-name="Código"><text:span text:style-name="T17"><text:tab/></text:span><text:span text:style-name="T8">&lt;</text:span><text:span text:style-name="T11">property-view </text:span><text:span text:style-name="T17">... </text:span><text:span text:style-name="T8">/&gt;</text:span><text:span text:style-name="T17"> ...<text:tab/><text:tab/>(6)</text:span></text:p>
      <text:p text:style-name="Código"><text:span text:style-name="T17"><text:tab/></text:span><text:span text:style-name="T8">&lt;</text:span><text:span text:style-name="T11">reference-view </text:span><text:span text:style-name="T17">... </text:span><text:span text:style-name="T8">/&gt;</text:span><text:span text:style-name="T17"> ...<text:tab/>(7)<text:tab/></text:span></text:p>
      <text:p text:style-name="Código"><text:span text:style-name="T17"><text:tab/></text:span><text:span text:style-name="T8">&lt;</text:span><text:span text:style-name="T11">collection-view </text:span><text:span text:style-name="T17">... </text:span><text:span text:style-name="T8">/&gt;</text:span><text:span text:style-name="T17"> ...<text:tab/>(8)</text:span></text:p>
      <text:p text:style-name="Código"><text:span text:style-name="T17"><text:tab/></text:span><text:span text:style-name="T8">&lt;</text:span><text:span text:style-name="T11">members </text:span><text:span text:style-name="T17">... </text:span><text:span text:style-name="T8">/&gt;</text:span><text:span text:style-name="T17"> ...<text:tab/><text:tab/><text:tab/>(9)</text:span></text:p>
      <text:p text:style-name="Código"><text:span text:style-name="T9">&lt;/</text:span><text:span text:style-name="T12">view</text:span><text:span text:style-name="T9">&gt;</text:span></text:p>
      <text:list text:style-name="L29">
        <text:list-item>
          <text:p text:style-name="P16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162"><text:span text:style-name="Código">label</text:span> (optional): The label that is showed to the user, if needed, when the view is displayed. It's <text:span text:style-name="T5">much better</text:span> use the <text:span text:style-name="Archivo_2f_Directorio">i18n</text:span> files.</text:p>
        </text:list-item>
        <text:list-item>
          <text:p text:style-name="P16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16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16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162"><text:span text:style-name="Código">property-view</text:span> (several, optional): Defines the format to display a property.</text:p>
        </text:list-item>
        <text:list-item>
          <text:p text:style-name="P162"><text:span text:style-name="Código">reference-view</text:span> (several, optional): Defines the format to display a reference.</text:p>
        </text:list-item>
        <text:list-item>
          <text:p text:style-name="P162"><text:span text:style-name="Código">collection-view</text:span> (several, optional): Defines the format to display a collection.</text:p>
        </text:list-item>
        <text:list-item>
          <text:p text:style-name="P16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3">(new in v2.0.3)</text:span> element for showing a link associated to a custom action inside your view (see section 4.6). </text:p>
        </text:list-item>
      </text:list>
      <text:list text:style-name="L1" text:continue-numbering="true">
        <text:list-item>
          <text:list text:continue-numbering="true">
            <text:list-item>
              <text:h text:style-name="P401"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11">enti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zon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office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 text:c="2"/><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key</text:span><text:span text:style-name="T17">=</text:span><text:span text:style-name="T20">"true"</text:span></text:p>
      <text:p text:style-name="Código"><text:span text:style-name="T20"><text:tab/><text:tab/></text:span><text:span text:style-name="T14">size</text:span><text:span text:style-name="T17">=</text:span><text:span text:style-name="T20">"3" </text:span><text:span text:style-name="T14">required</text:span><text:span text:style-name="T17">=</text:span><text:span text:style-name="T20">"true" </text:span><text:span text:style-name="T14">type</text:span><text:span text:style-name="T17">=</text:span><text:span text:style-name="T20">"int"</text:span><text:span text:style-name="T8">/&gt;</text:span><text:span text:style-name="T17"> <text:s/><text:tab/><text:tab/><text:tab/><text:tab/><text:tab/></text:span></text:p>
      <text:p text:style-name="Código"><text:span text:style-name="T17"><text:tab/></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tab/><text:tab/></text:span><text:span text:style-name="T14">size</text:span><text:span text:style-name="T17">=</text:span><text:span text:style-name="T20">"40" </text:span><text:span text:style-name="T14">required</text:span><text:span text:style-name="T17">=</text:span><text:span text:style-name="T20">"true"</text:span><text:span text:style-name="T8">/&gt;</text:span></text:p>
      <text:p text:style-name="Código"><text:span text:style-name="T9">&lt;/</text:span><text:span text:style-name="T12">entity</text:span><text:span text:style-name="T9">&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21"><text:span text:style-name="T8">&lt;</text:span><text:span text:style-name="T11">view </text:span><text:span text:style-name="T14">members</text:span><text:span text:style-name="T17">=</text:span><text:span text:style-name="T20">"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zoneNumber, officeNumber, number;</text:p>
      <text:p text:style-name="Código"><text:tab/><text:tab/>name</text:p>
      <text:p text:style-name="Código"><text:span text:style-name="T17"><text:tab/></text:span><text:span text:style-name="T8">&lt;/</text:span><text:span text:style-name="T11">members</text:span><text:span text:style-name="T8">&gt;</text:span><text:span text:style-name="T17"><text:tab/><text:tab/></text:span></text:p>
      <text:p text:style-name="Código"><text:span text:style-name="T9">&lt;/</text:span><text:span text:style-name="T12">view</text:span><text:span text:style-name="T9">&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489"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id"</text:span><text:span text:style-name="T8">&gt;</text:span></text:p>
      <text:p text:style-name="Código"><text:tab/><text:tab/><text:tab/>zoneNumber, officeNumber, number</text:p>
      <text:p text:style-name="Código"><text:span text:style-name="T17"><text:tab/><text:tab/></text:span><text:span text:style-name="T8">&lt;/</text:span><text:span text:style-name="T11">group</text:span><text:span text:style-name="T8">&gt;</text:span></text:p>
      <text:p text:style-name="Código"><text:tab/><text:tab/>; name</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8">&lt;/</text:span><text:span text:style-name="T11">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11">group </text:span><text:span text:style-name="T14">name</text:span><text:span text:style-name="T17">=</text:span><text:span text:style-name="T20">"customer"</text:span><text:span text:style-name="T8">&gt;</text:span></text:p>
      <text:p text:style-name="Código"><text:tab/>type;</text:p>
      <text:p text:style-name="Código"><text:tab/>name; </text:p>
      <text:p text:style-name="Código"><text:span text:style-name="T8">&lt;/</text:span><text:span text:style-name="T11">group</text:span><text:span text:style-name="T8">&gt;</text:span><text:span text:style-name="T17">;</text:span></text:p>
      <text:p text:style-name="Código"><text:span text:style-name="T8">&lt;</text:span><text:span text:style-name="T11">group </text:span><text:span text:style-name="T14">name</text:span><text:span text:style-name="T17">=</text:span><text:span text:style-name="T20">"seller"</text:span><text:span text:style-name="T8">&gt;</text:span></text:p>
      <text:p text:style-name="Código"><text:tab/>seller;</text:p>
      <text:p text:style-name="Código"><text:tab/>relationWithSeller; </text:p>
      <text:p text:style-name="Código"><text:span text:style-name="T9">&lt;/</text:span><text:span text:style-name="T12">group</text:span><text:span text:style-name="T9">&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11">members</text:span><text:span text:style-name="T8">&gt;</text:span></text:p>
      <text:p text:style-name="Código"><text:tab/>invoice;<text:tab/><text:tab/><text:tab/></text:p>
      <text:p text:style-name="Código"><text:span text:style-name="T17"><text:tab/></text:span><text:span text:style-name="T8">&lt;</text:span><text:span text:style-name="T11">group </text:span><text:span text:style-name="T14">name</text:span><text:span text:style-name="T17">=</text:span><text:span text:style-name="T20">"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7"><text:tab/><text:tab/></text:span><text:span text:style-name="T8">&lt;</text:span><text:span text:style-name="T11">group </text:span><text:span text:style-name="T14">name</text:span><text:span text:style-name="T17">=</text:span><text:span text:style-name="T20">"transportData"</text:span><text:span text:style-name="T8">&gt;</text:span></text:p>
      <text:p text:style-name="Código"><text:tab/><text:tab/><text:tab/>distance; vehicle; transportMode; driverType;</text:p>
      <text:p text:style-name="Código"><text:span text:style-name="T17"><text:tab/><text:tab/></text:span><text:span text:style-name="T8">&lt;/</text:span><text:span text:style-name="T11">group</text:span><text:span text:style-name="T8">&gt;</text:span></text:p>
      <text:p text:style-name="Código"><text:span text:style-name="T17"><text:tab/><text:tab/></text:span><text:span text:style-name="T8">&lt;</text:span><text:span text:style-name="T11">group </text:span><text:span text:style-name="T14">name</text:span><text:span text:style-name="T17">=</text:span><text:span text:style-name="T20">"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7"><text:tab/><text:tab/></text:span><text:span text:style-name="T8">&lt;/</text:span><text:span text:style-name="T11">group</text:span><text:span text:style-name="T8">&gt;</text:span></text:p>
      <text:p text:style-name="Código"><text:span text:style-name="T17"><text:tab/></text:span><text:span text:style-name="T8">&lt;/</text:span><text:span text:style-name="T11">group</text:span><text:span text:style-name="T8">&gt;</text:span></text:p>
      <text:p text:style-name="Código"><text:span text:style-name="T8">&lt;/</text:span><text:span text:style-name="T11">members</text:span><text:span text:style-name="T8">&gt;</text:span></text:p>
      <text:p text:style-name="Código"/>
      <text:p text:style-name="Text_20_body">And the result will be:</text:p>
      <text:p text:style-name="P15"><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3">New in v2.0.4: </text:span>Sometimes is useful to layout members aligned by columns, like in a table. For example, the next view:</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text:span><text:span text:style-name="T8">&gt;</text:span><text:span text:style-name="T17"> </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11">view </text:span><text:span text:style-name="T14">name</text:span><text:span text:style-name="T17">=</text:span><text:span text:style-name="T20">"Amount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group </text:span><text:span text:style-name="T14">name</text:span><text:span text:style-name="T17">=</text:span><text:span text:style-name="T20">"amounts" </text:span><text:span text:style-name="T16">aligned-by-columns</text:span><text:span text:style-name="T19">=</text:span><text:span text:style-name="T22">"true"</text:span><text:span text:style-name="T8">&gt;</text:span><text:span text:style-name="T17"> <text:tab/>(1)</text:span></text:p>
      <text:p text:style-name="Código"><text:tab/><text:tab/><text:tab/>customerDiscount, customerTypeDiscount, yearDiscount;</text:p>
      <text:p text:style-name="Código"><text:tab/><text:tab/><text:tab/>amountsSum, vatPercentage, vat;</text:p>
      <text:p text:style-name="Código"><text:span text:style-name="T17"><text:tab/><text:tab/></text:span><text:span text:style-name="T8">&lt;/</text:span><text:span text:style-name="T11">group</text:span><text:span text:style-name="T8">&gt;</text:span><text:span text:style-name="T17"><text:tab/><text:tab/><text:tab/></text:span></text:p>
      <text:p text:style-name="Código"><text:span text:style-name="T17"><text:tab/></text:span><text:span text:style-name="T8">&lt;/</text:span><text:span text:style-name="T11">members</text:span><text:span text:style-name="T8">&gt;</text:span></text:p>
      <text:p text:style-name="Código"><text:span text:style-name="T9">&lt;/</text:span><text:span text:style-name="T12">view</text:span><text:span text:style-name="T9">&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489"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11">view</text:span><text:span text:style-name="T8">&gt;</text:span></text:p>
      <text:p text:style-name="Código"><text:span text:style-name="T17"><text:tab/></text:span><text:span text:style-name="T8">&lt;</text:span><text:span text:style-name="T11">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span text:style-name="T17"><text:tab/><text:tab/><text:tab/></text:span></text:p>
      <text:p text:style-name="Código"><text:span text:style-name="T17"><text:tab/><text:tab/></text:span><text:span text:style-name="T8">&lt;</text:span><text:span text:style-name="T11">section </text:span><text:span text:style-name="T14">name</text:span><text:span text:style-name="T17">=</text:span><text:span text:style-name="T20">"amounts"</text:span><text:span text:style-name="T8">&gt;</text:span><text:span text:style-name="T17">amountsSum; vatPercentage; vat</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tab/><text:tab/></text:span></text:p>
      <text:p text:style-name="Código"><text:span text:style-name="T9">&lt;/</text:span><text:span text:style-name="T12">view</text:span><text:span text:style-name="T9">&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3">(new in v2.0)</text:span>. For example, you can define a view as this:</text:p>
      <text:p text:style-name="Código"><text:span text:style-name="T8">&lt;</text:span><text:span text:style-name="T11">view </text:span><text:span text:style-name="T14">name</text:span><text:span text:style-name="T17">=</text:span><text:span text:style-name="T20">"NestedSections"</text:span><text:span text:style-name="T8">&gt;</text:span></text:p>
      <text:p text:style-name="Código"><text:span text:style-name="T17"><text:tab/></text:span><text:span text:style-name="T8">&lt;</text:span><text:span text:style-name="T11">members</text:span><text:span text:style-name="T8">&gt;</text:span></text:p>
      <text:p text:style-name="Código"><text:tab/><text:tab/>year, number</text:p>
      <text:p text:style-name="Código"><text:span text:style-name="T17"><text:tab/><text:tab/></text:span><text:span text:style-name="T8">&lt;</text:span><text:span text:style-name="T11">section </text:span><text:span text:style-name="T14">name</text:span><text:span text:style-name="T17">=</text:span><text:span text:style-name="T20">"customer"</text:span><text:span text:style-name="T8">&gt;</text:span><text:span text:style-name="T17">customer</text:span><text:span text:style-name="T8">&lt;/</text:span><text:span text:style-name="T11">section</text:span><text:span text:style-name="T8">&gt;</text:span></text:p>
      <text:p text:style-name="Código"><text:span text:style-name="T17"><text:tab/><text:tab/></text:span><text:span text:style-name="T8">&lt;</text:span><text:span text:style-name="T11">section </text:span><text:span text:style-name="T14">name</text:span><text:span text:style-name="T17">=</text:span><text:span text:style-name="T20">"data"</text:span><text:span text:style-name="T8">&gt;</text:span><text:span text:style-name="T17"><text:tab/><text:tab/><text:tab/><text:tab/> </text:span></text:p>
      <text:p text:style-name="Código"><text:span text:style-name="T17"><text:tab/><text:tab/><text:tab/></text:span><text:span text:style-name="T8">&lt;</text:span><text:span text:style-name="T11">section </text:span><text:span text:style-name="T14">name</text:span><text:span text:style-name="T17">=</text:span><text:span text:style-name="T20">"details"</text:span><text:span text:style-name="T8">&gt;</text:span><text:span text:style-name="T17">details</text:span><text:span text:style-name="T8">&lt;/</text:span><text:span text:style-name="T11">section</text:span><text:span text:style-name="T8">&gt;</text:span></text:p>
      <text:p text:style-name="Código"><text:span text:style-name="T17"><text:tab/><text:tab/><text:tab/></text:span><text:span text:style-name="T8">&lt;</text:span><text:span text:style-name="T11">section </text:span><text:span text:style-name="T14">name</text:span><text:span text:style-name="T17">=</text:span><text:span text:style-name="T20">"amounts"</text:span><text:span text:style-name="T8">&gt;</text:span></text:p>
      <text:p text:style-name="Código"><text:span text:style-name="T17"><text:tab/><text:tab/><text:tab/><text:tab/></text:span><text:span text:style-name="T8">&lt;</text:span><text:span text:style-name="T11">section </text:span><text:span text:style-name="T14">name</text:span><text:span text:style-name="T17">=</text:span><text:span text:style-name="T20">"vat"</text:span><text:span text:style-name="T8">&gt;</text:span><text:span text:style-name="T17">vatPercentage; vat</text:span><text:span text:style-name="T8">&lt;/</text:span><text:span text:style-name="T11">section</text:span><text:span text:style-name="T8">&gt;</text:span><text:span text:style-name="T17"><text:tab/><text:tab/></text:span></text:p>
      <text:p text:style-name="Código"><text:span text:style-name="T17"><text:tab/><text:tab/><text:tab/><text:tab/></text:span><text:span text:style-name="T8">&lt;</text:span><text:span text:style-name="T11">section </text:span><text:span text:style-name="T14">name</text:span><text:span text:style-name="T17">=</text:span><text:span text:style-name="T20">"amountsSum"</text:span><text:span text:style-name="T8">&gt;</text:span><text:span text:style-name="T17">amountsSum</text:span><text:span text:style-name="T8">&lt;/</text:span><text:span text:style-name="T11">section</text:span><text:span text:style-name="T8">&gt;</text:span></text:p>
      <text:p text:style-name="Código"><text:span text:style-name="T17"><text:tab/><text:tab/><text:tab/></text:span><text:span text:style-name="T8">&lt;/</text:span><text:span text:style-name="T11">section</text:span><text:span text:style-name="T8">&gt;</text:span></text:p>
      <text:p text:style-name="Código"><text:span text:style-name="T17"><text:tab/><text:tab/></text:span><text:span text:style-name="T8">&lt;/</text:span><text:span text:style-name="T11">section</text:span><text:span text:style-name="T8">&gt;</text:span><text:span text:style-name="T17"><text:tab/><text:tab/><text:tab/><text:tab/><text:tab/><text:tab/></text:span></text:p>
      <text:p text:style-name="Código"><text:span text:style-name="T17"><text:tab/><text:tab/></text:span><text:span text:style-name="T8">&lt;</text:span><text:span text:style-name="T11">section </text:span><text:span text:style-name="T14">name</text:span><text:span text:style-name="T17">=</text:span><text:span text:style-name="T20">"deliveries"</text:span><text:span text:style-name="T8">&gt;</text:span><text:span text:style-name="T17">deliveries</text:span><text:span text:style-name="T8">&lt;/</text:span><text:span text:style-name="T11">section</text:span><text:span text:style-name="T8">&gt;</text:span></text:p>
      <text:p text:style-name="Código"><text:span text:style-name="T17"><text:tab/></text:span><text:span text:style-name="T8">&lt;/</text:span><text:span text:style-name="T11">members</text:span><text:span text:style-name="T8">&gt;</text:span><text:span text:style-name="T17"><text:tab/><text:tab/><text:tab/><text:tab/></text:span><text:tab/><text:tab/></text:p>
      <text:p text:style-name="Código"><text:span text:style-name="T8">&lt;/</text:span><text:span text:style-name="T11">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3">New in v2.0.4:</text:span> As in the groups case, the sections allow using the attribute <text:span text:style-name="Código">aligned-by-columns</text:span>, like this:</text:p>
      <text:p text:style-name="Código"><text:span text:style-name="T8">&lt;</text:span><text:span text:style-name="T11">section </text:span><text:span text:style-name="T14">name</text:span><text:span text:style-name="T17">=</text:span><text:span text:style-name="T20">"amounts" </text:span><text:span text:style-name="T16">aligned-by-columns</text:span><text:span text:style-name="T19">=</text:span><text:span text:style-name="T22">"true"</text:span><text:span text:style-name="T8">&gt;</text:span> ... <text:span text:style-name="T8">&lt;/</text:span><text:span text:style-name="T11">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489"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401"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11">property-view </text:span></text:p>
      <text:p text:style-name="Código"><text:span text:style-name="T11"><text:tab/></text:span><text:span text:style-name="T14">property</text:span><text:span text:style-name="T17">=</text:span><text:span text:style-name="T20">"propertyName"<text:tab/><text:tab/><text:tab/><text:tab/><text:tab/></text:span><text:span text:style-name="T17">(1)</text:span></text:p>
      <text:p text:style-name="Código"><text:span text:style-name="T17"><text:tab/></text:span><text:span text:style-name="T14">label</text:span><text:span text:style-name="T17">=</text:span><text:span text:style-name="T20">"label"<text:tab/><text:tab/><text:tab/><text:tab/><text:tab/><text:tab/></text:span><text:span text:style-name="T17">(2)</text:span></text:p>
      <text:p text:style-name="Código"><text:span text:style-name="T17"><text:tab/></text:span><text:span text:style-name="T14">read-only</text:span><text:span text:style-name="T17">=</text:span><text:span text:style-name="T20">"true|false"<text:tab/><text:tab/><text:tab/><text:tab/><text:tab/></text:span><text:span text:style-name="T17">(3)</text:span></text:p>
      <text:p text:style-name="Código"><text:span text:style-name="T17"><text:tab/></text:span><text:span text:style-name="T14">label-format</text:span><text:span text:style-name="T17">=</text:span><text:span text:style-name="T20">"NORMAL|SMALL|NO_LABEL"<text:tab/><text:tab/><text:tab/></text:span><text:span text:style-name="T17">(4)</text:span></text:p>
      <text:p text:style-name="P19">&gt;</text:p>
      <text:p text:style-name="Código"><text:span text:style-name="T8"><text:tab/>&lt;</text:span><text:span text:style-name="T11">on-change </text:span><text:span text:style-name="T17">... </text:span><text:span text:style-name="T8">/&gt;</text:span><text:span text:style-name="T17"><text:tab/><text:tab/><text:tab/><text:tab/><text:tab/><text:tab/>(5)</text:span></text:p>
      <text:p text:style-name="Código"><text:span text:style-name="T17"><text:tab/></text:span><text:span text:style-name="T8">&lt;</text:span><text:span text:style-name="T11">action </text:span><text:span text:style-name="T17">... </text:span><text:span text:style-name="T8">/&gt;</text:span><text:span text:style-name="T17"> ...<text:tab/><text:tab/><text:tab/><text:tab/><text:tab/><text:tab/>(6)</text:span></text:p>
      <text:p text:style-name="Código"><text:span text:style-name="T9">&lt;/</text:span><text:span text:style-name="T12">property-view</text:span><text:span text:style-name="T9">&gt;</text:span></text:p>
      <text:list text:style-name="L30">
        <text:list-item>
          <text:p text:style-name="P171"><text:span text:style-name="Código">property</text:span> (required): Usually the <text:s/>name of a model property, although it also can be the name of a property of the view itself.</text:p>
        </text:list-item>
        <text:list-item>
          <text:p text:style-name="P171"><text:span text:style-name="Código">label</text:span> (optional): Modifies the label for this property in this view. To achieve this it is <text:span text:style-name="T5">much better</text:span> use the <text:span text:style-name="Archivo_2f_Directorio">i18n</text:span> files.</text:p>
        </text:list-item>
        <text:list-item>
          <text:p text:style-name="P171"><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171"><text:span text:style-name="Código">label-format</text:span> (optional): Format to display the label of this property.</text:p>
        </text:list-item>
        <text:list-item>
          <text:p text:style-name="P171"><text:span text:style-name="Código">on-change </text:span>(one, optional): Action to execute when the value of this property changes.</text:p>
        </text:list-item>
        <text:list-item>
          <text:p text:style-name="P171"><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489" text:outline-level="3">Label format</text:h>
                </text:list-item>
              </text:list>
            </text:list-item>
          </text:list>
        </text:list-item>
      </text:list>
      <text:p text:style-name="Text_20_body">A simple example of using label format:</text:p>
      <text:p text:style-name="Código"><text:span text:style-name="T8">&lt;</text:span><text:span text:style-name="T11">view </text:span><text:span text:style-name="T14">model</text:span><text:span text:style-name="T17">=</text:span><text:span text:style-name="T20">"Address"</text:span><text:span text:style-name="T8">&gt;</text:span></text:p>
      <text:p text:style-name="Código"><text:span text:style-name="T17"><text:tab/></text:span><text:span text:style-name="T8">&lt;</text:span><text:span text:style-name="T11">property-view </text:span><text:span text:style-name="T14">property</text:span><text:span text:style-name="T17">=</text:span><text:span text:style-name="T20">"zipCode" </text:span><text:span text:style-name="T14">label-format</text:span><text:span text:style-name="T17">=</text:span><text:span text:style-name="T20">"SMALL"</text:span><text:span text:style-name="T8">/&gt;</text:span></text:p>
      <text:p text:style-name="Código"><text:span text:style-name="T9">&lt;/</text:span><text:span text:style-name="T12">view</text:span><text:span text:style-name="T9">&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489"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11">property-view </text:span><text:span text:style-name="T14">property</text:span><text:span text:style-name="T17">=</text:span><text:span text:style-name="T20">"carrier.number"</text:span><text:span text:style-name="T8">&gt;</text:span></text:p>
      <text:p text:style-name="Código"><text:span text:style-name="T17"><text:tab/></text:span><text:span text:style-name="T8">&lt;</text:span><text:span text:style-name="T11">on-change </text:span><text:span text:style-name="T14">class</text:span><text:span text:style-name="T17">=</text:span><text:span text:style-name="T20">"org.openxava.test.actions.OnChangeCarrierInDeliveryAction"</text:span><text:span text:style-name="T8">/&gt;</text:span></text:p>
      <text:p text:style-name="Código"><text:span text:style-name="T9">&lt;/</text:span><text:span text:style-name="T12">property-view</text:span><text:span text:style-name="T9">&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489"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11">property-view </text:span><text:span text:style-name="T14">property</text:span><text:span text:style-name="T17">=</text:span><text:span text:style-name="T20">"number"</text:span><text:span text:style-name="T8">&gt;</text:span></text:p>
      <text:p text:style-name="Código"><text:span text:style-name="T17"><text:tab/></text:span><text:span text:style-name="T8">&lt;</text:span><text:span text:style-name="T11">action </text:span><text:span text:style-name="T14">action</text:span><text:span text:style-name="T17">=</text:span><text:span text:style-name="T20">"Deliveries.generateNumber"</text:span><text:span text:style-name="T8">/&gt;</text:span><text:span text:style-name="T17"><text:tab/><text:tab/></text:span></text:p>
      <text:p text:style-name="Código"><text:span text:style-name="T8">&lt;/</text:span><text:span text:style-name="T11">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generateNumb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GenerateDeliveryNumber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3">(new in v2.0.3)</text:span> to <text:span text:style-name="Código">true</text:span> so that the link is always present, even if the property is not editable. As following:</text:p>
      <text:p text:style-name="Código"><text:span text:style-name="T8">&lt;</text:span><text:span text:style-name="T11">action </text:span><text:span text:style-name="T14">action</text:span><text:span text:style-name="T17">=</text:span><text:span text:style-name="T20">"Deliveries.generateNumber" </text:span><text:span text:style-name="T14">always-enabled</text:span><text:span text:style-name="T17">=</text:span><text:span text:style-name="T20">"true"</text:span><text:span text:style-name="T8">/&gt;</text:span><text:span text:style-name="T17"><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3">(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h text:style-name="P401"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11">reference-view</text:span></text:p>
      <text:p text:style-name="Código"><text:span text:style-name="T11"><text:tab/></text:span><text:span text:style-name="T14">reference</text:span><text:span text:style-name="T17">=</text:span><text:span text:style-name="T20">"reference"<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frame</text:span><text:span text:style-name="T17">=</text:span><text:span text:style-name="T20">"true|false"<text:tab/><text:tab/><text:tab/> </text:span><text:span text:style-name="T17">(4)</text:span></text:p>
      <text:p text:style-name="Código"><text:span text:style-name="T17"><text:tab/></text:span><text:span text:style-name="T14">create</text:span><text:span text:style-name="T17">=</text:span><text:span text:style-name="T20">"true|false"<text:tab/><text:tab/><text:tab/> </text:span><text:span text:style-name="T17">(5)</text:span></text:p>
      <text:p text:style-name="P17"><text:span text:style-name="T14"><text:tab/>modify</text:span>=<text:span text:style-name="T20">"true|false"<text:tab/><text:tab/><text:tab/> </text:span>(6)<text:tab/>new in v2.0.4</text:p>
      <text:p text:style-name="Código"><text:span text:style-name="T17"><text:tab/></text:span><text:span text:style-name="T14">search</text:span><text:span text:style-name="T17">=</text:span><text:span text:style-name="T20">"true|false"<text:tab/><text:tab/><text:tab/> </text:span><text:span text:style-name="T17">(7)</text:span></text:p>
      <text:p text:style-name="P17"><text:tab/><text:span text:style-name="T14">as-aggregate</text:span>=<text:span text:style-name="T20">"true|false"<text:tab/><text:tab/> </text:span>(8)<text:tab/>new in v2.0.3</text:p>
      <text:p text:style-name="P19">&gt;</text:p>
      <text:p text:style-name="Código"><text:span text:style-name="T8"><text:tab/>&lt;</text:span><text:span text:style-name="T11">search-action </text:span><text:span text:style-name="T17">... </text:span><text:span text:style-name="T8">/&gt;</text:span><text:span text:style-name="T17"><text:tab/><text:tab/> (9)</text:span></text:p>
      <text:p text:style-name="Código"><text:span text:style-name="T17"><text:tab/></text:span><text:span text:style-name="T8">&lt;</text:span><text:span text:style-name="T11">descriptions-list </text:span><text:span text:style-name="T17">... </text:span><text:span text:style-name="T8">/&gt;</text:span><text:span text:style-name="T17"><text:tab/><text:tab/>(10)</text:span></text:p>
      <text:p text:style-name="P17"><text:span text:style-name="T8"><text:tab/>&lt;</text:span><text:span text:style-name="T11">action </text:span>... <text:span text:style-name="T8">/&gt;</text:span> ...<text:tab/><text:tab/><text:tab/>(11)<text:tab/>new in v2.0.1</text:p>
      <text:p text:style-name="Código"><text:span text:style-name="T8">&lt;/</text:span><text:span text:style-name="T11">reference-view&gt;</text:span></text:p>
      <text:list text:style-name="L31">
        <text:list-item>
          <text:p text:style-name="P177"><text:span text:style-name="Código">reference</text:span> (required): Name of the reference to refine its presentation.</text:p>
        </text:list-item>
        <text:list-item>
          <text:p text:style-name="P177"><text:span text:style-name="Código">view</text:span> (optional): If you omit this attribute, then the default view of the referenced object is used. With this attribute you can indicate that it uses another view.</text:p>
        </text:list-item>
        <text:list-item>
          <text:p text:style-name="P177"><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177"><text:span text:style-name="Código">frame</text:span> (optional): If the reference is displayed inside a frame. The default value is <text:span text:style-name="Código">true</text:span>.</text:p>
        </text:list-item>
        <text:list-item>
          <text:p text:style-name="P177"><text:span text:style-name="Código">create</text:span> (optional): If the final user can create new objects of the referenced type from here. The default value is <text:span text:style-name="Código">true</text:span>.</text:p>
        </text:list-item>
        <text:list-item>
          <text:p text:style-name="P177"><text:span text:style-name="Código">modify</text:span> (optional): <text:span text:style-name="T3">(new in v2.0.4)</text:span> If the final user can modify the current referenced object from here. The default value is <text:span text:style-name="Código">true</text:span>.</text:p>
        </text:list-item>
        <text:list-item>
          <text:p text:style-name="P177"><text:span text:style-name="Código">search</text:span> (optional): If the user will have a link to make searches with a list, filters, etc. The default value is <text:span text:style-name="Código">true</text:span>.</text:p>
        </text:list-item>
        <text:list-item>
          <text:p text:style-name="P177"><text:span text:style-name="Código">as-aggregate</text:span> (optional): <text:span text:style-name="T3">(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177"><text:span text:style-name="Código">search-action</text:span> (one, optional): Allows you to specify your own action for searching.</text:p>
        </text:list-item>
        <text:list-item>
          <text:p text:style-name="P177"><text:span text:style-name="Código">descriptions-list</text:span>: Display the data as a list of descriptions, typically as a combo. Useful when there are few elements of the referenced object.</text:p>
        </text:list-item>
        <text:list-item>
          <text:p text:style-name="P177"><text:span text:style-name="Código">action</text:span> (several, optional): <text:span text:style-name="T3">(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11">entity</text:span><text:span text:style-name="T8">&gt;</text:span><text:span text:style-name="T17"><text:tab/><text:tab/></text:span></text:p>
      <text:p text:style-name="Código">...</text:p>
      <text:p text:style-name="Código"><text:span text:style-name="T17"><text:tab/></text:span><text:span text:style-name="T8">&lt;</text:span><text:span text:style-name="T11">reference </text:span><text:span text:style-name="T14">name</text:span><text:span text:style-name="T17">=</text:span><text:span text:style-name="T20">"family" </text:span><text:span text:style-name="T14">model</text:span><text:span text:style-name="T17">=</text:span><text:span text:style-name="T20">"Family" </text:span><text:span text:style-name="T14">required</text:span><text:span text:style-name="T17">=</text:span><text:span text:style-name="T20">"true"</text:span><text:span text:style-name="T8">/&gt;</text:span></text:p>
      <text:p text:style-name="Código">...</text:p>
      <text:p text:style-name="Código"><text:span text:style-name="T9">&lt;/</text:span><text:span text:style-name="T12">entity</text:span><text:span text:style-name="T9">&gt;</text:span></text:p>
      <text:p text:style-name="Text_20_body">The user interface will look like this <text:span text:style-name="T3">(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489" text:outline-level="3">Choose view</text:h>
                </text:list-item>
              </text:list>
            </text:list-item>
          </text:list>
        </text:list-item>
      </text:list>
      <text:p text:style-name="Text_20_body">The most simple customization is to specify the view of the referenced object that you want to use:</text:p>
      <text:p text:style-name="P21"><text:span text:style-name="T8">&lt;</text:span><text:span text:style-name="T11">reference-view </text:span><text:span text:style-name="T14">reference</text:span><text:span text:style-name="T17">=</text:span><text:span text:style-name="T20">"invoice" </text:span><text:span text:style-name="T14">view</text:span><text:span text:style-name="T17">=</text:span><text:span text:style-name="T20">"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11">component </text:span><text:span text:style-name="T14">name</text:span><text:span text:style-name="T17">=</text:span><text:span text:style-name="T20">"Invoice"</text:span><text:span text:style-name="T8">&gt;</text:span></text:p>
      <text:p text:style-name="Código">...</text:p>
      <text:p text:style-name="Código"><text:span text:style-name="T17"><text:tab/></text:span><text:span text:style-name="T8">&lt;</text:span><text:span text:style-name="T11">view </text:span><text:span text:style-name="T14">name</text:span><text:span text:style-name="T17">=</text:span><text:span text:style-name="T20">"Simple"</text:span><text:span text:style-name="T8">&gt;</text:span><text:span text:style-name="T17"><text:tab/><text:tab/></text:span></text:p>
      <text:p text:style-name="Código"><text:span text:style-name="T17"><text:tab/><text:tab/></text:span><text:span text:style-name="T8">&lt;</text:span><text:span text:style-name="T11">members</text:span><text:span text:style-name="T8">&gt;</text:span></text:p>
      <text:p text:style-name="Código"><text:tab/><text:tab/><text:tab/>year, number, date, yearDiscount;</text:p>
      <text:p text:style-name="Código"><text:span text:style-name="T17"><text:tab/><text:tab/></text:span><text:span text:style-name="T8">&lt;/</text:span><text:span text:style-name="T11">members</text:span><text:span text:style-name="T8">&gt;</text:span><text:span text:style-name="T17"><text:tab/><text:tab/></text:span></text:p>
      <text:p text:style-name="Código"><text:span text:style-name="T17"><text:tab/></text:span><text:span text:style-name="T8">&lt;/</text:span><text:span text:style-name="T11">view</text:span><text:span text:style-name="T8">&gt;</text:span><text:span text:style-name="T17"><text:tab/></text:span></text:p>
      <text:p text:style-name="Código">...</text:p>
      <text:p text:style-name="Código"><text:span text:style-name="T9">&lt;/</text:span><text:span text:style-name="T12">component</text:span><text:span text:style-name="T9">&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489"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11">reference-view </text:span><text:span text:style-name="T14">reference</text:span><text:span text:style-name="T17">=</text:span><text:span text:style-name="T20">"seller" </text:span><text:span text:style-name="T14">frame</text:span><text:span text:style-name="T17">=</text:span><text:span text:style-name="T20">"false"</text:span><text:span text:style-name="T8">/&gt;</text:span></text:p>
      <text:p text:style-name="Código"><text:span text:style-name="T8">&lt;</text:span><text:span text:style-name="T11">members</text:span><text:span text:style-name="T8">&gt;</text:span></text:p>
      <text:p text:style-name="Código">...</text:p>
      <text:p text:style-name="Código"><text:span text:style-name="T17"><text:tab/></text:span><text:span text:style-name="T8">&lt;</text:span><text:span text:style-name="T11">group </text:span><text:span text:style-name="T14">name</text:span><text:span text:style-name="T17">=</text:span><text:span text:style-name="T20">"seller"</text:span><text:span text:style-name="T8">&gt;</text:span></text:p>
      <text:p text:style-name="Código"><text:tab/><text:tab/>seller;</text:p>
      <text:p text:style-name="Código"><text:tab/><text:tab/>relationWithSeller; </text:p>
      <text:p text:style-name="Código"><text:span text:style-name="T17"><text:tab/></text:span><text:span text:style-name="T8">&lt;/</text:span><text:span text:style-name="T11">group</text:span><text:span text:style-name="T8">&gt;</text:span></text:p>
      <text:p text:style-name="Código">...</text:p>
      <text:p text:style-name="Código"><text:span text:style-name="T9">&lt;/</text:span><text:span text:style-name="T12">members</text:span><text:span text:style-name="T9">&gt;</text:span><text:span text:style-name="T18"><text:tab/><text:tab/></text:span></text:p>
      <text:p text:style-name="P8"><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489"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11">reference-view </text:span><text:span text:style-name="T14">reference</text:span><text:span text:style-name="T17">=</text:span><text:span text:style-name="T20">"seller"</text:span><text:span text:style-name="T8">&gt;</text:span></text:p>
      <text:p text:style-name="Código"><text:span text:style-name="T17"><text:tab/></text:span><text:span text:style-name="T8">&lt;</text:span><text:span text:style-name="T11">search-action </text:span><text:span text:style-name="T14">action</text:span><text:span text:style-name="T17">=</text:span><text:span text:style-name="T20">"MyReference.search"</text:span><text:span text:style-name="T8">/&gt;</text:span></text:p>
      <text:p text:style-name="Código"><text:span text:style-name="T9">&lt;/</text:span><text:span text:style-name="T12">reference-view</text:span><text:span text:style-name="T9">&gt;</text:span><text:span text:style-name="T18"><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11">controller </text:span><text:span text:style-name="T14">name</text:span><text:span text:style-name="T17">=</text:span><text:span text:style-name="T20">"MyReference"</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ySearchAction"</text:span></text:p>
      <text:p text:style-name="Código"><text:span text:style-name="T20"><text:tab/><text:tab/></text:span><text:span text:style-name="T14">image</text:span><text:span text:style-name="T17">=</text:span><text:span text:style-name="T20">"images/search.gif"</text:span><text:span text:style-name="T8">&gt;</text:span><text:span text:style-name="T17"><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referenceSub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currentReferenceLabel"</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489"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11">controller </text:span><text:span text:style-name="T14">name</text:span><text:span text:style-name="T17">=</text:span><text:span text:style-name="T20">"WarehouseCre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NewCre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CreateNew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489" text:outline-level="3">Custom modification action <text:span text:style-name="T3">(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24">&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24">--&gt;</text:p>
      <text:p text:style-name="Código"><text:span text:style-name="T8">&lt;</text:span><text:span text:style-name="T11">controller </text:span><text:span text:style-name="T14">name</text:span><text:span text:style-name="T17">=</text:span><text:span text:style-name="T20">"WarehouseModification"</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Modifica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ModifyWarehouseFromReference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span></text:p>
      <text:p text:style-name="Código"><text:span text:style-name="T8">&lt;/</text:span><text:span text:style-name="T11">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489"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11">descriptions-list</text:span></text:p>
      <text:p text:style-name="Código"><text:span text:style-name="T11"><text:tab/></text:span><text:span text:style-name="T14">description-property</text:span><text:span text:style-name="T17">=</text:span><text:span text:style-name="T20">"property"<text:tab/><text:tab/></text:span><text:span text:style-name="T17">(1)</text:span></text:p>
      <text:p text:style-name="Código"><text:span text:style-name="T17"><text:tab/></text:span><text:span text:style-name="T14">description-properties</text:span><text:span text:style-name="T17">=</text:span><text:span text:style-name="T20">"properties”<text:tab/></text:span><text:span text:style-name="T17">(2)</text:span></text:p>
      <text:p text:style-name="Código"><text:span text:style-name="T17"><text:tab/></text:span><text:span text:style-name="T14">depends</text:span><text:span text:style-name="T17">=</text:span><text:span text:style-name="T20">"depends”<text:tab/><text:tab/><text:tab/><text:tab/></text:span><text:span text:style-name="T17">(3)</text:span></text:p>
      <text:p text:style-name="Código"><text:span text:style-name="T17"><text:tab/></text:span><text:span text:style-name="T14">condition</text:span><text:span text:style-name="T17">=</text:span><text:span text:style-name="T20">"condition"<text:tab/><text:tab/><text:tab/></text:span><text:span text:style-name="T17">(4)</text:span></text:p>
      <text:p text:style-name="Código"><text:span text:style-name="T17"><text:tab/></text:span><text:span text:style-name="T14">order-by-key</text:span><text:span text:style-name="T17">=</text:span><text:span text:style-name="T20">"true|false"<text:tab/><text:tab/><text:tab/></text:span><text:span text:style-name="T17">(5)</text:span></text:p>
      <text:p text:style-name="Código"><text:span text:style-name="T17"><text:tab/></text:span><text:span text:style-name="T14">order</text:span><text:span text:style-name="T17">=</text:span><text:span text:style-name="T20">"order"<text:tab/><text:tab/><text:tab/><text:tab/></text:span><text:span text:style-name="T17">(6) </text:span></text:p>
      <text:p text:style-name="Código"><text:span text:style-name="T17"><text:tab/></text:span><text:span text:style-name="T14">label-format</text:span><text:span text:style-name="T17">=</text:span><text:span text:style-name="T20">"NORMAL|SMALL|NO_LABEL"<text:tab/></text:span><text:span text:style-name="T17">(7) </text:span></text:p>
      <text:p text:style-name="P20">/&gt;</text:p>
      <text:list text:style-name="L32">
        <text:list-item>
          <text:p text:style-name="P18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18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18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188"><text:span text:style-name="Código">condition</text:span> (optional): Allows to specify a condition (with SQL style) to filter the values that are shown in the description list.</text:p>
        </text:list-item>
        <text:list-item>
          <text:p text:style-name="P188"><text:span text:style-name="Código">order-by-key</text:span> (optional): By default the data is ordered by description, but if you set this property to <text:span text:style-name="Código">true</text:span> it will be ordered by key.</text:p>
        </text:list-item>
        <text:list-item>
          <text:p text:style-name="P188"><text:span text:style-name="Código">order</text:span> (optional): Allows to specify an order (with SQL style) for the values that are shown in the description list.</text:p>
        </text:list-item>
        <text:list-item>
          <text:p text:style-name="P18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11">reference-view </text:span><text:span text:style-name="T14">reference</text:span><text:span text:style-name="T17">=</text:span><text:span text:style-name="T20">"warehouse"</text:span><text:span text:style-name="T8">&gt;</text:span></text:p>
      <text:p text:style-name="Código"><text:span text:style-name="T17"><text:tab/></text:span><text:span text:style-name="T8">&lt;</text:span><text:span text:style-name="T11">descriptions-list</text:span><text:span text:style-name="T8">/&gt;</text:span><text:span text:style-name="T17"><text:tab/><text:tab/><text:tab/><text:tab/><text:tab/><text:tab/><text:tab/></text:span></text:p>
      <text:p text:style-name="Código"><text:span text:style-name="T9">&lt;/</text:span><text:span text:style-name="T12">reference-view</text:span><text:span text:style-name="T9">&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11">reference-view </text:span><text:span text:style-name="T14">reference</text:span><text:span text:style-name="T17">=</text:span><text:span text:style-name="T20">"family"</text:span><text:span text:style-name="T8">&gt;</text:span></text:p>
      <text:p text:style-name="Código"><text:span text:style-name="T17"><text:tab/></text:span><text:span text:style-name="T8">&lt;</text:span><text:span text:style-name="T11">descriptions-list </text:span><text:span text:style-name="T14">order-by-key</text:span><text:span text:style-name="T17">=</text:span><text:span text:style-name="T20">"true"</text:span><text:span text:style-name="T8">/&gt;</text:span><text:span text:style-name="T17"><text:tab/><text:tab/>(1)<text:tab/><text:tab/><text:tab/><text:tab/></text:span></text:p>
      <text:p text:style-name="Código"><text:span text:style-name="T8">&lt;/</text:span><text:span text:style-name="T11">reference-view</text:span><text:span text:style-name="T8">&gt;</text:span></text:p>
      <text:p text:style-name="Código"><text:tab/><text:tab/></text:p>
      <text:p text:style-name="Código"><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span text:style-name="T17"><text:tab/>(2)</text:span></text:p>
      <text:p text:style-name="Código"><text:span text:style-name="T17"><text:tab/></text:span><text:span text:style-name="T8">&lt;</text:span><text:span text:style-name="T11">descriptions-list <text:s/></text:span></text:p>
      <text:p text:style-name="Código"><text:span text:style-name="T11"><text:tab/><text:tab/></text:span><text:span text:style-name="T14">description-property</text:span><text:span text:style-name="T17">=</text:span><text:span text:style-name="T20">"description" <text:tab/><text:tab/></text:span><text:span text:style-name="T17">(3)</text:span></text:p>
      <text:p text:style-name="Código"><text:span text:style-name="T17"><text:tab/><text:tab/></text:span><text:span text:style-name="T14">depends</text:span><text:span text:style-name="T17">=</text:span><text:span text:style-name="T20">"family"<text:tab/><text:tab/><text:tab/><text:tab/><text:tab/></text:span><text:span text:style-name="T17">(4)</text:span></text:p>
      <text:p text:style-name="Código"><text:span text:style-name="T17"><text:tab/><text:tab/></text:span><text:span text:style-name="T14">condition</text:span><text:span text:style-name="T17">=</text:span><text:span text:style-name="T20">"${family.number} = ?"</text:span><text:span text:style-name="T8">/&gt;</text:span><text:span text:style-name="T17"><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9">&lt;/</text:span><text:span text:style-name="T12">reference-view</text:span><text:span text:style-name="T9">&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11">reference-view </text:span><text:span text:style-name="T14">reference</text:span><text:span text:style-name="T17">=</text:span><text:span text:style-name="T20">"alternateSeller" </text:span><text:span text:style-name="T14">read-only</text:span><text:span text:style-name="T17">=</text:span><text:span text:style-name="T20">"true"</text:span><text:span text:style-name="T8">&gt;</text:span></text:p>
      <text:p text:style-name="Código"><text:span text:style-name="T17"><text:tab/></text:span><text:span text:style-name="T8">&lt;</text:span><text:span text:style-name="T11">descriptions-list </text:span><text:span text:style-name="T14">description-properties</text:span><text:span text:style-name="T17">=</text:span><text:span text:style-name="T20">"level.description, name"</text:span><text:span text:style-name="T8">/&gt;</text:span></text:p>
      <text:p text:style-name="Código"><text:span text:style-name="T9">&lt;/</text:span><text:span text:style-name="T12">reference-view</text:span><text:span text:style-name="T9">&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401" text:outline-level="2">Collection view</text:h>
            </text:list-item>
          </text:list>
        </text:list-item>
      </text:list>
      <text:p text:style-name="Text_20_body">Suitable to refine the collection presentation. Here is its syntax:</text:p>
      <text:p text:style-name="Código"><text:span text:style-name="T8">&lt;</text:span><text:span text:style-name="T11">collection-view </text:span></text:p>
      <text:p text:style-name="Código"><text:span text:style-name="T11"><text:tab/></text:span><text:span text:style-name="T14">collection</text:span><text:span text:style-name="T17">=</text:span><text:span text:style-name="T20">"collection"<text:tab/><text:tab/> </text:span><text:span text:style-name="T17">(1)</text:span></text:p>
      <text:p text:style-name="Código"><text:span text:style-name="T17"><text:tab/></text:span><text:span text:style-name="T14">view</text:span><text:span text:style-name="T17">=</text:span><text:span text:style-name="T20">"view"<text:tab/><text:tab/><text:tab/><text:tab/> </text:span><text:span text:style-name="T17">(2)</text:span></text:p>
      <text:p text:style-name="Código"><text:span text:style-name="T17"><text:tab/></text:span><text:span text:style-name="T14">read-only</text:span><text:span text:style-name="T17">=</text:span><text:span text:style-name="T20">"true|false"<text:tab/><text:tab/> </text:span><text:span text:style-name="T17">(3)</text:span></text:p>
      <text:p text:style-name="Código"><text:span text:style-name="T17"><text:tab/></text:span><text:span text:style-name="T14">edit-only</text:span><text:span text:style-name="T17">=</text:span><text:span text:style-name="T20">"true|false"<text:tab/><text:tab/> </text:span><text:span text:style-name="T17">(4)</text:span></text:p>
      <text:p text:style-name="Código"><text:span text:style-name="T17"><text:tab/></text:span><text:span text:style-name="T14">create-reference</text:span><text:span text:style-name="T17">=</text:span><text:span text:style-name="T20">"true|false"<text:tab/> </text:span><text:span text:style-name="T17">(5) </text:span></text:p>
      <text:p text:style-name="P17"><text:span text:style-name="T14"><text:tab/>modify-reference</text:span>=<text:span text:style-name="T20">"true|false"<text:tab/> </text:span>(6) new in v2.0.4</text:p>
      <text:p text:style-name="P17"><text:span text:style-name="T14"><text:tab/>as-aggregate</text:span>=<text:span text:style-name="T20">"true|false"<text:tab/> <text:tab/> </text:span>(7) new in v2.0.2</text:p>
      <text:p text:style-name="P19">&gt;</text:p>
      <text:p text:style-name="Código"><text:span text:style-name="T8"><text:tab/>&lt;</text:span><text:span text:style-name="T11">list-properties </text:span><text:span text:style-name="T17">... </text:span><text:span text:style-name="T8">/&gt;</text:span><text:span text:style-name="T17"><text:tab/><text:tab/> (8)</text:span></text:p>
      <text:p text:style-name="Código"><text:span text:style-name="T17"><text:tab/></text:span><text:span text:style-name="T8">&lt;</text:span><text:span text:style-name="T11">edit-action </text:span><text:span text:style-name="T17">... </text:span><text:span text:style-name="T8">/&gt;</text:span><text:span text:style-name="T17"><text:tab/><text:tab/><text:tab/> (9)</text:span></text:p>
      <text:p text:style-name="Código"><text:span text:style-name="T17"><text:tab/></text:span><text:span text:style-name="T8">&lt;</text:span><text:span text:style-name="T11">view-action </text:span><text:span text:style-name="T17">... </text:span><text:span text:style-name="T8">/&gt;</text:span><text:span text:style-name="T17"><text:tab/><text:tab/><text:tab/>(10) </text:span></text:p>
      <text:p text:style-name="P17"><text:tab/><text:span text:style-name="T8">&lt;new</text:span><text:span text:style-name="T11">-action </text:span>... <text:span text:style-name="T8">/&gt;</text:span><text:tab/><text:tab/><text:tab/>(11) new in v2.0.2</text:p>
      <text:p text:style-name="P17"><text:tab/><text:span text:style-name="T8">&lt;save</text:span><text:span text:style-name="T11">-action </text:span>... <text:span text:style-name="T8">/&gt;</text:span><text:tab/><text:tab/><text:tab/>(12) new in v2.0.2</text:p>
      <text:p text:style-name="P17"><text:tab/><text:span text:style-name="T8">&lt;hide-detail-</text:span><text:span text:style-name="T11">action </text:span>... <text:span text:style-name="T8">/&gt;</text:span><text:tab/>(13) new in v2.0.2</text:p>
      <text:p text:style-name="P17"><text:span text:style-name="T8"><text:tab/>&lt;remove</text:span><text:span text:style-name="T11">-action </text:span>... <text:span text:style-name="T8">/&gt;</text:span><text:tab/><text:tab/>(14) new in v2.0.2</text:p>
      <text:p text:style-name="P17"><text:tab/><text:span text:style-name="T8">&lt;remove</text:span><text:span text:style-name="T11">-selected-action </text:span>... <text:span text:style-name="T8">/&gt;</text:span><text:tab/>(15) new in v2.1</text:p>
      <text:p text:style-name="Código"><text:span text:style-name="T17"><text:tab/></text:span><text:span text:style-name="T8">&lt;</text:span><text:span text:style-name="T11">list-action </text:span><text:span text:style-name="T17">... </text:span><text:span text:style-name="T8">/&gt;</text:span><text:span text:style-name="T17"> ...<text:tab/><text:tab/>(16)</text:span></text:p>
      <text:p text:style-name="Código"><text:span text:style-name="T17"><text:tab/></text:span><text:span text:style-name="T8">&lt;</text:span><text:span text:style-name="T11">detail-action </text:span><text:span text:style-name="T17">... </text:span><text:span text:style-name="T8">/&gt;</text:span><text:span text:style-name="T17"> ...<text:tab/><text:tab/>(17)</text:span></text:p>
      <text:p text:style-name="Código"><text:span text:style-name="T9">&lt;/</text:span><text:span text:style-name="T12">collection-view</text:span><text:span text:style-name="T9">&gt;</text:span></text:p>
      <text:list text:style-name="L33">
        <text:list-item>
          <text:p text:style-name="P195"><text:span text:style-name="Código">collection</text:span> (required): The look of the collection with this name will be customized.</text:p>
        </text:list-item>
        <text:list-item>
          <text:p text:style-name="P195"><text:span text:style-name="Código">view</text:span> (optional): The view of the referenced object (each collection element) which is used to display the detail. By default the default view is used.</text:p>
        </text:list-item>
        <text:list-item>
          <text:p text:style-name="P195"><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195"><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195"><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195"><text:span text:style-name="Código">modify-reference</text:span> (optional): <text:span text:style-name="T3">(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195"><text:span text:style-name="Código">as-aggregate</text:span> (optional): <text:span text:style-name="T3">(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195"><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195"><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195"><text:span text:style-name="Código">view-action</text:span> (one, optional): Allows you to define your custom action to view a collection element. This is the action showed in each row, if the collection is read only.</text:p>
        </text:list-item>
        <text:list-item>
          <text:p text:style-name="P195"><text:span text:style-name="Código">new-action</text:span> (one, optional): <text:span text:style-name="T3">(new in v2.0.2)</text:span> Allows you to define your custom action to start adding a new element to the collection. This is the action executed on click in 'Add' link.</text:p>
        </text:list-item>
        <text:list-item>
          <text:p text:style-name="P195"><text:span text:style-name="Código">save-action</text:span> (one, optional): <text:span text:style-name="T3">(new in v2.0.2)</text:span> Allows you to define your custom action to save the collection element. This is the action executed on click in 'Save detail' link.</text:p>
        </text:list-item>
        <text:list-item>
          <text:p text:style-name="P195"><text:span text:style-name="Código">hide-detail-action</text:span> (one, optional): <text:span text:style-name="T3">(new in v2.0.2)</text:span> Allows you to define your custom action to hide the detail view. This is the action executed on click in 'Close' link.</text:p>
        </text:list-item>
        <text:list-item>
          <text:p text:style-name="P195"><text:span text:style-name="Código">remove-action</text:span> (one, optional): <text:span text:style-name="T3">(new in v2.0.2)</text:span> Allows you to define your custom action to remove the element from the collection. This is the action executed on click in 'Remove detail' link.</text:p>
        </text:list-item>
        <text:list-item>
          <text:p text:style-name="P195"><text:span text:style-name="Código">remove-selected-action</text:span> (one, optional): <text:span text:style-name="T3">(new in v2.1)</text:span> Allows you to define your custom action to remove the selected elements from the collection. This is the action executed when a user select some rows and then click in 'Remove selected' link.</text:p>
        </text:list-item>
        <text:list-item>
          <text:p text:style-name="P195"><text:span text:style-name="Código">list-action</text:span> (several, optional): To add actions in list mode; usually actions which scope is the entire collection.</text:p>
        </text:list-item>
        <text:list-item>
          <text:p text:style-name="P195"><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11">collection-view </text:span><text:span text:style-name="T14">collection</text:span><text:span text:style-name="T17">=</text:span><text:span text:style-name="T20">"custom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properties</text:span><text:span text:style-name="T8">&gt;</text:span></text:p>
      <text:p text:style-name="Código"><text:tab/><text:tab/>number, name, remarks, relationWithSeller, seller.level.description</text:p>
      <text:p text:style-name="Código"><text:span text:style-name="T17"><text:tab/></text:span><text:span text:style-name="T8">&lt;/</text:span><text:span text:style-name="T11">list-properties</text:span><text:span text:style-name="T8">&gt;</text:span></text:p>
      <text:p text:style-name="Código"><text:span text:style-name="T9">&lt;/</text:span><text:span text:style-name="T12">collection-view</text:span><text:span text:style-name="T9">&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21"><text:span text:style-name="T8">&lt;</text:span><text:span text:style-name="T11">view </text:span><text:span text:style-name="T14">name</text:span><text:span text:style-name="T17">=</text:span><text:span text:style-name="T20">"Simple" </text:span><text:span text:style-name="T14">members</text:span><text:span text:style-name="T17">=</text:span><text:span text:style-name="T20">"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489"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edit-action </text:span><text:span text:style-name="T14">action</text:span><text:span text:style-name="T17">=</text:span><text:span text:style-name="T20">"Invoices.editDetail"</text:span><text:span text:style-name="T8">/&gt;</text:span></text:p>
      <text:p text:style-name="Código"><text:span text:style-name="T9">&lt;/</text:span><text:span text:style-name="T12">collection-view</text:span><text:span text:style-name="T9">&gt;</text:span></text:p>
      <text:p text:style-name="Text_20_body">You have to define <text:span text:style-name="Código">Invoices.editDetail</text:spa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editDetail"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Edit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tab/>...</text:p>
      <text:p text:style-name="Código"><text:span text:style-name="T9">&lt;/</text:span><text:span text:style-name="T12">controller</text:span><text:span text:style-name="T9">&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489"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11">collection-view </text:span><text:span text:style-name="T14">collection</text:span><text:span text:style-name="T17">=</text:span><text:span text:style-name="T20">"fellowCarriers" </text:span><text:span text:style-name="T14">view</text:span><text:span text:style-name="T17">=</text:span><text:span text:style-name="T20">"Simple"</text:span><text:span text:style-name="T8">&gt;</text:span></text:p>
      <text:p text:style-name="Código"><text:span text:style-name="T17"><text:tab/></text:span><text:span text:style-name="T8">&lt;</text:span><text:span text:style-name="T11">list-action </text:span><text:span text:style-name="T14">action</text:span><text:span text:style-name="T17">=</text:span><text:span text:style-name="T20">"Carriers.translateName"</text:span><text:span text:style-name="T8">/&gt;</text:span></text:p>
      <text:p text:style-name="Código"><text:span text:style-name="T9">&lt;/</text:span><text:span text:style-name="T12">collection-view</text:span><text:span text:style-name="T9">&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Carrier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translateName" </text:span></text:p>
      <text:p text:style-name="Código"><text:span text:style-name="T20"><text:tab/><text:tab/></text:span><text:span text:style-name="T14">class</text:span><text:span text:style-name="T17">=</text:span><text:span text:style-name="T20">"org.openxava.test.actions.TranslateCarrierNameAction"</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span text:style-name="T9">&lt;/</text:span><text:span text:style-name="T12">controller</text:span><text:span text:style-name="T9">&gt;</text:span><text:span text:style-name="T18"><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list text:style-name="L1" text:continue-numbering="true">
        <text:list-item>
          <text:list text:continue-numbering="true">
            <text:list-item>
              <text:list text:continue-numbering="true">
                <text:list-item>
                  <text:h text:style-name="P489"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detail-action </text:span><text:span text:style-name="T14">action</text:span><text:span text:style-name="T17">=</text:span><text:span text:style-name="T20">"Invoices.viewProduct"</text:span><text:span text:style-name="T8">/&gt;</text:span></text:p>
      <text:p text:style-name="Código"><text:span text:style-name="T9">&lt;/</text:span><text:span text:style-name="T12">collection-view</text:span><text:span text:style-name="T9">&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tab/>...</text:p>
      <text:p text:style-name="Código"><text:span text:style-name="T17"><text:tab/></text:span><text:span text:style-name="T8">&lt;</text:span><text:span text:style-name="T11">action </text:span><text:span text:style-name="T14">name</text:span><text:span text:style-name="T17">=</text:span><text:span text:style-name="T20">"viewProduct"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ViewProductFromInvoiceDetailAction"</text:span><text:span text:style-name="T8">&gt;</text:span><text:span text:style-name="T17"><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invoiceValues"</text:span><text:span text:style-name="T8">/&gt;</text:span></text:p>
      <text:p text:style-name="Código"><text:span text:style-name="T17"><text:tab/></text:span><text:span text:style-name="T8">&lt;/</text:span><text:span text:style-name="T11">action</text:span><text:span text:style-name="T8">&gt;</text:span><text:span text:style-name="T17"><text:tab/></text:span></text:p>
      <text:p text:style-name="Código"><text:tab/>...</text:p>
      <text:p text:style-name="Código"><text:span text:style-name="T9">&lt;/</text:span><text:span text:style-name="T12">controller</text:span><text:span text:style-name="T9">&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3">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489" text:outline-level="3">Refining collection view default behavior <text:span text:style-name="T3">(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11">collection-view </text:span><text:span text:style-name="T14">collection</text:span><text:span text:style-name="T17">=</text:span><text:span text:style-name="T20">"details"</text:span><text:span text:style-name="T8">&gt;</text:span></text:p>
      <text:p text:style-name="Código"><text:span text:style-name="T17"><text:tab/></text:span><text:span text:style-name="T8">&lt;</text:span><text:span text:style-name="T11">save-action </text:span><text:span text:style-name="T14">action</text:span><text:span text:style-name="T17">=</text:span><text:span text:style-name="T20">"DeliveryDetails.save"</text:span><text:span text:style-name="T8">/&gt;</text:span></text:p>
      <text:p text:style-name="Código"><text:span text:style-name="T8">&lt;/</text:span><text:span text:style-name="T11">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11">controller </text:span><text:span text:style-name="T14">name</text:span><text:span text:style-name="T17">=</text:span><text:span text:style-name="T20">"DeliveryDetail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test.actions.SaveDeliveryDetail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8">&lt;/</text:span><text:span text:style-name="T11">controller</text:span><text:span text:style-name="T8">&gt;</text:span><text:span text:style-name="T17"><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list text:style-name="L1" text:continue-numbering="true">
        <text:list-item>
          <text:list text:continue-numbering="true">
            <text:list-item>
              <text:h text:style-name="P401"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11">view</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edBy"</text:span><text:span text:style-name="T8">&gt;</text:span></text:p>
      <text:p text:style-name="Código"><text:span text:style-name="T17"><text:tab/><text:tab/></text:span><text:span text:style-name="T8">&lt;</text:span><text:span text:style-name="T11">valid-values</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employee"</text:span><text:span text:style-name="T8">/&gt;</text:span><text:span text:style-name="T17"> <text:s text:c="5"/></text:span></text:p>
      <text:p text:style-name="Código"><text:span text:style-name="T17"><text:tab/><text:tab/><text:tab/></text:span><text:span text:style-name="T8">&lt;</text:span><text:span text:style-name="T11">valid-value </text:span><text:span text:style-name="T14">value</text:span><text:span text:style-name="T17">=</text:span><text:span text:style-name="T20">"carrier"</text:span><text:span text:style-name="T8">/&gt;</text:span><text:span text:style-name="T17"> <text:s text:c="5"/></text:span></text:p>
      <text:p text:style-name="Código"><text:span text:style-name="T17"><text:tab/><text:tab/></text:span><text:span text:style-name="T8">&lt;/</text:span><text:span text:style-name="T11">valid-values</text:span><text:span text:style-name="T8">&gt;</text:span><text:span text:style-name="T17"> <text:s/><text:tab/></text:span></text:p>
      <text:p text:style-name="Código"><text:span text:style-name="T17"><text:tab/><text:tab/></text:span><text:span text:style-name="T8">&lt;</text:span><text:span text:style-name="T11">default-value-calculator</text:span></text:p>
      <text:p text:style-name="Código"><text:span text:style-name="T11"><text:tab/><text:tab/><text:tab/> </text:span><text:span text:style-name="T14">class</text:span><text:span text:style-name="T17">=</text:span><text:span text:style-name="T20">"org.openxava.calculators.IntegerCalculator"</text:span><text:span text:style-name="T8">&gt;</text:span><text:span text:style-name="T17"><text:tab/><text:tab/><text:tab/></text:span></text:p>
      <text:p text:style-name="Código"><text:span text:style-name="T17"><text:tab/><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0"</text:span><text:span text:style-name="T8">/&gt;</text:span></text:p>
      <text:p text:style-name="Código"><text:span text:style-name="T17"><text:tab/><text:tab/></text:span><text:span text:style-name="T8">&lt;/</text:span><text:span text:style-name="T11">default-value-calculator</text:span><text:span text:style-name="T8">&gt;</text:span></text:p>
      <text:p text:style-name="Código"><text:span text:style-name="T17"><text:tab/></text:span><text:span text:style-name="T8">&lt;/</text:span><text:span text:style-name="T11">property</text:span><text:span text:style-name="T8">&gt;</text:span></text:p>
      <text:p text:style-name="Código"><text:tab/><text:tab/><text:tab/></text:p>
      <text:p text:style-name="Código"><text:span text:style-name="T17"><text:tab/></text:span><text:span text:style-name="T8">&lt;</text:span><text:span text:style-name="T11">property-view </text:span><text:span text:style-name="T14">property</text:span><text:span text:style-name="T17">=</text:span><text:span text:style-name="T20">"deliveredBy"</text:span><text:span text:style-name="T8">&gt;</text:span></text:p>
      <text:p text:style-name="Código"><text:span text:style-name="T17"><text:tab/><text:tab/></text:span><text:span text:style-name="T8">&lt;</text:span><text:span text:style-name="T11">on-change </text:span><text:span text:style-name="T14">class</text:span><text:span text:style-name="T17">=</text:span><text:span text:style-name="T20">"org.openxava.test.actions.OnChangeDeliveryByAction"</text:span><text:span text:style-name="T8">/&gt;</text:span></text:p>
      <text:p text:style-name="Código"><text:span text:style-name="T17"><text:tab/></text:span><text:span text:style-name="T8">&lt;/</text:span><text:span text:style-name="T11">property-view</text:span><text:span text:style-name="T8">&gt;</text:span></text:p>
      <text:p text:style-name="Código"><text:tab/>...</text:p>
      <text:p text:style-name="Código"><text:span text:style-name="T9">&lt;/</text:span><text:span text:style-name="T12">view</text:span><text:span text:style-name="T9">&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401"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11">members</text:span><text:span text:style-name="T8">&gt;</text:span></text:p>
      <text:p text:style-name="Código"><text:tab/>number;</text:p>
      <text:p text:style-name="Código"><text:tab/>type; </text:p>
      <text:p text:style-name="Código"><text:span text:style-name="T17"><text:tab/>name, </text:span><text:span text:style-name="T8">&lt;</text:span><text:span text:style-name="T11">action </text:span><text:span text:style-name="T14">action</text:span><text:span text:style-name="T17">=</text:span><text:span text:style-name="T20">"Customers.changeNameLabel"</text:span><text:span text:style-name="T8">/&gt;</text:span><text:span text:style-name="T17">;</text:span></text:p>
      <text:p text:style-name="Código"><text:tab/>...</text:p>
      <text:p text:style-name="Código"><text:span text:style-name="T8">&lt;/</text:span><text:span text:style-name="T11">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11">action </text:span><text:span text:style-name="T14">action</text:span><text:span text:style-name="T17">=</text:span><text:span text:style-name="T20">"Customers.changeNameLabel" </text:span><text:span text:style-name="T14">always-enabled</text:span><text:span text:style-name="T17">=</text:span><text:span text:style-name="T20">"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401"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editors </text:span><text:span text:style-name="T24">SYSTEM </text:span><text:span text:style-name="T25">"dtds/editors.dtd"</text:span><text:span text:style-name="T8">&gt;</text:span></text:p>
      <text:p text:style-name="Código"/>
      <text:p text:style-name="Código"><text:span text:style-name="T8">&lt;</text:span><text:span text:style-name="T11">editors</text:span><text:span text:style-name="T8">&gt;</text:span><text:span text:style-name="T17"> </text:span></text:p>
      <text:p text:style-name="Código"><text:span text:style-name="T17"><text:tab/></text:span><text:span text:style-name="T8">&lt;</text:span><text:span text:style-name="T11">editor </text:span><text:span text:style-name="T17">...</text:span><text:span text:style-name="T8">/&gt;</text:span><text:span text:style-name="T17"> ...</text:span></text:p>
      <text:p text:style-name="Código"><text:span text:style-name="T9">&lt;/</text:span><text:span text:style-name="T12">editors</text:span><text:span text:style-name="T9">&gt;</text:span></text:p>
      <text:p text:style-name="Text_20_body">Simply it contains the definition of a group of editors, and an editor is defined like this:</text:p>
      <text:p text:style-name="Código"><text:span text:style-name="T8">&lt;</text:span><text:span text:style-name="T11">editor </text:span></text:p>
      <text:p text:style-name="Código"><text:span text:style-name="T11"><text:tab/></text:span><text:span text:style-name="T14">url</text:span><text:span text:style-name="T17">=</text:span><text:span text:style-name="T20">"url"<text:tab/><text:tab/><text:tab/><text:tab/><text:tab/><text:tab/><text:tab/></text:span><text:span text:style-name="T17">(1)</text:span></text:p>
      <text:p text:style-name="Código"><text:span text:style-name="T17"><text:tab/></text:span><text:span text:style-name="T14">format</text:span><text:span text:style-name="T17">=</text:span><text:span text:style-name="T20">"true|false"<text:tab/><text:tab/><text:tab/><text:tab/><text:tab/><text:tab/></text:span><text:span text:style-name="T17">(2)</text:span></text:p>
      <text:p text:style-name="Código"><text:span text:style-name="T17"><text:tab/></text:span><text:span text:style-name="T14">depends-stereotypes</text:span><text:span text:style-name="T17">=</text:span><text:span text:style-name="T20">"stereotypes"<text:tab/><text:tab/><text:tab/></text:span><text:span text:style-name="T17">(3)</text:span></text:p>
      <text:p text:style-name="Código"><text:span text:style-name="T17"><text:tab/></text:span><text:span text:style-name="T14">depends-properties</text:span><text:span text:style-name="T17">=</text:span><text:span text:style-name="T20">"properties"<text:tab/><text:tab/><text:tab/><text:tab/></text:span><text:span text:style-name="T17">(4)</text:span></text:p>
      <text:p text:style-name="Código"><text:span text:style-name="T17"><text:tab/></text:span><text:span text:style-name="T14">frame</text:span><text:span text:style-name="T17">=</text:span><text:span text:style-name="T20">"true|false"<text:tab/><text:tab/><text:tab/><text:tab/><text:tab/><text:tab/></text:span><text:span text:style-name="T17">(5)</text:span></text:p>
      <text:p text:style-name="P19">&gt;</text:p>
      <text:p text:style-name="Código"><text:span text:style-name="T17"><text:tab/></text:span><text:span text:style-name="T8">&lt;</text:span><text:span text:style-name="T11">property </text:span><text:span text:style-name="T17">... </text:span><text:span text:style-name="T8">/&gt;</text:span><text:span text:style-name="T17"> ...<text:tab/><text:tab/><text:tab/><text:tab/><text:tab/>(6)</text:span></text:p>
      <text:p text:style-name="Código"><text:span text:style-name="T17"><text:tab/></text:span><text:span text:style-name="T8">&lt;</text:span><text:span text:style-name="T11">formatter </text:span><text:span text:style-name="T17">... </text:span><text:span text:style-name="T8">/&gt;</text:span><text:span text:style-name="T17"> <text:tab/><text:tab/><text:tab/><text:tab/><text:tab/><text:tab/>(7)</text:span></text:p>
      <text:p text:style-name="Código"><text:span text:style-name="T17"><text:tab/></text:span><text:span text:style-name="T8">&lt;</text:span><text:span text:style-name="T11">for-stereotype </text:span><text:span text:style-name="T17">... </text:span><text:span text:style-name="T8">/&gt;</text:span><text:span text:style-name="T17"> ...<text:tab/><text:tab/><text:tab/><text:tab/>(8)</text:span></text:p>
      <text:p text:style-name="Código"><text:span text:style-name="T17"><text:tab/></text:span><text:span text:style-name="T8">&lt;</text:span><text:span text:style-name="T11">for-type </text:span><text:span text:style-name="T17">... </text:span><text:span text:style-name="T8">/&gt;</text:span><text:span text:style-name="T17"> ...<text:tab/><text:tab/><text:tab/><text:tab/><text:tab/>(8)</text:span></text:p>
      <text:p text:style-name="Código"><text:span text:style-name="T17"><text:tab/></text:span><text:span text:style-name="T8">&lt;</text:span><text:span text:style-name="T11">for-model-property </text:span><text:span text:style-name="T17">... </text:span><text:span text:style-name="T8">/&gt;</text:span><text:span text:style-name="T17"> ...<text:tab/><text:tab/><text:tab/><text:tab/>(8)</text:span></text:p>
      <text:p text:style-name="Código"><text:span text:style-name="T9">&lt;/</text:span><text:span text:style-name="T12">editor</text:span><text:span text:style-name="T9">&gt;</text:span></text:p>
      <text:list text:style-name="L34">
        <text:list-item>
          <text:p text:style-name="P212"><text:span text:style-name="Código">url</text:span> (required): URL of JSP fragment that implements editor.</text:p>
        </text:list-item>
        <text:list-item>
          <text:p text:style-name="P212"><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212"><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212"><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212"><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212"><text:span text:style-name="Código">property</text:span> (several, optional): Set values in the editor; this way you can configure your editor and use it several times in different cases.</text:p>
        </text:list-item>
        <text:list-item>
          <text:p text:style-name="P212"><text:span text:style-name="Código">formatter</text:span> (one, optional): Java class to define the conversion from Java to HTML and from HTML to Java.</text:p>
        </text:list-item>
        <text:list-item>
          <text:p text:style-name="P212"><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math.BigDecimal"</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int"</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Integer"</text:span><text:span text:style-name="T8">/&gt;</text:span><text:span text:style-name="T17"> <text:s text:c="3"/></text:span></text:p>
      <text:p text:style-name="Código"><text:span text:style-name="T17"><text:tab/></text:span><text:span text:style-name="T8">&lt;</text:span><text:span text:style-name="T11">for-type </text:span><text:span text:style-name="T14">type</text:span><text:span text:style-name="T17">=</text:span><text:span text:style-name="T20">"long"</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Long"</text:span><text:span text:style-name="T8">/&gt;</text:span><text:span text:style-name="T17"> <text:s text:c="3"/></text:span></text:p>
      <text:p text:style-name="Código"><text:span text:style-name="T9">&lt;/</text:span><text:span text:style-name="T12">editor</text:span><text:span text:style-name="T9">&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7"> </text:span><text:span text:style-name="T26">page</text:span><text:span text:style-name="T17"> </text:span><text:span text:style-name="T26">import</text:span><text:span text:style-name="T17">=</text:span><text:span text:style-name="T20">"org.openxava.model.meta.MetaProperty"</text:span><text:span text:style-name="T17"> </text:span><text:span text:style-name="T28">%&gt;</text:span></text:p>
      <text:p text:style-name="Código"/>
      <text:p text:style-name="Código">&lt;%</text:p>
      <text:p text:style-name="Código"><text:span text:style-name="T17">String propertyKey = </text:span><text:span text:style-name="T26">request</text:span><text:span text:style-name="T17">.getParameter(</text:span><text:span text:style-name="T20">"propertyKey"</text:span><text:span text:style-name="T17">);<text:tab/><text:tab/><text:tab/><text:tab/>// </text:span><text:span text:style-name="Resaltado"><text:span text:style-name="T29">(1)</text:span></text:span></text:p>
      <text:p text:style-name="Código"><text:span text:style-name="T17">MetaProperty p = (MetaProperty) </text:span><text:span text:style-name="T26">request</text:span><text:span text:style-name="T17">.getAttribute(propertyKey);<text:tab/><text:tab/>// </text:span><text:span text:style-name="Resaltado"><text:span text:style-name="T29">(2)</text:span></text:span></text:p>
      <text:p text:style-name="Código"><text:span text:style-name="T17">String fvalue = (String) </text:span><text:span text:style-name="T26">request</text:span><text:span text:style-name="T17">.getAttribute(propertyKey + </text:span><text:span text:style-name="T20">".fvalue"</text:span><text:span text:style-name="T17">);<text:tab/>// </text:span><text:span text:style-name="Resaltado"><text:span text:style-name="T29">(3)</text:span></text:span></text:p>
      <text:p text:style-name="Código"><text:span text:style-name="T17">String align = p.isNumber()?</text:span><text:span text:style-name="T20">"right"</text:span><text:span text:style-name="T17">:</text:span><text:span text:style-name="T20">"left"</text:span><text:span text:style-name="T17">;<text:tab/><text:tab/><text:tab/><text:tab/><text:tab/><text:tab/>// </text:span><text:span text:style-name="Resaltado"><text:span text:style-name="T29">(4)</text:span></text:span></text:p>
      <text:p text:style-name="Código"><text:span text:style-name="T26">boolean</text:span><text:span text:style-name="T17"> editable=</text:span><text:span text:style-name="T20">"true"</text:span><text:span text:style-name="T17">.equals(</text:span><text:span text:style-name="T26">request</text:span><text:span text:style-name="T17">.getParameter(</text:span><text:span text:style-name="T20">"editable"</text:span><text:span text:style-name="T17">));<text:tab/><text:tab/>// </text:span><text:span text:style-name="Resaltado"><text:span text:style-name="T29">(5)</text:span></text:span></text:p>
      <text:p text:style-name="Código"><text:span text:style-name="T17">String disabled=editable?</text:span><text:span text:style-name="T20">""</text:span><text:span text:style-name="T17">:</text:span><text:span text:style-name="T20">"disabled"</text:span><text:span text:style-name="T17">;<text:tab/><text:tab/><text:tab/><text:tab/><text:tab/><text:tab/>// </text:span><text:span text:style-name="Resaltado"><text:span text:style-name="T29">(5)</text:span></text:span></text:p>
      <text:p text:style-name="Código"><text:span text:style-name="T17">String script = </text:span><text:span text:style-name="T26">request</text:span><text:span text:style-name="T17">.getParameter(</text:span><text:span text:style-name="T20">"script"</text:span><text:span text:style-name="T17">);<text:tab/><text:tab/><text:tab/><text:tab/><text:tab/>// </text:span><text:span text:style-name="Resaltado"><text:span text:style-name="T29">(6)</text:span></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tab/><text:tab/><text:tab/><text:tab/><text:tab/><text:tab/><text:tab/><text:tab/>// </text:span><text:span text:style-name="Resaltado"><text:span text:style-name="T29">(5)</text:span></text:span></text:p>
      <text:p text:style-name="Código">%&gt;</text:p>
      <text:p text:style-name="Código"><text:span text:style-name="T17">&lt;input name="</text:span><text:span text:style-name="T28">&lt;%=</text:span><text:span text:style-name="T17">propertyKey</text:span><text:span text:style-name="T28">%&gt;</text:span><text:span text:style-name="T17">" class=editor<text:tab/><text:tab/><text:tab/><text:tab/><text:tab/>&lt;!-- </text:span><text:span text:style-name="Resaltado"><text:span text:style-name="T29">(1)</text:span></text:span><text:span text:style-name="T17"> --&gt;</text:span></text:p>
      <text:p text:style-name="Código"><text:tab/>type="text" </text:p>
      <text:p text:style-name="Código"><text:span text:style-name="T17"><text:tab/>title="</text:span><text:span text:style-name="T28">&lt;%=</text:span><text:span text:style-name="T17">p.getDescription(</text:span><text:span text:style-name="T26">request</text:span><text:span text:style-name="T17">)</text:span><text:span text:style-name="T28">%&gt;</text:span><text:span text:style-name="T17">"</text:span></text:p>
      <text:p text:style-name="Código"><text:span text:style-name="T17"><text:tab/>align='</text:span><text:span text:style-name="T28">&lt;%=</text:span><text:span text:style-name="T17">align</text:span><text:span text:style-name="T28">%&gt;</text:span><text:span text:style-name="T17">'<text:tab/><text:tab/><text:tab/><text:tab/><text:tab/><text:tab/><text:tab/><text:tab/>&lt;!-- </text:span><text:span text:style-name="Resaltado"><text:span text:style-name="T29">(4)</text:span></text:span><text:span text:style-name="T17"> --&gt;</text:span></text:p>
      <text:p text:style-name="Código"><text:span text:style-name="T17"><text:tab/>maxlength="</text:span><text:span text:style-name="T28">&lt;%=</text:span><text:span text:style-name="T17">p.getSize()</text:span><text:span text:style-name="T28">%&gt;</text:span><text:span text:style-name="T17">" </text:span></text:p>
      <text:p text:style-name="Código"><text:span text:style-name="T17"><text:tab/>size="</text:span><text:span text:style-name="T28">&lt;%=</text:span><text:span text:style-name="T17">p.getSize()</text:span><text:span text:style-name="T28">%&gt;</text:span><text:span text:style-name="T17">" </text:span></text:p>
      <text:p text:style-name="Código"><text:span text:style-name="T17"><text:tab/>value="</text:span><text:span text:style-name="T28">&lt;%=</text:span><text:span text:style-name="T17">fvalue</text:span><text:span text:style-name="T28">%&gt;</text:span><text:span text:style-name="T17">"<text:tab/><text:tab/><text:tab/><text:tab/><text:tab/><text:tab/><text:tab/><text:tab/>&lt;!-- </text:span><text:span text:style-name="Resaltado"><text:span text:style-name="T29">(3)</text:span></text:span><text:span text:style-name="T17"> --&gt;</text:span></text:p>
      <text:p text:style-name="Código"><text:span text:style-name="T17"><text:tab/></text:span><text:span text:style-name="T28">&lt;%=</text:span><text:span text:style-name="T17">disabled</text:span><text:span text:style-name="T28">%&gt;<text:tab/><text:tab/><text:tab/><text:tab/><text:tab/><text:tab/><text:tab/><text:tab/></text:span><text:span text:style-name="T17">&lt;!-- </text:span><text:span text:style-name="Resaltado"><text:span text:style-name="T29">(5)</text:span></text:span><text:span text:style-name="T17"> --&gt;</text:span></text:p>
      <text:p text:style-name="Código"><text:span text:style-name="T17"><text:tab/></text:span><text:span text:style-name="T28">&lt;%=</text:span><text:span text:style-name="T17">script</text:span><text:span text:style-name="T28">%&gt;<text:tab/><text:tab/><text:tab/><text:tab/><text:tab/><text:tab/><text:tab/><text:tab/><text:tab/></text:span><text:span text:style-name="T17">&lt;!-- </text:span><text:span text:style-name="Resaltado"><text:span text:style-name="T29">(6)</text:span></text:span><text:span text:style-name="T17"> --&gt;</text:span><text:span text:style-name="T28"><text:tab/><text:tab/><text:tab/></text:span></text:p>
      <text:p text:style-name="Código"><text:tab/>/&gt;</text:p>
      <text:p text:style-name="Código">&lt;%</text:p>
      <text:p text:style-name="Código"><text:span text:style-name="T17">} </text:span><text:span text:style-name="T26">else</text:span><text:span text:style-name="T17"> {</text:span></text:p>
      <text:p text:style-name="Código">%&gt;</text:p>
      <text:p text:style-name="Código"><text:span text:style-name="T28">&lt;%=</text:span><text:span text:style-name="T17">fvalue</text:span><text:span text:style-name="T28">%&gt;</text:span><text:span text:style-name="T17">&amp;nbsp;<text:tab/></text:span></text:p>
      <text:p text:style-name="Código">&lt;%</text:p>
      <text:p text:style-name="Código">}</text:p>
      <text:p text:style-name="Código">%&gt;</text:p>
      <text:p text:style-name="Código"><text:span text:style-name="T28">&lt;%</text:span><text:span text:style-name="T17"> </text:span><text:span text:style-name="T26">if</text:span><text:span text:style-name="T17"> (!editable) { </text:span><text:span text:style-name="T28">%&gt;</text:span></text:p>
      <text:p text:style-name="Código"><text:span text:style-name="T17"><text:tab/>&lt;input type="hidden" name="</text:span><text:span text:style-name="T28">&lt;%=</text:span><text:span text:style-name="T17">propertyKey</text:span><text:span text:style-name="T28">%&gt;</text:span><text:span text:style-name="T17">" value="</text:span><text:span text:style-name="T28">&lt;%=</text:span><text:span text:style-name="T17">fvalue</text:span><text:span text:style-name="T28">%&gt;</text:span><text:span text:style-name="T17">"&gt;</text:span></text:p>
      <text:p text:style-name="Código"><text:span text:style-name="T28">&lt;%</text:span><text:span text:style-name="T17">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11">editor </text:span><text:span text:style-name="T14">url</text:span><text:span text:style-name="T17">=</text:span><text:span text:style-name="T20">"textEditor.jsp"</text:span><text:span text:style-name="T8">&gt;</text:span><text:span text:style-name="T17"> </text:span></text:p>
      <text:p text:style-name="Código"><text:span text:style-name="T17"><text:tab/></text:span><text:span text:style-name="T8">&lt;</text:span><text:span text:style-name="T11">formatter </text:span><text:span text:style-name="T14">class</text:span><text:span text:style-name="T17">=</text:span><text:span text:style-name="T20">"org.openxava.formatters.UpperCaseFormatter"</text:span><text:span text:style-name="T8">/&gt;</text:span></text:p>
      <text:p text:style-name="Código"><text:span text:style-name="T17"><text:tab/></text:span><text:span text:style-name="T8">&lt;</text:span><text:span text:style-name="T11">for-type </text:span><text:span text:style-name="T14">type</text:span><text:span text:style-name="T17">=</text:span><text:span text:style-name="T20">"java.lang.String"</text:span><text:span text:style-name="T8">/&gt;</text:span></text:p>
      <text:p text:style-name="Código"><text:span text:style-name="T9">&lt;/</text:span><text:span text:style-name="T12">editor</text:span><text:span text:style-name="T9">&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401"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11">property </text:span><text:span text:style-name="T14">name</text:span><text:span text:style-name="T17">=</text:span><text:span text:style-name="T20">"regions" </text:span><text:span text:style-name="T14">stereotype</text:span><text:span text:style-name="T17">=</text:span><text:span text:style-name="T20">"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11">for </text:span><text:span text:style-name="T14">stereotype</text:span><text:span text:style-name="T17">=</text:span><text:span text:style-name="T20">"REGIONS" </text:span><text:span text:style-name="T14">type</text:span><text:span text:style-name="T17">=</text:span><text:span text:style-name="T20">"String []"</text:span><text:span text:style-name="T8">/&gt;</text:span></text:p>
      <text:p text:style-name="Text_20_body">And to define in your editor in your <text:span text:style-name="Archivo_2f_Directorio">editors.xml</text:span> file:</text:p>
      <text:p text:style-name="Código"><text:span text:style-name="T8">&lt;</text:span><text:span text:style-name="T11">editor </text:span><text:span text:style-name="T14">url</text:span><text:span text:style-name="T17">=</text:span><text:span text:style-name="T20">"regionsEditor.jsp"</text:span><text:span text:style-name="T8">&gt;</text:span><text:span text:style-name="T17"> <text:s/><text:tab/><text:tab/><text:tab/><text:tab/><text:tab/><text:tab/><text:tab/> <text:s text:c="3"/>(1)</text:span></text:p>
      <text:p text:style-name="Código"><text:span text:style-name="T17"><text:tab/></text:span><text:span text:style-name="T8">&lt;</text:span><text:span text:style-name="T11">property </text:span><text:span text:style-name="T14">name</text:span><text:span text:style-name="T17">=</text:span><text:span text:style-name="T20">"regionsCount" </text:span><text:span text:style-name="T14">value</text:span><text:span text:style-name="T17">=</text:span><text:span text:style-name="T20">"3"</text:span><text:span text:style-name="T8">/&gt;<text:tab/><text:tab/><text:tab/><text:tab/><text:tab/> <text:s text:c="3"/></text:span><text:span text:style-name="T17">(2)</text:span></text:p>
      <text:p text:style-name="Código"><text:span text:style-name="T17"><text:tab/></text:span><text:span text:style-name="T8">&lt;</text:span><text:span text:style-name="T11">formatter </text:span><text:span text:style-name="T14">class</text:span><text:span text:style-name="T17">=</text:span><text:span text:style-name="T20">"org.openxava.formatters.MultipleValuesByPassFormatter"</text:span><text:span text:style-name="T8">/&gt; <text:s/></text:span><text:span text:style-name="T17">(3)</text:span></text:p>
      <text:p text:style-name="Código"><text:span text:style-name="T17"><text:tab/></text:span><text:span text:style-name="T8">&lt;</text:span><text:span text:style-name="T11">for-stereotype </text:span><text:span text:style-name="T14">stereotype</text:span><text:span text:style-name="T17">=</text:span><text:span text:style-name="T20">"REGIONS"</text:span><text:span text:style-name="T8">/&gt;</text:span></text:p>
      <text:p text:style-name="Código"><text:span text:style-name="T8">&lt;/</text:span><text:span text:style-name="T11">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11">page </text:span><text:span text:style-name="T14">import</text:span><text:span text:style-name="T17">=</text:span><text:span text:style-name="T20">"java.util.Collection" </text:span><text:span text:style-name="T30">%&gt;</text:span></text:p>
      <text:p text:style-name="Código"><text:span text:style-name="T30">&lt;%@ </text:span><text:span text:style-name="T11">page </text:span><text:span text:style-name="T14">import</text:span><text:span text:style-name="T17">=</text:span><text:span text:style-name="T20">"java.util.Collections" </text:span><text:span text:style-name="T30">%&gt;</text:span></text:p>
      <text:p text:style-name="Código"><text:span text:style-name="T30">&lt;%@ </text:span><text:span text:style-name="T11">page </text:span><text:span text:style-name="T14">import</text:span><text:span text:style-name="T17">=</text:span><text:span text:style-name="T20">"java.util.Arrays" </text:span><text:span text:style-name="T30">%&gt;</text:span></text:p>
      <text:p text:style-name="Código"><text:span text:style-name="T30">&lt;%@ </text:span><text:span text:style-name="T11">page </text:span><text:span text:style-name="T14">import</text:span><text:span text:style-name="T17">=</text:span><text:span text:style-name="T20">"org.openxava.util.Labels" </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lt;%</text:p>
      <text:p text:style-name="Código"><text:span text:style-name="T17">String propertyKey = request.getParameter(</text:span><text:span text:style-name="T20">"propertyKey"</text:span><text:span text:style-name="T17">);</text:span></text:p>
      <text:p text:style-name="Código"><text:span text:style-name="T17">String [] fvalues = (String []) request.getAttribute(propertyKey + </text:span><text:span text:style-name="T20">".fvalue"</text:span><text:span text:style-name="T17">); // </text:span><text:span text:style-name="Resaltado"><text:span text:style-name="T29">(1)</text:span></text:span></text:p>
      <text:p text:style-name="Código"><text:span text:style-name="T26">boolean</text:span><text:span text:style-name="T17"> editable=</text:span><text:span text:style-name="T20">"true"</text:span><text:span text:style-name="T17">.equals(request.getParameter(</text:span><text:span text:style-name="T20">"editable"</text:span><text:span text:style-name="T17">));</text:span></text:p>
      <text:p text:style-name="Código"><text:span text:style-name="T17">String disabled=editable?</text:span><text:span text:style-name="T20">""</text:span><text:span text:style-name="T17">:</text:span><text:span text:style-name="T20">"disabled"</text:span><text:span text:style-name="T17">;</text:span></text:p>
      <text:p text:style-name="Código"><text:span text:style-name="T17">String script = request.getParameter(</text:span><text:span text:style-name="T20">"script"</text:span><text:span text:style-name="T17">);</text:span></text:p>
      <text:p text:style-name="Código"><text:span text:style-name="T26">boolean</text:span><text:span text:style-name="T17"> label = org.openxava.util.XavaPreferences.getInstance().isReadOnlyAsLabel();</text:span></text:p>
      <text:p text:style-name="Código"><text:span text:style-name="T26">if</text:span><text:span text:style-name="T17"> (editable || !label) {</text:span></text:p>
      <text:p text:style-name="Código"><text:span text:style-name="T17"><text:tab/>String sregionsCount = request.getParameter(</text:span><text:span text:style-name="T20">"regionsCount"</text:span><text:span text:style-name="T17">);</text:span></text:p>
      <text:p text:style-name="Código"><text:span text:style-name="T17"><text:tab/></text:span><text:span text:style-name="T26">int</text:span><text:span text:style-name="T17"> regionsCount = sregionsCount == </text:span><text:span text:style-name="T26">null</text:span><text:span text:style-name="T17">?5:Integer.parseInt(sregionsCount);</text:span></text:p>
      <text:p text:style-name="Código"><text:span text:style-name="T17"><text:tab/>Collection regions = fvalues==</text:span><text:span text:style-name="T26">null</text:span><text:span text:style-name="T17">?Collections.EMPTY_LIST:Arrays.asList(fvalues);</text:span></text:p>
      <text:p text:style-name="Código">%&gt;</text:p>
      <text:p text:style-name="Código"><text:span text:style-name="T8">&lt;</text:span><text:span text:style-name="T11">select </text:span><text:span text:style-name="T14">name</text:span><text:span text:style-name="T17">=</text:span>"<text:span text:style-name="T30">&lt;%=</text:span><text:span text:style-name="T17">propertyKey</text:span><text:span text:style-name="T30">%&gt;</text:span>"<text:span text:style-name="T17"> </text:span><text:span text:style-name="T14">multiple</text:span><text:span text:style-name="T17">=</text:span><text:span text:style-name="T20">"multiple" <text:tab/></text:span></text:p>
      <text:p text:style-name="Código"><text:span text:style-name="T20"><text:tab/></text:span><text:span text:style-name="T14">class</text:span><text:span text:style-name="T17">=</text:span><text:span text:style-name="T30">&lt;%=</text:span><text:span text:style-name="T17">style.getEditor()</text:span><text:span text:style-name="T30">%&gt;</text:span><text:span text:style-name="T17"> </text:span></text:p>
      <text:p text:style-name="Código"><text:span text:style-name="T17"><text:tab/></text:span><text:span text:style-name="T30">&lt;%=</text:span><text:span text:style-name="T17">disabled</text:span><text:span text:style-name="T30">%&gt;</text:span></text:p>
      <text:p text:style-name="Código"><text:span text:style-name="T17"><text:tab/></text:span><text:span text:style-name="T30">&lt;%=</text:span><text:span text:style-name="T17">script</text:span><text:span text:style-name="T30">%&gt;</text:span><text:span text:style-name="T8">&gt;</text:span></text:p>
      <text:p text:style-name="Código"><text:span text:style-name="T17"><text:tab/></text:span><text:span text:style-name="T30">&lt;%</text:span></text:p>
      <text:p text:style-name="Código"><text:span text:style-name="T17"><text:tab/></text:span><text:span text:style-name="T26">for</text:span><text:span text:style-name="T17"> (</text:span><text:span text:style-name="T26">int</text:span><text:span text:style-name="T17"> i=1; i&lt;regionsCount+1; i++) {</text:span></text:p>
      <text:p text:style-name="Código"><text:span text:style-name="T17"><text:tab/><text:tab/>String selected = regions.contains(Integer.toString(i))?</text:span><text:span text:style-name="T20">"selected"</text:span><text:span text:style-name="T17">:</text:span><text:span text:style-name="T20">""</text:span><text:span text:style-name="T17">;<text:tab/></text:span></text:p>
      <text:p text:style-name="Código"><text:span text:style-name="T17"><text:tab/></text:span><text:span text:style-name="T30">%&gt;</text:span><text:span text:style-name="T17"><text:tab/></text:span></text:p>
      <text:p text:style-name="Código"><text:span text:style-name="T17"><text:tab/></text:span><text:span text:style-name="T8">&lt;</text:span><text:span text:style-name="T11">option</text:span></text:p>
      <text:p text:style-name="Código"><text:span text:style-name="T11"><text:tab/><text:tab/></text:span><text:span text:style-name="T14">value</text:span><text:span text:style-name="T17">=</text:span>"<text:span text:style-name="T30">&lt;%=</text:span><text:span text:style-name="T17">i</text:span><text:span text:style-name="T30">%&gt;</text:span>"<text:span text:style-name="T17"> </text:span><text:span text:style-name="T30">&lt;%=</text:span><text:span text:style-name="T17">selected</text:span><text:span text:style-name="T30">%&gt;</text:span><text:span text:style-name="T8">&gt;</text:span></text:p>
      <text:p text:style-name="Código"><text:span text:style-name="T8"><text:tab/><text:tab/></text:span><text:span text:style-name="T30">&lt;%=</text:span><text:span text:style-name="T17">Labels.get(</text:span><text:span text:style-name="T20">"regions."</text:span><text:span text:style-name="T17"> + i, request.getLocale())</text:span><text:span text:style-name="T30">%&gt;</text:span></text:p>
      <text:p text:style-name="Código"><text:span text:style-name="T30"><text:tab/></text:span><text:span text:style-name="T8">&lt;/</text:span><text:span text:style-name="T11">option</text:span><text:span text:style-name="T8">&gt;</text:span></text:p>
      <text:p text:style-name="Código"><text:span text:style-name="T17"><text:tab/></text:span><text:span text:style-name="T30">&lt;%</text:span></text:p>
      <text:p text:style-name="Código"><text:tab/>}</text:p>
      <text:p text:style-name="Código"><text:span text:style-name="T17"><text:tab/></text:span><text:span text:style-name="T30">%&gt;</text:span></text:p>
      <text:p text:style-name="Código"><text:span text:style-name="T8">&lt;/</text:span><text:span text:style-name="T11">select</text:span><text:span text:style-name="T8">&gt;</text:span></text:p>
      <text:p text:style-name="Código">&lt;%</text:p>
      <text:p text:style-name="Código">}</text:p>
      <text:p text:style-name="Código"><text:span text:style-name="T26">else</text:span><text:span text:style-name="T17">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30">&lt;%=</text:span><text:span text:style-name="T17">Labels.get(</text:span><text:span text:style-name="T20">"regions."</text:span><text:span text:style-name="T17">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7"> </text:span></text:p>
      <text:p text:style-name="Código"><text:span text:style-name="T26">if</text:span><text:span text:style-name="T17"> (!editable) { </text:span></text:p>
      <text:p text:style-name="Código"><text:span text:style-name="T17"><text:tab/></text:span><text:span text:style-name="T26">for</text:span><text:span text:style-name="T17"> (</text:span><text:span text:style-name="T26">int</text:span><text:span text:style-name="T17"> i=0; i&lt;fvalues.length; i++) {</text:span></text:p>
      <text:p text:style-name="Código">%&gt;</text:p>
      <text:p text:style-name="Código"><text:span text:style-name="T17"><text:tab/><text:tab/></text:span><text:span text:style-name="T8">&lt;</text:span><text:span text:style-name="T11">input </text:span><text:span text:style-name="T14">type</text:span><text:span text:style-name="T17">=</text:span><text:span text:style-name="T20">"hidden" </text:span><text:span text:style-name="T14">name</text:span><text:span text:style-name="T17">=</text:span>"<text:span text:style-name="T30">&lt;%=</text:span><text:span text:style-name="T17">propertyKey</text:span><text:span text:style-name="T30">%&gt;</text:span>"<text:span text:style-name="T17"> </text:span><text:span text:style-name="T14">value</text:span><text:span text:style-name="T17">=</text:span>"<text:span text:style-name="T30">&lt;%=</text:span><text:span text:style-name="T17">fvalues[i]</text:span><text:span text:style-name="T30">%&gt;</text:span>"<text:span text:style-name="T8">&gt;</text:span><text:span text:style-name="T17"><text:tab/><text:tab/></text:span></text:p>
      <text:p text:style-name="Código">&lt;%</text:p>
      <text:p text:style-name="Código"><text:tab/>}</text:p>
      <text:p text:style-name="Código">} </text:p>
      <text:p text:style-name="Código"><text:span text:style-name="T30">%&gt;</text:span><text:span text:style-name="T17"><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401"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property </text:span><text:span text:style-name="T14">name</text:span><text:span text:style-name="T17">=</text:span><text:span text:style-name="T20">"familyNumber" </text:span><text:span text:style-name="T14">stereotype</text:span><text:span text:style-name="T17">=</text:span><text:span text:style-name="T20">"FAMIL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ubfamilyNumber"<text:tab/></text:span><text:span text:style-name="T14">stereotype</text:span><text:span text:style-name="T17">=</text:span><text:span text:style-name="T20">"SUBFAMILY" </text:span><text:span text:style-name="T14">required</text:span><text:span text:style-name="T17">=</text:span><text:span text:style-name="T20">"true"</text:span><text:span text:style-name="T8">/&gt;</text:span><text:span text:style-name="T17"> <text:s text:c="3"/><text:tab/></text:span></text:p>
      <text:p text:style-name="Código"><text:tab/>...<text:tab/><text:tab/><text:tab/><text:tab/></text:p>
      <text:p text:style-name="Código"><text:span text:style-name="T9">&lt;/</text:span><text:span text:style-name="T12">entity</text:span><text:span text:style-name="T9">&gt;</text:span><text:span text:style-name="T18"> </text:span></text:p>
      <text:p text:style-name="Standard">And in your <text:span text:style-name="Archivo_2f_Directorio">editors.xml</text:span> put:</text:p>
      <text:p text:style-name="Código"><text:span text:style-name="T8">&lt;</text:span><text:span text:style-name="T11">editor </text:span><text:span text:style-name="T14">url</text:span><text:span text:style-name="T17">=</text:span><text:span text:style-name="T20">"descriptionsEditor.jsp"</text:span><text:span text:style-name="T8">&gt;</text:span><text:span text:style-name="T17"><text:tab/><text:tab/><text:tab/><text:tab/><text:tab/><text:tab/><text:tab/> (1)</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Family"</text:span><text:span text:style-name="T8">/&gt;</text:span><text:span text:style-name="T17"><text:tab/><text:tab/><text:tab/><text:tab/><text:tab/> (2)<text:tab/></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y" </text:span><text:span text:style-name="T14">value</text:span><text:span text:style-name="T17">=</text:span><text:span text:style-name="T20">"description"</text:span><text:span text:style-name="T8">/&gt;</text:span><text:span text:style-name="T17"><text:tab/><text:tab/><text:tab/> (4)</text:span></text:p>
      <text:p text:style-name="Código"><text:span text:style-name="T17"><text:tab/></text:span><text:span text:style-name="T8">&lt;</text:span><text:span text:style-name="T11">property </text:span><text:span text:style-name="T14">name</text:span><text:span text:style-name="T17">=</text:span><text:span text:style-name="T20">"orderByKey" </text:span><text:span text:style-name="T14">value</text:span><text:span text:style-name="T17">=</text:span><text:span text:style-name="T20">"true"</text:span><text:span text:style-name="T8">/&gt;</text:span><text:span text:style-name="T17"><text:tab/><text:tab/><text:tab/><text:tab/><text:tab/> (5)</text:span></text:p>
      <text:p text:style-name="Código"><text:span text:style-name="T17"><text:tab/></text:span><text:span text:style-name="T8">&lt;</text:span><text:span text:style-name="T11">property </text:span><text:span text:style-name="T14">name</text:span><text:span text:style-name="T17">=</text:span><text:span text:style-name="T20">"readOnlyAsLabel" </text:span><text:span text:style-name="T14">value</text:span><text:span text:style-name="T17">=</text:span><text:span text:style-name="T20">"true"</text:span><text:span text:style-name="T8">/&gt;</text:span><text:span text:style-name="T17"><text:tab/><text:tab/><text:tab/><text:tab/> (6)</text:span></text:p>
      <text:p text:style-name="Código"><text:span text:style-name="T17"><text:tab/></text:span><text:span text:style-name="T8">&lt;</text:span><text:span text:style-name="T11">for-stereotype </text:span><text:span text:style-name="T14">stereotype</text:span><text:span text:style-name="T17">=</text:span><text:span text:style-name="T20">"FAMILY"</text:span><text:span text:style-name="T8">/&gt;</text:span><text:span text:style-name="T17"><text:tab/><text:tab/><text:tab/><text:tab/><text:tab/><text:tab/> (11)</text:span></text:p>
      <text:p text:style-name="Código"><text:span text:style-name="T8">&lt;/</text:span><text:span text:style-name="T11">editor</text:span><text:span text:style-name="T8">&gt;</text:span></text:p>
      <text:p text:style-name="Código"><text:s text:c="6"/></text:p>
      <text:p text:style-name="Código"><text:span text:style-name="T27">&lt;!-- It is possible to specify dependencies from stereotypes or properties --&gt;</text:span><text:span text:style-name="T17"> <text:s text:c="3"/></text:span></text:p>
      <text:p text:style-name="Código"><text:span text:style-name="T8">&lt;</text:span><text:span text:style-name="T11">editor </text:span><text:span text:style-name="T14">url</text:span><text:span text:style-name="T17">=</text:span><text:span text:style-name="T20">"descriptionsEditor.jsp" <text:tab/><text:tab/><text:tab/><text:tab/><text:tab/><text:tab/><text:tab/> </text:span><text:span text:style-name="T17">(1)</text:span></text:p>
      <text:p text:style-name="Código"><text:span text:style-name="T17"><text:tab/></text:span><text:span text:style-name="T14">depends-stereotypes</text:span><text:span text:style-name="T17">=</text:span><text:span text:style-name="T20">"FAMILY"</text:span><text:span text:style-name="T8">&gt;</text:span><text:span text:style-name="T17"> <text:s text:c="9"/><text:tab/><text:tab/><text:tab/><text:tab/><text:tab/>(12)</text:span></text:p>
      <text:p text:style-name="Código"><text:span text:style-name="T27">&lt;!--</text:span> <text:s/></text:p>
      <text:p text:style-name="Código"><text:span text:style-name="T27">&lt;editor url="descriptionsEditor.jsp" depends-properties="familyNumber"&gt;</text:span><text:tab/>(13)</text:p>
      <text:p text:style-name="Código"><text:span text:style-name="T27">--&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model" </text:span><text:span text:style-name="T14">value</text:span><text:span text:style-name="T17">=</text:span><text:span text:style-name="T20">"Subfamily"</text:span><text:span text:style-name="T8">/&gt;</text:span><text:span text:style-name="T17"><text:tab/><text:tab/><text:tab/><text:tab/><text:tab/> (2)</text:span></text:p>
      <text:p text:style-name="Código"><text:span text:style-name="T17"><text:tab/></text:span><text:span text:style-name="T8">&lt;</text:span><text:span text:style-name="T11">property </text:span><text:span text:style-name="T14">name</text:span><text:span text:style-name="T17">=</text:span><text:span text:style-name="T20">"keyProperty" </text:span><text:span text:style-name="T14">value</text:span><text:span text:style-name="T17">=</text:span><text:span text:style-name="T20">"number"</text:span><text:span text:style-name="T8">/&gt;</text:span><text:span text:style-name="T17"><text:tab/><text:tab/><text:tab/><text:tab/><text:tab/> (3)</text:span></text:p>
      <text:p text:style-name="Código"><text:span text:style-name="T17"><text:tab/></text:span><text:span text:style-name="T8">&lt;</text:span><text:span text:style-name="T11">property </text:span><text:span text:style-name="T14">name</text:span><text:span text:style-name="T17">=</text:span><text:span text:style-name="T20">"descriptionProperties" </text:span><text:span text:style-name="T14">value</text:span><text:span text:style-name="T17">=</text:span><text:span text:style-name="T20">"number, description"</text:span><text:span text:style-name="T8">/&gt;</text:span><text:span text:style-name="T17"><text:tab/> (4)</text:span></text:p>
      <text:p text:style-name="Código"><text:span text:style-name="T17"><text:tab/></text:span><text:span text:style-name="T8">&lt;</text:span><text:span text:style-name="T11">property </text:span><text:span text:style-name="T14">name</text:span><text:span text:style-name="T17">=</text:span><text:span text:style-name="T20">"condition" </text:span><text:span text:style-name="T14">value</text:span><text:span text:style-name="T17">=</text:span><text:span text:style-name="T20">"${familyNumber} = ?"</text:span><text:span text:style-name="T8">/&gt;</text:span><text:span text:style-name="T17"><text:tab/><text:tab/><text:tab/> (7)</text:span></text:p>
      <text:p text:style-name="Código"><text:span text:style-name="T17"><text:tab/></text:span><text:span text:style-name="T8">&lt;</text:span><text:span text:style-name="T11">property </text:span><text:span text:style-name="T14">name</text:span><text:span text:style-name="T17">=</text:span><text:span text:style-name="T20">"parameterValuesStereotypes" </text:span><text:span text:style-name="T14">value</text:span><text:span text:style-name="T17">=</text:span><text:span text:style-name="T20">"FAMILY"</text:span><text:span text:style-name="T8">/&gt;</text:span><text:span text:style-name="T17"><text:tab/><text:tab/> (8)</text:span></text:p>
      <text:p text:style-name="Código"><text:span text:style-name="T17"><text:tab/></text:span><text:span text:style-name="T27">&lt;!--</text:span></text:p>
      <text:p text:style-name="Código"><text:span text:style-name="T27"><text:tab/>&lt;property name="parameterValuesProperties" value="familyNumber"/&gt;</text:span><text:tab/><text:tab/> (9)</text:p>
      <text:p text:style-name="Código"><text:span text:style-name="T27"><text:tab/>--&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descriptionsFormatter" <text:tab/><text:tab/><text:tab/><text:tab/><text:tab/></text:span><text:span text:style-name="T17">(10)</text:span></text:p>
      <text:p text:style-name="Código"><text:span text:style-name="T17"><text:tab/><text:tab/></text:span><text:span text:style-name="T14">value</text:span><text:span text:style-name="T17">=</text:span><text:span text:style-name="T20">"org.openxava.test.formatters.FamilyDescriptionsFormatter"</text:span><text:span text:style-name="T8">/&gt;</text:span><text:span text:style-name="T17"><text:tab/></text:span></text:p>
      <text:p text:style-name="Código"><text:span text:style-name="T17"><text:tab/></text:span><text:span text:style-name="T8">&lt;</text:span><text:span text:style-name="T11">for-stereotype </text:span><text:span text:style-name="T14">stereotype</text:span><text:span text:style-name="T17">=</text:span><text:span text:style-name="T20">"SUBFAMILY"</text:span><text:span text:style-name="T8">/&gt;</text:span><text:span text:style-name="T17"><text:tab/><text:tab/><text:tab/><text:tab/><text:tab/>(11)</text:span></text:p>
      <text:p text:style-name="Código"><text:span text:style-name="T9">&lt;/</text:span><text:span text:style-name="T12">editor</text:span><text:span text:style-name="T9">&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22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22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220"><text:span text:style-name="Código">descriptionProperty</text:span> or <text:span text:style-name="Código">descriptionProperties</text:span>: Property or list of properties to show in combo.</text:p>
        </text:list-item>
        <text:list-item>
          <text:p text:style-name="P22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220"><text:span text:style-name="Código">readOnlyAsLabel</text:span>: When it is read only, then it is rendered as label. The default is <text:span text:style-name="Código">false</text:span>.</text:p>
        </text:list-item>
        <text:list-item>
          <text:p text:style-name="P22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22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22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22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401"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3">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11">component </text:span><text:span text:style-name="T14">name</text:span><text:span text:style-name="T17">=</text:span><text:span text:style-name="T20">"FilterBySubfamily"</text:span><text:span text:style-name="T8">&gt;</text:span></text:p>
      <text:p text:style-name="Código"/>
      <text:p text:style-name="Código"><text:span text:style-name="T17"><text:tab/></text:span><text:span text:style-name="T8">&lt;</text:span><text:span text:style-name="T11">entity</text:span><text:span text:style-name="T8">&gt;</text:span><text:span text:style-name="T17"> <text:s/><text:tab/><text:tab/><text:tab/><text:tab/><text:tab/><text:tab/><text:tab/><text:tab/><text:tab/><text:tab/></text:span></text:p>
      <text:p text:style-name="Código"><text:span text:style-name="T17"><text:tab/><text:tab/></text:span><text:span text:style-name="T8">&lt;</text:span><text:span text:style-name="T11">reference </text:span><text:span text:style-name="T14">name</text:span><text:span text:style-name="T17">=</text:span><text:span text:style-name="T20">"subfamily" </text:span><text:span text:style-name="T14">model</text:span><text:span text:style-name="T17">=</text:span><text:span text:style-name="T20">"Subfamily2"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entity</text:span><text:span text:style-name="T8">&gt;</text:span><text:span text:style-name="T17"><text:tab/><text:tab/></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1"</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1"</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ext:span><text:span text:style-name="T11">view </text:span><text:span text:style-name="T14">name</text:span><text:span text:style-name="T17">=</text:span><text:span text:style-name="T20">"Family2"</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create</text:span><text:span text:style-name="T17">=</text:span><text:span text:style-name="T20">"false"</text:span><text:span text:style-name="T8">&gt;</text:span></text:p>
      <text:p text:style-name="Código"><text:span text:style-name="T17"><text:tab/><text:tab/><text:tab/></text:span><text:span text:style-name="T8">&lt;</text:span><text:span text:style-name="T11">descriptions-list </text:span><text:span text:style-name="T14">condition</text:span><text:span text:style-name="T17">=</text:span><text:span text:style-name="T20">"${family.number} = 2"</text:span><text:span text:style-name="T8">/&gt;</text:span></text:p>
      <text:p text:style-name="Código"><text:span text:style-name="T17"><text:tab/><text:tab/></text:span><text:span text:style-name="T8">&lt;/</text:span><text:span text:style-name="T11">reference-view</text:span><text:span text:style-name="T8">&gt;</text:span></text:p>
      <text:p text:style-name="Código"><text:span text:style-name="T17"><text:tab/></text:span><text:span text:style-name="T8">&lt;/</text:span><text:span text:style-name="T11">view</text:span><text:span text:style-name="T8">&gt;</text:span></text:p>
      <text:p text:style-name="Código"/>
      <text:p text:style-name="Código"><text:span text:style-name="T17"><text:tab/></text:span><text:span text:style-name="T8">&lt;</text:span><text:span text:style-name="T11">view </text:span><text:span text:style-name="T14">name</text:span><text:span text:style-name="T17">=</text:span><text:span text:style-name="T20">"WithSubfamilyForm"</text:span><text:span text:style-name="T8">&gt;</text:span><text:span text:style-name="T17"><text:tab/></text:span></text:p>
      <text:p text:style-name="Código"><text:span text:style-name="T17"><text:tab/><text:tab/></text:span><text:span text:style-name="T8">&lt;</text:span><text:span text:style-name="T11">reference-view </text:span><text:span text:style-name="T14">reference</text:span><text:span text:style-name="T17">=</text:span><text:span text:style-name="T20">"subfamily" </text:span><text:span text:style-name="T14">search</text:span><text:span text:style-name="T17">=</text:span><text:span text:style-name="T20">"false"</text:span><text:span text:style-name="T8">/&gt;</text:span></text:p>
      <text:p text:style-name="Código"><text:span text:style-name="T17"><text:tab/></text:span><text:span text:style-name="T8">&lt;/</text:span><text:span text:style-name="T11">view</text:span><text:span text:style-name="T8">&gt;</text:span></text:p>
      <text:p text:style-name="Código"><text:tab/></text:p>
      <text:p text:style-name="Código"><text:span text:style-name="T17"><text:tab/></text:span><text:span text:style-name="T8">&lt;transient/&gt;<text:tab/><text:tab/><text:tab/><text:tab/><text:tab/><text:tab/><text:tab/><text:tab/><text:tab/><text:tab/></text:span><text:span text:style-name="T17">(1)</text:span></text:p>
      <text:p text:style-name="Código"><text:tab/></text:p>
      <text:p text:style-name="Código"><text:span text:style-name="T8">&lt;/</text:span><text:span text:style-name="T11">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38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229">Filter by any columns or a combination of them.</text:p>
        </text:list-item>
        <text:list-item>
          <text:p text:style-name="P229">Order by any column with a single click.</text:p>
        </text:list-item>
        <text:list-item>
          <text:p text:style-name="P229">Display data by pages, and therefore the user can work efficiently with millions of records.</text:p>
        </text:list-item>
        <text:list-item>
          <text:p text:style-name="P229">Customize the list: add, remove and change the column order (with the little pencil in the left top corner). This customizations are remembered by user.</text:p>
        </text:list-item>
        <text:list-item>
          <text:p text:style-name="P229">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11">tab</text:span></text:p>
      <text:p text:style-name="Código"><text:span text:style-name="T11"><text:tab/></text:span><text:span text:style-name="T14">name</text:span><text:span text:style-name="T17">=</text:span><text:span text:style-name="T20">"name"<text:tab/><text:tab/><text:tab/></text:span><text:span text:style-name="T17">(1)</text:span></text:p>
      <text:p text:style-name="P19">&gt;</text:p>
      <text:p text:style-name="Código"><text:span text:style-name="T17"><text:tab/></text:span><text:span text:style-name="T8">&lt;</text:span><text:span text:style-name="T11">filter </text:span><text:span text:style-name="T17">... </text:span><text:span text:style-name="T8">/&gt;</text:span><text:span text:style-name="T17"><text:tab/><text:tab/>(2)</text:span></text:p>
      <text:p text:style-name="Código"><text:span text:style-name="T17"><text:tab/></text:span><text:span text:style-name="T8">&lt;</text:span><text:span text:style-name="T11">row-style </text:span><text:span text:style-name="T17">... </text:span><text:span text:style-name="T8">/&gt;</text:span><text:span text:style-name="T17"> ...<text:tab/>(3)</text:span></text:p>
      <text:p text:style-name="Código"><text:span text:style-name="T17"><text:tab/></text:span><text:span text:style-name="T8">&lt;</text:span><text:span text:style-name="T11">properties </text:span><text:span text:style-name="T17">... </text:span><text:span text:style-name="T8">/&gt;</text:span><text:span text:style-name="T17"><text:tab/><text:tab/>(4)</text:span></text:p>
      <text:p text:style-name="Código"><text:span text:style-name="T17"><text:tab/></text:span><text:span text:style-name="T8">&lt;</text:span><text:span text:style-name="T11">base-condition </text:span><text:span text:style-name="T17">... </text:span><text:span text:style-name="T8">/&gt;</text:span><text:span text:style-name="T17"><text:tab/>(5)</text:span></text:p>
      <text:p text:style-name="Código"><text:span text:style-name="T17"><text:tab/></text:span><text:span text:style-name="T8">&lt;</text:span><text:span text:style-name="T11">default-order </text:span><text:span text:style-name="T17">... </text:span><text:span text:style-name="T8">/&gt;</text:span><text:span text:style-name="T17"><text:tab/>(6)</text:span></text:p>
      <text:p text:style-name="Código"><text:span text:style-name="T8">&lt;/</text:span><text:span text:style-name="T11">tab</text:span><text:span text:style-name="T8">&gt;</text:span></text:p>
      <text:list text:style-name="L37">
        <text:list-item>
          <text:p text:style-name="P23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234"><text:span text:style-name="Código">filter</text:span> (one, optional): Allows to define programmatically some logic to apply to the values entered by user when he filters the list data.</text:p>
        </text:list-item>
        <text:list-item>
          <text:p text:style-name="P234"><text:span text:style-name="Código">row-style</text:span> (several, optional): A simple way to specify a different visual style for some rows. Normally to emphasize rows that fulfill certain condition.</text:p>
        </text:list-item>
        <text:list-item>
          <text:p text:style-name="P23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234"><text:span text:style-name="Código">base-condition</text:span> (one, optional): Condition to be fulfilled by the displayed data. It's added to the user condition if needed.</text:p>
        </text:list-item>
        <text:list-item>
          <text:p text:style-name="P234"><text:span text:style-name="Código">default-order</text:span> (one, optional): To specify the initial order for data.</text:p>
        </text:list-item>
      </text:list>
      <text:list text:style-name="L1" text:continue-numbering="true">
        <text:list-item>
          <text:list text:continue-numbering="true">
            <text:list-item>
              <text:h text:style-name="P401"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11">tab</text:span><text:span text:style-name="T8">&gt;</text:span></text:p>
      <text:p text:style-name="Código"><text:span text:style-name="T17"><text:tab/></text:span><text:span text:style-name="T8">&lt;</text:span><text:span text:style-name="T11">row-style </text:span><text:span text:style-name="T14">style</text:span><text:span text:style-name="T17">=</text:span><text:span text:style-name="T20">"highlight" </text:span><text:span text:style-name="T14">property</text:span><text:span text:style-name="T17">=</text:span><text:span text:style-name="T20">"type" </text:span><text:span text:style-name="T14">value</text:span><text:span text:style-name="T17">=</text:span><text:span text:style-name="T20">"steady"</text:span><text:span text:style-name="T8">/&gt;</text:span></text:p>
      <text:p text:style-name="Código"><text:span text:style-name="T17"><text:tab/></text:span><text:span text:style-name="T8">&lt;</text:span><text:span text:style-name="T11">properties</text:span><text:span text:style-name="T8">&gt;</text:span></text:p>
      <text:p text:style-name="Código"><text:tab/><text:tab/>name, type, seller.name, address.city, seller.level.description</text:p>
      <text:p text:style-name="Código"><text:span text:style-name="T17"><text:tab/></text:span><text:span text:style-name="T8">&lt;/</text:span><text:span text:style-name="T11">properties</text:span><text:span text:style-name="T8">&gt;</text:span><text:span text:style-name="T17"><text:tab/></text:span></text:p>
      <text:p text:style-name="Código"><text:span text:style-name="T9">&lt;/</text:span><text:span text:style-name="T12">tab</text:span><text:span text:style-name="T9">&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401" text:outline-level="2">Filters and base condition</text:h>
            </text:list-item>
          </text:list>
        </text:list-item>
      </text:list>
      <text:p text:style-name="Text_20_body">An common technique is to combine a filter with a base condition:</text:p>
      <text:p text:style-name="Código"><text:span text:style-name="T8">&lt;</text:span><text:span text:style-name="T11">tab </text:span><text:span text:style-name="T14">name</text:span><text:span text:style-name="T17">=</text:span><text:span text:style-name="T20">"Current"</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Curren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amountsSum, vat, detailsCount, paid, customer.nam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11">tab </text:span><text:span text:style-name="T14">name</text:span><text:span text:style-name="T17">=</text:span><text:span text:style-name="T20">"DefaultYear"</text:span><text:span text:style-name="T8">&gt;</text:span></text:p>
      <text:p text:style-name="Código"><text:span text:style-name="T17"><text:tab/></text:span><text:span text:style-name="T8">&lt;</text:span><text:span text:style-name="T11">filter </text:span><text:span text:style-name="T14">class</text:span><text:span text:style-name="T17">=</text:span><text:span text:style-name="T20">"org.openxava.test.filters.DefaultYearFilter"</text:span><text:span text:style-name="T8">/&gt;</text:span></text:p>
      <text:p text:style-name="Código"><text:span text:style-name="T17"><text:tab/></text:span><text:span text:style-name="T8">&lt;</text:span><text:span text:style-name="T11">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7"><text:tab/></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span text:style-name="T17">${year} = ?</text:span><text:span text:style-name="T8">&lt;/</text:span><text:span text:style-name="T11">base-condition</text:span><text:span text:style-name="T8">&gt;</text:span></text:p>
      <text:p text:style-name="Código"><text:span text:style-name="T9">&lt;/</text:span><text:span text:style-name="T12">tab</text:span><text:span text:style-name="T9">&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21"><text:span text:style-name="T8">&lt;</text:span><text:span text:style-name="T11">object </text:span><text:span text:style-name="T14">name</text:span><text:span text:style-name="T17">=</text:span><text:span text:style-name="T20">"xavatest_defaultYear" </text:span><text:span text:style-name="T14">class</text:span><text:span text:style-name="T17">=</text:span><text:span text:style-name="T20">"java.lang.Integer" </text:span><text:span text:style-name="T14">value</text:span><text:span text:style-name="T17">=</text:span><text:span text:style-name="T20">"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3">(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3">Chapter 7 Controllers</text:span>.</text:p>
      <text:p text:style-name="Text_20_body"/>
      <text:list text:style-name="L1" text:continue-numbering="true">
        <text:list-item>
          <text:list text:continue-numbering="true">
            <text:list-item>
              <text:h text:style-name="P401" text:outline-level="2">Pure SQL select</text:h>
            </text:list-item>
          </text:list>
        </text:list-item>
      </text:list>
      <text:p text:style-name="Text_20_body">You can write the complete select statement to obtain the tab data:</text:p>
      <text:p text:style-name="Código"><text:span text:style-name="T8">&lt;</text:span><text:span text:style-name="T11">tab </text:span><text:span text:style-name="T14">name</text:span><text:span text:style-name="T17">=</text:span><text:span text:style-name="T20">"CompleteSelect"</text:span><text:span text:style-name="T8">&gt;</text:span></text:p>
      <text:p text:style-name="Código"><text:span text:style-name="T17"><text:tab/></text:span><text:span text:style-name="T8">&lt;</text:span><text:span text:style-name="T11">properties</text:span><text:span text:style-name="T8">&gt;</text:span><text:span text:style-name="T17">number, description, family</text:span><text:span text:style-name="T8">&lt;/</text:span><text:span text:style-name="T11">properties</text:span><text:span text:style-name="T8">&gt;</text:span></text:p>
      <text:p text:style-name="Código"><text:span text:style-name="T17"><text:tab/></text:span><text:span text:style-name="T8">&lt;</text:span><text:span text:style-name="T11">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7"><text:tab/></text:span><text:span text:style-name="T8">&lt;/</text:span><text:span text:style-name="T11">base-condition</text:span><text:span text:style-name="T8">&gt;</text:span></text:p>
      <text:p text:style-name="Código"><text:span text:style-name="T9">&lt;/</text:span><text:span text:style-name="T12">tab</text:span><text:span text:style-name="T9">&gt;</text:span><text:span text:style-name="T18"><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401" text:outline-level="2">Default order</text:h>
            </text:list-item>
          </text:list>
        </text:list-item>
      </text:list>
      <text:p text:style-name="Text_20_body">Finally, setting a default order is very easy:</text:p>
      <text:p text:style-name="Código"><text:span text:style-name="T8">&lt;</text:span><text:span text:style-name="T11">tab </text:span><text:span text:style-name="T14">name</text:span><text:span text:style-name="T17">=</text:span><text:span text:style-name="T20">"Simple"</text:span><text:span text:style-name="T8">&gt;</text:span></text:p>
      <text:p text:style-name="Código"><text:span text:style-name="T17"><text:tab/></text:span><text:span text:style-name="T8">&lt;</text:span><text:span text:style-name="T11">properties</text:span><text:span text:style-name="T8">&gt;</text:span><text:span text:style-name="T17">year, number, date</text:span><text:span text:style-name="T8">&lt;/</text:span><text:span text:style-name="T11">properties</text:span><text:span text:style-name="T8">&gt;</text:span><text:span text:style-name="T17"><text:tab/><text:tab/></text:span></text:p>
      <text:p text:style-name="Código"><text:span text:style-name="T17"><text:tab/></text:span><text:span text:style-name="T8">&lt;</text:span><text:span text:style-name="T11">default-order</text:span><text:span text:style-name="T8">&gt;</text:span><text:span text:style-name="T17">${year} desc, ${number} desc</text:span><text:span text:style-name="T8">&lt;/</text:span><text:span text:style-name="T11">default-order</text:span><text:span text:style-name="T8">&gt;</text:span></text:p>
      <text:p text:style-name="Código"><text:span text:style-name="T9">&lt;/</text:span><text:span text:style-name="T12">tab</text:span><text:span text:style-name="T9">&gt;</text:span></text:p>
      <text:p text:style-name="Text_20_body">This specified the initial order and the user can choose any other order by clicking in the heading of a column.</text:p>
      <text:list text:style-name="L1" text:continue-numbering="true">
        <text:list-item>
          <text:h text:style-name="P38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240">Hibernate 3.x.</text:p>
        </text:list-item>
      </text:list>
      <text:list text:style-name="L39">
        <text:list-item>
          <text:p text:style-name="P241">EntityBeans CMP 2 of JBoss 3.2.x y 4.0.x.</text:p>
        </text:list-item>
        <text:list-item>
          <text:p text:style-name="P241">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401" text:outline-level="2">Entity mapping</text:h>
            </text:list-item>
          </text:list>
        </text:list-item>
      </text:list>
      <text:p text:style-name="Text_20_body">The syntax to map the main entity is:</text:p>
      <text:p text:style-name="Código"><text:span text:style-name="T8">&lt;</text:span><text:span text:style-name="T11">entity-mapping </text:span><text:span text:style-name="T14">table</text:span><text:span text:style-name="T17">=</text:span><text:span text:style-name="T20">"table"</text:span><text:span text:style-name="T8">&gt;</text:span><text:span text:style-name="T17"><text:tab/><text:tab/><text:tab/>(1)</text:span></text:p>
      <text:p text:style-name="Código"><text:span text:style-name="T17"><text:tab/></text:span><text:span text:style-name="T8">&lt;</text:span><text:span text:style-name="T11">property-mapping </text:span><text:span text:style-name="T17">... </text:span><text:span text:style-name="T8">/&gt;</text:span><text:span text:style-name="T17"> ...<text:tab/><text:tab/>(2)</text:span></text:p>
      <text:p text:style-name="Código"><text:span text:style-name="T17"><text:tab/></text:span><text:span text:style-name="T8">&lt;</text:span><text:span text:style-name="T11">reference-mapping </text:span><text:span text:style-name="T17">... </text:span><text:span text:style-name="T8">/&gt;</text:span><text:span text:style-name="T17"> ...<text:tab/><text:tab/>(3)</text:span></text:p>
      <text:p text:style-name="Código"><text:span text:style-name="T17"><text:tab/></text:span><text:span text:style-name="T8">&lt;</text:span><text:span text:style-name="T11">multiple-property-mapping </text:span><text:span text:style-name="T17">... </text:span><text:span text:style-name="T8">/&gt;</text:span><text:span text:style-name="T17"> ...<text:tab/>(4)</text:span></text:p>
      <text:p text:style-name="Código"><text:span text:style-name="T9">&lt;/</text:span><text:span text:style-name="T12">entity-mapping</text:span><text:span text:style-name="T9">&gt;</text:span><text:span text:style-name="T18"><text:tab/></text:span></text:p>
      <text:list text:style-name="L40">
        <text:list-item>
          <text:p text:style-name="P243"><text:span text:style-name="Código">table</text:span> (required): Maps this table to the main entity of component.</text:p>
        </text:list-item>
        <text:list-item>
          <text:p text:style-name="P243"><text:span text:style-name="Código">property-mapping</text:span> (several, optional): Maps a property to a column in the database table.</text:p>
        </text:list-item>
        <text:list-item>
          <text:p text:style-name="P243"><text:span text:style-name="Código">reference-mapping</text:span> (several, optional): Maps a reference to one or more columns in the database table.</text:p>
        </text:list-item>
        <text:list-item>
          <text:p text:style-name="P243"><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11">entity-mapping </text:span><text:span text:style-name="T14">table</text:span><text:span text:style-name="T17">=</text:span><text:span text:style-name="T20">"XAVATEST@separator@DELIVERY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number" </text:span><text:span text:style-name="T14">column</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property-mapping </text:span><text:span text:style-name="T14">property</text:span><text:span text:style-name="T17">=</text:span><text:span text:style-name="T20">"description" </text:span><text:span text:style-name="T14">column</text:span><text:span text:style-name="T17">=</text:span><text:span text:style-name="T20">"DESCRIPTION" </text:span><text:span text:style-name="T8">/&gt;</text:span><text:span text:style-name="T17"><text:tab/></text:span></text:p>
      <text:p text:style-name="Código"><text:span text:style-name="T9">&lt;/</text:span><text:span text:style-name="T12">entity-mapping</text:span><text:span text:style-name="T9">&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401" text:outline-level="2">Property mapping</text:h>
            </text:list-item>
          </text:list>
        </text:list-item>
      </text:list>
      <text:p text:style-name="Text_20_body">The syntax to map a property is:</text:p>
      <text:p text:style-name="Código"><text:span text:style-name="T8">&lt;</text:span><text:span text:style-name="T11">property-mapping <text:tab/><text:tab/><text:tab/><text:tab/></text:span></text:p>
      <text:p text:style-name="Código"><text:span text:style-name="T11"><text:tab/></text:span><text:span text:style-name="T14">property</text:span><text:span text:style-name="T17">=</text:span><text:span text:style-name="T20">"property"<text:tab/><text:tab/><text:tab/></text:span><text:span text:style-name="T17">(1)</text:span></text:p>
      <text:p text:style-name="Código"><text:span text:style-name="T17"><text:tab/></text:span><text:span text:style-name="T14">column</text:span><text:span text:style-name="T17">=</text:span><text:span text:style-name="T20">"column" <text:tab/><text:tab/><text:tab/></text:span><text:span text:style-name="T17">(2)</text:span></text:p>
      <text:p text:style-name="Código"><text:span text:style-name="T17"><text:tab/></text:span><text:span text:style-name="T14">cmp-type</text:span><text:span text:style-name="T17">=</text:span><text:span text:style-name="T20">"type"</text:span><text:span text:style-name="T8">&gt;</text:span><text:span text:style-name="T17"><text:tab/><text:tab/><text:tab/>(3)</text:span></text:p>
      <text:p text:style-name="Código"><text:span text:style-name="T17"><text:tab/></text:span><text:span text:style-name="T8">&lt;</text:span><text:span text:style-name="T11">converter </text:span><text:span text:style-name="T17">... </text:span><text:span text:style-name="T8">/&gt;</text:span><text:span text:style-name="T17"><text:tab/><text:tab/><text:tab/>(4)</text:span></text:p>
      <text:p text:style-name="Código"><text:span text:style-name="T9">&lt;/</text:span><text:span text:style-name="T12">property-mapping</text:span><text:span text:style-name="T9">&gt;</text:span></text:p>
      <text:list text:style-name="L41">
        <text:list-item>
          <text:p text:style-name="P247"><text:span text:style-name="Código">property</text:span> (required): Name of a property defined in the model part.</text:p>
        </text:list-item>
        <text:list-item>
          <text:p text:style-name="P247"><text:span text:style-name="Código">column</text:span> (required): Name of a table column.</text:p>
        </text:list-item>
        <text:list-item>
          <text:p text:style-name="P247"><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247"><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span text:style-name="T17"><text:tab/></text:span></text:p>
      <text:p text:style-name="Código"><text:span text:style-name="T17"><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9">&lt;/</text:span><text:span text:style-name="T12">property-mapping</text:span><text:span text:style-name="T9">&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11">entity</text:span><text:span text:style-name="T8">&gt;</text:span><text:span text:style-name="T17"> <text:s/></text:span></text:p>
      <text:p text:style-name="Código">...</text:p>
      <text:p text:style-name="Código"><text:span text:style-name="T17"><text:tab/></text:span><text:span text:style-name="T8">&lt;</text:span><text:span text:style-name="T11">property </text:span><text:span text:style-name="T14">name</text:span><text:span text:style-name="T17">=</text:span><text:span text:style-name="T20">"distanc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loc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national"</text:span><text:span text:style-name="T8">/&gt;</text:span><text:span text:style-name="T17"><text:tab/><text:tab/><text:tab/><text:tab/></text:span></text:p>
      <text:p text:style-name="Código"><text:span text:style-name="T17"><text:tab/><text:tab/><text:tab/></text:span><text:span text:style-name="T8">&lt;</text:span><text:span text:style-name="T11">valid-value </text:span><text:span text:style-name="T14">value</text:span><text:span text:style-name="T17">=</text:span><text:span text:style-name="T20">"international"</text:span><text:span text:style-name="T8">/&gt;</text:span><text:span text:style-name="T17"><text:tab/><text:tab/><text:tab/><text:tab/></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p>
      <text:p text:style-name="Código">...</text:p>
      <text:p text:style-name="Código"><text:span text:style-name="T9">&lt;/</text:span><text:span text:style-name="T12">entity</text:span><text:span text:style-name="T9">&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11">property-mapping </text:span><text:span text:style-name="T14">property</text:span><text:span text:style-name="T17">=</text:span><text:span text:style-name="T20">"distance" </text:span><text:span text:style-name="T14">column</text:span><text:span text:style-name="T17">=</text:span><text:span text:style-name="T20">"DISTANCE" </text:span><text:span text:style-name="T14">cmp-type</text:span><text:span text:style-name="T17">=</text:span><text:span text:style-name="T20">"String"</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ValidValuesLetterConverter"</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letters" </text:span><text:span text:style-name="T14">value</text:span><text:span text:style-name="T17">=</text:span><text:span text:style-name="T20">"LNI"</text:span><text:span text:style-name="T8">/&gt;</text:span></text:p>
      <text:p text:style-name="Código"><text:span text:style-name="T17"><text:tab/></text:span><text:span text:style-name="T8">&lt;/</text:span><text:span text:style-name="T11">converter</text:span><text:span text:style-name="T8">&gt;</text:span></text:p>
      <text:p text:style-name="Código"><text:span text:style-name="T9">&lt;/</text:span><text:span text:style-name="T12">property-mapping</text:span><text:span text:style-name="T9">&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401" text:outline-level="2">Reference mapping</text:h>
            </text:list-item>
          </text:list>
        </text:list-item>
      </text:list>
      <text:p text:style-name="Text_20_body">The syntax to map a reference is:</text:p>
      <text:p text:style-name="Código"><text:span text:style-name="T8">&lt;</text:span><text:span text:style-name="T11">reference-mapping </text:span></text:p>
      <text:p text:style-name="Código"><text:span text:style-name="T11"><text:tab/></text:span><text:span text:style-name="T14">reference</text:span><text:span text:style-name="T17">=</text:span><text:span text:style-name="T20">"reference"<text:tab/><text:tab/><text:tab/></text:span><text:span text:style-name="T17">(1)</text:span></text:p>
      <text:p text:style-name="P19">&gt;</text:p>
      <text:p text:style-name="Código"><text:span text:style-name="T8"><text:tab/>&lt;</text:span><text:span text:style-name="T11">reference-mapping-detail </text:span><text:span text:style-name="T17">... </text:span><text:span text:style-name="T8">/&gt;</text:span><text:span text:style-name="T17"> ...<text:tab/>(2)</text:span></text:p>
      <text:p text:style-name="Código"><text:span text:style-name="T9">&lt;/</text:span><text:span text:style-name="T12">reference-mapping</text:span><text:span text:style-name="T9">&gt;</text:span></text:p>
      <text:list text:style-name="L42">
        <text:list-item>
          <text:p text:style-name="P251"><text:span text:style-name="Código">reference</text:span> (required): The reference to map.</text:p>
        </text:list-item>
        <text:list-item>
          <text:p text:style-name="P251"><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11">entity</text:span><text:span text:style-name="T8">&gt;</text:span><text:span text:style-name="T17"> <text:s/></text:span></text:p>
      <text:p text:style-name="Código"><text:tab/>...</text:p>
      <text:p text:style-name="Código"><text:span text:style-name="T17"><text:tab/></text:span><text:span text:style-name="T8">&lt;</text:span><text:span text:style-name="T11">reference </text:span><text:span text:style-name="T14">name</text:span><text:span text:style-name="T17">=</text:span><text:span text:style-name="T20">"invoice" </text:span><text:span text:style-name="T14">model</text:span><text:span text:style-name="T17">=</text:span><text:span text:style-name="T20">"Invoice"</text:span><text:span text:style-name="T8">/&gt;</text:span></text:p>
      <text:p text:style-name="Código"><text:tab/>...</text:p>
      <text:p text:style-name="Código"><text:span text:style-name="T9">&lt;/</text:span><text:span text:style-name="T12">entity</text:span><text:span text:style-name="T9">&gt;</text:span></text:p>
      <text:p text:style-name="Text_20_body">You can map it this way:</text:p>
      <text:p text:style-name="Código"><text:span text:style-name="T8">&lt;</text:span><text:span text:style-name="T11">entity-mapping </text:span><text:span text:style-name="T14">table</text:span><text:span text:style-name="T17">=</text:span><text:span text:style-name="T20">"XAVATEST@separator@DELIVER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p>
      <text:p text:style-name="Código"><text:tab/>...</text:p>
      <text:p text:style-name="Código"><text:span text:style-name="T9">&lt;/</text:span><text:span text:style-name="T12">entity-mapping</text:span><text:span text:style-name="T9">&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11">entity</text:span><text:span text:style-name="T8">&gt;</text:span><text:span text:style-name="T17"> <text:s/><text:tab/><text:tab/></text:span></text:p>
      <text:p text:style-name="Código"><text:span text:style-name="T17"><text:tab/></text:span><text:span text:style-name="T8">&lt;</text:span><text:span text:style-name="T11">property </text:span><text:span text:style-name="T14">name</text:span><text:span text:style-name="T17">=</text:span><text:span text:style-name="T20">"year" </text:span><text:span text:style-name="T14">type</text:span><text:span text:style-name="T17">=</text:span><text:span text:style-name="T20">"int" </text:span><text:span text:style-name="T14">key</text:span><text:span text:style-name="T17">=</text:span><text:span text:style-name="T20">"true"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 <text:tab/><text:tab/> <text:s text:c="2"/></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YearCalculator"</text:span><text:span text:style-name="T8">/&gt;</text:span></text:p>
      <text:p text:style-name="Código"><text:span text:style-name="T17"><text:tab/></text:span><text:span text:style-name="T8">&lt;/</text:span><text:span text:style-name="T11">property</text:span><text:span text:style-name="T8">&gt;</text:span><text:span text:style-name="T17"><text:tab/></text:span></text:p>
      <text:p text:style-name="Código"><text:span text:style-name="T17"><text:tab/></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tab/></text:span><text:span text:style-name="T14">size</text:span><text:span text:style-name="T17">=</text:span><text:span text:style-name="T20">"6" </text:span><text:span text:style-name="T14">required</text:span><text:span text:style-name="T17">=</text:span><text:span text:style-name="T20">"true"</text:span><text:span text:style-name="T8">/&gt;</text:span></text:p>
      <text:p text:style-name="P23"><text:tab/>...</text:p>
      <text:p text:style-name="Text_20_body">If you have a reference to a model which key itself includes references, you can define it in this way:</text:p>
      <text:p text:style-name="Código"><text:span text:style-name="T8">&lt;</text:span><text:span text:style-name="T11">reference-mapping </text:span><text:span text:style-name="T14">reference</text:span><text:span text:style-name="T17">=</text:span><text:span text:style-name="T20">"delivery"</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YEAR" </text:span></text:p>
      <text:p text:style-name="Código"><text:span text:style-name="T20"><text:tab/><text:tab/></text:span><text:span text:style-name="T14">referenced-model-property</text:span><text:span text:style-name="T17">=</text:span><text:span text:style-name="T20">"invoice.year"</text:span><text:span text:style-name="T8">/&gt;</text:span><text:span text:style-name="T17"> </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INVOICE_NUMBER" </text:span></text:p>
      <text:p text:style-name="Código"><text:span text:style-name="T20"><text:tab/><text:tab/></text:span><text:span text:style-name="T14">referenced-model-property</text:span><text:span text:style-name="T17">=</text:span><text:span text:style-name="T20">"invoic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TYPE" </text:span></text:p>
      <text:p text:style-name="Código"><text:span text:style-name="T20"><text:tab/><text:tab/></text:span><text:span text:style-name="T14">referenced-model-property</text:span><text:span text:style-name="T17">=</text:span><text:span text:style-name="T20">"type.number"</text:span><text:span text:style-name="T8">/&gt;</text:span><text:span text:style-name="T17"> <text:tab/><text:tab/><text:tab/><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ELIVERY_NUMBER" </text:span></text:p>
      <text:p text:style-name="Código"><text:span text:style-name="T20"><text:tab/><text:tab/></text:span><text:span text:style-name="T14">referenced-model-property</text:span><text:span text:style-name="T17">=</text:span><text:span text:style-name="T20">"number"</text:span><text:span text:style-name="T8">/&gt;</text:span><text:span text:style-name="T17"> <text:tab/><text:tab/><text:tab/></text:span></text:p>
      <text:p text:style-name="Código"><text:span text:style-name="T9">&lt;/</text:span><text:span text:style-name="T12">reference-mapping</text:span><text:span text:style-name="T9">&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11">reference-mapping </text:span><text:span text:style-name="T14">reference</text:span><text:span text:style-name="T17">=</text:span><text:span text:style-name="T20">"drivingLicence"</text:span><text:span text:style-name="T8">&gt;</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TYPE" </text:span></text:p>
      <text:p text:style-name="Código"><text:span text:style-name="T20"><text:tab/><text:tab/></text:span><text:span text:style-name="T14">referenced-model-property</text:span><text:span text:style-name="T17">=</text:span><text:span text:style-name="T20">"type"</text:span></text:p>
      <text:p text:style-name="Código"><text:span text:style-name="T20"><text:tab/><text:tab/></text:span><text:span text:style-name="T14">cmp-type</text:span><text:span text:style-name="T17">=</text:span><text:span text:style-name="T20">"String"</text:span><text:span text:style-name="T8">&gt;</text:span><text:span text:style-name="T17"><text:tab/>(1) </text:span><text:span text:style-name="T27">&lt;!-- In this case this line can be omitted --&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NotNullStringConverter"</text:span><text:span text:style-name="T8">/&gt;</text:span><text:span text:style-name="T17"> (2)</text:span></text:p>
      <text:p text:style-name="Código"><text:span text:style-name="T17"><text:tab/></text:span><text:span text:style-name="T8">&lt;/</text:span><text:span text:style-name="T11">reference-mapping-detail</text:span><text:span text:style-name="T8">&gt;</text:span><text:span text:style-name="T17"><text:tab/></text:span></text:p>
      <text:p text:style-name="Código"><text:span text:style-name="T17"><text:tab/></text:span><text:span text:style-name="T8">&lt;</text:span><text:span text:style-name="T11">reference-mapping-detail </text:span></text:p>
      <text:p text:style-name="Código"><text:span text:style-name="T11"><text:tab/><text:tab/></text:span><text:span text:style-name="T14">column</text:span><text:span text:style-name="T17">=</text:span><text:span text:style-name="T20">"DRIVINGLICENCE_LEVEL" </text:span></text:p>
      <text:p text:style-name="Código"><text:span text:style-name="T20"><text:tab/><text:tab/></text:span><text:span text:style-name="T14">referenced-model-property</text:span><text:span text:style-name="T17">=</text:span><text:span text:style-name="T20">"level"</text:span><text:span text:style-name="T8">/&gt;</text:span><text:span text:style-name="T17"> <text:tab/><text:tab/><text:tab/><text:tab/></text:span></text:p>
      <text:p text:style-name="Código"><text:span text:style-name="T9">&lt;/</text:span><text:span text:style-name="T12">reference-mapping</text:span><text:span text:style-name="T9">&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3">(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401"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11">multiple-property-mapping</text:span></text:p>
      <text:p text:style-name="Código"><text:span text:style-name="T11"><text:tab/></text:span><text:span text:style-name="T14">property</text:span><text:span text:style-name="T17">=</text:span><text:span text:style-name="T20">"property"<text:tab/><text:tab/><text:tab/></text:span><text:span text:style-name="T17">(1)</text:span></text:p>
      <text:p text:style-name="P19">&gt;</text:p>
      <text:p text:style-name="Código"><text:span text:style-name="T8"><text:tab/>&lt;</text:span><text:span text:style-name="T11">converter </text:span><text:span text:style-name="T17">... </text:span><text:span text:style-name="T8">/&gt;</text:span><text:span text:style-name="T17"><text:tab/><text:tab/><text:tab/>(2)</text:span></text:p>
      <text:p text:style-name="Código"><text:span text:style-name="T17"><text:tab/></text:span><text:span text:style-name="T8">&lt;</text:span><text:span text:style-name="T11">cmp-field </text:span><text:span text:style-name="T17">... </text:span><text:span text:style-name="T8">/&gt;</text:span><text:span text:style-name="T17"> ...<text:tab/><text:tab/>(3)</text:span></text:p>
      <text:p text:style-name="Código"><text:span text:style-name="T9">&lt;/</text:span><text:span text:style-name="T12">multiple-property-mapping</text:span><text:span text:style-name="T9">&gt;</text:span></text:p>
      <text:list text:style-name="L43">
        <text:list-item>
          <text:p text:style-name="P253"><text:span text:style-name="Código">property</text:span> (required): Name of the property to map.</text:p>
        </text:list-item>
        <text:list-item>
          <text:p text:style-name="P253"><text:span text:style-name="Código">converter</text:span> (one, required): Implements the logic to convert from Java to the database and vice versa. Must implement <text:span text:style-name="Código">IMultipleConverter</text:span>.</text:p>
        </text:list-item>
        <text:list-item>
          <text:p text:style-name="P253"><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span><text:span text:style-name="T8">&lt;</text:span><text:span text:style-name="T11">cmp-field </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span><text:span text:style-name="T8">&lt;</text:span><text:span text:style-name="T11">cmp-field </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span></text:p>
      <text:p text:style-name="Código"><text:span text:style-name="T9">&lt;/</text:span><text:span text:style-name="T12">multiple-property-mapping</text:span><text:span text:style-name="T9">&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401"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11">entity</text:span><text:span text:style-name="T8">&gt;</text:span></text:p>
      <text:p text:style-name="Código"><text:tab/>...<text:tab/><text:tab/> <text:s/></text:p>
      <text:p text:style-name="Código"><text:span text:style-name="T17"><text:tab/></text:span><text:span text:style-name="T8">&lt;</text:span><text:span text:style-name="T11">reference </text:span><text:span text:style-name="T14">name</text:span><text:span text:style-name="T17">=</text:span><text:span text:style-name="T20">"address"<text:tab/></text:span><text:span text:style-name="T14">model</text:span><text:span text:style-name="T17">=</text:span><text:span text:style-name="T20">"Address" </text:span><text:span text:style-name="T14">required</text:span><text:span text:style-name="T17">=</text:span><text:span text:style-name="T20">"true"</text:span><text:span text:style-name="T8">/&gt;</text:span></text:p>
      <text:p text:style-name="Código"><text:tab/>...</text:p>
      <text:p text:style-name="Código"><text:span text:style-name="T8">&lt;/</text:span><text:span text:style-name="T11">entity</text:span><text:span text:style-name="T8">&gt;</text:span></text:p>
      <text:p text:style-name="Código"/>
      <text:p text:style-name="Código"><text:span text:style-name="T8">&lt;</text:span><text:span text:style-name="T11">aggregate </text:span><text:span text:style-name="T14">name</text:span><text:span text:style-name="T17">=</text:span><text:span text:style-name="T20">"Address"</text:span><text:span text:style-name="T8">&gt;</text:span></text:p>
      <text:p text:style-name="Código"><text:span text:style-name="T17"><text:tab/></text:span><text:span text:style-name="T8">&lt;</text:span><text:span text:style-name="T11">implements </text:span><text:span text:style-name="T14">interface</text:span><text:span text:style-name="T17">=</text:span><text:span text:style-name="T20">"org.openxava.test.ejb.IWithCi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street" </text:span><text:span text:style-name="T14">type</text:span><text:span text:style-name="T17">=</text:span><text:span text:style-name="T20">"String" </text:span><text:span text:style-name="T14">size</text:span><text:span text:style-name="T17">=</text:span><text:span text:style-name="T20">"30" </text:span><text:span text:style-name="T14">required</text:span><text:span text:style-name="T17">=</text:span><text:span text:style-name="T20">"true"</text:span><text:span text:style-name="T8">/&gt;</text:span><text:span text:style-name="T17"> </text:span></text:p>
      <text:p text:style-name="Código"><text:span text:style-name="T17"><text:tab/></text:span><text:span text:style-name="T8">&lt;</text:span><text:span text:style-name="T11">property </text:span><text:span text:style-name="T14">name</text:span><text:span text:style-name="T17">=</text:span><text:span text:style-name="T20">"zipCode" </text:span><text:span text:style-name="T14">type</text:span><text:span text:style-name="T17">=</text:span><text:span text:style-name="T20">"int" </text:span><text:span text:style-name="T14">size</text:span><text:span text:style-name="T17">=</text:span><text:span text:style-name="T20">"5" </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property </text:span><text:span text:style-name="T14">name</text:span><text:span text:style-name="T17">=</text:span><text:span text:style-name="T20">"city" </text:span><text:span text:style-name="T14">type</text:span><text:span text:style-name="T17">=</text:span><text:span text:style-name="T20">"String" </text:span><text:span text:style-name="T14">size</text:span><text:span text:style-name="T17">=</text:span><text:span text:style-name="T20">"20"<text:tab/></text:span><text:span text:style-name="T14">required</text:span><text:span text:style-name="T17">=</text:span><text:span text:style-name="T20">"true"</text:span><text:span text:style-name="T8">/&gt;</text:span><text:span text:style-name="T17"> <text:s/></text:span></text:p>
      <text:p text:style-name="Código"><text:span text:style-name="T17"><text:tab/></text:span><text:span text:style-name="T8">&lt;</text:span><text:span text:style-name="T11">reference </text:span><text:span text:style-name="T14">name</text:span><text:span text:style-name="T17">=</text:span><text:span text:style-name="T20">"state" </text:span><text:span text:style-name="T14">required</text:span><text:span text:style-name="T17">=</text:span><text:span text:style-name="T20">"true"</text:span><text:span text:style-name="T8">/&gt;</text:span></text:p>
      <text:p text:style-name="Código"><text:span text:style-name="T9">&lt;/</text:span><text:span text:style-name="T12">aggregate</text:span><text:span text:style-name="T9">&gt;</text:span><text:span text:style-name="T18"><text:tab/></text:span></text:p>
      <text:p text:style-name="Text_20_body">Simply a reference to an aggregate. And for mapping it you can do:</text:p>
      <text:p text:style-name="Código"><text:span text:style-name="T8">&lt;</text:span><text:span text:style-name="T11">entity-mapping </text:span><text:span text:style-name="T14">table</text:span><text:span text:style-name="T17">=</text:span><text:span text:style-name="T20">"XAVATEST@separator@CUSTOMER"</text:span><text:span text:style-name="T8">&gt;</text:span></text:p>
      <text:p text:style-name="Código"><text:tab/>...<text:tab/></text:p>
      <text:p text:style-name="Código"><text:span text:style-name="T17"><text:tab/></text:span><text:span text:style-name="T8">&lt;</text:span><text:span text:style-name="T11">property-mapping </text:span><text:span text:style-name="T14">property</text:span><text:span text:style-name="T17">=</text:span><text:span text:style-name="T20">"address_street" </text:span><text:span text:style-name="T14">column</text:span><text:span text:style-name="T17">=</text:span><text:span text:style-name="T20">"STREET"</text:span><text:span text:style-name="T8">/&gt;</text:span><text:span text:style-name="T17"><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address_zipCode" </text:span><text:span text:style-name="T14">column</text:span><text:span text:style-name="T17">=</text:span><text:span text:style-name="T20">"ZIPCODE" </text:span><text:span text:style-name="T14">cmp-type</text:span><text:span text:style-name="T17">=</text:span><text:span text:style-name="T20">"String"</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IntegerStringConverter"</text:span><text:span text:style-name="T8">/&gt;</text:span></text:p>
      <text:p text:style-name="Código"><text:span text:style-name="T17"><text:tab/></text:span><text:span text:style-name="T8">&lt;/</text:span><text:span text:style-name="T11">property-mapping</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address_city" </text:span><text:span text:style-name="T14">column</text:span><text:span text:style-name="T17">=</text:span><text:span text:style-name="T20">"CITY"</text:span><text:span text:style-name="T8">/&gt;</text:span><text:span text:style-name="T17"><text:tab/><text:tab/><text:tab/><text:tab/></text:span></text:p>
      <text:p text:style-name="Código"><text:span text:style-name="T17"><text:tab/></text:span><text:span text:style-name="T8">&lt;</text:span><text:span text:style-name="T11">reference-mapping </text:span><text:span text:style-name="T14">reference</text:span><text:span text:style-name="T17">=</text:span><text:span text:style-name="T20">"address_state"</text:span><text:span text:style-name="T8">&gt;</text:span><text:span text:style-name="T17"><text:tab/><text:tab/><text:tab/><text:tab/><text:tab/></text:span></text:p>
      <text:p text:style-name="Código"><text:span text:style-name="T17"><text:tab/><text:tab/></text:span><text:span text:style-name="T8">&lt;</text:span><text:span text:style-name="T11">reference-mapping-detail </text:span><text:span text:style-name="T14">column</text:span><text:span text:style-name="T17">=</text:span><text:span text:style-name="T20">"STATE" </text:span><text:span text:style-name="T14">referenced-model-property</text:span><text:span text:style-name="T17">=</text:span><text:span text:style-name="T20">"id"</text:span><text:span text:style-name="T8">/&gt;</text:span></text:p>
      <text:p text:style-name="Código"><text:span text:style-name="T17"><text:tab/></text:span><text:span text:style-name="T8">&lt;/</text:span><text:span text:style-name="T11">reference-mapping</text:span><text:span text:style-name="T8">&gt;</text:span></text:p>
      <text:p text:style-name="Código"><text:span text:style-name="T9">&lt;/</text:span><text:span text:style-name="T12">entity-mapping</text:span><text:span text:style-name="T9">&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401"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11">entity</text:span><text:span text:style-name="T8">&gt;</text:span><text:span text:style-name="T17"> <text:s/><text:tab/><text:tab/></text:span></text:p>
      <text:p text:style-name="Código"><text:tab/>...<text:tab/><text:tab/></text:p>
      <text:p text:style-name="Código"><text:span text:style-name="T17"><text:tab/></text:span><text:span text:style-name="T8">&lt;</text:span><text:span text:style-name="T11">collection </text:span><text:span text:style-name="T14">name</text:span><text:span text:style-name="T17">=</text:span><text:span text:style-name="T20">"details" </text:span><text:span text:style-name="T14">minimum</text:span><text:span text:style-name="T17">=</text:span><text:span text:style-name="T20">"1"</text:span><text:span text:style-name="T8">&gt;</text:span></text:p>
      <text:p text:style-name="Código"><text:span text:style-name="T17"><text:tab/><text:tab/></text:span><text:span text:style-name="T8">&lt;</text:span><text:span text:style-name="T11">reference </text:span><text:span text:style-name="T14">model</text:span><text:span text:style-name="T17">=</text:span><text:span text:style-name="T20">"InvoiceDetail"</text:span><text:span text:style-name="T8">/&gt;</text:span></text:p>
      <text:p text:style-name="Código"><text:span text:style-name="T17"><text:tab/></text:span><text:span text:style-name="T8">&lt;/</text:span><text:span text:style-name="T11">collection</text:span><text:span text:style-name="T8">&gt;</text:span></text:p>
      <text:p text:style-name="Código"><text:tab/>...<text:tab/><text:tab/><text:tab/><text:tab/><text:tab/><text:tab/></text:p>
      <text:p text:style-name="Código"><text:span text:style-name="T8">&lt;/</text:span><text:span text:style-name="T11">entity</text:span><text:span text:style-name="T8">&gt;</text:span><text:span text:style-name="T17"><text:tab/></text:span></text:p>
      <text:p text:style-name="Código"><text:tab/><text:tab/></text:p>
      <text:p text:style-name="Código"><text:span text:style-name="T8">&lt;</text:span><text:span text:style-name="T11">aggregate </text:span><text:span text:style-name="T14">name</text:span><text:span text:style-name="T17">=</text:span><text:span text:style-name="T20">"InvoiceDetail"</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oid" </text:span><text:span text:style-name="T14">type</text:span><text:span text:style-name="T17">=</text:span><text:span text:style-name="T20">"String" </text:span><text:span text:style-name="T14">key</text:span><text:span text:style-name="T17">=</text:span><text:span text:style-name="T20">"true" </text:span><text:span text:style-name="T14">hidden</text:span><text:span text:style-name="T17">=</text:span><text:span text:style-name="T20">"tru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test.calculators.InvoiceDetailOidCalculator"</text:span></text:p>
      <text:p text:style-name="Código"><text:span text:style-name="T20"><text:tab/><text:tab/><text:tab/></text:span><text:span text:style-name="T14">on-create</text:span><text:span text:style-name="T17">=</text:span><text:span text:style-name="T20">"true"</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serviceType"</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special"</text:span><text:span text:style-name="T8">/&gt;</text:span></text:p>
      <text:p text:style-name="Código"><text:span text:style-name="T17"><text:tab/><text:tab/><text:tab/></text:span><text:span text:style-name="T8">&lt;</text:span><text:span text:style-name="T11">valid-value </text:span><text:span text:style-name="T14">value</text:span><text:span text:style-name="T17">=</text:span><text:span text:style-name="T20">"urgent"</text:span><text:span text:style-name="T8">/&gt;</text:span></text:p>
      <text:p text:style-name="Código"><text:span text:style-name="T17"><text:tab/><text:tab/></text:span><text:span text:style-name="T8">&lt;/</text:span><text:span text:style-name="T11">valid-values</text:span><text:span text:style-name="T8">&gt;</text:span></text:p>
      <text:p text:style-name="Código"><text:span text:style-name="T17"><text:tab/></text:span><text:span text:style-name="T8">&lt;/</text:span><text:span text:style-name="T11">property</text:span><text:span text:style-name="T8">&gt;</text:span><text:span text:style-name="T17"><text:tab/><text:tab/><text:tab/></text:span></text:p>
      <text:p text:style-name="Código"><text:span text:style-name="T17"><text:tab/></text:span><text:span text:style-name="T8">&lt;</text:span><text:span text:style-name="T11">property </text:span><text:span text:style-name="T14">name</text:span><text:span text:style-name="T17">=</text:span><text:span text:style-name="T20">"quantity" </text:span><text:span text:style-name="T14">type</text:span><text:span text:style-name="T17">=</text:span><text:span text:style-name="T20">"int" </text:span><text:span text:style-name="T14">size</text:span><text:span text:style-name="T17">=</text:span><text:span text:style-name="T20">"4" </text:span><text:span text:style-name="T14">required</text:span><text:span text:style-name="T17">=</text:span><text:span text:style-name="T20">"true"</text:span><text:span text:style-name="T8">/&gt;</text:span><text:span text:style-name="T17"><text:tab/><text:tab/></text:span></text:p>
      <text:p text:style-name="Código"><text:span text:style-name="T17"><text:tab/></text:span><text:span text:style-name="T8">&lt;</text:span><text:span text:style-name="T11">property </text:span><text:span text:style-name="T14">name</text:span><text:span text:style-name="T17">=</text:span><text:span text:style-name="T20">"unitPrice" </text:span><text:span text:style-name="T14">stereotype</text:span><text:span text:style-name="T17">=</text:span><text:span text:style-name="T20">"MONEY"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amount" </text:span><text:span text:style-name="T14">stereotype</text:span><text:span text:style-name="T17">=</text:span><text:span text:style-name="T20">"MONEY"</text:span><text:span text:style-name="T8">&gt;</text:span></text:p>
      <text:p text:style-name="Código"><text:span text:style-name="T17"><text:tab/><text:tab/></text:span><text:span text:style-name="T8">&lt;</text:span><text:span text:style-name="T11">calculator </text:span><text:span text:style-name="T14">class</text:span><text:span text:style-name="T17">=</text:span><text:span text:style-name="T20">"org.openxava.test.calculators.DetailAmount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unitPrice"</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quantity"</text:span><text:span text:style-name="T8">/&gt;</text:span></text:p>
      <text:p text:style-name="Código"><text:span text:style-name="T17"><text:tab/><text:tab/></text:span><text:span text:style-name="T8">&lt;/</text:span><text:span text:style-name="T11">calculator</text:span><text:span text:style-name="T8">&gt;</text:span><text:span text:style-name="T17"><text:tab/><text:tab/><text:tab/></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model</text:span><text:span text:style-name="T17">=</text:span><text:span text:style-name="T20">"Product" </text:span><text:span text:style-name="T14">required</text:span><text:span text:style-name="T17">=</text:span><text:span text:style-name="T20">"true"</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deliveryDate" </text:span><text:span text:style-name="T14">type</text:span><text:span text:style-name="T17">=</text:span><text:span text:style-name="T20">"java.util.Date"</text:span><text:span text:style-name="T8">&gt;</text:span></text:p>
      <text:p text:style-name="Código"><text:span text:style-name="T17"><text:tab/><text:tab/></text:span><text:span text:style-name="T8">&lt;</text:span><text:span text:style-name="T11">default-value-calculator </text:span></text:p>
      <text:p text:style-name="Código"><text:span text:style-name="T11"><text:tab/><text:tab/><text:tab/></text:span><text:span text:style-name="T14">class</text:span><text:span text:style-name="T17">=</text:span><text:span text:style-name="T20">"org.openxava.calculators.CurrentDateCalculator"</text:span><text:span text:style-name="T8">/&gt;</text:span></text:p>
      <text:p text:style-name="Código"><text:span text:style-name="T17"><text:tab/></text:span><text:span text:style-name="T8">&lt;/</text:span><text:span text:style-name="T11">property</text:span><text:span text:style-name="T8">&gt;</text:span></text:p>
      <text:p text:style-name="Código"><text:span text:style-name="T17"><text:tab/></text:span><text:span text:style-name="T8">&lt;</text:span><text:span text:style-name="T11">reference </text:span><text:span text:style-name="T14">name</text:span><text:span text:style-name="T17">=</text:span><text:span text:style-name="T20">"soldBy" </text:span><text:span text:style-name="T14">model</text:span><text:span text:style-name="T17">=</text:span><text:span text:style-name="T20">"Seller"</text:span><text:span text:style-name="T8">/&gt;</text:span></text:p>
      <text:p text:style-name="Código"><text:span text:style-name="T17"><text:tab/></text:span><text:span text:style-name="T8">&lt;</text:span><text:span text:style-name="T11">property </text:span><text:span text:style-name="T14">name</text:span><text:span text:style-name="T17">=</text:span><text:span text:style-name="T20">"remarks" </text:span><text:span text:style-name="T14">stereotype</text:span><text:span text:style-name="T17">=</text:span><text:span text:style-name="T20">"MEMO"</text:span><text:span text:style-name="T8">/&gt;</text:span><text:span text:style-name="T17"><text:tab/><text:tab/><text:tab/><text:tab/></text:span></text:p>
      <text:p text:style-name="Código"><text:span text:style-name="T9">&lt;/</text:span><text:span text:style-name="T12">aggregate</text:span><text:span text:style-name="T9">&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11">aggregate-mapping </text:span><text:span text:style-name="T14">aggregate</text:span><text:span text:style-name="T17">=</text:span><text:span text:style-name="T20">"InvoiceDetail" </text:span><text:span text:style-name="T14">table</text:span><text:span text:style-name="T17">=</text:span><text:span text:style-name="T20">"XAVATEST@separator@INVOICEDETAIL"</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invoice"</text:span><text:span text:style-name="T8">&gt;</text:span><text:span text:style-name="T17"><text:tab/>(1)</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YEAR" </text:span></text:p>
      <text:p text:style-name="Código"><text:span text:style-name="T20"><text:tab/><text:tab/><text:tab/></text:span><text:span text:style-name="T14">referenced-model-property</text:span><text:span text:style-name="T17">=</text:span><text:span text:style-name="T20">"year"</text:span><text:span text:style-name="T8">/&gt;</text:span><text:span text:style-name="T17"> </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INVOICE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tab/><text:tab/><text:tab/><text:tab/></text:span></text:p>
      <text:p text:style-name="Código"><text:span text:style-name="T17"><text:tab/></text:span><text:span text:style-name="T8">&lt;/</text:span><text:span text:style-name="T11">reference-mapping</text:span><text:span text:style-name="T8">&gt;</text:span><text:span text:style-name="T17"><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oid" </text:span><text:span text:style-name="T14">column</text:span><text:span text:style-name="T17">=</text:span><text:span text:style-name="T20">"OID"</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serviceType" </text:span><text:span text:style-name="T14">column</text:span><text:span text:style-name="T17">=</text:span><text:span text:style-name="T20">"SERVICETYP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unitPrice" </text:span><text:span text:style-name="T14">column</text:span><text:span text:style-name="T17">=</text:span><text:span text:style-name="T20">"UNITPRICE"</text:span><text:span text:style-name="T8">/&gt;</text:span></text:p>
      <text:p text:style-name="Código"><text:span text:style-name="T17"><text:tab/></text:span><text:span text:style-name="T8">&lt;</text:span><text:span text:style-name="T11">property-mapping </text:span><text:span text:style-name="T14">property</text:span><text:span text:style-name="T17">=</text:span><text:span text:style-name="T20">"quantity" </text:span><text:span text:style-name="T14">column</text:span><text:span text:style-name="T17">=</text:span><text:span text:style-name="T20">"QUANTITY"</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product"</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PRODUCT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multiple-property-mapping </text:span><text:span text:style-name="T14">property</text:span><text:span text:style-name="T17">=</text:span><text:span text:style-name="T20">"deliveryDate"</text:span><text:span text:style-name="T8">&gt;</text:span></text:p>
      <text:p text:style-name="Código"><text:span text:style-name="T17"><text:tab/><text:tab/></text:span><text:span text:style-name="T8">&lt;</text:span><text:span text:style-name="T11">converter </text:span><text:span text:style-name="T14">class</text:span><text:span text:style-name="T17">=</text:span><text:span text:style-name="T20">"org.openxava.converters.Date3Converter"</text:span><text:span text:style-name="T8">/&gt;</text:span><text:span text:style-name="T17"><text:tab/></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day" </text:span><text:span text:style-name="T14">column</text:span><text:span text:style-name="T17">=</text:span><text:span text:style-name="T20">"DAY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month" </text:span><text:span text:style-name="T14">column</text:span><text:span text:style-name="T17">=</text:span><text:span text:style-name="T20">"MONTHDELIVERY" </text:span><text:span text:style-name="T14">cmp-type</text:span><text:span text:style-name="T17">=</text:span><text:span text:style-name="T20">"int"</text:span><text:span text:style-name="T8">/&gt;</text:span></text:p>
      <text:p text:style-name="Código"><text:span text:style-name="T17"><text:tab/><text:tab/></text:span><text:span text:style-name="T8">&lt;</text:span><text:span text:style-name="T11">cmp-field </text:span></text:p>
      <text:p text:style-name="Código"><text:span text:style-name="T11"><text:tab/><text:tab/><text:tab/></text:span><text:span text:style-name="T14">converter-property</text:span><text:span text:style-name="T17">=</text:span><text:span text:style-name="T20">"year" </text:span><text:span text:style-name="T14">column</text:span><text:span text:style-name="T17">=</text:span><text:span text:style-name="T20">"YEARDELIVERY" </text:span><text:span text:style-name="T14">cmp-type</text:span><text:span text:style-name="T17">=</text:span><text:span text:style-name="T20">"int"</text:span><text:span text:style-name="T8">/&gt;</text:span><text:span text:style-name="T17"><text:tab/><text:tab/><text:tab/></text:span></text:p>
      <text:p text:style-name="Código"><text:span text:style-name="T17"><text:tab/></text:span><text:span text:style-name="T8">&lt;/</text:span><text:span text:style-name="T11">multiple-property-mapping</text:span><text:span text:style-name="T8">&gt;</text:span></text:p>
      <text:p text:style-name="Código"><text:span text:style-name="T17"><text:tab/></text:span><text:span text:style-name="T8">&lt;</text:span><text:span text:style-name="T11">reference-mapping </text:span><text:span text:style-name="T14">reference</text:span><text:span text:style-name="T17">=</text:span><text:span text:style-name="T20">"soldBy"</text:span><text:span text:style-name="T8">&gt;</text:span></text:p>
      <text:p text:style-name="Código"><text:span text:style-name="T17"><text:tab/><text:tab/></text:span><text:span text:style-name="T8">&lt;</text:span><text:span text:style-name="T11">reference-mapping-detail </text:span></text:p>
      <text:p text:style-name="Código"><text:span text:style-name="T11"><text:tab/><text:tab/><text:tab/></text:span><text:span text:style-name="T14">column</text:span><text:span text:style-name="T17">=</text:span><text:span text:style-name="T20">"SOLDBY_NUMBER" </text:span></text:p>
      <text:p text:style-name="Código"><text:span text:style-name="T20"><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span><text:span text:style-name="T8">&lt;/</text:span><text:span text:style-name="T11">reference-mapping</text:span><text:span text:style-name="T8">&gt;</text:span><text:span text:style-name="T17"><text:tab/><text:tab/><text:tab/><text:tab/><text:tab/><text:tab/><text:tab/><text:tab/></text:span></text:p>
      <text:p text:style-name="Código"><text:span text:style-name="T17"><text:tab/></text:span><text:span text:style-name="T8">&lt;</text:span><text:span text:style-name="T11">property-mapping </text:span><text:span text:style-name="T14">property</text:span><text:span text:style-name="T17">=</text:span><text:span text:style-name="T20">"remarks" </text:span><text:span text:style-name="T14">column</text:span><text:span text:style-name="T17">=</text:span><text:span text:style-name="T20">"REMARKS"</text:span><text:span text:style-name="T8">/&gt;</text:span><text:span text:style-name="T17"><text:tab/><text:tab/><text:tab/><text:tab/></text:span></text:p>
      <text:p text:style-name="Código"><text:span text:style-name="T9">&lt;/</text:span><text:span text:style-name="T12">aggregate-mapping</text:span><text:span text:style-name="T9">&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401"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converters </text:span><text:span text:style-name="T24">SYSTEM </text:span><text:span text:style-name="T2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11">converters</text:span><text:span text:style-name="T8">&gt;</text:span></text:p>
      <text:p text:style-name="Código"/>
      <text:p text:style-name="Código"><text:span text:style-name="T17"><text:tab/></text:span><text:span text:style-name="T8">&lt;</text:span><text:span text:style-name="T11">for-type </text:span><text:span text:style-name="T14">type</text:span><text:span text:style-name="T17">=</text:span><text:span text:style-name="T20">"java.lang.String" </text:span></text:p>
      <text:p text:style-name="Código"><text:span text:style-name="T20"><text:tab/><text:tab/></text:span><text:span text:style-name="T14">converter-class</text:span><text:span text:style-name="T17">=</text:span><text:span text:style-name="T20">"org.openxava.converters.TrimStringConverter"</text:span></text:p>
      <text:p text:style-name="Código"><text:span text:style-name="T20"><text:tab/><text:tab/></text:span><text:span text:style-name="T14">cmp-type</text:span><text:span text:style-name="T17">=</text:span><text:span text:style-name="T20">"java.lang.Stri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int"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Integer" </text:span></text:p>
      <text:p text:style-name="Código"><text:span text:style-name="T20"><text:tab/><text:tab/></text:span><text:span text:style-name="T14">converter-class</text:span><text:span text:style-name="T17">=</text:span><text:span text:style-name="T20">"org.openxava.converters.IntegerNumber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Boolean" </text:span></text:p>
      <text:p text:style-name="Código"><text:span text:style-name="T20"><text:tab/><text:tab/></text:span><text:span text:style-name="T14">converter-class</text:span><text:span text:style-name="T17">=</text:span><text:span text:style-name="T20">"org.openxava.converters.Boolean01Converter"</text:span></text:p>
      <text:p text:style-name="Código"><text:span text:style-name="T20"><text:tab/><text:tab/></text:span><text:span text:style-name="T14">cmp-type</text:span><text:span text:style-name="T17">=</text:span><text:span text:style-name="T20">"java.lang.Integer"</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lang.Long" </text:span></text:p>
      <text:p text:style-name="Código"><text:span text:style-name="T20"><text:tab/><text:tab/></text:span><text:span text:style-name="T14">converter-class</text:span><text:span text:style-name="T17">=</text:span><text:span text:style-name="T20">"org.openxava.converters.LongNumberConverter"</text:span></text:p>
      <text:p text:style-name="Código"><text:span text:style-name="T20"><text:tab/><text:tab/></text:span><text:span text:style-name="T14">cmp-type</text:span><text:span text:style-name="T17">=</text:span><text:span text:style-name="T20">"java.lang.Long"</text:span><text:span text:style-name="T8">/&gt;</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math.BigDecimal" </text:span></text:p>
      <text:p text:style-name="Código"><text:span text:style-name="T20"><text:tab/><text:tab/></text:span><text:span text:style-name="T14">converter-class</text:span><text:span text:style-name="T17">=</text:span><text:span text:style-name="T20">"org.openxava.converters.BigDecimalNumberConverter"</text:span></text:p>
      <text:p text:style-name="Código"><text:span text:style-name="T20"><text:tab/><text:tab/></text:span><text:span text:style-name="T14">cmp-type</text:span><text:span text:style-name="T17">=</text:span><text:span text:style-name="T20">"java.math.BigDecimal"</text:span><text:span text:style-name="T8">/&gt;</text:span><text:span text:style-name="T17"><text:tab/></text:span></text:p>
      <text:p text:style-name="Código"><text:tab/><text:tab/></text:p>
      <text:p text:style-name="Código"><text:span text:style-name="T17"><text:tab/></text:span><text:span text:style-name="T8">&lt;</text:span><text:span text:style-name="T11">for-type </text:span><text:span text:style-name="T14">type</text:span><text:span text:style-name="T17">=</text:span><text:span text:style-name="T20">"java.util.Date"</text:span></text:p>
      <text:p text:style-name="Código"><text:span text:style-name="T20"><text:tab/><text:tab/></text:span><text:span text:style-name="T14">converter-class</text:span><text:span text:style-name="T17">=</text:span><text:span text:style-name="T20">"org.openxava.converters.DateUtilSQLConverter"</text:span></text:p>
      <text:p text:style-name="Código"><text:span text:style-name="T20"><text:tab/><text:tab/></text:span><text:span text:style-name="T14">cmp-type</text:span><text:span text:style-name="T17">=</text:span><text:span text:style-name="T20">"java.sql.Date"</text:span><text:span text:style-name="T8">/&gt;</text:span></text:p>
      <text:p text:style-name="Código"/>
      <text:p text:style-name="Código"><text:span text:style-name="T8">&lt;/</text:span><text:span text:style-name="T11">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401"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11">xml </text:span><text:span text:style-name="T14">version</text:span><text:span text:style-name="T17">=</text:span><text:span text:style-name="T20">"1.0" </text:span><text:span text:style-name="T14">encoding</text:span><text:span text:style-name="T17">=</text:span><text:span text:style-name="T20">"ISO-8859-1"</text:span><text:span text:style-name="T8">?&gt;</text:span></text:p>
      <text:p text:style-name="Código"/>
      <text:p text:style-name="Código"><text:span text:style-name="T8">&lt;!</text:span><text:span text:style-name="T11">DOCTYPE </text:span><text:span text:style-name="T23">component </text:span><text:span text:style-name="T24">SYSTEM </text:span><text:span text:style-name="T25">"dtds/component.dtd"</text:span><text:span text:style-name="T8">&gt;</text:span></text:p>
      <text:p text:style-name="Código"/>
      <text:p text:style-name="Código"><text:span text:style-name="T8">&lt;</text:span><text:span text:style-name="T11">component </text:span><text:span text:style-name="T14">name</text:span><text:span text:style-name="T17">=</text:span><text:span text:style-name="T20">"Pupil"</text:span><text:span text:style-name="T8">&gt;</text:span></text:p>
      <text:p text:style-name="Código"/>
      <text:p text:style-name="Código"><text:span text:style-name="T17"><text:s text:c="4"/></text:span><text:span text:style-name="T8">&lt;</text:span><text:span text:style-name="T11">entity</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umber" </text:span><text:span text:style-name="T14">type</text:span><text:span text:style-name="T17">=</text:span><text:span text:style-name="T20">"int" </text:span><text:span text:style-name="T14">key</text:span><text:span text:style-name="T17">=</text:span><text:span text:style-name="T20">"true"</text:span></text:p>
      <text:p text:style-name="Código"><text:span text:style-name="T20"><text:s text:c="12"/></text:span><text:span text:style-name="T14">size</text:span><text:span text:style-name="T17">=</text:span><text:span text:style-name="T20">"2" </text:span><text:span text:style-name="T14">required</text:span><text:span text:style-name="T17">=</text:span><text:span text:style-name="T20">"true"</text:span><text:span text:style-name="T8">/&gt;</text:span></text:p>
      <text:p text:style-name="Código"><text:span text:style-name="T17"><text:s text:c="8"/></text:span><text:span text:style-name="T8">&lt;</text:span><text:span text:style-name="T11">property </text:span><text:span text:style-name="T14">name</text:span><text:span text:style-name="T17">=</text:span><text:span text:style-name="T20">"name" </text:span><text:span text:style-name="T14">type</text:span><text:span text:style-name="T17">=</text:span><text:span text:style-name="T20">"String"</text:span></text:p>
      <text:p text:style-name="Código"><text:span text:style-name="T20"><text:s text:c="12"/></text:span><text:span text:style-name="T14">size</text:span><text:span text:style-name="T17">=</text:span><text:span text:style-name="T20">"40" </text:span><text:span text:style-name="T14">required</text:span><text:span text:style-name="T17">=</text:span><text:span text:style-name="T20">"true"</text:span><text:span text:style-name="T8">/&gt;</text:span><text:span text:style-name="T17"> <text:s text:c="12"/></text:span></text:p>
      <text:p text:style-name="Código"><text:span text:style-name="T17"><text:s text:c="8"/></text:span><text:span text:style-name="T8">&lt;</text:span><text:span text:style-name="T11">reference </text:span><text:span text:style-name="T14">name</text:span><text:span text:style-name="T17">=</text:span><text:span text:style-name="T20">"teacher"</text:span><text:span text:style-name="T8">/&gt;</text:span><text:span text:style-name="T17"> <text:s text:c="2"/></text:span></text:p>
      <text:p text:style-name="Código"><text:span text:style-name="T17"><text:s text:c="4"/></text:span><text:span text:style-name="T8">&lt;/</text:span><text:span text:style-name="T11">entity</text:span><text:span text:style-name="T8">&gt;</text:span></text:p>
      <text:p text:style-name="Código"><text:s text:c="38"/></text:p>
      <text:p text:style-name="Código"><text:span text:style-name="T10">&lt;/</text:span><text:span text:style-name="T13">component</text:span><text:span text:style-name="T10">&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401"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5">
        <text:list-item>
          <text:p text:style-name="P256">Provides great flexibility when mapping with legacy database.</text:p>
        </text:list-item>
        <text:list-item>
          <text:p text:style-name="P256">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38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11">controllers</text:span><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1)</text:span></text:p>
      <text:p text:style-name="Código"><text:span text:style-name="T17"><text:tab/></text:span><text:span text:style-name="T8">&lt;</text:span><text:span text:style-name="T11">object </text:span><text:span text:style-name="T17">... </text:span><text:span text:style-name="T8">/&gt;</text:span><text:span text:style-name="T17"> ...<text:tab/><text:tab/>(2)</text:span></text:p>
      <text:p text:style-name="Código"><text:span text:style-name="T17"><text:tab/></text:span><text:span text:style-name="T8">&lt;</text:span><text:span text:style-name="T11">controller </text:span><text:span text:style-name="T17">... </text:span><text:span text:style-name="T8">/&gt;</text:span><text:span text:style-name="T17"> ...<text:tab/>(3)</text:span></text:p>
      <text:p text:style-name="Código"><text:span text:style-name="T9">&lt;/</text:span><text:span text:style-name="T12">controllers</text:span><text:span text:style-name="T9">&gt;</text:span></text:p>
      <text:list text:style-name="L46">
        <text:list-item>
          <text:p text:style-name="P258"><text:span text:style-name="Código">env-var</text:span> (several, optional): Variable that contains configuration information. This variable can be accessed from the actions and filters, and its value can be overwritten in each module.</text:p>
        </text:list-item>
        <text:list-item>
          <text:p text:style-name="P258"><text:span text:style-name="Código">object</text:span> (several, optional): Defines Java object with session scope; that is objects that are created for an user and exist during his session.</text:p>
        </text:list-item>
        <text:list-item>
          <text:p text:style-name="P258"><text:span text:style-name="Código">controller</text:span> (several, required): A controller is a group of actions.</text:p>
        </text:list-item>
      </text:list>
      <text:list text:style-name="L1" text:continue-numbering="true">
        <text:list-item>
          <text:list text:continue-numbering="true">
            <text:list-item>
              <text:h text:style-name="P401"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11">env-var </text:span></text:p>
      <text:p text:style-name="Código"><text:span text:style-name="T11"><text:tab/></text:span><text:span text:style-name="T14">name</text:span><text:span text:style-name="T17">=</text:span><text:span text:style-name="T20">"name" <text:tab/><text:tab/></text:span><text:span text:style-name="T17">(1)</text:span></text:p>
      <text:p text:style-name="Código"><text:span text:style-name="T20"><text:tab/></text:span><text:span text:style-name="T14">value</text:span><text:span text:style-name="T17">=</text:span><text:span text:style-name="T20">"value"<text:tab/></text:span><text:span text:style-name="T17">(2)</text:span></text:p>
      <text:p text:style-name="P19">/&gt;</text:p>
      <text:list text:style-name="L47">
        <text:list-item>
          <text:p text:style-name="P261"><text:span text:style-name="Código">name</text:span> (required): Name of the environment variable in uppercase and using underscore to separate words.</text:p>
        </text:list-item>
        <text:list-item>
          <text:p text:style-name="P261"><text:span text:style-name="Código">value</text:span> (required): Value for the environment variable.</text:p>
        </text:list-item>
      </text:list>
      <text:p text:style-name="Text_20_body">These are some example:</text:p>
      <text:p text:style-name="Código"><text:span text:style-name="T8">&lt;</text:span><text:span text:style-name="T11">env-var </text:span><text:span text:style-name="T14">name</text:span><text:span text:style-name="T17">=</text:span><text:span text:style-name="T20">"MYAPPLICATION_DEFAULT_YEAR" </text:span><text:span text:style-name="T14">value</text:span><text:span text:style-name="T17">=</text:span><text:span text:style-name="T20">"2007"</text:span><text:span text:style-name="T8">/&gt;</text:span></text:p>
      <text:p text:style-name="Código"><text:span text:style-name="T8">&lt;</text:span><text:span text:style-name="T11">env-var </text:span><text:span text:style-name="T14">name</text:span><text:span text:style-name="T17">=</text:span><text:span text:style-name="T20">"MYAPPLICATION_COLOR" </text:span><text:span text:style-name="T14">value</text:span><text:span text:style-name="T17">=</text:span><text:span text:style-name="T20">"RED"</text:span><text:span text:style-name="T8">/&gt;</text:span></text:p>
      <text:list text:style-name="L1" text:continue-numbering="true">
        <text:list-item>
          <text:list text:continue-numbering="true">
            <text:list-item>
              <text:h text:style-name="P401"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11">object </text:span></text:p>
      <text:p text:style-name="Código"><text:span text:style-name="T11"><text:tab/></text:span><text:span text:style-name="T14">name</text:span><text:span text:style-name="T17">=</text:span><text:span text:style-name="T20">"objectName" <text:tab/><text:tab/><text:tab/></text:span><text:span text:style-name="T17">(1)</text:span></text:p>
      <text:p text:style-name="Código"><text:span text:style-name="T20"><text:tab/></text:span><text:span text:style-name="T14">class</text:span><text:span text:style-name="T17">=</text:span><text:span text:style-name="T20">"objectType" <text:tab/><text:tab/><text:tab/></text:span><text:span text:style-name="T17">(2)</text:span></text:p>
      <text:p text:style-name="Código"><text:span text:style-name="T20"><text:tab/></text:span><text:span text:style-name="T14">value</text:span><text:span text:style-name="T17">=</text:span><text:span text:style-name="T20">"initialValue"<text:tab/><text:tab/></text:span><text:span text:style-name="T17">(3)</text:span></text:p>
      <text:p text:style-name="P25"><text:tab/><text:span text:style-name="T14">scope</text:span><text:span text:style-name="T17">=</text:span>"module|global"<text:tab/><text:tab/><text:span text:style-name="T17">(4)<text:tab/>new in v2.1</text:span></text:p>
      <text:p text:style-name="P19">/&gt;</text:p>
      <text:list text:style-name="L48">
        <text:list-item>
          <text:p text:style-name="P263"><text:span text:style-name="Código">name</text:span> (required): Name of the object, usually you use the application name as prefix to avoid name collision in large projects.</text:p>
        </text:list-item>
        <text:list-item>
          <text:p text:style-name="P263"><text:span text:style-name="Código">class</text:span> (required): Full qualified Java class for this object.</text:p>
        </text:list-item>
        <text:list-item>
          <text:p text:style-name="P263"><text:span text:style-name="Código">value</text:span> (optional): Initial value for the object.</text:p>
        </text:list-item>
        <text:list-item>
          <text:p text:style-name="P263"><text:span text:style-name="Código">scope</text:span> (optional): <text:span text:style-name="T3">(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11">object </text:span><text:span text:style-name="T14">name</text:span><text:span text:style-name="T17">=</text:span><text:span text:style-name="T20">"xava_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referenceSubview" </text:span><text:span text:style-name="T14">class</text:span><text:span text:style-name="T17">=</text:span><text:span text:style-name="T20">"org.openxava.view.View"</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mainTab" </text:span><text:span text:style-name="T14">class</text:span><text:span text:style-name="T17">=</text:span><text:span text:style-name="T20">"org.openxava.tab.Tab"</text:span><text:span text:style-name="T8">/&gt;</text:span><text:span text:style-name="T17"><text:tab/><text:tab/></text:span></text:p>
      <text:p text:style-name="Código"><text:span text:style-name="T8">&lt;</text:span><text:span text:style-name="T11">object </text:span><text:span text:style-name="T14">name</text:span><text:span text:style-name="T17">=</text:span><text:span text:style-name="T20">"xava_row"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language" </text:span><text:span text:style-name="T14">class</text:span><text:span text:style-name="T17">=</text:span><text:span text:style-name="T20">"org.openxava.session.Language"</text:span><text:span text:style-name="T8">/&gt;</text:span><text:span text:style-name="T17"><text:tab/></text:span></text:p>
      <text:p text:style-name="Código"><text:span text:style-name="T8">&lt;</text:span><text:span text:style-name="T11">object </text:span><text:span text:style-name="T14">name</text:span><text:span text:style-name="T17">=</text:span><text:span text:style-name="T20">"xava_newImageProperty"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currentReferenceLabel" </text:span><text:span text:style-name="T14">class</text:span><text:span text:style-name="T17">=</text:span><text:span text:style-name="T20">"java.lang.String"</text:span><text:span text:style-name="T8">/&gt;</text:span></text:p>
      <text:p text:style-name="Código"><text:span text:style-name="T8">&lt;</text:span><text:span text:style-name="T11">object </text:span><text:span text:style-name="T14">name</text:span><text:span text:style-name="T17">=</text:span><text:span text:style-name="T20">"xava_activeSection" </text:span><text:span text:style-name="T14">class</text:span><text:span text:style-name="T17">=</text:span><text:span text:style-name="T20">"java.lang.Integer" </text:span><text:span text:style-name="T14">value</text:span><text:span text:style-name="T17">=</text:span><text:span text:style-name="T20">"0"</text:span><text:span text:style-name="T8">/&gt;</text:span></text:p>
      <text:p text:style-name="Código"><text:span text:style-name="T8">&lt;</text:span><text:span text:style-name="T11">object </text:span><text:span text:style-name="T14">name</text:span><text:span text:style-name="T17">=</text:span><text:span text:style-name="T20">"xava_previousControllers" </text:span><text:span text:style-name="T14">class</text:span><text:span text:style-name="T17">=</text:span><text:span text:style-name="T20">"java.util.Stack"</text:span><text:span text:style-name="T8">/&gt;</text:span></text:p>
      <text:p text:style-name="Código"><text:span text:style-name="T9">&lt;</text:span><text:span text:style-name="T12">object </text:span><text:span text:style-name="T15">name</text:span><text:span text:style-name="T18">=</text:span><text:span text:style-name="T21">"xava_previousViews" </text:span><text:span text:style-name="T15">class</text:span><text:span text:style-name="T18">=</text:span><text:span text:style-name="T21">"java.util.Stack"</text:span><text:span text:style-name="T9">/&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401" text:outline-level="2">The controller and its actions</text:h>
            </text:list-item>
          </text:list>
        </text:list-item>
      </text:list>
      <text:p text:style-name="Text_20_body">The syntax of controller is:</text:p>
      <text:p text:style-name="Código"><text:span text:style-name="T8">&lt;</text:span><text:span text:style-name="T11">controller </text:span></text:p>
      <text:p text:style-name="Código"><text:span text:style-name="T11"><text:tab/></text:span><text:span text:style-name="T14">name</text:span><text:span text:style-name="T17">=</text:span><text:span text:style-name="T20">"name"<text:tab/><text:tab/><text:tab/></text:span><text:span text:style-name="T17">(1)</text:span></text:p>
      <text:p text:style-name="Código"><text:span text:style-name="T8">&gt;</text:span><text:span text:style-name="T17"><text:tab/><text:tab/></text:span></text:p>
      <text:p text:style-name="Código"><text:span text:style-name="T17"><text:tab/></text:span><text:span text:style-name="T8">&lt;</text:span><text:span text:style-name="T11">extends </text:span><text:span text:style-name="T17">... </text:span><text:span text:style-name="T8">/&gt;</text:span><text:span text:style-name="T17"> ...<text:tab/><text:tab/>(2)</text:span></text:p>
      <text:p text:style-name="Código"><text:span text:style-name="T17"><text:tab/></text:span><text:span text:style-name="T8">&lt;</text:span><text:span text:style-name="T11">action </text:span><text:span text:style-name="T17">... </text:span><text:span text:style-name="T8">/&gt;</text:span><text:span text:style-name="T17"> ...<text:tab/><text:tab/>(3)</text:span></text:p>
      <text:p text:style-name="Código"><text:span text:style-name="T9">&lt;/</text:span><text:span text:style-name="T12">controller</text:span><text:span text:style-name="T9">&gt;</text:span></text:p>
      <text:list text:style-name="L49">
        <text:list-item>
          <text:p text:style-name="P267"><text:span text:style-name="Código">name</text:span> (required): Name of the controller.</text:p>
        </text:list-item>
        <text:list-item>
          <text:p text:style-name="P267"><text:span text:style-name="Código">extends</text:span> (several, optional): Allows to use multiple inheritance, to do this the controller inherits all actions from other controller(s).</text:p>
        </text:list-item>
        <text:list-item>
          <text:p text:style-name="P26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11">action </text:span></text:p>
      <text:p text:style-name="Código"><text:span text:style-name="T11"><text:tab/></text:span><text:span text:style-name="T14">name</text:span><text:span text:style-name="T17">=</text:span><text:span text:style-name="T20">"name"<text:tab/><text:tab/><text:tab/><text:tab/><text:tab/><text:tab/><text:tab/> <text:tab/> </text:span><text:span text:style-name="T17">(1)</text:span></text:p>
      <text:p text:style-name="Código"><text:span text:style-name="T17"><text:tab/></text:span><text:span text:style-name="T14">label</text:span><text:span text:style-name="T17">=</text:span><text:span text:style-name="T20">"label"<text:tab/><text:tab/><text:tab/><text:tab/><text:tab/><text:tab/><text:tab/> </text:span><text:span text:style-name="T17">(2)</text:span></text:p>
      <text:p text:style-name="Código"><text:span text:style-name="T17"><text:tab/></text:span><text:span text:style-name="T14">description</text:span><text:span text:style-name="T17">=</text:span><text:span text:style-name="T20">"description"<text:tab/><text:tab/><text:tab/><text:tab/><text:tab/><text:tab/> </text:span><text:span text:style-name="T17">(3)</text:span></text:p>
      <text:p text:style-name="Código"><text:span text:style-name="T17"><text:tab/></text:span><text:span text:style-name="T14">mode</text:span><text:span text:style-name="T17">=</text:span><text:span text:style-name="T20">"detail|list|ALL"<text:tab/><text:tab/><text:tab/><text:tab/><text:tab/><text:tab/> </text:span><text:span text:style-name="T17">(4)</text:span></text:p>
      <text:p text:style-name="Código"><text:span text:style-name="T17"><text:tab/></text:span><text:span text:style-name="T14">image</text:span><text:span text:style-name="T17">=</text:span><text:span text:style-name="T20">"image"<text:tab/><text:tab/><text:tab/><text:tab/><text:tab/><text:tab/><text:tab/> </text:span><text:span text:style-name="T17">(5)</text:span></text:p>
      <text:p text:style-name="Código"><text:span text:style-name="T17"><text:tab/></text:span><text:span text:style-name="T14">class</text:span><text:span text:style-name="T17">=</text:span><text:span text:style-name="T20">"class"<text:tab/><text:tab/><text:tab/><text:tab/><text:tab/><text:tab/><text:tab/> </text:span><text:span text:style-name="T17">(6)</text:span></text:p>
      <text:p text:style-name="Código"><text:span text:style-name="T17"><text:tab/></text:span><text:span text:style-name="T14">hidden</text:span><text:span text:style-name="T17">=</text:span><text:span text:style-name="T20">"true|false"<text:tab/><text:tab/><text:tab/><text:tab/><text:tab/><text:tab/><text:tab/> </text:span><text:span text:style-name="T17">(7)</text:span></text:p>
      <text:p text:style-name="Código"><text:span text:style-name="T17"><text:tab/></text:span><text:span text:style-name="T14">on-init</text:span><text:span text:style-name="T17">=</text:span><text:span text:style-name="T20">"true|false"<text:tab/><text:tab/><text:tab/><text:tab/><text:tab/><text:tab/> </text:span><text:span text:style-name="T17">(8)<text:tab/></text:span></text:p>
      <text:p text:style-name="P17"><text:span text:style-name="T14"><text:tab/>on-each-request</text:span>=<text:span text:style-name="T20">"true|false"<text:tab/><text:tab/><text:tab/><text:tab/><text:tab/> </text:span>(9) new in v2.1.2</text:p>
      <text:p text:style-name="Código"><text:span text:style-name="T17"><text:tab/></text:span><text:span text:style-name="T14">by-default</text:span><text:span text:style-name="T17">=</text:span><text:span text:style-name="T20">"never|if-possible|almost-always|always"<text:tab/><text:tab/></text:span><text:span text:style-name="T17">(10)</text:span></text:p>
      <text:p text:style-name="Código"><text:span text:style-name="T17"><text:tab/></text:span><text:span text:style-name="T14">takes-long</text:span><text:span text:style-name="T17">=</text:span><text:span text:style-name="T20">"true|false"<text:tab/><text:tab/><text:tab/><text:tab/><text:tab/><text:tab/></text:span><text:span text:style-name="T17">(11) </text:span></text:p>
      <text:p text:style-name="Código"><text:span text:style-name="T17"><text:tab/></text:span><text:span text:style-name="T14">confirm</text:span><text:span text:style-name="T17">=</text:span><text:span text:style-name="T20">"true|false"<text:tab/><text:tab/><text:tab/><text:tab/><text:tab/><text:tab/></text:span><text:span text:style-name="T17">(12)</text:span></text:p>
      <text:p text:style-name="P17"><text:tab/><text:span text:style-name="T14">keystroke</text:span>=<text:span text:style-name="T20">"keystroke"<text:tab/><text:tab/><text:tab/><text:tab/><text:tab/><text:tab/></text:span>(13) new in v2.0.1</text:p>
      <text:p text:style-name="P19">&gt;</text:p>
      <text:p text:style-name="Código"><text:span text:style-name="T8"><text:tab/>&lt;</text:span><text:span text:style-name="T11">set </text:span><text:span text:style-name="T17">... </text:span><text:span text:style-name="T8">/&gt;</text:span><text:span text:style-name="T17"> ...<text:tab/><text:tab/><text:tab/><text:tab/><text:tab/><text:tab/><text:tab/>(14)</text:span></text:p>
      <text:p text:style-name="Código"><text:span text:style-name="T17"><text:tab/></text:span><text:span text:style-name="T8">&lt;</text:span><text:span text:style-name="T11">use-object </text:span><text:span text:style-name="T17">... </text:span><text:span text:style-name="T8">/&gt;</text:span><text:span text:style-name="T17"> ...<text:tab/><text:tab/><text:tab/><text:tab/><text:tab/><text:tab/>(15)</text:span></text:p>
      <text:p text:style-name="Código"><text:span text:style-name="T9">&lt;/</text:span><text:span text:style-name="T12">action</text:span><text:span text:style-name="T9">&gt;</text:span></text:p>
      <text:list text:style-name="L50">
        <text:list-item>
          <text:p text:style-name="P270"><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270"><text:span text:style-name="Código">label</text:span> (optional): Button label or link text. It's <text:span text:style-name="T5">much better</text:span> to use <text:span text:style-name="Archivo_2f_Directorio">i18n</text:span> files.</text:p>
        </text:list-item>
        <text:list-item>
          <text:p text:style-name="P270"><text:span text:style-name="Código">description</text:span> (optional): Description text of the action. It's <text:span text:style-name="T5">much better</text:span> to use <text:span text:style-name="Archivo_2f_Directorio">i18n</text:span> files.</text:p>
        </text:list-item>
        <text:list-item>
          <text:p text:style-name="P270"><text:span text:style-name="Código">mode</text:span> (optional): Indicates in which mode the action has to be visible. The default value is <text:span text:style-name="Código">ALL</text:span>, that means that this action is always visible.</text:p>
        </text:list-item>
        <text:list-item>
          <text:p text:style-name="P270"><text:span text:style-name="Código">image</text:span> (optional): URL of the image associated with this action. In the current implementation if you specify an image, it is shown to user in link format.</text:p>
        </text:list-item>
        <text:list-item>
          <text:p text:style-name="P270"><text:span text:style-name="Código">class</text:span> (optional): Implements the logic to execute. Must implement <text:span text:style-name="Código">IAction</text:span> interface.</text:p>
        </text:list-item>
        <text:list-item>
          <text:p text:style-name="P270"><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270"><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270"><text:span text:style-name="Código">on-each-request</text:span> (optional): <text:span text:style-name="T3">(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270"><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270"><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270"><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270"><text:span text:style-name="Código">keystroke</text:span> (optional): Defines a keystroke that the user can press for executing this action. The possible values are the same as for <text:span text:style-name="Código">javax.swing.KeyStroke</text:span>. Examples: <text:span text:style-name="T3">“control A”</text:span>, <text:span text:style-name="T3">“alt x”</text:span>, <text:span text:style-name="T3">“F7”</text:span>. <text:span text:style-name="T3">(new in v2.0.1)</text:span></text:p>
        </text:list-item>
        <text:list-item>
          <text:p text:style-name="P270"><text:span text:style-name="Código">set</text:span> (several, optional): Sets a value of action properties. Thus the same action class can be configured in different ways and it can be used in several controllers.</text:p>
        </text:list-item>
        <text:list-item>
          <text:p text:style-name="P270"><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hideRemarks" </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tru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show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HideShowProperty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hide" </text:span><text:span text:style-name="T14">value</text:span><text:span text:style-name="T17">=</text:span><text:span text:style-name="T20">"false"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tRemarks" </text:span><text:span text:style-name="T14">mode</text:span><text:span text:style-name="T17">=</text:span><text:span text:style-name="T20">"detail"</text:span></text:p>
      <text:p text:style-name="Código"><text:span text:style-name="T20"><text:tab/><text:tab/></text:span><text:span text:style-name="T14">class</text:span><text:span text:style-name="T17">=</text:span><text:span text:style-name="T20">"org.openxava.test.actions.SetPropertyValueAction"</text:span><text:span text:style-name="T8">&gt;</text:span><text:span text:style-name="T17"><text:tab/><text:tab/><text:tab/></text:span></text:p>
      <text:p text:style-name="Código"><text:span text:style-name="T17"><text:tab/><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7"><text:tab/><text:tab/></text:span><text:span text:style-name="T8">&lt;</text:span><text:span text:style-name="T11">set </text:span><text:span text:style-name="T14">property</text:span><text:span text:style-name="T17">=</text:span><text:span text:style-name="T20">"value" </text:span><text:span text:style-name="T14">value</text:span><text:span text:style-name="T17">=</text:span><text:span text:style-name="T20">"Hell in your eyes" </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9">&lt;/</text:span><text:span text:style-name="T12">controller</text:span><text:span text:style-name="T9">&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9">&lt;/</text:span><text:span text:style-name="T12">module</text:span><text:span text:style-name="T9">&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22"><text:span text:style-name="T8">&lt;</text:span><text:span text:style-name="T11">use-object </text:span><text:span text:style-name="T14">name</text:span><text:span text:style-name="T17">=</text:span><text:span text:style-name="T20">"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7"><text:tab/></text:span><text:span text:style-name="T8">&lt;</text:span><text:span text:style-name="T11">set </text:span><text:span text:style-name="T14">property</text:span><text:span text:style-name="T17">=</text:span><text:span text:style-name="T20">"property" </text:span><text:span text:style-name="T14">value</text:span><text:span text:style-name="T17">=</text:span><text:span text:style-name="T20">"remarks" </text:span><text:span text:style-name="T8">/&gt;</text:span></text:p>
      <text:p text:style-name="Código"><text:span text:style-name="T18"><text:tab/></text:span><text:span text:style-name="T9">&lt;</text:span><text:span text:style-name="T12">set </text:span><text:span text:style-name="T15">property</text:span><text:span text:style-name="T18">=</text:span><text:span text:style-name="T21">"hide" </text:span><text:span text:style-name="T15">value</text:span><text:span text:style-name="T18">=</text:span><text:span text:style-name="T21">"true" </text:span><text:span text:style-name="T9">/&gt;</text:span></text:p>
      <text:p text:style-name="Text_20_body">you can set constant values to the properties of your action. </text:p>
      <text:list text:style-name="L1" text:continue-numbering="true">
        <text:list-item>
          <text:list text:continue-numbering="true">
            <text:list-item>
              <text:h text:style-name="P401"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Print"</text:span><text:span text:style-name="T8">/&gt;</text:span><text:span text:style-name="T17"><text:tab/><text:tab/></text:span></text:p>
      <text:p text:style-name="Código"><text:span text:style-name="T17"><text:tab/></text:span><text:span text:style-name="T8">&lt;</text:span><text:span text:style-name="T11">extends </text:span><text:span text:style-name="T14">controller</text:span><text:span text:style-name="T17">=</text:span><text:span text:style-name="T20">"CRUD"</text:span><text:span text:style-name="T8">/&gt;</text:span></text:p>
      <text:p text:style-name="Código"><text:span text:style-name="T9">&lt;/</text:span><text:span text:style-name="T12">controller</text:span><text:span text:style-name="T9">&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11">controller </text:span><text:span text:style-name="T14">name</text:span><text:span text:style-name="T17">=</text:span><text:span text:style-name="T20">"Families"</text:span><text:span text:style-name="T8">&gt;</text:span></text:p>
      <text:p text:style-name="Código"><text:span text:style-name="T17"><text:tab/></text:span><text:span text:style-name="T8">&lt;</text:span><text:span text:style-name="T11">extends </text:span><text:span text:style-name="T14">controller</text:span><text:span text:style-name="T17">=</text:span><text:span text:style-name="T20">"Typical"</text:span><text:span text:style-name="T8">/&gt;</text:span><text:span text:style-name="T17"><text:tab/><text:tab/></text:span></text:p>
      <text:p text:style-name="Código"><text:span text:style-name="T17"><text:tab/></text:span><text:span text:style-name="T8">&lt;</text:span><text:span text:style-name="T11">action </text:span><text:span text:style-name="T14">name</text:span><text:span text:style-name="T17">=</text:span><text:span text:style-name="T20">"new" </text:span><text:span text:style-name="T14">image</text:span><text:span text:style-name="T17">=</text:span><text:span text:style-name="T20">"images/new.gif"</text:span></text:p>
      <text:p text:style-name="Código"><text:span text:style-name="T20"><text:tab/><text:tab/></text:span><text:span text:style-name="T14">class</text:span><text:span text:style-name="T17">=</text:span><text:span text:style-name="T20">"org.openxava.test.actions.CreateNewFamilyAction"</text:span><text:span text:style-name="T8">&gt;</text:span><text:span text:style-name="T17"><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span text:style-name="T17"><text:tab/><text:tab/><text:tab/></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9">&lt;/</text:span><text:span text:style-name="T12">controller</text:span><text:span text:style-name="T9">&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401"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11">action </text:span><text:span text:style-name="T14">name</text:span><text:span text:style-name="T17">=</text:span><text:span text:style-name="T20">"deleteSelected" </text:span><text:span text:style-name="T14">mode</text:span><text:span text:style-name="T17">=</text:span><text:span text:style-name="T20">"list"<text:tab/><text:tab/><text:tab/><text:tab/><text:tab/></text:span><text:span text:style-name="T17">(1)</text:span></text:p>
      <text:p text:style-name="Código"><text:span text:style-name="T17"><text:tab/></text:span><text:span text:style-name="T14">confirm</text:span><text:span text:style-name="T17">=</text:span><text:span text:style-name="T20">"true"<text:tab/><text:tab/><text:tab/><text:tab/><text:tab/><text:tab/><text:tab/><text:tab/></text:span><text:span text:style-name="T17">(2)</text:span></text:p>
      <text:p text:style-name="Código"><text:span text:style-name="T17"><text:tab/></text:span><text:span text:style-name="T14">class</text:span><text:span text:style-name="T17">=</text:span><text:span text:style-name="T20">"org.openxava.actions.DeleteSelectedAction"</text:span><text:span text:style-name="T8">&gt;</text:span></text:p>
      <text:p text:style-name="Código"><text:span text:style-name="T17"><text:tab/></text:span><text:span text:style-name="T8">&lt;</text:span><text:span text:style-name="T11">use-object </text:span><text:span text:style-name="T14">name</text:span><text:span text:style-name="T17">=</text:span><text:span text:style-name="T20">"xava_tab"</text:span><text:span text:style-name="T8">/&gt;</text:span><text:span text:style-name="T17"><text:tab/><text:tab/><text:tab/><text:tab/><text:tab/><text:tab/>(3)</text:span></text:p>
      <text:p text:style-name="Código"><text:span text:style-name="T9">&lt;/</text:span><text:span text:style-name="T12">action</text:span><text:span text:style-name="T9">&gt;</text:span><text:span text:style-name="T18"><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text:span text:style-name="Resaltado">(8)</text:span></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21"><text:span text:style-name="T8">&lt;</text:span><text:span text:style-name="T11">use-object </text:span><text:span text:style-name="T14">name</text:span><text:span text:style-name="T17">=</text:span><text:span text:style-name="T20">"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list text:style-name="L1" text:continue-numbering="true">
        <text:list-item>
          <text:list text:continue-numbering="true">
            <text:list-item>
              <text:h text:style-name="P401"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11">module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Deliveries.search"</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Deliver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Remarks"</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Deliveries"</text:span><text:span text:style-name="T8">/&gt;</text:span><text:span text:style-name="T17"><text:tab/><text:tab/></text:span></text:p>
      <text:p text:style-name="Código"><text:span text:style-name="T9">&lt;/</text:span><text:span text:style-name="T12">module</text:span><text:span text:style-name="T9">&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11">controller </text:span><text:span text:style-name="T14">name</text:span><text:span text:style-name="T17">=</text:span><text:span text:style-name="T20">"Deliveri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search" </text:span><text:span text:style-name="T14">mode</text:span><text:span text:style-name="T17">=</text:span><text:span text:style-name="T20">"detail"</text:span></text:p>
      <text:p text:style-name="Código"><text:span text:style-name="T20"><text:tab/><text:tab/></text:span><text:span text:style-name="T14">by-default</text:span><text:span text:style-name="T17">=</text:span><text:span text:style-name="T20">"if-possible" </text:span><text:span text:style-name="T14">hidden</text:span><text:span text:style-name="T17">=</text:span><text:span text:style-name="T20">"true"<text:tab/><text:tab/><text:tab/></text:span></text:p>
      <text:p text:style-name="Código"><text:span text:style-name="T20"><text:tab/><text:tab/></text:span><text:span text:style-name="T14">class</text:span><text:span text:style-name="T17">=</text:span><text:span text:style-name="T20">"org.openxava.test.actions.SearchDeliveryAction"</text:span></text:p>
      <text:p text:style-name="Código"><text:span text:style-name="T20"><text:tab/><text:tab/></text:span><text:span text:style-name="T14">keystroke</text:span><text:span text:style-name="T17">=</text:span><text:span text:style-name="T20">"F8"</text:span><text:span text:style-name="T8">&gt;</text:span><text:span text:style-name="T17"><text:tab/><text:tab/><text:tab/><text:tab/><text:tab/><text:tab/><text:tab/><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span></text:p>
      <text:p text:style-name="Código"><text:tab/>...</text:p>
      <text:p text:style-name="Código"><text:span text:style-name="T8">&lt;/</text:span><text:span text:style-name="T11">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1">
        <text:list-item>
          <text:p text:style-name="P285"><text:span text:style-name="Código">CRUD.searchByViewKey</text:span>: This is the default one. It does a search using the key values in the view, it executes no event.</text:p>
        </text:list-item>
        <text:list-item>
          <text:p text:style-name="P285"><text:span text:style-name="Código">CRUD.searchExecutingOnChange</text:span>: Works as <text:span text:style-name="Código">searchByViewKey</text:span> but it executes the <text:span text:style-name="Código">on-change</text:span> actions after search data.</text:p>
        </text:list-item>
        <text:list-item>
          <text:p text:style-name="P285"><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11">module </text:span><text:span text:style-name="T14">name</text:span><text:span text:style-name="T17">=</text:span><text:span text:style-name="T20">"Products3ChangeActionsOnSearch"</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ExecutingOnChange"</text:span><text:span text:style-name="T8">/&gt;</text:span><text:span text:style-name="T17"><text:tab/></text:span></text:p>
      <text:p text:style-name="Código"><text:span text:style-name="T17"><text:tab/></text:span><text:span text:style-name="T8">&lt;</text:span><text:span text:style-name="T11">model </text:span><text:span text:style-name="T14">name</text:span><text:span text:style-name="T17">=</text:span><text:span text:style-name="T20">"Product3"</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WithDescriptionsLis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Products3"</text:span><text:span text:style-name="T8">/&gt;</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 </text:span></text:p>
      <text:p text:style-name="Código"><text:span text:style-name="T9">&lt;/</text:span><text:span text:style-name="T12">module</text:span><text:span text:style-name="T9">&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401"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11">controller </text:span><text:span text:style-name="T14">name</text:span><text:span text:style-name="T17">=</text:span><text:span text:style-name="T20">"Invoices2002"</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init" </text:span><text:span text:style-name="T14">on-init</text:span><text:span text:style-name="T17">=</text:span><text:span text:style-name="T20">"true"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InitDefaultYearTo2002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test_defaultYear"</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p>
      <text:p text:style-name="Código"><text:tab/>...</text:p>
      <text:p text:style-name="Código"><text:span text:style-name="T9">&lt;/</text:span><text:span text:style-name="T12">controller</text:span><text:span text:style-name="T9">&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401"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11">module </text:span><text:span text:style-name="T14">name</text:span><text:span text:style-name="T17">=</text:span><text:span text:style-name="T20">"InvoicesFromCustomers"</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Invoices.listOfCustomer"</text:span><text:span text:style-name="T8">/&gt;</text:span><text:span text:style-name="T17"><text:tab/>(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span><text:span text:style-name="T17"><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span><text:span text:style-name="T17"><text:tab/><text:tab/><text:tab/><text:tab/><text:tab/><text:tab/><text:tab/>(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text:tab/><text:tab/><text:tab/><text:tab/><text:tab/>(3)</text:span></text:p>
      <text:p text:style-name="Código"><text:span text:style-name="T9">&lt;/</text:span><text:span text:style-name="T12">module</text:span><text:span text:style-name="T9">&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11">controller </text:span><text:span text:style-name="T14">name</text:span><text:span text:style-name="T17">=</text:span><text:span text:style-name="T20">"Invoices"</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listOfCustomer" </text:span><text:span text:style-name="T14">hidden</text:span><text:span text:style-name="T17">=</text:span><text:span text:style-name="T20">"true"</text:span></text:p>
      <text:p text:style-name="Código"><text:span text:style-name="T20"><text:tab/><text:tab/></text:span><text:span text:style-name="T14">class</text:span><text:span text:style-name="T17">=</text:span><text:span text:style-name="T20">"org.openxava.test.actions.ListCustomerInvoicesAction"</text:span><text:span text:style-name="T8">&gt;</text:span></text:p>
      <text:p text:style-name="Código"><text:span text:style-name="T17"><text:tab/><text:tab/></text:span><text:span text:style-name="T8">&lt;</text:span><text:span text:style-name="T11">use-object </text:span><text:span text:style-name="T14">name</text:span><text:span text:style-name="T17">=</text:span><text:span text:style-name="T20">"xava_tab"</text:span><text:span text:style-name="T8">/&gt;</text:span></text:p>
      <text:p text:style-name="Código"><text:span text:style-name="T17"><text:tab/></text:span><text:span text:style-name="T8">&lt;/</text:span><text:span text:style-name="T11">action</text:span><text:span text:style-name="T8">&gt;</text:span><text:span text:style-name="T17"><text:tab/><text:tab/><text:tab/><text:tab/></text:span></text:p>
      <text:p text:style-name="Código"><text:tab/>...</text:p>
      <text:p text:style-name="Código"><text:span text:style-name="T9">&lt;/</text:span><text:span text:style-name="T12">controller</text:span><text:span text:style-name="T9">&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2">
        <text:list-item>
          <text:p text:style-name="P288">Gets the key of the object associated to the clicked row (4), to do this it uses the <text:span text:style-name="Código">tab</text:span> of the current module.</text:p>
        </text:list-item>
        <text:list-item>
          <text:p text:style-name="P288">Accesses to the <text:span text:style-name="Código">tab</text:span> of the target module using <text:span text:style-name="Código">context</text:span> (5).</text:p>
        </text:list-item>
        <text:list-item>
          <text:p text:style-name="P288">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401"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401"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401"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3">JasperReports</text:span> and then by integrating the reports into your OpenXava application with the action <text:span text:style-name="Código">JasperReportBaseAction</text:span>.</text:p>
      <text:p text:style-name="Text_20_body">In the first place you need to design your report with <text:span text:style-name="T3">JasperReports</text:span>, you can use <text:span text:style-name="T3">iReport</text:span> an excellent designer for <text:span text:style-name="T3">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3">
        <text:list-item>
          <text:p text:style-name="P29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29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291"><text:span text:style-name="Código">getJRXML()</text:span> (5): The XML with the <text:span text:style-name="T3">JasperReports</text:span> design, this file can be in the classpath. You may have a source code folder called <text:span text:style-name="Archivo_2f_Directorio">reports</text:span> in your project to hold these files. Other option is put this file in the file system <text:span text:style-name="T3">(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401"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11">include </text:span><text:span text:style-name="T14">file</text:span><text:span text:style-name="T17">=</text:span><text:span text:style-name="T20">"../imports.jsp"</text:span><text:span text:style-name="T30">%&gt;</text:span></text:p>
      <text:p text:style-name="Código"/>
      <text:p text:style-name="Código"><text:span text:style-name="T8">&lt;</text:span><text:span text:style-name="T11">jsp:useBean </text:span><text:span text:style-name="T14">id</text:span><text:span text:style-name="T17">=</text:span><text:span text:style-name="T20">"style" </text:span><text:span text:style-name="T14">class</text:span><text:span text:style-name="T17">=</text:span><text:span text:style-name="T20">"org.openxava.web.style.Style" </text:span><text:span text:style-name="T14">scope</text:span><text:span text:style-name="T17">=</text:span><text:span text:style-name="T20">"request"</text:span><text:span text:style-name="T8">/&gt;</text:span></text:p>
      <text:p text:style-name="Código"/>
      <text:p text:style-name="Código"><text:span text:style-name="T8">&lt;</text:span><text:span text:style-name="T11">table</text:span><text:span text:style-name="T8">&gt;</text:span></text:p>
      <text:p text:style-name="Código"><text:span text:style-name="T8">&lt;</text:span><text:span text:style-name="T11">th </text:span><text:span text:style-name="T14">align</text:span><text:span text:style-name="T17">=</text:span><text:span text:style-name="T20">'left' </text:span><text:span text:style-name="T14">class</text:span><text:span text:style-name="T17">=</text:span><text:span text:style-name="T30">&lt;%=</text:span><text:span text:style-name="T17">style.getLabel()</text:span><text:span text:style-name="T30">%&gt;</text:span><text:span text:style-name="T8">&gt;</text:span></text:p>
      <text:p text:style-name="Código"><text:span text:style-name="T8">&lt;</text:span><text:span text:style-name="T11">fmt:message </text:span><text:span text:style-name="T14">key</text:span><text:span text:style-name="T17">=</text:span><text:span text:style-name="T20">"enter_new_image"</text:span><text:span text:style-name="T8">/&gt;</text:span></text:p>
      <text:p text:style-name="Código"><text:span text:style-name="T8">&lt;/</text:span><text:span text:style-name="T11">th</text:span><text:span text:style-name="T8">&gt;</text:span></text:p>
      <text:p text:style-name="Código"><text:span text:style-name="T8">&lt;</text:span><text:span text:style-name="T11">td</text:span><text:span text:style-name="T8">&gt;</text:span></text:p>
      <text:p text:style-name="Código"><text:span text:style-name="T8">&lt;</text:span><text:span text:style-name="T11">input </text:span><text:span text:style-name="T14">name </text:span><text:span text:style-name="T17">= </text:span><text:span text:style-name="T20">"newImage" </text:span><text:span text:style-name="T14">class</text:span><text:span text:style-name="T17">=</text:span><text:span text:style-name="T30">&lt;%=</text:span><text:span text:style-name="T17">style.getEditor()</text:span><text:span text:style-name="T30">%&gt;</text:span><text:span text:style-name="T17"> </text:span><text:span text:style-name="T14">type</text:span><text:span text:style-name="T17">=</text:span><text:span text:style-name="T20">"file" </text:span><text:span text:style-name="T14">size</text:span><text:span text:style-name="T17">=</text:span><text:span text:style-name="T20">'60'</text:span><text:span text:style-name="T8">/&gt;</text:span></text:p>
      <text:p text:style-name="Código"><text:span text:style-name="T8">&lt;/</text:span><text:span text:style-name="T11">td</text:span><text:span text:style-name="T8">&gt;</text:span></text:p>
      <text:p text:style-name="Código"><text:span text:style-name="T8">&lt;/</text:span><text:span text:style-name="T11">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401" text:outline-level="2">Override the default controllers (new in v2.0.3)</text:h>
            </text:list-item>
          </text:list>
        </text:list-item>
      </text:list>
      <text:p text:style-name="Text_20_body">The controllers in <text:span text:style-name="Archivo_2f_Directorio">OpenXava/xava/default-controllers.xml</text:span> (before <text:span text:style-name="T3">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11">controller </text:span><text:span text:style-name="T14">name</text:span><text:span text:style-name="T17">=</text:span><text:span text:style-name="T20">"Collection"</text:span><text:span text:style-name="T8">&gt;</text:span></text:p>
      <text:p text:style-name="Código"><text:span text:style-name="T17"><text:tab/></text:span><text:span text:style-name="T8">&lt;</text:span><text:span text:style-name="T11">action </text:span><text:span text:style-name="T14">name</text:span><text:span text:style-name="T17">=</text:span><text:span text:style-name="T20">"new"</text:span></text:p>
      <text:p text:style-name="Código"><text:span text:style-name="T20"><text:tab/><text:tab/></text:span><text:span text:style-name="T14">class</text:span><text:span text:style-name="T17">=</text:span><text:span text:style-name="T20">"org.openxava.actions.CreateNewElementInCollectionAction"</text:span><text:span text:style-name="T8">&gt;</text:span><text:span text:style-name="T17"><text:tab/><text:tab/></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hideDetail"<text:tab/><text:tab/></text:span><text:span text:style-name="T17">(1)</text:span></text:p>
      <text:p text:style-name="Código"><text:span text:style-name="T20"><text:tab/><text:tab/></text:span><text:span text:style-name="T14">class</text:span><text:span text:style-name="T17">=</text:span><text:span text:style-name="T20">"org.openxava.test.actions.MyHideDetailElementInCollection"</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save"</text:span></text:p>
      <text:p text:style-name="Código"><text:span text:style-name="T20"><text:tab/><text:tab/></text:span><text:span text:style-name="T14">class</text:span><text:span text:style-name="T17">=</text:span><text:span text:style-name="T20">"org.openxava.actions.Save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span></text:p>
      <text:p text:style-name="Código"><text:span text:style-name="T17"><text:tab/></text:span><text:span text:style-name="T8">&lt;</text:span><text:span text:style-name="T11">action </text:span><text:span text:style-name="T14">name</text:span><text:span text:style-name="T17">=</text:span><text:span text:style-name="T20">"remove"</text:span></text:p>
      <text:p text:style-name="Código"><text:span text:style-name="T20"><text:tab/><text:tab/></text:span><text:span text:style-name="T14">class</text:span><text:span text:style-name="T17">=</text:span><text:span text:style-name="T20">"org.openxava.actions.RemoveElementFrom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edit"</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span></text:p>
      <text:p text:style-name="Código"><text:span text:style-name="T17"><text:tab/></text:span><text:span text:style-name="T8">&lt;</text:span><text:span text:style-name="T11">action </text:span><text:span text:style-name="T14">name</text:span><text:span text:style-name="T17">=</text:span><text:span text:style-name="T20">"view"</text:span></text:p>
      <text:p text:style-name="Código"><text:span text:style-name="T20"><text:tab/><text:tab/></text:span><text:span text:style-name="T14">class</text:span><text:span text:style-name="T17">=</text:span><text:span text:style-name="T20">"org.openxava.actions.EditElementInCollectionAction"</text:span><text:span text:style-name="T8">&gt;</text:span><text:span text:style-name="T17"><text:tab/><text:tab/></text:span></text:p>
      <text:p text:style-name="Código"><text:span text:style-name="T17"><text:tab/><text:tab/></text:span><text:span text:style-name="T8">&lt;</text:span><text:span text:style-name="T11">use-object </text:span><text:span text:style-name="T14">name</text:span><text:span text:style-name="T17">=</text:span><text:span text:style-name="T20">"xava_view"</text:span><text:span text:style-name="T8">/&gt;</text:span></text:p>
      <text:p text:style-name="Código"><text:span text:style-name="T17"><text:tab/></text:span><text:span text:style-name="T8">&lt;/</text:span><text:span text:style-name="T11">action</text:span><text:span text:style-name="T8">&gt;</text:span><text:span text:style-name="T17"><text:tab/><text:tab/><text:tab/><text:tab/><text:tab/><text:tab/><text:tab/><text:tab/><text:tab/></text:span></text:p>
      <text:p text:style-name="Código"><text:span text:style-name="T8">&lt;/</text:span><text:span text:style-name="T11">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401"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4">
        <text:list-item>
          <text:p text:style-name="P294"><text:span text:style-name="Código">IAction</text:span>: Basic interface to be implemented by all actions.</text:p>
        </text:list-item>
        <text:list-item>
          <text:p text:style-name="P294"><text:span text:style-name="Código">IChainAction</text:span>: Allows you to chain actions, that is when the execution of the action finishes, then the next action is executed immediately.</text:p>
        </text:list-item>
        <text:list-item>
          <text:p text:style-name="P294"><text:span text:style-name="Código">IChangeControllersAction</text:span>: To change the controller (the actions) available to user. </text:p>
        </text:list-item>
        <text:list-item>
          <text:p text:style-name="P294"><text:span text:style-name="Código">IChangeModeAction</text:span>: To change the mode, from list to detail or vice versa.</text:p>
        </text:list-item>
        <text:list-item>
          <text:p text:style-name="P294"><text:span text:style-name="Código">IChangeModuleAction</text:span>: To change the module.</text:p>
        </text:list-item>
        <text:list-item>
          <text:p text:style-name="P294"><text:span text:style-name="Código">ICustomViewAction</text:span>: To use as view your custom JSP.</text:p>
        </text:list-item>
        <text:list-item>
          <text:p text:style-name="P29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294"><text:span text:style-name="Código">IHideActionAction, IHideActionsAction</text:span>: Allows to hide an action or a group of actions in the User Interface. <text:span text:style-name="T3">(new in v2.0)</text:span></text:p>
        </text:list-item>
        <text:list-item>
          <text:p text:style-name="P29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294"><text:span text:style-name="Código">ILoadFileAction</text:span>: Navigates to a view that allows the final user to load a file.</text:p>
        </text:list-item>
        <text:list-item>
          <text:p text:style-name="P294"><text:span text:style-name="Código">IModelAction</text:span>: An action that receives the model name.</text:p>
        </text:list-item>
        <text:list-item>
          <text:p text:style-name="P294"><text:span text:style-name="Código">IModuleContextAction</text:span>: Gets a <text:span text:style-name="Código">ModuleContext</text:span> in order to access the session objects of other modules.</text:p>
        </text:list-item>
        <text:list-item>
          <text:p text:style-name="P294"><text:span text:style-name="Código">INavigationAction</text:span>: <text:s/>Extends from <text:span text:style-name="Código">IChangeControllersAction</text:span> and <text:span text:style-name="Código">ICustomViewAction</text:span>.</text:p>
        </text:list-item>
        <text:list-item>
          <text:p text:style-name="P294"><text:span text:style-name="Código">IOnChangePropertyAction</text:span>: This interface must be implemented by the actions that react to the value change event in the user interface.</text:p>
        </text:list-item>
        <text:list-item>
          <text:p text:style-name="P294"><text:span text:style-name="Código">IProcessLoadedFileAction</text:span>: Processes a list of files uploaded from client to server.</text:p>
        </text:list-item>
        <text:list-item>
          <text:p text:style-name="P294"><text:span text:style-name="Código">IRemoteAction</text:span>: Useful when you use EJB2. Well used it can be a good substitute for a SessionBean. </text:p>
        </text:list-item>
        <text:list-item>
          <text:p text:style-name="P29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294"><text:span text:style-name="Código">IShowActionAction, IShowActionsAction</text:span>: Allows to show <text:s/>an action or a group of actions previously hidden in an <text:span text:style-name="Código">IHideAction(s)Action</text:span>. <text:span text:style-name="T3">(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38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11">application </text:span></text:p>
      <text:p text:style-name="Código"><text:span text:style-name="T11"><text:tab/></text:span><text:span text:style-name="T14">name</text:span><text:span text:style-name="T17">=</text:span><text:span text:style-name="T20">"name"<text:tab/><text:tab/><text:tab/><text:tab/></text:span><text:span text:style-name="T17">(1)</text:span></text:p>
      <text:p text:style-name="Código"><text:span text:style-name="T17"><text:tab/></text:span><text:span text:style-name="T14">label</text:span><text:span text:style-name="T17">=</text:span><text:span text:style-name="T20">"label"<text:tab/><text:tab/><text:tab/></text:span><text:span text:style-name="T17">(2)</text:span></text:p>
      <text:p text:style-name="Código"><text:span text:style-name="T8">&gt;</text:span><text:span text:style-name="T17"> </text:span></text:p>
      <text:p text:style-name="Código"/>
      <text:p text:style-name="Código"><text:span text:style-name="T17"><text:tab/></text:span><text:span text:style-name="T8">&lt;</text:span><text:span text:style-name="T11">module </text:span><text:span text:style-name="T17">... </text:span><text:span text:style-name="T8">/&gt;</text:span><text:span text:style-name="T17"> ...<text:tab/><text:tab/><text:tab/>(3)</text:span></text:p>
      <text:p text:style-name="Código"><text:span text:style-name="T9">&lt;/</text:span><text:span text:style-name="T12">application</text:span><text:span text:style-name="T9">&gt;</text:span></text:p>
      <text:p text:style-name="P8"><text:tab/></text:p>
      <text:list text:style-name="L55">
        <text:list-item>
          <text:p text:style-name="P312"><text:span text:style-name="Código">name</text:span> (required): Name of the application.</text:p>
        </text:list-item>
        <text:list-item>
          <text:p text:style-name="P312"><text:span text:style-name="Código">label</text:span> (optional): It's <text:span text:style-name="T5">much better</text:span> to use <text:span text:style-name="Archivo_2f_Directorio">i18n</text:span> files.</text:p>
        </text:list-item>
        <text:list-item>
          <text:p text:style-name="P312"><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11">module <text:tab/><text:tab/><text:tab/><text:tab/><text:tab/></text:span></text:p>
      <text:p text:style-name="Código"><text:span text:style-name="T11"><text:tab/></text:span><text:span text:style-name="T14">name</text:span><text:span text:style-name="T17">=</text:span><text:span text:style-name="T20">"name"<text:tab/><text:tab/><text:tab/> <text:tab/> </text:span><text:span text:style-name="T17">(1)</text:span></text:p>
      <text:p text:style-name="Código"><text:span text:style-name="T17"><text:tab/></text:span><text:span text:style-name="T14">folder</text:span><text:span text:style-name="T17">=</text:span><text:span text:style-name="T20">"folder"<text:tab/><text:tab/> <text:tab/> </text:span><text:span text:style-name="T17">(2)<text:tab/></text:span></text:p>
      <text:p text:style-name="Código"><text:span text:style-name="T17"><text:tab/></text:span><text:span text:style-name="T14">label</text:span><text:span text:style-name="T17">=</text:span><text:span text:style-name="T20">"label"<text:tab/><text:tab/><text:tab/> </text:span><text:span text:style-name="T17">(3)</text:span></text:p>
      <text:p text:style-name="Código"><text:span text:style-name="T17"><text:tab/></text:span><text:span text:style-name="T14">description</text:span><text:span text:style-name="T17">=</text:span><text:span text:style-name="T20">"description"<text:tab/><text:tab/> </text:span><text:span text:style-name="T17">(4)</text:span></text:p>
      <text:p text:style-name="Código"><text:span text:style-name="T8">&gt;</text:span><text:span text:style-name="T17"><text:tab/></text:span></text:p>
      <text:p text:style-name="Código"><text:span text:style-name="T17"><text:tab/></text:span><text:span text:style-name="T8">&lt;</text:span><text:span text:style-name="T11">env-var </text:span><text:span text:style-name="T17">... </text:span><text:span text:style-name="T8">/&gt;</text:span><text:span text:style-name="T17"> ...<text:tab/><text:tab/> <text:tab/> (5)</text:span></text:p>
      <text:p text:style-name="Código"><text:span text:style-name="T17"><text:tab/></text:span><text:span text:style-name="T8">&lt;</text:span><text:span text:style-name="T11">model </text:span><text:span text:style-name="T17">... </text:span><text:span text:style-name="T8">/&gt;</text:span><text:span text:style-name="T17"><text:tab/><text:tab/><text:tab/> (6)</text:span></text:p>
      <text:p text:style-name="Código"><text:span text:style-name="T17"><text:tab/></text:span><text:span text:style-name="T8">&lt;</text:span><text:span text:style-name="T11">view </text:span><text:span text:style-name="T17">... </text:span><text:span text:style-name="T8">/&gt;</text:span><text:span text:style-name="T17"><text:tab/><text:tab/><text:tab/> <text:tab/> (7)</text:span></text:p>
      <text:p text:style-name="Código"><text:span text:style-name="T17"><text:tab/></text:span><text:span text:style-name="T8">&lt;</text:span><text:span text:style-name="T11">web-view </text:span><text:span text:style-name="T17">... </text:span><text:span text:style-name="T8">/&gt;</text:span><text:span text:style-name="T17"><text:tab/><text:tab/><text:tab/> (8)</text:span></text:p>
      <text:p text:style-name="Código"><text:span text:style-name="T17"><text:tab/></text:span><text:span text:style-name="T8">&lt;</text:span><text:span text:style-name="T11">tab </text:span><text:span text:style-name="T17">... </text:span><text:span text:style-name="T8">/&gt;</text:span><text:span text:style-name="T17"><text:tab/><text:tab/><text:tab/><text:tab/> (9)</text:span></text:p>
      <text:p text:style-name="Código"><text:span text:style-name="T17"><text:tab/></text:span><text:span text:style-name="T8">&lt;</text:span><text:span text:style-name="T11">controller </text:span><text:span text:style-name="T17">... </text:span><text:span text:style-name="T8">/&gt;</text:span><text:span text:style-name="T17"> ...<text:tab/><text:tab/>(10)</text:span></text:p>
      <text:p text:style-name="Código"><text:span text:style-name="T17"><text:tab/></text:span><text:span text:style-name="T8">&lt;</text:span><text:span text:style-name="T11">mode-controller </text:span><text:span text:style-name="T17">... </text:span><text:span text:style-name="T8">/&gt;</text:span><text:span text:style-name="T17"><text:tab/><text:tab/>(11)</text:span></text:p>
      <text:p text:style-name="Código"><text:span text:style-name="T17"><text:tab/></text:span><text:span text:style-name="T8">&lt;</text:span><text:span text:style-name="T11">doc </text:span><text:span text:style-name="T17">... </text:span><text:span text:style-name="T8">/&gt;</text:span><text:span text:style-name="T17"><text:tab/><text:tab/><text:tab/><text:tab/>(12)<text:tab/></text:span></text:p>
      <text:p text:style-name="Código"><text:span text:style-name="T9">&lt;/</text:span><text:span text:style-name="T12">module</text:span><text:span text:style-name="T9">&gt;</text:span></text:p>
      <text:list text:style-name="L56">
        <text:list-item>
          <text:p text:style-name="P315"><text:span text:style-name="Código">name</text:span> (required): Unique identifier of the module within this application.</text:p>
        </text:list-item>
        <text:list-item>
          <text:p text:style-name="P31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315"><text:span text:style-name="Código">label</text:span> (optional): Short name to be shown to the user. It's <text:span text:style-name="T5">much better</text:span> to use <text:span text:style-name="Archivo_2f_Directorio"><text:span text:style-name="T7">i18n</text:span></text:span> files.</text:p>
        </text:list-item>
        <text:list-item>
          <text:p text:style-name="P315"><text:span text:style-name="Código">description</text:span> (optional): Long description to be shown to the user. It's <text:span text:style-name="T5">much better</text:span> to use <text:span text:style-name="Archivo_2f_Directorio"><text:span text:style-name="T7">i18n</text:span></text:span> files.</text:p>
        </text:list-item>
        <text:list-item>
          <text:p text:style-name="P315"><text:span text:style-name="Código">env-var</text:span> (several, optional): Allows you to define variables with a value that can be accessed by actions. Thus you can have actions configurable by module.</text:p>
        </text:list-item>
        <text:list-item>
          <text:p text:style-name="P315"><text:span text:style-name="Código">model</text:span> (one, optional): Name of the component used in this module. If you leave it blank, then it is required to set the value to <text:span text:style-name="Código">web-view</text:span>.</text:p>
        </text:list-item>
        <text:list-item>
          <text:p text:style-name="P315"><text:span text:style-name="Código">view</text:span> (one, optional): The view used to display the detail. If you leave it blank, then the default view will be used.</text:p>
        </text:list-item>
        <text:list-item>
          <text:p text:style-name="P315"><text:span text:style-name="Código">web-view</text:span> (one, optional): Allows you to define a JSP page to be used as a view.</text:p>
        </text:list-item>
        <text:list-item>
          <text:p text:style-name="P315"><text:span text:style-name="Código">tab</text:span> (one, optional): The tab used in list mode. If you do not specify it, then the default tab will be used.</text:p>
        </text:list-item>
        <text:list-item>
          <text:p text:style-name="P315"><text:span text:style-name="Código">controller</text:span> (several, optional): Controllers with the available actions used initially.</text:p>
        </text:list-item>
        <text:list-item>
          <text:p text:style-name="P315"><text:span text:style-name="Código">mode-controller</text:span> (one, optional): Allows to define the behavior to switch from detail to list mode and vice versa, as well as to define a module without detail and view (with no modes).</text:p>
        </text:list-item>
        <text:list-item>
          <text:p text:style-name="P315"><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401" text:outline-level="2">Typical module example</text:h>
            </text:list-item>
          </text:list>
        </text:list-item>
      </text:list>
      <text:p text:style-name="Text_20_body">Defining a simple module can be like this:</text:p>
      <text:p text:style-name="Código"><text:span text:style-name="T8">&lt;</text:span><text:span text:style-name="T11">application </text:span><text:span text:style-name="T14">name</text:span><text:span text:style-name="T17">=</text:span><text:span text:style-name="T20">"Management"</text:span><text:span text:style-name="T8">&gt;</text:span><text:span text:style-name="T17"> </text:span></text:p>
      <text:p text:style-name="Código"><text:span text:style-name="T17"><text:tab/></text:span><text:span text:style-name="T8">&lt;</text:span><text:span text:style-name="T11">module </text:span><text:span text:style-name="T14">name</text:span><text:span text:style-name="T17">=</text:span><text:span text:style-name="T20">"Warehouses" </text:span><text:span text:style-name="T14">folder</text:span><text:span text:style-name="T17">=</text:span><text:span text:style-name="T20">"warehousing"</text:span><text:span text:style-name="T8">&gt;</text:span></text:p>
      <text:p text:style-name="Código"><text:span text:style-name="T17"><text:tab/><text:tab/></text:span><text:span text:style-name="T8">&lt;</text:span><text:span text:style-name="T11">model </text:span><text:span text:style-name="T14">name</text:span><text:span text:style-name="T17">=</text:span><text:span text:style-name="T20">"Warehouse"</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tab/></text:span><text:span text:style-name="T8">&lt;</text:span><text:span text:style-name="T11">controller </text:span><text:span text:style-name="T14">name</text:span><text:span text:style-name="T17">=</text:span><text:span text:style-name="T20">"Warehouses"</text:span><text:span text:style-name="T8">/&gt;</text:span></text:p>
      <text:p text:style-name="Código"><text:span text:style-name="T17"><text:tab/></text:span><text:span text:style-name="T8">&lt;/</text:span><text:span text:style-name="T11">module</text:span><text:span text:style-name="T8">&gt;</text:span><text:span text:style-name="T17"><text:tab/> </text:span></text:p>
      <text:p text:style-name="Código"><text:tab/>...</text:p>
      <text:p text:style-name="Código"><text:span text:style-name="T9">&lt;/</text:span><text:span text:style-name="T12">application</text:span><text:span text:style-name="T9">&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401" text:outline-level="2">Only detail module</text:h>
            </text:list-item>
          </text:list>
        </text:list-item>
      </text:list>
      <text:p text:style-name="Text_20_body">A module with only detail mode, without list, is defined this way:</text:p>
      <text:p text:style-name="Código"><text:span text:style-name="T8">&lt;</text:span><text:span text:style-name="T11">module </text:span><text:span text:style-name="T14">name</text:span><text:span text:style-name="T17">=</text:span><text:span text:style-name="T20">"InvoicesNoList"</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Invoice"</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span><text:span text:style-name="T17"><text:tab/><text:tab/>(1)</text:span></text:p>
      <text:p text:style-name="Código"><text:span text:style-name="T9">&lt;/</text:span><text:span text:style-name="T12">module</text:span><text:span text:style-name="T9">&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401" text:outline-level="2">Only list module</text:h>
            </text:list-item>
          </text:list>
        </text:list-item>
      </text:list>
      <text:p text:style-name="Text_20_body">A module with only list mode, without detail, is defined this way:</text:p>
      <text:p text:style-name="Código"><text:span text:style-name="T8">&lt;</text:span><text:span text:style-name="T11">module </text:span><text:span text:style-name="T14">name</text:span><text:span text:style-name="T17">=</text:span><text:span text:style-name="T20">"FamiliesListOnly"</text:span><text:span text:style-name="T8">&gt;</text:span></text:p>
      <text:p text:style-name="Código"><text:span text:style-name="T17"><text:tab/></text:span><text:span text:style-name="T8">&lt;</text:span><text:span text:style-name="T11">env-var </text:span><text:span text:style-name="T14">name</text:span><text:span text:style-name="T17">=</text:span><text:span text:style-name="T20">"XAVA_LIST_ACTION" </text:span><text:span text:style-name="T14">value</text:span><text:span text:style-name="T17">=</text:span><text:span text:style-name="T20">""</text:span><text:span text:style-name="T8">/&gt;<text:tab/><text:tab/></text:span><text:span text:style-name="T17">(1)<text:tab/>new in v2.0.4</text:span></text:p>
      <text:p text:style-name="Código"><text:span text:style-name="T17"><text:tab/></text:span><text:span text:style-name="T8">&lt;</text:span><text:span text:style-name="T11">model </text:span><text:span text:style-name="T14">name</text:span><text:span text:style-name="T17">=</text:span><text:span text:style-name="T20">"Family"</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p>
      <text:p text:style-name="Código"><text:span text:style-name="T17"><text:tab/></text:span><text:span text:style-name="T8">&lt;</text:span><text:span text:style-name="T11">controller </text:span><text:span text:style-name="T14">name</text:span><text:span text:style-name="T17">=</text:span><text:span text:style-name="T20">"ListOnly"</text:span><text:span text:style-name="T8">/&gt;<text:tab/><text:tab/><text:tab/><text:tab/></text:span><text:span text:style-name="T17">(2)</text:span></text:p>
      <text:p text:style-name="Código"><text:span text:style-name="T17"><text:tab/></text:span><text:span text:style-name="T8">&lt;</text:span><text:span text:style-name="T11">mode-controller </text:span><text:span text:style-name="T14">name</text:span><text:span text:style-name="T17">=</text:span><text:span text:style-name="T20">"Void"</text:span><text:span text:style-name="T8">/&gt;<text:tab/><text:tab/><text:tab/><text:tab/></text:span><text:span text:style-name="T17">(3)</text:span></text:p>
      <text:p text:style-name="Código"><text:span text:style-name="T8">&lt;/</text:span><text:span text:style-name="T11">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3">new in v2.0.4</text:span>).</text:p>
      <text:list text:style-name="L1" text:continue-numbering="true">
        <text:list-item>
          <text:list text:continue-numbering="true">
            <text:list-item>
              <text:h text:style-name="P401"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11">module </text:span><text:span text:style-name="T14">name</text:span><text:span text:style-name="T17">=</text:span><text:span text:style-name="T20">"Description"</text:span><text:span text:style-name="T8">&gt;</text:span></text:p>
      <text:p text:style-name="Código"><text:span text:style-name="T17"><text:tab/></text:span><text:span text:style-name="T8">&lt;</text:span><text:span text:style-name="T11">doc </text:span><text:span text:style-name="T14">url</text:span><text:span text:style-name="T17">=</text:span><text:span text:style-name="T20">"doc/description" </text:span><text:span text:style-name="T14">languages</text:span><text:span text:style-name="T17">=</text:span><text:span text:style-name="T20">"en,es"</text:span><text:span text:style-name="T8">/&gt;</text:span></text:p>
      <text:p text:style-name="Código"><text:span text:style-name="T9">&lt;/</text:span><text:span text:style-name="T12">module</text:span><text:span text:style-name="T9">&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401"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11">module </text:span><text:span text:style-name="T14">name</text:span><text:span text:style-name="T17">=</text:span><text:span text:style-name="T20">"CustomersReadOnly"</text:span><text:span text:style-name="T8">&gt;</text:span><text:span text:style-name="T17"><text:tab/></text:span></text:p>
      <text:p text:style-name="Código"><text:span text:style-name="T17"><text:tab/></text:span><text:span text:style-name="T8">&lt;</text:span><text:span text:style-name="T11">env-var </text:span><text:span text:style-name="T14">name</text:span><text:span text:style-name="T17">=</text:span><text:span text:style-name="T20">"XAVA_SEARCH_ACTION" </text:span><text:span text:style-name="T14">value</text:span><text:span text:style-name="T17">=</text:span><text:span text:style-name="T20">"CRUD.searchReadOnly"</text:span><text:span text:style-name="T8">/&gt;<text:tab/><text:tab/></text:span><text:span text:style-name="T17">(1)</text:span></text:p>
      <text:p text:style-name="Código"><text:span text:style-name="T17"><text:tab/></text:span><text:span text:style-name="T8">&lt;</text:span><text:span text:style-name="T11">model </text:span><text:span text:style-name="T14">name</text:span><text:span text:style-name="T17">=</text:span><text:span text:style-name="T20">"Customer"</text:span><text:span text:style-name="T8">/&gt;<text:tab/><text:tab/></text:span></text:p>
      <text:p text:style-name="Código"><text:span text:style-name="T17"><text:tab/></text:span><text:span text:style-name="T8">&lt;</text:span><text:span text:style-name="T11">controller </text:span><text:span text:style-name="T14">name</text:span><text:span text:style-name="T17">=</text:span><text:span text:style-name="T20">"Print"</text:span><text:span text:style-name="T8">/&gt;</text:span><text:span text:style-name="T17"><text:tab/><text:tab/><text:tab/><text:tab/><text:tab/><text:tab/><text:tab/>(2)<text:tab/></text:span></text:p>
      <text:p text:style-name="Código"><text:span text:style-name="T8">&lt;/</text:span><text:span text:style-name="T11">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38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401" text:outline-level="2">Introduction to AOP</text:h>
            </text:list-item>
          </text:list>
        </text:list-item>
      </text:list>
      <text:p text:style-name="Text_20_body">AOP (Aspect Oriented Programming) introduces a new way for reusing code. In fact <text:span text:style-name="T3">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3">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3">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401"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11">aspects</text:span><text:span text:style-name="T8">&gt;</text:span><text:span text:style-name="T17"> </text:span></text:p>
      <text:p text:style-name="Código"><text:span text:style-name="T17"><text:tab/></text:span><text:span text:style-name="T8">&lt;</text:span><text:span text:style-name="T11">aspect </text:span><text:span text:style-name="T17">... </text:span><text:span text:style-name="T8">/&gt;</text:span><text:span text:style-name="T17"> ...<text:tab/><text:tab/><text:tab/>(1)</text:span></text:p>
      <text:p text:style-name="Código"><text:span text:style-name="T17"><text:tab/></text:span><text:span text:style-name="T8">&lt;</text:span><text:span text:style-name="T11">apply </text:span><text:span text:style-name="T17">... </text:span><text:span text:style-name="T8">/&gt;</text:span><text:span text:style-name="T17"> ...<text:tab/><text:tab/><text:tab/>(2)</text:span></text:p>
      <text:p text:style-name="Código"><text:span text:style-name="T9">&lt;/</text:span><text:span text:style-name="T12">aspects</text:span><text:span text:style-name="T9">&gt;</text:span></text:p>
      <text:p text:style-name="P8"/>
      <text:list text:style-name="L57">
        <text:list-item>
          <text:p text:style-name="P327"><text:span text:style-name="Código">aspect</text:span> (several, optional): To define aspects.</text:p>
        </text:list-item>
        <text:list-item>
          <text:p text:style-name="P327"><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11">aspect <text:tab/><text:tab/><text:tab/><text:tab/><text:tab/></text:span></text:p>
      <text:p text:style-name="Código"><text:span text:style-name="T11"><text:tab/></text:span><text:span text:style-name="T14">name</text:span><text:span text:style-name="T17">=</text:span><text:span text:style-name="T20">"name"<text:tab/><text:tab/><text:tab/> <text:tab/> <text:tab/></text:span><text:span text:style-name="T17">(1)</text:span></text:p>
      <text:p text:style-name="P19">&gt;</text:p>
      <text:p text:style-name="Código"><text:span text:style-name="T17"><text:tab/></text:span><text:span text:style-name="T8">&lt;</text:span><text:span text:style-name="T11">postcreate-calculator </text:span><text:span text:style-name="T17">...</text:span><text:span text:style-name="T8">/&gt;</text:span><text:span text:style-name="T17"> ...<text:tab/> <text:tab/>(2) </text:span></text:p>
      <text:p text:style-name="Código"><text:span text:style-name="T17"><text:tab/></text:span><text:span text:style-name="T8">&lt;</text:span><text:span text:style-name="T11">postload-calculator </text:span><text:span text:style-name="T17">...</text:span><text:span text:style-name="T8">/&gt;</text:span><text:span text:style-name="T17"> ...<text:tab/> <text:tab/>(3)</text:span></text:p>
      <text:p text:style-name="Código"><text:span text:style-name="T17"><text:tab/></text:span><text:span text:style-name="T8">&lt;</text:span><text:span text:style-name="T11">postmodify-calculator </text:span><text:span text:style-name="T17">...</text:span><text:span text:style-name="T8">/&gt;</text:span><text:span text:style-name="T17"> ...<text:tab/> <text:tab/>(4)</text:span></text:p>
      <text:p text:style-name="Código"><text:span text:style-name="T17"><text:tab/></text:span><text:span text:style-name="T8">&lt;</text:span><text:span text:style-name="T11">preremove-calculator </text:span><text:span text:style-name="T17">...</text:span><text:span text:style-name="T8">/&gt;</text:span><text:span text:style-name="T17"> ...<text:tab/> <text:tab/>(5)</text:span></text:p>
      <text:p text:style-name="Código"><text:span text:style-name="T9">&lt;/</text:span><text:span text:style-name="T12">aspect</text:span><text:span text:style-name="T9">&gt;</text:span></text:p>
      <text:list text:style-name="L58">
        <text:list-item>
          <text:p text:style-name="P329"><text:span text:style-name="Código">name</text:span> (required): Name for this aspect. It must be unique.</text:p>
        </text:list-item>
        <text:list-item>
          <text:p text:style-name="P329"><text:span text:style-name="Código">postcreate-calculator</text:span> (several, optional): All model with this aspect will have this <text:span text:style-name="Código">postcreate-calculator</text:span> implicitly.</text:p>
        </text:list-item>
        <text:list-item>
          <text:p text:style-name="P329"><text:span text:style-name="Código">postload-calculator</text:span> (several, optional): All model with this aspect will have this <text:span text:style-name="Código">postload-calculator</text:span> implicitly.</text:p>
        </text:list-item>
        <text:list-item>
          <text:p text:style-name="P329"><text:span text:style-name="Código">postmodify-calculator</text:span> (several, optional): All model with this aspect will have this <text:span text:style-name="Código">postmodify-calculator</text:span> implicitly.</text:p>
        </text:list-item>
        <text:list-item>
          <text:p text:style-name="P329"><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11">apply <text:tab/><text:tab/><text:tab/><text:tab/><text:tab/></text:span></text:p>
      <text:p text:style-name="Código"><text:span text:style-name="T11"><text:tab/></text:span><text:span text:style-name="T14">aspect</text:span><text:span text:style-name="T17">=</text:span><text:span text:style-name="T20">"aspect"<text:tab/> <text:tab/> <text:tab/></text:span><text:span text:style-name="T17">(1)</text:span></text:p>
      <text:p text:style-name="Código"><text:span text:style-name="T17"><text:tab/></text:span><text:span text:style-name="T14">for-models</text:span><text:span text:style-name="T17">=</text:span><text:span text:style-name="T20">"models"<text:tab/><text:tab/> <text:tab/></text:span><text:span text:style-name="T17">(2)</text:span></text:p>
      <text:p text:style-name="Código"><text:span text:style-name="T17"><text:tab/></text:span><text:span text:style-name="T14">except-for-models</text:span><text:span text:style-name="T17">=</text:span><text:span text:style-name="T20">"models" <text:tab/></text:span><text:span text:style-name="T17">(3)</text:span></text:p>
      <text:p text:style-name="P20">/&gt;</text:p>
      <text:list text:style-name="L59">
        <text:list-item>
          <text:p text:style-name="P334"><text:span text:style-name="Código">aspect</text:span> (required): The name of the aspect that you want to apply.</text:p>
        </text:list-item>
        <text:list-item>
          <text:p text:style-name="P334"><text:span text:style-name="Código">for-models</text:span> (optional): A comma separated list of models to which the aspect is applied to. It's mutually exclusive with <text:span text:style-name="Código">except-for-models</text:span> attribute.</text:p>
        </text:list-item>
        <text:list-item>
          <text:p text:style-name="P334"><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11">aspect </text:span><text:span text:style-name="T14">name</text:span><text:span text:style-name="T17">=</text:span><text:span text:style-name="T20">"MyAspect"</text:span><text:span text:style-name="T8">&gt;</text:span></text:p>
      <text:p text:style-name="Código"><text:span text:style-name="T17"><text:tab/></text:span><text:span text:style-name="T8">&lt;</text:span><text:span text:style-name="T11">postcreate-calculator </text:span></text:p>
      <text:p text:style-name="Código"><text:span text:style-name="T11"><text:tab/><text:tab/></text:span><text:span text:style-name="T14">class</text:span><text:span text:style-name="T17">=</text:span><text:span text:style-name="T20">"com.mycompany.myapplication.calculators.MyCalculator"</text:span><text:span text:style-name="T8">/&gt;</text:span></text:p>
      <text:p text:style-name="Código"><text:span text:style-name="T8">&lt;/</text:span><text:span text:style-name="T11">aspect</text:span><text:span text:style-name="T8">&gt;</text:span></text:p>
      <text:p text:style-name="Código"><text:span text:style-name="T9">&lt;</text:span><text:span text:style-name="T12">apply </text:span><text:span text:style-name="T15">aspect</text:span><text:span text:style-name="T18">=</text:span><text:span text:style-name="T21">"MyAspect"</text:span><text:span text:style-name="T9">/&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3">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401"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489"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P26"/>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lt;!-- AccessTracking --&gt;</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spect </text:span><text:span text:style-name="T14">name</text:span><text:span text:style-name="T17">=</text:span><text:span text:style-name="T20">"AccessTracking"</text:span><text:span text:style-name="T8">&gt;</text:span></text:p>
      <text:p text:style-name="Código"><text:span text:style-name="T17"><text:tab/><text:tab/></text:span><text:span text:style-name="T8">&lt;</text:span><text:span text:style-name="T11">postcreat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Create"</text:span><text:span text:style-name="T8">/&gt;</text:span></text:p>
      <text:p text:style-name="Código"><text:span text:style-name="T17"><text:tab/><text:tab/></text:span><text:span text:style-name="T8">&lt;/</text:span><text:span text:style-name="T11">postcreate-calculator</text:span><text:span text:style-name="T8">&gt;</text:span></text:p>
      <text:p text:style-name="Código"><text:span text:style-name="T17"><text:tab/><text:tab/></text:span><text:span text:style-name="T8">&lt;</text:span><text:span text:style-name="T11">postload-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Read"</text:span><text:span text:style-name="T8">/&gt;</text:span></text:p>
      <text:p text:style-name="Código"><text:span text:style-name="T17"><text:tab/><text:tab/></text:span><text:span text:style-name="T8">&lt;/</text:span><text:span text:style-name="T11">postload-calculator</text:span><text:span text:style-name="T8">&gt;</text:span><text:span text:style-name="T17"><text:tab/><text:tab/></text:span></text:p>
      <text:p text:style-name="Código"><text:span text:style-name="T17"><text:tab/><text:tab/></text:span><text:span text:style-name="T8">&lt;</text:span><text:span text:style-name="T11">postmodify-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Update"</text:span><text:span text:style-name="T8">/&gt;</text:span></text:p>
      <text:p text:style-name="Código"><text:span text:style-name="T17"><text:tab/><text:tab/></text:span><text:span text:style-name="T8">&lt;/</text:span><text:span text:style-name="T11">postmodify-calculator</text:span><text:span text:style-name="T8">&gt;</text:span></text:p>
      <text:p text:style-name="Código"><text:span text:style-name="T17"><text:tab/><text:tab/></text:span><text:span text:style-name="T8">&lt;</text:span><text:span text:style-name="T11">preremove-calculator </text:span></text:p>
      <text:p text:style-name="Código"><text:span text:style-name="T11"><text:tab/><text:tab/><text:tab/></text:span><text:span text:style-name="T14">class</text:span><text:span text:style-name="T17">=</text:span><text:span text:style-name="T20">"org.openxava.tracking.AccessTrackingCalculator"</text:span><text:span text:style-name="T8">&gt;</text:span></text:p>
      <text:p text:style-name="Código"><text:span text:style-name="T17"><text:tab/><text:tab/><text:tab/></text:span><text:span text:style-name="T8">&lt;</text:span><text:span text:style-name="T11">set </text:span><text:span text:style-name="T14">property</text:span><text:span text:style-name="T17">=</text:span><text:span text:style-name="T20">"accessType" </text:span><text:span text:style-name="T14">value</text:span><text:span text:style-name="T17">=</text:span><text:span text:style-name="T20">"Delete"</text:span><text:span text:style-name="T8">/&gt;</text:span></text:p>
      <text:p text:style-name="Código"><text:span text:style-name="T17"><text:tab/><text:tab/></text:span><text:span text:style-name="T8">&lt;/</text:span><text:span text:style-name="T11">preremove-calculator</text:span><text:span text:style-name="T8">&gt;</text:span><text:span text:style-name="T17"><text:tab/><text:tab/></text:span></text:p>
      <text:p text:style-name="Código"><text:span text:style-name="T17"><text:tab/></text:span><text:span text:style-name="T8">&lt;/</text:span><text:span text:style-name="T11">aspect</text:span><text:span text:style-name="T8">&gt;</text:span></text:p>
      <text:p text:style-name="Código"><text:tab/></text:p>
      <text:p text:style-name="Código"><text:span text:style-name="T9">&lt;/</text:span><text:span text:style-name="T12">aspects</text:span><text:span text:style-name="T9">&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 </text:span><text:span text:style-name="T14">for-models</text:span><text:span text:style-name="T17">=</text:span><text:span text:style-name="T20">"Warehouse, Invoice"</text:span><text:span text:style-name="T8">/&gt;</text:span></text:p>
      <text:p text:style-name="Código"><text:tab/><text:tab/><text:tab/></text:p>
      <text:p text:style-name="Código"><text:span text:style-name="T9">&lt;/</text:span><text:span text:style-name="T12">aspects</text:span><text:span text:style-name="T9">&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489"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0">
        <text:list-item>
          <text:p text:style-name="P337">Add <text:span text:style-name="Archivo_2f_Directorio">AccessTracking</text:span> as referenced project.</text:p>
        </text:list-item>
        <text:list-item>
          <text:p text:style-name="P338">Create the table in your database to store the tracking of accesses. You can find the CREATE TABLEs in <text:span text:style-name="Archivo_2f_Directorio">AccessTracking/data/access-tracking-db.script</text:span> file.</text:p>
        </text:list-item>
        <text:list-item>
          <text:p text:style-name="P338">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338">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338">Edit the file of your project <text:span text:style-name="Archivo_2f_Directorio">build/ejb/META-INF/MANIFEST.MF</text:span> to add the next jars into the classpath: <text:span text:style-name="T31">./lib/tracking.jar ./lib/ehcache.jar ./lib/antlr.jar ./lib/asm.jar ./lib/cglib.jar ./lib/hibernate3.jar ./lib/dom4j.jar.</text:span>(This step isn't needed if you use only POJOs, not EJB CMP2, <text:span text:style-name="T3"><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11">target </text:span><text:span text:style-name="T14">name</text:span><text:span text:style-name="T17">=</text:span><text:span text:style-name="T20">"createEJBJars"</text:span><text:span text:style-name="T8">&gt;<text:tab/>&lt;!-- '</text:span><text:span text:style-name="T20">createEJBJars</text:span><text:span text:style-name="T8">' only if you use EJB2 CMP --&gt;</text:span></text:p>
      <text:p text:style-name="P18"><text:tab/>...</text:p>
      <text:p text:style-name="P23"><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EJBTracker"</text:span><text:span text:style-name="T8">/&gt;</text:span><text:span text:style-name="T17"><text:tab/></text:span></text:p>
      <text:p text:style-name="Código"><text:span text:style-name="T9">&lt;/</text:span><text:span text:style-name="T12">target</text:span><text:span text:style-name="T9">&gt;</text:span></text:p>
      <text:p text:style-name="Código"><text:span text:style-name="T8">&lt;</text:span><text:span text:style-name="T11">target </text:span><text:span text:style-name="T14">name</text:span><text:span text:style-name="T17">=</text:span><text:span text:style-name="T20">"deployWar"</text:span><text:span text:style-name="T8">&gt;</text:span><text:span text:style-name="T18"><text:tab/></text:span></text:p>
      <text:p text:style-name="P23"><text:span text:style-name="T17"><text:tab/></text:span><text:span text:style-name="T8">&lt;</text:span><text:span text:style-name="T11">ant </text:span><text:span text:style-name="T14">antfile</text:span><text:span text:style-name="T17">=</text:span><text:span text:style-name="T20">"../AccessTracking/build.xml" </text:span><text:span text:style-name="T14">target</text:span><text:span text:style-name="T17">=</text:span><text:span text:style-name="T20">"createTracker"</text:span><text:span text:style-name="T8">/&gt;</text:span><text:span text:style-name="T17"><text:tab/></text:span></text:p>
      <text:p text:style-name="P18"><text:tab/>...</text:p>
      <text:p text:style-name="Código"><text:span text:style-name="T9">&lt;/</text:span><text:span text:style-name="T12">target</text:span><text:span text:style-name="T9">&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11">xml </text:span><text:span text:style-name="T14">version </text:span><text:span text:style-name="T17">= </text:span><text:span text:style-name="T20">"1.0" </text:span><text:span text:style-name="T14">encoding </text:span><text:span text:style-name="T17">= </text:span><text:span text:style-name="T20">"ISO-8859-1"</text:span><text:span text:style-name="T8">?&gt;</text:span></text:p>
      <text:p text:style-name="Código"/>
      <text:p text:style-name="Código"><text:span text:style-name="T8">&lt;!</text:span><text:span text:style-name="T11">DOCTYPE </text:span><text:span text:style-name="T23">aspects </text:span><text:span text:style-name="T24">SYSTEM </text:span><text:span text:style-name="T25">"dtds/aspects.dtd"</text:span><text:span text:style-name="T8">&gt;</text:span></text:p>
      <text:p text:style-name="Código"/>
      <text:p text:style-name="Código"><text:span text:style-name="T8">&lt;</text:span><text:span text:style-name="T11">aspects</text:span><text:span text:style-name="T8">&gt;</text:span><text:span text:style-name="T17"> <text:tab/></text:span></text:p>
      <text:p text:style-name="Código"/>
      <text:p text:style-name="Código"><text:span text:style-name="T17"><text:tab/></text:span><text:span text:style-name="T8">&lt;</text:span><text:span text:style-name="T11">apply </text:span><text:span text:style-name="T14">aspect</text:span><text:span text:style-name="T17">=</text:span><text:span text:style-name="T20">"AccessTracking"</text:span><text:span text:style-name="T8">/&gt;</text:span></text:p>
      <text:p text:style-name="Código"><text:tab/><text:tab/><text:tab/></text:p>
      <text:p text:style-name="Código"><text:span text:style-name="T9">&lt;/</text:span><text:span text:style-name="T12">aspects</text:span><text:span text:style-name="T9">&gt;</text:span></text:p>
      <text:p text:style-name="Text_20_body">Now you only have to deploy the war for your project. <text:span text:style-name="T3">(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38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401"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Código"><text:span text:style-name="T17"><text:tab/></text:span><text:span text:style-name="T8">&lt;</text:span><text:span text:style-name="T11">entity</text:span><text:span text:style-name="T8">&gt;</text:span></text:p>
      <text:p text:style-name="P19"><text:tab/>...</text:p>
      <text:p text:style-name="Código"><text:span text:style-name="T17"><text:tab/><text:tab/></text:span><text:span text:style-name="T8">&lt;</text:span><text:span text:style-name="T11">collection </text:span><text:span text:style-name="T14">name</text:span><text:span text:style-name="T17">=</text:span><text:span text:style-name="T20">"states"</text:span><text:span text:style-name="T8">&gt;<text:tab/><text:tab/><text:tab/></text:span><text:span text:style-name="T17">(1)</text:span></text:p>
      <text:p text:style-name="Código"><text:span text:style-name="T17"><text:tab/><text:tab/><text:tab/></text:span><text:span text:style-name="T8">&lt;</text:span><text:span text:style-name="T11">reference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collection</text:span><text:span text:style-name="T8">&gt;</text:span></text:p>
      <text:p text:style-name="Código"><text:tab/>...<text:tab/></text:p>
      <text:p text:style-name="Código"><text:span text:style-name="T17"><text:tab/></text:span><text:span text:style-name="T8">&lt;/</text:span><text:span text:style-name="T11">entity</text:span><text:span text:style-name="T8">&gt;</text:span></text:p>
      <text:p text:style-name="P19"/>
      <text:p text:style-name="Código"><text:span text:style-name="T17"><text:tab/></text:span><text:span text:style-name="T8">&lt;</text:span><text:span text:style-name="T11">aggregate </text:span><text:span text:style-name="T14">name</text:span><text:span text:style-name="T17">=</text:span><text:span text:style-name="T20">"CustomerState"</text:span><text:span text:style-name="T8">&gt;<text:tab/><text:tab/><text:tab/><text:tab/></text:span><text:span text:style-name="T17">(2)</text:span></text:p>
      <text:p text:style-name="Código"><text:span text:style-name="T17"><text:tab/><text:tab/></text:span><text:span text:style-name="T8">&lt;</text:span><text:span text:style-name="T11">reference </text:span><text:span text:style-name="T14">name</text:span><text:span text:style-name="T17">=</text:span><text:span text:style-name="T20">"customer" </text:span><text:span text:style-name="T14">key</text:span><text:span text:style-name="T17">=</text:span><text:span text:style-name="T20">"true"</text:span><text:span text:style-name="T8">/&gt;<text:tab/></text:span><text:span text:style-name="T17">(3)</text:span></text:p>
      <text:p text:style-name="Código"><text:span text:style-name="T17"><text:tab/><text:tab/></text:span><text:span text:style-name="T8">&lt;</text:span><text:span text:style-name="T11">reference </text:span><text:span text:style-name="T14">name</text:span><text:span text:style-name="T17">=</text:span><text:span text:style-name="T20">"state" </text:span><text:span text:style-name="T14">key</text:span><text:span text:style-name="T17">=</text:span><text:span text:style-name="T20">"true"</text:span><text:span text:style-name="T8">/&gt;<text:tab/><text:tab/></text:span><text:span text:style-name="T17">(4)</text:span></text:p>
      <text:p text:style-name="Código"><text:span text:style-name="T17"><text:tab/></text:span><text:span text:style-name="T8">&lt;/</text:span><text:span text:style-name="T11">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9"><text:tab/>...</text:p>
      <text:p text:style-name="Código"><text:span text:style-name="T17"><text:tab/></text:span><text:span text:style-name="T8">&lt;</text:span><text:span text:style-name="T11">aggregate-mapping </text:span><text:span text:style-name="T14">aggregate</text:span><text:span text:style-name="T17">=</text:span><text:span text:style-name="T20">"CustomerState" </text:span><text:span text:style-name="T14">table</text:span><text:span text:style-name="T17">=</text:span><text:span text:style-name="T20">"CUSTOMER_STATE"</text:span><text:span text:style-name="T8">&gt;</text:span></text:p>
      <text:p text:style-name="Código"><text:span text:style-name="T17"><text:tab/><text:tab/></text:span><text:span text:style-name="T8">&lt;</text:span><text:span text:style-name="T11">reference-mapping </text:span><text:span text:style-name="T14">reference</text:span><text:span text:style-name="T17">=</text:span><text:span text:style-name="T20">"customer"</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CUSTOMER"<text:tab/><text:tab/><text:tab/><text:tab/></text:span><text:span text:style-name="T17">(1)</text:span><text:span text:style-name="T20"> </text:span></text:p>
      <text:p text:style-name="Código"><text:span text:style-name="T20"><text:tab/><text:tab/><text:tab/><text:tab/></text:span><text:span text:style-name="T14">referenced-model-property</text:span><text:span text:style-name="T17">=</text:span><text:span text:style-name="T20">"number"</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span></text:p>
      <text:p text:style-name="Código"><text:span text:style-name="T17"><text:tab/><text:tab/></text:span><text:span text:style-name="T8">&lt;</text:span><text:span text:style-name="T11">reference-mapping </text:span><text:span text:style-name="T14">reference</text:span><text:span text:style-name="T17">=</text:span><text:span text:style-name="T20">"state"</text:span><text:span text:style-name="T8">&gt;</text:span></text:p>
      <text:p text:style-name="Código"><text:span text:style-name="T17"><text:tab/><text:tab/><text:tab/></text:span><text:span text:style-name="T8">&lt;</text:span><text:span text:style-name="T11">reference-mapping-detail </text:span></text:p>
      <text:p text:style-name="Código"><text:span text:style-name="T11"><text:tab/><text:tab/><text:tab/><text:tab/></text:span><text:span text:style-name="T14">column</text:span><text:span text:style-name="T17">=</text:span><text:span text:style-name="T20">"STATE" <text:tab/><text:tab/><text:tab/><text:tab/></text:span><text:span text:style-name="T17">(2)</text:span></text:p>
      <text:p text:style-name="Código"><text:span text:style-name="T20"><text:tab/><text:tab/><text:tab/><text:tab/></text:span><text:span text:style-name="T14">referenced-model-property</text:span><text:span text:style-name="T17">=</text:span><text:span text:style-name="T20">"id"</text:span><text:span text:style-name="T8">/&gt;</text:span><text:span text:style-name="T17"> </text:span></text:p>
      <text:p text:style-name="Código"><text:span text:style-name="T17"><text:tab/><text:tab/></text:span><text:span text:style-name="T8">&lt;/</text:span><text:span text:style-name="T11">reference-mapping</text:span><text:span text:style-name="T8">&gt;</text:span><text:span text:style-name="T17"><text:tab/><text:tab/><text:tab/><text:tab/><text:tab/><text:tab/></text:span></text:p>
      <text:p text:style-name="Código"><text:span text:style-name="T17"><text:tab/></text:span><text:span text:style-name="T8">&lt;/</text:span><text:span text:style-name="T11">aggregate-mapping</text:span><text:span text:style-name="T8">&gt;</text:span></text:p>
      <text:p text:style-name="P19">&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11">component </text:span><text:span text:style-name="T14">name</text:span><text:span text:style-name="T17">=</text:span><text:span text:style-name="T20">"Customer"</text:span><text:span text:style-name="T8">&gt;</text:span></text:p>
      <text:p text:style-name="P19"><text:tab/>...</text:p>
      <text:p text:style-name="Código"><text:span text:style-name="T17"><text:tab/></text:span><text:span text:style-name="T8">&lt;</text:span><text:span text:style-name="T11">view</text:span><text:span text:style-name="T8">&gt;</text:span><text:span text:style-name="T17"><text:tab/><text:tab/></text:span></text:p>
      <text:p text:style-name="Código"><text:span text:style-name="T8"><text:tab/><text:tab/>...</text:span><text:tab/><text:tab/></text:p>
      <text:p text:style-name="Código"><text:span text:style-name="T17"><text:tab/><text:tab/></text:span><text:span text:style-name="T8">&lt;</text:span><text:span text:style-name="T11">collection-view </text:span><text:span text:style-name="T14">collection</text:span><text:span text:style-name="T17">=</text:span><text:span text:style-name="T20">"states"</text:span><text:span text:style-name="T8">&gt;</text:span></text:p>
      <text:p text:style-name="Código"><text:span text:style-name="T17"><text:tab/><text:tab/><text:tab/></text:span><text:span text:style-name="T8">&lt;</text:span><text:span text:style-name="T11">list-properties</text:span><text:span text:style-name="T8">&gt;</text:span><text:span text:style-name="T17">state.id, state.name</text:span><text:span text:style-name="T8">&lt;/</text:span><text:span text:style-name="T11">list-properties</text:span><text:span text:style-name="T8">&gt;<text:tab/></text:span><text:span text:style-name="T17">(1)</text:span></text:p>
      <text:p text:style-name="Código"><text:span text:style-name="T17"><text:tab/><text:tab/></text:span><text:span text:style-name="T8">&lt;/</text:span><text:span text:style-name="T11">collection-view</text:span><text:span text:style-name="T8">&gt;</text:span></text:p>
      <text:p text:style-name="Código"><text:tab/><text:tab/></text:p>
      <text:p text:style-name="Código"><text:span text:style-name="T17"><text:tab/><text:tab/></text:span><text:span text:style-name="T8">&lt;</text:span><text:span text:style-name="T11">members</text:span><text:span text:style-name="T8">&gt;</text:span></text:p>
      <text:p text:style-name="P19"><text:tab/><text:tab/><text:tab/>...</text:p>
      <text:p text:style-name="Código"><text:tab/><text:tab/><text:tab/>states</text:p>
      <text:p text:style-name="Código"><text:tab/><text:tab/><text:tab/>...</text:p>
      <text:p text:style-name="Código"><text:span text:style-name="T17"><text:tab/><text:tab/></text:span><text:span text:style-name="T8">&lt;/</text:span><text:span text:style-name="T11">members</text:span><text:span text:style-name="T8">&gt;</text:span></text:p>
      <text:p text:style-name="Código"><text:tab/><text:tab/><text:tab/><text:tab/><text:tab/><text:tab/></text:p>
      <text:p text:style-name="Código"><text:span text:style-name="T17"><text:tab/></text:span><text:span text:style-name="T8">&lt;/</text:span><text:span text:style-name="T11">view</text:span><text:span text:style-name="T8">&gt;</text:span><text:span text:style-name="T17"><text:tab/><text:tab/></text:span></text:p>
      <text:p text:style-name="Código"><text:tab/><text:tab/></text:p>
      <text:p text:style-name="Código"><text:span text:style-name="T17"><text:tab/></text:span><text:span text:style-name="T8">&lt;</text:span><text:span text:style-name="T11">view </text:span><text:span text:style-name="T14">model</text:span><text:span text:style-name="T17">=</text:span><text:span text:style-name="T20">"CustomerState"</text:span><text:span text:style-name="T8">&gt;</text:span></text:p>
      <text:p text:style-name="Código"><text:span text:style-name="T17"><text:tab/><text:tab/></text:span><text:span text:style-name="T8">&lt;</text:span><text:span text:style-name="T11">reference-view </text:span><text:span text:style-name="T14">reference</text:span><text:span text:style-name="T17">=</text:span><text:span text:style-name="T20">"state" </text:span><text:span text:style-name="T14">frame</text:span><text:span text:style-name="T17">=</text:span><text:span text:style-name="T20">"false"</text:span><text:span text:style-name="T8">/&gt;<text:tab/><text:tab/><text:tab/></text:span><text:span text:style-name="T17">(2)</text:span></text:p>
      <text:p text:style-name="Código"><text:span text:style-name="T17"><text:tab/></text:span><text:span text:style-name="T8">&lt;/</text:span><text:span text:style-name="T11">view</text:span><text:span text:style-name="T8">&gt;</text:span></text:p>
      <text:p text:style-name="P19"><text:tab/>...</text:p>
      <text:p text:style-name="P19">&lt;/component&gt;</text:p>
      <text:p text:style-name="Standard">In this view you can see how we define explicitly <text:span text:style-name="T17">(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401"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401"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1">
        <text:list-item>
          <text:list>
            <text:list-item>
              <text:list>
                <text:list-item>
                  <text:h text:style-name="P522" text:outline-level="3">Changing the default schema in runtime <text:span text:style-name="T3">(new in v2.1.2)</text:span></text:h>
                </text:list-item>
              </text:list>
            </text:list-item>
          </text:list>
        </text:list-item>
      </text:list>
      <text:p text:style-name="P27">Using JPA it's possible to change the default schema in runtime. This allows you to map a component to a table without schema, and change the schema programmatically.</text:p>
      <text:p text:style-name="P27">For example, you can map a component <text:span text:style-name="Código">Issue</text:span> in this way:</text:p>
      <text:p text:style-name="Código"><text:span text:style-name="T8">&lt;</text:span><text:span text:style-name="T11">entity-mapping </text:span><text:span text:style-name="T14">table</text:span><text:span text:style-name="T17">=</text:span><text:span text:style-name="T20">"ISSUE"</text:span><text:span text:style-name="T8">&gt;</text:span></text:p>
      <text:p text:style-name="P27">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401"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489"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11">module </text:span><text:span text:style-name="T14">name</text:span><text:span text:style-name="T17">=</text:span><text:span text:style-name="T20">"SellersJSP" </text:span><text:span text:style-name="T14">folder</text:span><text:span text:style-name="T17">=</text:span><text:span text:style-name="T20">"invoicing.variations"</text:span><text:span text:style-name="T8">&gt;</text:span></text:p>
      <text:p text:style-name="Código"><text:span text:style-name="T17"><text:tab/></text:span><text:span text:style-name="T8">&lt;</text:span><text:span text:style-name="T11">model </text:span><text:span text:style-name="T14">name</text:span><text:span text:style-name="T17">=</text:span><text:span text:style-name="T20">"Seller"</text:span><text:span text:style-name="T8">/&gt;</text:span></text:p>
      <text:p text:style-name="Código"><text:span text:style-name="T17"><text:tab/></text:span><text:span text:style-name="T8">&lt;</text:span><text:span text:style-name="T11">view </text:span><text:span text:style-name="T14">name</text:span><text:span text:style-name="T17">=</text:span><text:span text:style-name="T20">"ForCustomJSP"</text:span><text:span text:style-name="T8">/&gt;</text:span><text:span text:style-name="T17"> <text:tab/><text:tab/><text:tab/>(1)</text:span></text:p>
      <text:p text:style-name="Código"><text:span text:style-name="T17"><text:tab/></text:span><text:span text:style-name="T8">&lt;</text:span><text:span text:style-name="T11">web-view </text:span><text:span text:style-name="T14">url</text:span><text:span text:style-name="T17">=</text:span><text:span text:style-name="T20">"custom-jsp/seller.jsp"</text:span><text:span text:style-name="T8">/&gt;<text:tab/></text:span><text:span text:style-name="T17">(2)</text:span></text:p>
      <text:p text:style-name="Código"><text:span text:style-name="T17"><text:tab/></text:span><text:span text:style-name="T8">&lt;</text:span><text:span text:style-name="T11">controller </text:span><text:span text:style-name="T14">name</text:span><text:span text:style-name="T17">=</text:span><text:span text:style-name="T20">"Typical"</text:span><text:span text:style-name="T8">/&gt;</text:span><text:span text:style-name="T17"><text:tab/><text:tab/></text:span></text:p>
      <text:p text:style-name="Código"><text:span text:style-name="T8">&lt;/</text:span><text:span text:style-name="T11">module</text:span><text:span text:style-name="T8">&gt;</text:span><text:span text:style-name="T17"><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11">include </text:span><text:span text:style-name="T14">file</text:span><text:span text:style-name="T17">=</text:span><text:span text:style-name="T20">"../xava/imports.jsp"</text:span><text:span text:style-name="T30">%&gt;</text:span></text:p>
      <text:p text:style-name="Código"/>
      <text:p text:style-name="Código"><text:span text:style-name="T8">&lt;</text:span><text:span text:style-name="T11">table</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umber: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number"</text:span><text:span text:style-name="T8">/&gt;</text:span><text:span text:style-name="T17"><text:tab/><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Name: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name"</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editor </text:span><text:span text:style-name="T14">property</text:span><text:span text:style-name="T17">=</text:span><text:span text:style-name="T20">"level.id"</text:span><text:span text:style-name="T8">/&gt;</text:span></text:p>
      <text:p text:style-name="Código"><text:span text:style-name="T17"><text:tab/><text:tab/></text:span><text:span text:style-name="T8">&lt;</text:span><text:span text:style-name="T11">xava:editor </text:span><text:span text:style-name="T14">property</text:span><text:span text:style-name="T17">=</text:span><text:span text:style-name="T20">"level.description"</text:span><text:span text:style-name="T8">/&gt;</text:span><text:span text:style-name="T17"><text:tab/></text:span></text:p>
      <text:p text:style-name="Código"><text:span text:style-name="T17"><text:tab/></text:span><text:span text:style-name="T8">&lt;/</text:span><text:span text:style-name="T11">td</text:span><text:span text:style-name="T8">&gt;</text:span></text:p>
      <text:p text:style-name="Código"><text:span text:style-name="T8">&lt;/</text:span><text:span text:style-name="T11">tr</text:span><text:span text:style-name="T8">&gt;</text:span></text:p>
      <text:p text:style-name="Código"><text:span text:style-name="T8">&lt;/</text:span><text:span text:style-name="T11">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3">(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489"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11">xava:editor </text:span></text:p>
      <text:p text:style-name="Código"><text:span text:style-name="T11"><text:tab/></text:span><text:span text:style-name="T14">property</text:span><text:span text:style-name="T17">=</text:span><text:span text:style-name="T20">"propertyName"<text:tab/><text:tab/><text:tab/></text:span><text:span text:style-name="T17">(1)</text:span></text:p>
      <text:p text:style-name="P25"><text:tab/><text:span text:style-name="T14">editable</text:span><text:span text:style-name="T17">=</text:span>"true|false"<text:tab/><text:tab/><text:tab/><text:span text:style-name="T17">(2) new in v2.0.1</text:span></text:p>
      <text:p text:style-name="P25"><text:tab/><text:span text:style-name="T14">throwPropertyChanged</text:span><text:span text:style-name="T17">=</text:span>"true|false"<text:tab/><text:span text:style-name="T17">(3) new in v2.0.1</text:span></text:p>
      <text:p text:style-name="P19">/&gt;</text:p>
      <text:list text:style-name="L62">
        <text:list-item>
          <text:p text:style-name="P351"><text:span text:style-name="Código">property</text:span> (required): <text:s/>It's the property of the model associated with the current module</text:p>
        </text:list-item>
        <text:list-item>
          <text:p text:style-name="P351"><text:span text:style-name="Código">editable</text:span> (optional): <text:span text:style-name="T3">New in v2.0.1.</text:span> Forces to this editor to be editable, otherwise the appropriate default value is assumed.</text:p>
        </text:list-item>
        <text:list-item>
          <text:p text:style-name="P351"><text:span text:style-name="Código">throwPropertyChanged</text:span> (optional): <text:span text:style-name="T3">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3">(new in v2.0.1)</text:span>.</text:p>
      <text:list text:style-name="L1" text:continue-numbering="true">
        <text:list-item>
          <text:list text:continue-numbering="true">
            <text:list-item>
              <text:list text:continue-numbering="true">
                <text:list-item>
                  <text:h text:style-name="P489"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11">xava:action </text:span><text:span text:style-name="T14">action</text:span><text:span text:style-name="T17">=</text:span><text:span text:style-name="T20">"controller.action" </text:span><text:span text:style-name="T14">argv</text:span><text:span text:style-name="T17">=</text:span><text:span text:style-name="T20">"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11">xava:action </text:span><text:span text:style-name="T14">action</text:span><text:span text:style-name="T17">=</text:span><text:span text:style-name="T20">"CRUD.save" </text:span><text:span text:style-name="T14">argv</text:span><text:span text:style-name="T17">=</text:span><text:span text:style-name="T20">"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list text:style-name="L1" text:continue-numbering="true">
        <text:list-item>
          <text:list text:continue-numbering="true">
            <text:list-item>
              <text:list text:continue-numbering="true">
                <text:list-item>
                  <text:h text:style-name="P489" text:outline-level="3">xava:message <text:span text:style-name="T3">(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11">xava:message </text:span><text:span text:style-name="T14">key</text:span><text:span text:style-name="T17">=</text:span><text:span text:style-name="T20">"message_key" </text:span><text:span text:style-name="T14">param</text:span><text:span text:style-name="T17">=</text:span><text:span text:style-name="T20">"messageParam" </text:span><text:span text:style-name="T14">intParam</text:span><text:span text:style-name="T17">=</text:span><text:span text:style-name="T20">"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11">xava:message </text:span><text:span text:style-name="T14">key</text:span><text:span text:style-name="T17">=</text:span><text:span text:style-name="T20">"list_count" </text:span><text:span text:style-name="T14">intParam</text:span><text:span text:style-name="T17">=</text:span>"<text:span text:style-name="T30">&lt;%=</text:span><text:span text:style-name="T17">totalSize</text:span><text:span text:style-name="T30">%&gt;</text:span>"<text:span text:style-name="T8">/&gt;</text:span></text:p>
      <text:list text:style-name="L1" text:continue-numbering="true">
        <text:list-item>
          <text:list text:continue-numbering="true">
            <text:list-item>
              <text:list text:continue-numbering="true">
                <text:list-item>
                  <text:h text:style-name="P489" text:outline-level="3">xava:descriptionsList <text:span text:style-name="T3">(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11">xava:descriptionsList </text:span></text:p>
      <text:p text:style-name="Código"><text:span text:style-name="T11"><text:tab/></text:span><text:span text:style-name="T14">reference</text:span><text:span text:style-name="T17">=</text:span><text:span text:style-name="T20">"referenceName"<text:tab/><text:tab/><text:tab/></text:span><text:span text:style-name="T17">(1)</text:span></text:p>
      <text:p text:style-name="P19">/&gt;</text:p>
      <text:list text:style-name="L63">
        <text:list-item>
          <text:p text:style-name="P354"><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11">tr</text:span><text:span text:style-name="T8">&gt;</text:span></text:p>
      <text:p text:style-name="Código"><text:span text:style-name="T17"><text:tab/></text:span><text:span text:style-name="T8">&lt;</text:span><text:span text:style-name="T11">td</text:span><text:span text:style-name="T8">&gt;</text:span><text:span text:style-name="T17">Level: </text:span><text:span text:style-name="T8">&lt;/</text:span><text:span text:style-name="T11">td</text:span><text:span text:style-name="T8">&gt;</text:span></text:p>
      <text:p text:style-name="Código"><text:span text:style-name="T17"><text:tab/></text:span><text:span text:style-name="T8">&lt;</text:span><text:span text:style-name="T11">td</text:span><text:span text:style-name="T8">&gt;</text:span><text:span text:style-name="T17"><text:tab/></text:span></text:p>
      <text:p text:style-name="Código"><text:span text:style-name="T17"><text:tab/><text:tab/></text:span><text:span text:style-name="T8">&lt;</text:span><text:span text:style-name="T11">xava:descriptionsList </text:span><text:span text:style-name="T14">reference</text:span><text:span text:style-name="T17">=</text:span><text:span text:style-name="T20">"level"</text:span><text:span text:style-name="T8">/&gt;</text:span></text:p>
      <text:p text:style-name="Código"><text:span text:style-name="T17"><text:tab/></text:span><text:span text:style-name="T8">&lt;/</text:span><text:span text:style-name="T11">td</text:span><text:span text:style-name="T8">&gt;</text:span></text:p>
      <text:p text:style-name="Código"><text:span text:style-name="T9">&lt;/</text:span><text:span text:style-name="T12">tr</text:span><text:span text:style-name="T9">&gt;</text:span></text:p>
      <text:p text:style-name="Standard">In this case <text:span text:style-name="Código">level</text:span> is a reference of the current model (for example <text:span text:style-name="Código">Seller</text:span>). A combo is shown with all available levels.</text:p>
      <text:list text:style-name="L64">
        <text:list-item>
          <text:h text:style-name="P400"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483" text:outline-level="2">New in 2.0.4</text:h>
            </text:list-item>
          </text:list>
        </text:list-item>
      </text:list>
      <text:list text:style-name="L65">
        <text:list-item>
          <text:p text:style-name="P355">New <text:span text:style-name="Código">scale</text:span> attribute in the property definition: Section 3.8</text:p>
        </text:list-item>
        <text:list-item>
          <text:p text:style-name="P355">Referencing to a property of the parent from an aggregate used as simple reference is allowed: Section 3.8.4</text:p>
        </text:list-item>
        <text:list-item>
          <text:p text:style-name="P355">Attribute <text:span text:style-name="Código">aligned-by-columns</text:span> for groups and sections for allowing to align by columns (table style) its elements: Section 4.1.1</text:p>
        </text:list-item>
        <text:list-item>
          <text:p text:style-name="P355">New <text:span text:style-name="T3">modify</text:span> link in view of references. The element <text:span text:style-name="Código">reference-view</text:span> has an attribute <text:span text:style-name="Código">modify</text:span> in order to disable this feature: Section 4.3</text:p>
        </text:list-item>
        <text:list-item>
          <text:p text:style-name="P355">Custom modification action for references: Section 4.3.5</text:p>
        </text:list-item>
        <text:list-item>
          <text:p text:style-name="P355">New <text:span text:style-name="T3">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355">If XAVA_LIST_ACTION is set to empty string in module definition (application.xml) then no row action is show in list mode: Section 8.3</text:p>
        </text:list-item>
      </text:list>
      <text:list text:style-name="L64" text:continue-numbering="true">
        <text:list-item>
          <text:list text:continue-numbering="true">
            <text:list-item>
              <text:h text:style-name="P483" text:outline-level="2">New in 2.0.3</text:h>
            </text:list-item>
          </text:list>
        </text:list-item>
      </text:list>
      <text:list text:style-name="L66">
        <text:list-item>
          <text:p text:style-name="P362">Overriding default labels and messages of OpenXava is possible: Section 2.8</text:p>
        </text:list-item>
        <text:list-item>
          <text:p text:style-name="P362">New stereotype TEXTO_HTML, HTML_TEXT for rich text edition: Section 3.8.1 </text:p>
        </text:list-item>
        <text:list-item>
          <text:p text:style-name="P362">It's possible to define default validators for types or stereotypes: Section 3.8.7 </text:p>
        </text:list-item>
        <text:list-item>
          <text:p text:style-name="P362">The <text:span text:style-name="Código">maximum</text:span> attribute for <text:span text:style-name="Código">collection</text:span> elements allows limiting the maximum number of elements to be inserted by the user in the collection: Section 3.10 </text:p>
        </text:list-item>
        <text:list-item>
          <text:p text:style-name="P362">The actions associated to properties may be enabled always, using the new <text:span text:style-name="Código">always-enabled</text:span> attribute: Section 4.2.3 </text:p>
        </text:list-item>
        <text:list-item>
          <text:p text:style-name="P362">The <text:span text:style-name="Código">as-aggregate</text:span> attribute for <text:span text:style-name="Código">reference-view</text:span> element allows that a reference to an entity behaves as a reference to an aggregate: Section 4.3 </text:p>
        </text:list-item>
        <text:list-item>
          <text:p text:style-name="P362">To place actions in any part of a view is possible: Section 4.6 </text:p>
        </text:list-item>
        <text:list-item>
          <text:p text:style-name="P362">The method <text:span text:style-name="Código">getJRXML()</text:span> of <text:span text:style-name="Código">JasperReportBaseAction </text:span>supports absolute path for accessing to resources of file system: Section 7.10 </text:p>
        </text:list-item>
        <text:list-item>
          <text:p text:style-name="P362">Overriding default controllers is allowed: Section 7.12 </text:p>
        </text:list-item>
        <text:list-item>
          <text:p text:style-name="P362">The <text:span text:style-name="Código">&lt;xava:message/&gt;</text:span> and <text:span text:style-name="Código">&lt;xava:descriptionsList/&gt;</text:span> taglibs added: Sections 10.3.4 and 10.3.5</text:p>
        </text:list-item>
      </text:list>
      <text:list text:style-name="L64" text:continue-numbering="true">
        <text:list-item>
          <text:list text:continue-numbering="true">
            <text:list-item>
              <text:h text:style-name="P483" text:outline-level="2">New in 2.0.2</text:h>
            </text:list-item>
          </text:list>
        </text:list-item>
      </text:list>
      <text:list text:style-name="L67">
        <text:list-item>
          <text:p text:style-name="P372">New stereotype <text:s/>ZEROS_FILLED/RELLENADO_CON_CEROS: Section 3.8.1</text:p>
        </text:list-item>
        <text:list-item>
          <text:p text:style-name="P372"><text:span text:style-name="Código">IdentityCalculator</text:span> for database <text:span text:style-name="T3">identity</text:span> automatic id generation: Section 3.8.5</text:p>
        </text:list-item>
      </text:list>
      <text:list text:style-name="L68">
        <text:list-item>
          <text:p text:style-name="P374">New action type <text:span text:style-name="Código">IPropertyAction</text:span> that can be used for an action associated to a property (in the view), this action will receive the name of the property: Section 4.2.3</text:p>
        </text:list-item>
        <text:list-item>
          <text:p text:style-name="P374">The <text:span text:style-name="Código">as-aggregate</text:span> attribute for <text:span text:style-name="Código">collection-view</text:span> element allows that an collection of entities behaves as a collection of aggregates: Section 4.4</text:p>
        </text:list-item>
        <text:list-item>
          <text:p text:style-name="P374">Now you can add and remove programmatically detail and list actions to a collection view: Section 4.4.3</text:p>
        </text:list-item>
        <text:list-item>
          <text:p text:style-name="P374">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4" text:continue-numbering="true">
        <text:list-item>
          <text:list text:continue-numbering="true">
            <text:list-item>
              <text:h text:style-name="P483" text:outline-level="2">New in 2.0.1</text:h>
            </text:list-item>
          </text:list>
        </text:list-item>
      </text:list>
      <text:list text:style-name="L69">
        <text:list-item>
          <text:p text:style-name="P378"><text:span text:style-name="Código">SequenceCalculator</text:span> for database <text:span text:style-name="T3">sequence</text:span> automatic id generation: Section 3.8.5</text:p>
        </text:list-item>
        <text:list-item>
          <text:p text:style-name="P378">Arbitrary actions are allowed in <text:span text:style-name="Código">&lt;reference-view/&gt;</text:span>: Section 4.3</text:p>
        </text:list-item>
        <text:list-item>
          <text:p text:style-name="P378">Keystrokes support for the actions: Section 7.2</text:p>
        </text:list-item>
        <text:list-item>
          <text:p text:style-name="P378"><text:span text:style-name="Código">&lt;xava:editor/&gt;</text:span> supports qualified properties: Section 10.3</text:p>
        </text:list-item>
      </text:list>
      <text:list text:style-name="L64" text:continue-numbering="true">
        <text:list-item>
          <text:list text:continue-numbering="true">
            <text:list-item>
              <text:h text:style-name="P483" text:outline-level="2">New in 2.0</text:h>
            </text:list-item>
          </text:list>
        </text:list-item>
      </text:list>
      <text:list text:style-name="L70">
        <text:list-item>
          <text:p text:style-name="P342">Model layer now is generated in POJO (Plain Old Java Object) format.</text:p>
        </text:list-item>
        <text:list-item>
          <text:p text:style-name="P342">Persistence is managed by Hibernate, this allows you deploy OpenXava applications in a simple Tomcat (or whatever servlet container you wish).</text:p>
        </text:list-item>
        <text:list-item>
          <text:p text:style-name="P342">IMAGE_GALLERY stereotype: Section 3.8.2</text:p>
        </text:list-item>
        <text:list-item>
          <text:p text:style-name="P342"><text:span text:style-name="Código">IModelCalculator</text:span> added, as better alternative for <text:span text:style-name="Código">IEntityCalculator</text:span>: Section, 3.8.4</text:p>
        </text:list-item>
        <text:list-item>
          <text:p text:style-name="P342">Nested sections are allowed in views: Section 4.1</text:p>
        </text:list-item>
        <text:list-item>
          <text:p text:style-name="P342">It's possible to access environment variables inside a filter: Section 5.2</text:p>
        </text:list-item>
        <text:list-item>
          <text:p text:style-name="P342"><text:span text:style-name="Código">cmp-type</text:span> allowed for reference mapping: Section 6.3</text:p>
        </text:list-item>
        <text:list-item>
          <text:p text:style-name="P342">It's possible to hide and to show actions in the User Interface: Section 7.12</text:p>
        </text:list-item>
        <text:list-item>
          <text:p text:style-name="P342">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Reference Guide</text:span><text:tab/><text:tab/><text:span text:style-name="T2">Page </text:span><text:span text:style-name="T2"><text:page-number text:select-page="current">159</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4-25T10:33:06</dc:date>
    <meta:print-date>2005-05-27T19:34:41</meta:print-date>
    <dc:language>en-US</dc:language>
    <meta:editing-cycles>2355</meta:editing-cycles>
    <meta:editing-duration>P15DT3H40M16S</meta:editing-duration>
    <meta:user-defined meta:name="Info 1"/>
    <meta:user-defined meta:name="Info 2"/>
    <meta:user-defined meta:name="Info 3"/>
    <meta:user-defined meta:name="Info 4"/>
    <meta:document-statistic meta:table-count="0" meta:image-count="38" meta:object-count="0" meta:page-count="159" meta:paragraph-count="4199" meta:word-count="34926" meta:character-count="241215"/>
  </office:meta>
</office:document-meta>
</file>